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c="http://purl.org/dc/elements/1.1/" xmlns:xlink="http://www.w3.org/1999/xlink" office:version="1.2">
  <office:automatic-styles>
    <style:style style:name="gr1" style:family="graphic">
      <style:graphic-properties draw:fill="none" draw:stroke="none"/>
    </style:style>
    <style:style style:name="gr2" style:family="graphic">
      <style:graphic-properties draw:fill="solid" draw:fill-color="#000000" draw:stroke="none" svg:fill-rule="evenodd"/>
    </style:style>
    <style:style style:name="gr3" style:family="graphic">
      <style:graphic-properties draw:fill="solid" draw:fill-color="#009900" draw:stroke="none" svg:fill-rule="evenodd"/>
    </style:style>
    <style:style style:name="gr4" style:family="graphic">
      <style:graphic-properties draw:fill="solid" draw:fill-color="#bf0000" draw:stroke="none" svg:fill-rule="evenodd"/>
    </style:style>
    <style:style style:name="gr5" style:family="graphic">
      <style:graphic-properties draw:fill="solid" draw:fill-color="#ffffff" draw:stroke="solid" draw:stroke-linejoin="miter" svg:fill-rule="evenodd" svg:stroke-color="#000000" svg:stroke-opacity="1" svg:stroke-width="0.400000000000000pt"/>
    </style:style>
    <style:style style:name="gr6" style:family="graphic">
      <style:graphic-properties draw:fill="solid" draw:fill-color="#ffffff" draw:stroke="solid" draw:stroke-linejoin="miter" svg:fill-rule="evenodd" svg:stroke-color="#000000" svg:stroke-opacity="1" svg:stroke-width="0.413119224000000pt"/>
    </style:style>
    <style:style style:name="gr7" style:family="graphic">
      <style:graphic-properties draw:fill="solid" draw:fill-color="#ffffff" draw:stroke="solid" draw:stroke-linejoin="round" svg:fill-rule="evenodd" svg:stroke-color="#000000" svg:stroke-opacity="1" svg:stroke-width="0.400000000000000pt"/>
    </style:style>
    <style:style style:name="gr8" style:family="graphic">
      <style:graphic-properties draw:fill="solid" draw:fill-color="#ffffff" draw:stroke="solid" draw:stroke-linejoin="round" svg:fill-rule="evenodd" svg:stroke-color="#000000" svg:stroke-opacity="1" svg:stroke-width="0.394477608000000pt"/>
    </style:style>
    <style:style style:name="gr9" style:family="graphic">
      <style:graphic-properties draw:fill="solid" draw:fill-color="#ffffff" draw:stroke="solid" draw:stroke-linejoin="round" svg:fill-rule="evenodd" svg:stroke-color="#000000" svg:stroke-opacity="1" svg:stroke-width="0.396279192000000pt"/>
    </style:style>
    <style:style style:name="gr10" style:family="graphic">
      <style:graphic-properties draw:fill="solid" draw:fill-color="#ffffff" draw:stroke="solid" draw:stroke-linejoin="round" svg:fill-rule="evenodd" svg:stroke-color="#000000" svg:stroke-opacity="1" svg:stroke-width="0.409188792000000pt"/>
    </style:style>
    <style:style style:name="gr11" style:family="graphic">
      <style:graphic-properties draw:fill="solid" draw:fill-color="#ffffff" draw:stroke="solid" draw:stroke-linejoin="round" svg:fill-rule="evenodd" svg:stroke-color="#000000" svg:stroke-opacity="1" svg:stroke-width="0.403869584000000pt"/>
    </style:style>
    <style:style style:name="gr12" style:family="graphic">
      <style:graphic-properties draw:fill="solid" draw:fill-color="#ffffff" draw:stroke="solid" draw:stroke-linejoin="miter" svg:fill-rule="evenodd" svg:stroke-color="#000000" svg:stroke-opacity="1" svg:stroke-width="0.400937608000000pt"/>
    </style:style>
    <style:style style:name="gr13" style:family="graphic">
      <style:graphic-properties draw:fill="solid" draw:fill-color="#ffffff" draw:stroke="solid" draw:stroke-linejoin="miter" svg:fill-rule="evenodd" svg:stroke-color="#000000" svg:stroke-opacity="1" svg:stroke-width="0.424187184000000pt"/>
    </style:style>
    <style:style style:name="gr14" style:family="graphic">
      <style:graphic-properties draw:fill="solid" draw:fill-color="#ffffff" draw:stroke="solid" draw:stroke-linejoin="miter" svg:fill-rule="evenodd" svg:stroke-color="#000000" svg:stroke-opacity="1" svg:stroke-width="0.423195216000000pt"/>
    </style:style>
    <style:style style:name="gr15" style:family="graphic">
      <style:graphic-properties draw:fill="solid" draw:fill-color="#ffffff" draw:stroke="none" svg:fill-rule="evenodd"/>
    </style:style>
    <style:style style:name="gr16" style:family="graphic">
      <style:graphic-properties draw:fill="none" draw:stroke="solid" draw:stroke-linejoin="miter" svg:fill-rule="nonzero" svg:stroke-color="#000000" svg:stroke-opacity="1" svg:stroke-width="0.200000000000000pt"/>
    </style:style>
    <style:style style:name="gr17" style:family="graphic">
      <style:graphic-properties draw:fill="solid" draw:fill-color="#ffffff" draw:stroke="solid" draw:stroke-linejoin="miter" svg:fill-rule="evenodd" svg:stroke-color="#000000" svg:stroke-opacity="1" svg:stroke-width="0.393280008000000pt"/>
    </style:style>
    <style:style style:name="gr18" style:family="graphic">
      <style:graphic-properties draw:fill="none" draw:stroke="solid" draw:stroke-linejoin="miter" svg:fill-rule="nonzero" svg:stroke-color="#000000" svg:stroke-opacity="1" svg:stroke-width="0.400000000000000pt"/>
    </style:style>
    <style:style style:name="gr19" style:family="graphic">
      <style:graphic-properties draw:fill="none" draw:stroke="solid" draw:stroke-linejoin="miter" svg:fill-rule="nonzero" svg:stroke-color="#000000" svg:stroke-opacity="1" svg:stroke-width="0.198076000000000pt"/>
    </style:style>
    <style:style style:name="gr20" style:family="graphic">
      <style:graphic-properties draw:fill="none" draw:stroke="solid" draw:stroke-linejoin="miter" svg:fill-rule="nonzero" svg:stroke-color="#000000" svg:stroke-opacity="1" svg:stroke-width="0.197380808000000pt"/>
    </style:style>
    <style:style style:name="gr21" style:family="graphic">
      <style:graphic-properties draw:fill="solid" draw:fill-color="#ffffff" draw:stroke="solid" draw:stroke-linejoin="miter" svg:fill-rule="evenodd" svg:stroke-color="#000000" svg:stroke-opacity="1" svg:stroke-width="0.400957584000000pt"/>
    </style:style>
    <style:style style:name="gr22" style:family="graphic">
      <style:graphic-properties draw:fill="solid" draw:fill-color="#ffffff" draw:stroke="solid" draw:stroke-linejoin="miter" svg:fill-rule="evenodd" svg:stroke-color="#000000" svg:stroke-opacity="1" svg:stroke-width="0.400950384000000pt"/>
    </style:style>
    <style:style style:name="gr23" style:family="graphic">
      <style:graphic-properties draw:fill="solid" draw:fill-color="#ffffff" draw:stroke="solid" draw:stroke-linejoin="miter" svg:fill-rule="evenodd" svg:stroke-color="#000000" svg:stroke-opacity="1" svg:stroke-width="0.402361584000000pt"/>
    </style:style>
    <style:style style:name="gr24" style:family="graphic">
      <style:graphic-properties draw:fill="solid" draw:fill-color="#ffffff" draw:stroke="solid" draw:stroke-linejoin="miter" svg:fill-rule="evenodd" svg:stroke-color="#000000" svg:stroke-opacity="1" svg:stroke-width="0.307037592000000pt"/>
    </style:style>
    <style:style style:name="gr25" style:family="graphic">
      <style:graphic-properties draw:fill="solid" draw:fill-color="#ffffff" draw:stroke="solid" draw:stroke-linejoin="miter" svg:fill-rule="evenodd" svg:stroke-color="#000000" svg:stroke-opacity="1" svg:stroke-width="0.288206408000000pt"/>
    </style:style>
    <style:style style:name="gr26" style:family="graphic">
      <style:graphic-properties draw:fill="solid" draw:fill-color="#ffffff" draw:stroke="solid" draw:stroke-linejoin="miter" svg:fill-rule="evenodd" svg:stroke-color="#000000" svg:stroke-opacity="1" svg:stroke-width="0.276035192000000pt"/>
    </style:style>
    <style:style style:name="gr27" style:family="graphic">
      <style:graphic-properties draw:fill="solid" draw:fill-color="#000000" draw:opacity="18.4939%" draw:stroke="solid" draw:stroke-linejoin="miter" svg:fill-rule="evenodd" svg:stroke-color="#000000" svg:stroke-opacity="1" svg:stroke-width="0.400000000000000pt"/>
    </style:style>
    <style:style style:name="gr28" style:family="graphic">
      <style:graphic-properties draw:fill="solid" draw:fill-color="#ffffff" draw:stroke="solid" draw:stroke-linejoin="miter" svg:fill-rule="evenodd" svg:stroke-color="#000000" svg:stroke-opacity="1" svg:stroke-width="0.403629592000000pt"/>
    </style:style>
    <style:style style:name="gr29" style:family="graphic">
      <style:graphic-properties draw:fill="solid" draw:fill-color="#ffffff" draw:stroke="solid" draw:stroke-linejoin="miter" svg:fill-rule="evenodd" svg:stroke-color="#000000" svg:stroke-opacity="1" svg:stroke-width="0.390811992000000pt"/>
    </style:style>
    <style:style style:name="gr30" style:family="graphic">
      <style:graphic-properties draw:fill="solid" draw:fill-color="#ffffff" draw:stroke="solid" draw:stroke-linejoin="miter" svg:fill-rule="evenodd" svg:stroke-color="#000000" svg:stroke-opacity="1" svg:stroke-width="0.309478400000000pt"/>
    </style:style>
    <style:style style:name="gr31" style:family="graphic">
      <style:graphic-properties draw:fill="solid" draw:fill-color="#ffffff" draw:stroke="solid" draw:stroke-linejoin="miter" svg:fill-rule="evenodd" svg:stroke-color="#000000" svg:stroke-opacity="1" svg:stroke-width="0.278229592000000pt"/>
    </style:style>
    <style:style style:name="gr32" style:family="graphic">
      <style:graphic-properties draw:fill="solid" draw:fill-color="#ffffff" draw:stroke="solid" draw:stroke-linejoin="miter" svg:fill-rule="evenodd" svg:stroke-color="#000000" svg:stroke-opacity="1" svg:stroke-width="0.403179976000000pt"/>
    </style:style>
    <style:style style:name="gr33" style:family="graphic">
      <style:graphic-properties draw:fill="solid" draw:fill-color="#ffffff" draw:stroke="solid" draw:stroke-linejoin="miter" svg:fill-rule="evenodd" svg:stroke-color="#000000" svg:stroke-opacity="1" svg:stroke-width="0.293399192000000pt"/>
    </style:style>
    <style:style style:name="gr34" style:family="graphic">
      <style:graphic-properties draw:fill="solid" draw:fill-color="#ffffff" draw:opacity="53.4249%" draw:stroke="solid" draw:stroke-linejoin="miter" svg:fill-rule="evenodd" svg:stroke-color="#000000" svg:stroke-opacity="1" svg:stroke-width="0.400000000000000pt"/>
    </style:style>
    <style:style style:name="gr35" style:family="graphic">
      <style:graphic-properties draw:fill="solid" draw:fill-color="#d81126" draw:stroke="none" svg:fill-rule="nonzero"/>
    </style:style>
    <style:style style:name="gr36" style:family="graphic">
      <style:graphic-properties draw:fill="solid" draw:fill-color="#000000" draw:stroke="none" svg:fill-rule="nonzero"/>
    </style:style>
    <style:style style:name="gr37" style:family="graphic">
      <style:graphic-properties draw:fill="solid" draw:fill-color="#00bf13" draw:stroke="none" svg:fill-rule="evenodd"/>
    </style:style>
    <style:style style:name="gr38" style:family="graphic">
      <style:graphic-properties draw:fill="solid" draw:fill-color="#f21930" draw:stroke="none" svg:fill-rule="evenodd"/>
    </style:style>
    <style:style style:name="gr39" style:family="graphic">
      <style:graphic-properties draw:fill="solid" draw:fill-color="#ffd700" draw:stroke="none" svg:fill-rule="evenodd"/>
    </style:style>
    <style:style style:name="gr40" style:family="graphic">
      <style:graphic-properties draw:fill="solid" draw:fill-color="#ff0000" draw:stroke="none" svg:fill-rule="evenodd"/>
    </style:style>
    <style:style style:name="gr41" style:family="graphic">
      <style:graphic-properties draw:fill="solid" draw:fill-color="#be8400" draw:stroke="solid" draw:stroke-linejoin="miter" svg:fill-rule="evenodd" svg:stroke-color="#000000" svg:stroke-opacity="1" svg:stroke-width="0.500000000000000pt"/>
    </style:style>
    <style:style style:name="gr42" style:family="graphic">
      <style:graphic-properties draw:fill="none" draw:stroke="solid" draw:stroke-linejoin="miter" svg:fill-rule="nonzero" svg:stroke-color="#000000" svg:stroke-opacity="1" svg:stroke-width="0.926879976000000pt"/>
    </style:style>
    <style:style style:name="gr43" style:family="graphic">
      <style:graphic-properties draw:fill="none" draw:stroke="solid" draw:stroke-linejoin="miter" svg:fill-rule="nonzero" svg:stroke-color="#000000" svg:stroke-opacity="1" svg:stroke-width="0.674240016000000pt"/>
    </style:style>
    <style:style style:name="gr44" style:family="graphic">
      <style:graphic-properties draw:fill="none" draw:stroke="solid" draw:stroke-linejoin="miter" svg:fill-rule="nonzero" svg:stroke-color="#000000" svg:stroke-opacity="1" svg:stroke-width="0.702720024000000pt"/>
    </style:style>
    <style:style style:name="gr45" style:family="graphic">
      <style:graphic-properties draw:fill="none" draw:stroke="solid" draw:stroke-linejoin="miter" svg:fill-rule="nonzero" svg:stroke-color="#000000" svg:stroke-opacity="1" svg:stroke-width="0.500000000000000pt"/>
    </style:style>
    <style:style style:name="gr46" style:family="graphic">
      <style:graphic-properties draw:fill="solid" draw:fill-color="#ff0000" draw:stroke="solid" draw:stroke-linejoin="miter" svg:fill-rule="evenodd" svg:stroke-color="#000000" svg:stroke-opacity="1" svg:stroke-width="0.500000000000000pt"/>
    </style:style>
    <style:style style:name="gr47" style:family="graphic">
      <style:graphic-properties draw:fill="solid" draw:fill-color="#ffd700" draw:stroke="solid" draw:stroke-linejoin="miter" svg:fill-rule="evenodd" svg:stroke-color="#000000" svg:stroke-opacity="1" svg:stroke-width="0.500000000000000pt"/>
    </style:style>
    <style:style style:name="gr48" style:family="graphic">
      <style:graphic-properties draw:fill="none" draw:stroke="solid" draw:stroke-linejoin="miter" svg:fill-rule="nonzero" svg:stroke-color="#000000" svg:stroke-opacity="1" svg:stroke-width="0.947519968000000pt"/>
    </style:style>
    <style:style style:name="gr49" style:family="graphic">
      <style:graphic-properties draw:fill="none" draw:stroke="solid" draw:stroke-linejoin="miter" svg:fill-rule="nonzero" svg:stroke-color="#000000" svg:stroke-opacity="1" svg:stroke-width="0.689200016000000pt"/>
    </style:style>
    <style:style style:name="gr50" style:family="graphic">
      <style:graphic-properties draw:fill="none" draw:stroke="solid" draw:stroke-linejoin="miter" svg:fill-rule="nonzero" svg:stroke-color="#000000" svg:stroke-opacity="1" svg:stroke-width="0.718400000000000pt"/>
    </style:style>
    <style:style style:name="gr51" style:family="graphic">
      <style:graphic-properties draw:fill="none" draw:stroke="solid" draw:stroke-linejoin="miter" svg:fill-rule="nonzero" svg:stroke-color="#000000" svg:stroke-opacity="1" svg:stroke-width="0.511119984000000pt"/>
    </style:style>
    <style:style style:name="gr52" style:family="graphic">
      <style:graphic-properties draw:fill="none" draw:stroke="solid" draw:stroke-linejoin="miter" svg:fill-rule="nonzero" svg:stroke-color="#ffffff" svg:stroke-opacity="1" svg:stroke-width="1.300000000000000pt"/>
    </style:style>
    <style:style style:name="gr53" style:family="graphic">
      <style:graphic-properties draw:fill="none" draw:stroke="solid" draw:stroke-linejoin="miter" svg:fill-rule="nonzero" svg:stroke-color="#ffd700" svg:stroke-opacity="1" svg:stroke-width="1.200000000000000pt"/>
    </style:style>
    <style:style style:name="gr54" style:family="graphic">
      <style:graphic-properties draw:fill="solid" draw:fill-color="#ffd700" draw:stroke="solid" draw:stroke-linejoin="miter" svg:fill-rule="evenodd" svg:stroke-color="#ff0000" svg:stroke-opacity="1" svg:stroke-width="0.314690400000000pt"/>
    </style:style>
    <style:style style:name="gr55" style:family="graphic">
      <style:graphic-properties draw:fill="solid" draw:fill-color="#ffd700" draw:stroke="solid" draw:stroke-linejoin="miter" svg:fill-rule="evenodd" svg:stroke-color="#ff0000" svg:stroke-opacity="1" svg:stroke-width="0.309999992000000pt"/>
    </style:style>
    <style:style style:name="gr56" style:family="graphic">
      <style:graphic-properties draw:fill="solid" draw:fill-color="#ff0000" draw:stroke="solid" draw:stroke-linejoin="miter" svg:fill-rule="evenodd" svg:stroke-color="#000000" svg:stroke-opacity="1" svg:stroke-width="0.105600000000000pt"/>
    </style:style>
    <style:style style:name="gr57" style:family="graphic">
      <style:graphic-properties draw:fill="solid" draw:fill-color="#ffd700" draw:stroke="solid" draw:stroke-linejoin="miter" svg:fill-rule="evenodd" svg:stroke-color="#000000" svg:stroke-opacity="1" svg:stroke-width="0.105600000000000pt"/>
    </style:style>
    <style:style style:name="gr58" style:family="graphic">
      <style:graphic-properties draw:fill="solid" draw:fill-color="#0000ff" draw:stroke="solid" draw:stroke-linejoin="miter" svg:fill-rule="evenodd" svg:stroke-color="#000000" svg:stroke-opacity="1" svg:stroke-width="0.105600000000000pt"/>
    </style:style>
    <style:style style:name="gr59" style:family="graphic">
      <style:graphic-properties draw:fill="solid" draw:fill-color="#ff0000" draw:stroke="solid" draw:stroke-linejoin="miter" svg:fill-rule="evenodd" svg:stroke-color="#000000" svg:stroke-opacity="1" svg:stroke-width="0.800000000000000pt"/>
    </style:style>
    <style:style style:name="gr60" style:family="graphic">
      <style:graphic-properties draw:fill="none" draw:stroke="solid" draw:stroke-linejoin="miter" svg:fill-rule="nonzero" svg:stroke-color="#000000" svg:stroke-opacity="1" svg:stroke-width="0.105600000000000pt"/>
    </style:style>
    <style:style style:name="gr61" style:family="graphic">
      <style:graphic-properties draw:fill="solid" draw:fill-color="#ff0000" draw:stroke="solid" draw:stroke-linejoin="miter" svg:fill-rule="evenodd" svg:stroke-color="#ff0000" svg:stroke-opacity="1" svg:stroke-width="0.793293616000000pt"/>
    </style:style>
    <style:style style:name="gr62" style:family="graphic">
      <style:graphic-properties draw:fill="solid" draw:fill-color="#ff0000" draw:stroke="solid" draw:stroke-linejoin="miter" svg:fill-rule="evenodd" svg:stroke-color="#ff0000" svg:stroke-opacity="1" svg:stroke-width="0.790683224000000pt"/>
    </style:style>
    <style:style style:name="gr63" style:family="graphic">
      <style:graphic-properties draw:fill="solid" draw:fill-color="#ff0000" draw:stroke="solid" draw:stroke-linejoin="miter" svg:fill-rule="evenodd" svg:stroke-color="#ff0000" svg:stroke-opacity="1" svg:stroke-width="0.793292808000000pt"/>
    </style:style>
    <style:style style:name="gr64" style:family="graphic">
      <style:graphic-properties draw:fill="solid" draw:fill-color="#ff0000" draw:stroke="solid" draw:stroke-linejoin="miter" svg:fill-rule="evenodd" svg:stroke-color="#ff0000" svg:stroke-opacity="1" svg:stroke-width="0.795367192000000pt"/>
    </style:style>
    <style:style style:name="gr65" style:family="graphic">
      <style:graphic-properties draw:fill="solid" draw:fill-color="#ff0000" draw:stroke="solid" draw:stroke-linejoin="miter" svg:fill-rule="evenodd" svg:stroke-color="#ff0000" svg:stroke-opacity="1" svg:stroke-width="0.793805600000000pt"/>
    </style:style>
    <style:style style:name="gr66" style:family="graphic">
      <style:graphic-properties draw:fill="solid" draw:fill-color="#ff0000" draw:stroke="solid" draw:stroke-linejoin="miter" svg:fill-rule="evenodd" svg:stroke-color="#ff0000" svg:stroke-opacity="1" svg:stroke-width="0.786757616000000pt"/>
    </style:style>
    <style:style style:name="gr67" style:family="graphic">
      <style:graphic-properties draw:fill="none" draw:stroke="solid" draw:stroke-linejoin="miter" svg:fill-rule="nonzero" svg:stroke-color="#bf8500" svg:stroke-opacity="1" svg:stroke-width="1.178210352000000pt"/>
    </style:style>
    <style:style style:name="gr68" style:family="graphic">
      <style:graphic-properties draw:fill="solid" draw:fill-color="#0000dc" draw:stroke="none" svg:fill-rule="evenodd"/>
    </style:style>
    <style:style style:name="gr69" style:family="graphic">
      <style:graphic-properties draw:fill="solid" draw:fill-color="#000000" draw:stroke="none"/>
    </style:style>
    <style:style style:name="gr70" style:family="graphic">
      <style:graphic-properties draw:fill="solid" draw:fill-color="#ffec00" draw:stroke="none" svg:fill-rule="evenodd"/>
    </style:style>
    <style:style style:name="gr71" style:family="graphic">
      <style:graphic-properties draw:fill="solid" draw:fill-color="#ffee00" draw:stroke="none" svg:fill-rule="evenodd"/>
    </style:style>
    <style:style style:name="gr72" style:family="graphic">
      <style:graphic-properties draw:fill="none" draw:stroke="solid" draw:stroke-linejoin="miter" svg:fill-rule="nonzero" svg:stroke-color="#000000" svg:stroke-opacity="1" svg:stroke-width="0.567895650000000pt"/>
    </style:style>
    <style:style style:name="gr73" style:family="graphic">
      <style:graphic-properties draw:fill="solid" draw:fill-color="#3a7dce" draw:stroke="none" svg:fill-rule="evenodd"/>
    </style:style>
    <style:style style:name="gr74" style:family="graphic">
      <style:graphic-properties draw:fill="solid" draw:fill-color="#ffffff" draw:stroke="none" svg:fill-rule="nonzero"/>
    </style:style>
    <style:style style:name="gr75" style:family="graphic">
      <style:graphic-properties draw:fill="none" draw:stroke="solid" draw:stroke-linejoin="round" svg:fill-rule="nonzero" svg:stroke-color="#ffffff" svg:stroke-opacity="1" svg:stroke-width="0.510741620000000pt"/>
    </style:style>
    <style:style style:name="gr76" style:family="graphic">
      <style:graphic-properties draw:fill="none" draw:stroke="solid" draw:stroke-linejoin="round" svg:fill-rule="nonzero" svg:stroke-color="#ffffff" svg:stroke-opacity="1" svg:stroke-width="0.510741616000000pt"/>
    </style:style>
    <style:style style:name="gr77" style:family="graphic">
      <style:graphic-properties draw:fill="solid" draw:fill-color="#0061ff" draw:stroke="none" svg:fill-rule="evenodd"/>
    </style:style>
    <style:style style:name="gr78" style:family="graphic">
      <style:graphic-properties draw:fill="solid" draw:fill-color="#e20000" draw:stroke="none" svg:fill-rule="evenodd"/>
    </style:style>
    <style:style style:name="gr79" style:family="graphic">
      <style:graphic-properties draw:fill="solid" draw:fill-color="#ffd600" draw:stroke="none" svg:fill-rule="evenodd"/>
    </style:style>
    <style:style style:name="gr80" style:family="graphic">
      <style:graphic-properties draw:fill="solid" draw:fill-color="#000000" draw:stroke="solid" draw:stroke-linejoin="miter" svg:fill-rule="nonzero" svg:stroke-color="#9e8500" svg:stroke-opacity="1" svg:stroke-width="0.320000008000000pt"/>
    </style:style>
    <style:style style:name="gr81" style:family="graphic">
      <style:graphic-properties draw:fill="solid" draw:fill-color="#00c4ff" draw:stroke="none" svg:fill-rule="nonzero"/>
    </style:style>
    <style:style style:name="gr82" style:family="graphic">
      <style:graphic-properties draw:fill="solid" draw:fill-color="#ffd500" draw:stroke="solid" draw:stroke-linejoin="miter" svg:fill-rule="nonzero" svg:stroke-color="#9e8500" svg:stroke-opacity="1" svg:stroke-width="0.320000008000000pt"/>
    </style:style>
    <style:style style:name="gr83" style:family="graphic">
      <style:graphic-properties draw:fill="none" draw:stroke="solid" draw:stroke-linejoin="miter" svg:fill-rule="nonzero" svg:stroke-color="#9e8500" svg:stroke-opacity="1" svg:stroke-width="0.320000008000000pt"/>
    </style:style>
    <style:style style:name="gr84" style:family="graphic">
      <style:graphic-properties draw:fill="solid" draw:fill-color="#eec20f" draw:stroke="solid" draw:stroke-linejoin="miter" svg:fill-rule="nonzero" svg:stroke-color="#9e8500" svg:stroke-opacity="1" svg:stroke-width="0.320000008000000pt"/>
    </style:style>
    <style:style style:name="gr85" style:family="graphic">
      <style:graphic-properties draw:fill="solid" draw:fill-color="#efc10e" draw:stroke="solid" draw:stroke-linejoin="miter" svg:fill-rule="nonzero" svg:stroke-color="#9e8500" svg:stroke-opacity="1" svg:stroke-width="0.320000008000000pt"/>
    </style:style>
    <style:style style:name="gr86" style:family="graphic">
      <style:graphic-properties draw:fill="none" draw:stroke="solid" draw:stroke-linejoin="round" svg:fill-rule="nonzero" svg:stroke-color="#9e8500" svg:stroke-opacity="1" svg:stroke-width="0.320000008000000pt"/>
    </style:style>
    <style:style style:name="gr87" style:family="graphic">
      <style:graphic-properties draw:fill="solid" draw:fill-color="#ffd600" draw:stroke="solid" draw:stroke-linejoin="miter" svg:fill-rule="nonzero" svg:stroke-color="#9e8500" svg:stroke-opacity="1" svg:stroke-width="0.320000008000000pt"/>
    </style:style>
    <style:style style:name="gr88" style:family="graphic">
      <style:graphic-properties draw:fill="solid" draw:fill-color="#3c7c9d" draw:stroke="solid" draw:stroke-linejoin="miter" svg:fill-rule="nonzero" svg:stroke-color="#9e8500" svg:stroke-opacity="1" svg:stroke-width="0.320000008000000pt"/>
    </style:style>
    <style:style style:name="gr89" style:family="graphic">
      <style:graphic-properties draw:fill="solid" draw:fill-color="#ff0000" draw:stroke="none" svg:fill-rule="nonzero"/>
    </style:style>
    <style:style style:name="gr90" style:family="graphic">
      <style:graphic-properties draw:fill="solid" draw:fill-color="#0000ff" draw:stroke="none" svg:fill-rule="nonzero"/>
    </style:style>
    <style:style style:name="gr91" style:family="graphic">
      <style:graphic-properties draw:fill="solid" draw:fill-color="#ffa500" draw:stroke="none" svg:fill-rule="nonzero"/>
    </style:style>
    <style:style style:name="gr92" style:family="graphic">
      <style:graphic-properties draw:fill="solid" draw:fill-color="#000066" draw:stroke="none" svg:fill-rule="nonzero"/>
    </style:style>
    <style:style style:name="gr93" style:family="graphic">
      <style:graphic-properties draw:fill="solid" draw:fill-color="#cc0000" draw:stroke="none" svg:fill-rule="nonzero"/>
    </style:style>
    <style:page-layout style:name="PL1">
      <style:page-layout-properties fo:margin="0.000000000000000pt" fo:padding="0.000000000000000pt" fo:page-height="841.890999999999963pt" fo:page-width="595.277000000000044pt" style:print-orientation="portrait"/>
    </style:page-layout>
  </office:automatic-styles>
  <office:body>
    <office:drawing>
      <draw:page draw:name="" draw:id="page1" draw:master-page-name="Default">
        <draw:layer-set>
          <draw:layer draw:name=""/>
        </draw:layer-set>
        <draw:g draw:style-name="gr1" draw:id="shape1" draw:name="Afghanistan" svg:y="0.00000000000pt">
          <draw:rect draw:style-name="gr2" draw:id="shape2" draw:name="rect590" draw:layer="" svg:width="500.00000000000pt" svg:height="333.60000000000pt" draw:transform="matrix(0.29976019000 0.00000000000 0.00000000000 0.29976019000 0.00000000000pt 0.00000000000pt)"/>
          <draw:rect draw:style-name="gr3" draw:id="shape3" draw:name="rect591" draw:layer="" svg:width="166.67000800000pt" svg:height="333.60000000000pt" draw:transform="matrix(0.29976019000 0.00000000000 0.00000000000 0.29976019000 99.92006173461pt 0.00000000000pt)"/>
          <draw:rect draw:style-name="gr4" draw:id="shape4" draw:name="rect592" draw:layer="" svg:width="166.67000800000pt" svg:height="333.60000000000pt" draw:transform="matrix(0.29976019000 0.00000000000 0.00000000000 0.29976019000 49.96102846922pt 0.00000000000pt)"/>
          <draw:g draw:style-name="gr1" draw:id="shape5" draw:name="g1974" svg:y="31.03756097384pt">
            <draw:path draw:style-name="gr5" draw:id="shape6" draw:name="path1035" draw:layer="" svg:width="2.29984244594pt" svg:height="3.78220556069pt" draw:transform="matrix(0.29976019000 0.00000000000 0.00000000000 0.29976019000 92.20580487944pt 49.26853486935pt)" svg:viewBox="0 0 2 4" svg:d="M0.00202465 3.34397C-0.0385948 3.57179 0.543859 3.90855 0.6824 3.73366C1.3091 2.9397 2.12946 1.38095 2.29774 0.437408C2.34707 0.162786 1.5122 -0.147891 1.33376 0.0776372C0.746956 0.820961 0.178284 2.35286 0.00202465 3.34397Z" koffice:nodeTypes="ccccc"/>
            <draw:path draw:style-name="gr5" draw:id="shape7" draw:name="path1037" draw:layer="" svg:width="3.69392338507pt" svg:height="12.37003203618pt" draw:transform="matrix(0.17095593420 -0.24623201287 0.24623201287 0.17095593420 62.62130685330pt 64.11897188499pt)" svg:viewBox="0 0 4 12" svg:d="M3.19572 12.3272C0.943853 13.1348 -0.855826 2.28741 0.429121 0C1.16844 6.41719 5.05417 11.1469 3.19572 12.3272Z" koffice:nodeTypes="ccc"/>
            <draw:path draw:style-name="gr5" draw:id="shape8" draw:name="path1042" draw:layer="" svg:width="1.29741848769pt" svg:height="5.34505360042pt" draw:transform="matrix(0.26068015427 -0.14799340436 0.14799340436 0.26068015427 55.95388507606pt 49.30491745081pt)" svg:viewBox="0 0 1 5" svg:d="M0.0384707 4.76365C0.184855 5.54312 1.14985 5.61384 0.869343 4.51293C0.635458 3.61934 0.927406 3.5414 0.987926 2.6454C1.09996 1.66905 1.3682 1.24555 1.27988 0.454027C1.22263 -0.282056 0.359862 -0.0449988 0.468629 0.608315C0.624009 1.39582 0.270723 1.71565 0.256821 2.38584C0.271541 3.55425 -0.121817 3.944 0.0384707 4.76365Z" koffice:nodeTypes="ccccccc"/>
            <draw:path draw:style-name="gr5" draw:id="shape9" draw:name="path1051" draw:layer="" svg:width="4.90662707504pt" svg:height="9.03663387481pt" draw:transform="matrix(0.29976019000 0.00000000000 0.00000000000 0.29976019000 60.76091089670pt 55.47697807553pt)" svg:viewBox="0 0 5 9" svg:d="M0 0C1.90409 0.784707 3.34942 2.74491 3.44452 4.34168C3.60584 6.17918 3.92195 7.73062 4.90663 9.03663C3.33916 8.67086 2.58852 6.577 2.36566 4.57147C2.14001 2.49559 0.80565 1.5952 0 0Z" koffice:nodeTypes="ccccc"/>
            <draw:path draw:style-name="gr6" draw:id="shape10" draw:name="path1052" draw:layer="" svg:width="3.51169410989pt" svg:height="8.06778634825pt" draw:transform="matrix(0.29661360729 0.00000000000 0.00000000000 0.28400509417 61.77553741874pt 56.65608686299pt)" svg:viewBox="0 0 4 8" svg:d="M0.0179399 0C1.13133 2.08963 2.68835 2.88661 2.76788 4.43732C2.90276 6.22181 3.03609 6.3129 3.51169 8.06779C2.20105 7.71256 1.87125 7.59643 1.51727 4.92614C1.29896 3.04981 -0.178539 1.72605 0.0179399 0Z" koffice:nodeTypes="ccccc"/>
            <draw:path draw:style-name="gr7" draw:id="shape11" draw:name="path1070" draw:layer="" svg:width="5.28843016612pt" svg:height="10.53401982653pt" draw:transform="matrix(0.29976019000 0.00000000000 0.00000000000 0.29976019000 69.69688206467pt 60.01846485810pt)" svg:viewBox="0 0 5 11" svg:d="M0 0C1.57336 1.43849 2.59437 3.08084 3.0703 5.20324C3.56661 7.18024 4.26451 8.7568 5.28843 10.534C3.62046 9.26446 2.57181 7.53763 2.04711 5.45666C1.58646 3.41143 1.04284 1.88279 0 0Z" koffice:nodeTypes="ccccc"/>
            <draw:path draw:style-name="gr8" draw:id="shape12" draw:name="path1072" draw:layer="" svg:width="5.28843016612pt" svg:height="10.53401982653pt" draw:transform="matrix(-0.30640977029 0.00000000000 0.00000000000 0.30152337944 79.40204306292pt 60.01846445379pt)" svg:viewBox="0 0 5 11" svg:d="M0 0C1.57336 1.43849 2.59437 3.08084 3.0703 5.20324C3.56661 7.18024 4.26451 8.7568 5.28843 10.534C3.62046 9.26446 2.57181 7.53763 2.04711 5.45666C1.58646 3.41143 1.04284 1.88279 0 0Z" koffice:nodeTypes="ccccc"/>
            <draw:path draw:style-name="gr8" draw:id="shape13" draw:name="path1073" draw:layer="" svg:width="6.05972953997pt" svg:height="10.53480867598pt" draw:transform="matrix(-0.30640977029 0.00000000000 0.00000000000 0.30152337944 78.75092414631pt 60.01837509839pt)" svg:viewBox="0 0 6 11" svg:d="M0 0C1.7976 1.46736 3.49206 3.13302 3.99924 5.20556C4.52812 7.13613 4.84763 8.6138 6.05973 10.5348C4.16132 9.29513 3.40753 7.42246 2.8484 5.39037C2.35751 3.39397 1.23226 1.90122 0 0Z" koffice:nodeTypes="ccccc"/>
            <draw:path draw:style-name="gr7" draw:id="shape14" draw:name="path1075" draw:layer="" svg:width="2.89781149192pt" svg:height="3.07365588952pt" draw:transform="matrix(0.29976019000 0.00000000000 0.00000000000 0.29976019000 72.32949595733pt 62.44460393189pt)" svg:viewBox="0 0 3 3" svg:d="M0 0C0.684929 1.3497 1.47165 3.40443 2.89757 3.02847C2.92001 1.99524 1.35865 1.27937 0 0Z" koffice:nodeTypes="ccc"/>
            <draw:path draw:style-name="gr9" draw:id="shape15" draw:name="path1076" draw:layer="" svg:width="4.87635864649pt" svg:height="2.99480457977pt" draw:transform="matrix(0.30541606526 0.00000000000 0.00000000000 0.29976019000 72.91968182899pt 62.56618666495pt)" svg:viewBox="0 0 5 3" svg:d="M0 0C2.4739 1.28773 4.61021 0.969716 4.87636 2.94438C2.55556 3.26239 1.70685 2.05196 0 0Z" koffice:nodeTypes="ccc"/>
            <draw:path draw:style-name="gr10" draw:id="shape16" draw:name="path1077" draw:layer="" svg:width="2.89781149192pt" svg:height="3.07365588952pt" draw:transform="matrix(-0.30385761204 0.00000000000 0.00000000000 0.28258572967 76.69499670598pt 62.49144425870pt)" svg:viewBox="0 0 3 3" svg:d="M0 0C0.684929 1.3497 1.47165 3.40443 2.89757 3.02847C2.92001 1.99524 1.35865 1.27937 0 0Z" koffice:nodeTypes="ccc"/>
            <draw:path draw:style-name="gr11" draw:id="shape17" draw:name="path1078" draw:layer="" svg:width="4.87635864649pt" svg:height="2.99480457977pt" draw:transform="matrix(-0.30986390696 0.00000000000 0.00000000000 0.28445563374 76.15490314000pt 62.59430669931pt)" svg:viewBox="0 0 5 3" svg:d="M0 0C2.4739 1.28773 4.61021 0.969716 4.87636 2.94438C2.55556 3.26239 1.70685 2.05196 0 0Z" koffice:nodeTypes="ccc"/>
            <draw:path draw:style-name="gr12" draw:id="shape18" draw:name="path1082" draw:layer="" svg:width="3.29867105883pt" svg:height="3.87969310070pt" draw:transform="matrix(-0.29835941063 0.00000000000 0.00000000000 0.29976019000 76.87097119436pt 61.08648649986pt)" svg:viewBox="0 0 3 4" svg:d="M0.00667629 1.6663C-0.0444859 1.22294 0.205729 0.835837 0.506306 0.719417C1.09147 0.453591 1.67424 0.237242 2.25462 0.0373881C2.91412 -0.151795 3.28345 0.419635 3.28585 0.79509C3.28905 1.41988 3.31303 1.95057 3.28585 2.42401C3.24987 3.01386 3.15714 3.05752 2.84857 3.14483C2.35453 3.24574 1.72141 3.34858 1.22497 3.75119C0.831665 4.04418 0.453546 3.81232 0.25689 3.29715C0.129785 2.90327 0.0602366 2.13295 0.00667629 1.6663Z" koffice:nodeTypes="ccccccccc"/>
            <draw:path draw:style-name="gr13" draw:id="shape19" draw:name="path1083" draw:layer="" svg:width="3.54371559644pt" svg:height="2.94058828045pt" draw:transform="matrix(0.26655035807 0.00000000000 0.00000000000 0.29976019000 74.74477808546pt 61.17856774072pt)" svg:viewBox="0 0 4 3" svg:d="M0.00852848 1.05121C-0.0494843 0.691051 0.195257 0.345869 0.536081 0.251298C1.19961 0.0353623 1.8604 -0.0174396 2.55746 0.00462683C3.33157 -0.00483023 3.52646 0.130721 3.52918 0.435711C3.5328 0.943239 3.55999 1.4358 3.52918 1.82038C3.48839 2.29954 3.50199 2.33501 3.1521 2.40594C2.5919 2.48789 1.63651 2.50996 1.0736 2.83701C0.627633 3.07502 0.119115 2.88666 0.094641 2.43746C0.105518 2.09858 0.0692605 1.43028 0.00852848 1.05121Z" koffice:nodeTypes="ccccccccc"/>
            <draw:path draw:style-name="gr5" draw:id="shape20" draw:name="path1084" draw:layer="" svg:width="3.29867105883pt" svg:height="3.87969310070pt" draw:transform="matrix(0.29976019000 0.00000000000 0.00000000000 0.29976019000 72.16826057900pt 61.05838386214pt)" svg:viewBox="0 0 3 4" svg:d="M0.00667629 1.6663C-0.0444859 1.22294 0.205729 0.835837 0.506306 0.719417C1.09147 0.453591 1.67424 0.237242 2.25462 0.0373881C2.91412 -0.151795 3.28345 0.419635 3.28585 0.79509C3.28905 1.41988 3.31303 1.95057 3.28585 2.42401C3.24987 3.01386 3.15714 3.05752 2.84857 3.14483C2.35453 3.24574 1.72141 3.34858 1.22497 3.75119C0.831665 4.04418 0.453546 3.81232 0.25689 3.29715C0.129785 2.90327 0.0602366 2.13295 0.00667629 1.6663Z" koffice:nodeTypes="ccccccccc"/>
            <draw:path draw:style-name="gr14" draw:id="shape21" draw:name="path1085" draw:layer="" svg:width="3.54371559644pt" svg:height="2.94058828045pt" draw:transform="matrix(-0.26780155710 0.00000000000 0.00000000000 0.29976019000 74.30445141219pt 61.15046510301pt)" svg:viewBox="0 0 4 3" svg:d="M0.00852848 1.05121C-0.0494843 0.691051 0.195257 0.345869 0.536081 0.251298C1.19961 0.0353623 1.8604 -0.0174396 2.55746 0.00462683C3.33157 -0.00483023 3.52646 0.130721 3.52918 0.435711C3.5328 0.943239 3.55999 1.4358 3.52918 1.82038C3.48839 2.29954 3.50199 2.33501 3.1521 2.40594C2.5919 2.48789 1.63651 2.50996 1.0736 2.83701C0.627633 3.07502 0.119115 2.88666 0.094641 2.43746C0.105518 2.09858 0.0692605 1.43028 0.00852848 1.05121Z" koffice:nodeTypes="ccccccccc"/>
            <draw:g draw:style-name="gr1" draw:id="shape22" draw:name="g1194" svg:y="14.84633847672pt">
              <draw:path draw:style-name="gr5" draw:id="shape23" draw:name="path1188" draw:layer="" svg:width="12.59731253894pt" svg:height="21.13173676020pt" draw:transform="matrix(0.29976019000 0.00000000000 0.00000000000 0.29976019000 63.44078665406pt 46.93475957870pt)" svg:viewBox="0 0 13 21" svg:d="M8.43001 0.304344C7.60657 -0.98337 6.62051 2.09039 3.2335 4.37862C1.65676 5.42339 0.55831 8.20761 0.547947 10.0395C0.496133 11.2977 0.691431 12.5528 0.54715 13.7698C0.456276 14.5399 -0.36796 16.249 0.195614 16.686C1.68625 17.765 3.61612 20.2147 4.5113 21.06C5.28531 21.7205 5.95571 17.6501 6.53681 15.8284C7.15938 13.8762 6.88039 11.5429 8.60697 9.73908C9.83058 8.52121 12.917 7.32275 12.5703 6.78019Z" koffice:nodeTypes="cccccccccc"/>
              <draw:path draw:style-name="gr15" draw:id="shape24" draw:name="path1145" draw:layer="" svg:width="12.59731253894pt" svg:height="21.13173676020pt" draw:transform="matrix(0.29976019000 0.00000000000 0.00000000000 0.29976019000 63.44078665406pt 46.93475957870pt)" svg:viewBox="0 0 13 21" svg:d="M8.43001 0.304344C7.60657 -0.98337 6.62051 2.09039 3.2335 4.37862C1.65676 5.42339 0.55831 8.20761 0.547947 10.0395C0.496133 11.2977 0.691431 12.5528 0.54715 13.7698C0.456276 14.5399 -0.36796 16.249 0.195614 16.686C1.68625 17.765 3.61612 20.2147 4.5113 21.06C5.28531 21.7205 5.95571 17.6501 6.53681 15.8284C7.15938 13.8762 6.88039 11.5429 8.60697 9.73908C9.83058 8.52121 12.917 7.32275 12.5703 6.78019Z" koffice:nodeTypes="cccccccccc"/>
              <draw:path draw:style-name="gr16" draw:id="shape25" draw:name="path1146" draw:layer="" svg:width="4.61460259317pt" svg:height="6.50254556279pt" draw:transform="matrix(0.29976019000 0.00000000000 0.00000000000 0.29976019000 64.45504995875pt 48.20648507475pt)" svg:viewBox="0 0 5 7" svg:d="M0.0489022 0C-0.256182 2.2967 0.921967 3.06118 2.03382 3.50597C3.18485 3.94993 4.12873 5.29001 4.6146 6.50255" koffice:nodeTypes="ccc"/>
              <draw:path draw:style-name="gr16" draw:id="shape26" draw:name="path1147" draw:layer="" svg:width="6.31979573517pt" svg:height="5.24762982255pt" draw:transform="matrix(0.29976019000 0.00000000000 0.00000000000 0.29976019000 63.56430776192pt 50.42438673975pt)" svg:viewBox="0 0 6 5" svg:d="M0 0C0.536492 1.91962 1.94801 1.67947 3.1757 2.11062C4.44665 2.54099 5.78331 4.07224 6.3198 5.24763" koffice:nodeTypes="ccc"/>
              <draw:path draw:style-name="gr5" draw:id="shape27" draw:name="path1143" draw:layer="" svg:width="12.06627215895pt" svg:height="20.69549833263pt" draw:transform="matrix(0.29976019000 0.00000000000 0.00000000000 0.29976019000 65.63248832472pt 46.49905103251pt)" svg:viewBox="0 0 12 21" svg:d="M0 0.40298L0.59737 0L12.0663 20.2926L11.4696 20.6955Z" koffice:nodeTypes="ccccc"/>
              <draw:path draw:style-name="gr15" draw:id="shape28" draw:name="path1193" draw:layer="" svg:width="12.06627215895pt" svg:height="20.69549833263pt" draw:transform="matrix(0.29976019000 0.00000000000 0.00000000000 0.29976019000 65.63248832472pt 46.49905103251pt)" svg:viewBox="0 0 12 21" svg:d="M0 0.40298L0.59737 0L12.0663 20.2926L11.4696 20.6955Z" koffice:nodeTypes="ccccc"/>
              <draw:path draw:style-name="gr5" draw:id="shape29" draw:name="path1159" draw:layer="" svg:width="2.08811834855pt" svg:height="2.09712064000pt" draw:transform="matrix(0.29976019000 0.00000000000 0.00000000000 0.29976019000 65.19529384192pt 45.96868443578pt)" svg:viewBox="0 0 2 2" svg:d="M2.08812 1.04856C2.08852 1.42304 1.88962 1.76925 1.56642 1.9566C1.24322 2.14396 0.844901 2.14396 0.521704 1.9566C0.198506 1.76925 -0.000402768 1.42304 6.12369e-07 1.04856C-0.000402768 0.674082 0.198506 0.327875 0.521704 0.140518C0.844901 -0.0468393 1.24322 -0.0468393 1.56642 0.140518C1.88962 0.327875 2.08852 0.674082 2.08812 1.04856Z" koffice:nodeTypes="ccccccc"/>
              <draw:path draw:style-name="gr15" draw:id="shape30" draw:name="path1186" draw:layer="" svg:width="2.08811834855pt" svg:height="2.09712064000pt" draw:transform="matrix(0.29976019000 0.00000000000 0.00000000000 0.29976019000 65.19529384192pt 45.96868443578pt)" svg:viewBox="0 0 2 2" svg:d="M2.08812 1.04856C2.08852 1.42304 1.88962 1.76925 1.56642 1.9566C1.24322 2.14396 0.844901 2.14396 0.521704 1.9566C0.198506 1.76925 -0.000402768 1.42304 6.12369e-07 1.04856C-0.000402768 0.674082 0.198506 0.327875 0.521704 0.140518C0.844901 -0.0468393 1.24322 -0.0468393 1.56642 0.140518C1.88962 0.327875 2.08852 0.674082 2.08812 1.04856Z" koffice:nodeTypes="ccccccc"/>
            </draw:g>
            <draw:g draw:style-name="gr1" draw:id="shape31" draw:name="g1208" svg:y="14.92888313085pt">
              <draw:path draw:style-name="gr17" draw:id="shape32" draw:name="path1203" draw:layer="" svg:width="12.59731253894pt" svg:height="21.13173676020pt" draw:transform="matrix(-0.29960521398 0.00000000000 0.00000000000 0.31025209641 85.69469875443pt 47.05261114719pt)" svg:viewBox="0 0 13 21" svg:d="M8.43001 0.304344C7.60657 -0.98337 6.62051 2.09039 3.2335 4.37862C1.65676 5.42339 0.55831 8.20761 0.547947 10.0395C0.496133 11.2977 0.691431 12.5528 0.54715 13.7698C0.456276 14.5399 -0.36796 16.249 0.195614 16.686C1.68625 17.765 3.61612 20.2147 4.5113 21.06C5.28531 21.7205 5.95571 17.6501 6.53681 15.8284C7.15938 13.8762 6.88039 11.5429 8.60697 9.73908C9.83058 8.52121 12.917 7.32275 12.5703 6.78019Z" koffice:nodeTypes="cccccccccc"/>
              <draw:path draw:style-name="gr15" draw:id="shape33" draw:name="path1140" draw:layer="" svg:width="12.59731253894pt" svg:height="21.13173676020pt" draw:transform="matrix(-0.29960521398 0.00000000000 0.00000000000 0.31025209641 85.69469875443pt 47.05261114719pt)" svg:viewBox="0 0 13 21" svg:d="M8.43001 0.304344C7.60657 -0.98337 6.62051 2.09039 3.2335 4.37862C1.65676 5.42339 0.55831 8.20761 0.547947 10.0395C0.496133 11.2977 0.691431 12.5528 0.54715 13.7698C0.456276 14.5399 -0.36796 16.249 0.195614 16.686C1.68625 17.765 3.61612 20.2147 4.5113 21.06C5.28531 21.7205 5.95571 17.6501 6.53681 15.8284C7.15938 13.8762 6.88039 11.5429 8.60697 9.73908C9.83058 8.52121 12.917 7.32275 12.5703 6.78019Z" koffice:nodeTypes="cccccccccc"/>
              <draw:path draw:style-name="gr17" draw:id="shape34" draw:name="path1138" draw:layer="" svg:width="12.06627215895pt" svg:height="20.69549833263pt" draw:transform="matrix(-0.29960521398 0.00000000000 0.00000000000 0.31025209641 83.50413019353pt 46.60165236617pt)" svg:viewBox="0 0 12 21" svg:d="M0 0.40298L0.59737 0L12.0663 20.2926L11.4696 20.6955Z" koffice:nodeTypes="ccccc"/>
              <draw:path draw:style-name="gr16" draw:id="shape35" draw:name="path1141" draw:layer="" svg:width="5.09486230465pt" svg:height="6.86210507987pt" draw:transform="matrix(-0.29960521398 0.00000000000 0.00000000000 0.31025209641 84.69905935381pt 48.38845623982pt)" svg:viewBox="0 0 5 7" svg:d="M0.0506547 0C-0.277945 2.48525 1.05431 3.2426 2.25187 3.7239C3.49162 4.20432 4.57154 5.55002 5.09486 6.86211" koffice:nodeTypes="ccc"/>
              <draw:path draw:style-name="gr16" draw:id="shape36" draw:name="path1142" draw:layer="" svg:width="6.06425377451pt" svg:height="5.33447579252pt" draw:transform="matrix(-0.29960521398 0.00000000000 0.00000000000 0.31025209641 85.55254634758pt 50.69267385008pt)" svg:viewBox="0 0 6 5" svg:d="M0 0C0.520139 2.03402 1.82573 1.68382 3.016 2.14068C4.24821 2.5967 5.54412 4.08904 6.06425 5.33448" koffice:nodeTypes="ccc"/>
              <draw:path draw:style-name="gr15" draw:id="shape37" draw:name="path1204" draw:layer="" svg:width="12.06627215895pt" svg:height="20.69549833263pt" draw:transform="matrix(-0.29960521398 0.00000000000 0.00000000000 0.31025209641 83.50413019353pt 46.60165236617pt)" svg:viewBox="0 0 12 21" svg:d="M0 0.40298L0.59737 0L12.0663 20.2926L11.4696 20.6955Z" koffice:nodeTypes="ccccc"/>
              <draw:path draw:style-name="gr17" draw:id="shape38" draw:name="path1207" draw:layer="" svg:width="2.08811834855pt" svg:height="2.09712064000pt" draw:transform="matrix(-0.29960521398 0.00000000000 0.00000000000 0.31025209641 83.94109864678pt 46.05272240820pt)" svg:viewBox="0 0 2 2" svg:d="M2.08812 1.04856C2.08852 1.42304 1.88962 1.76925 1.56642 1.9566C1.24322 2.14396 0.844901 2.14396 0.521704 1.9566C0.198506 1.76925 -0.000402768 1.42304 6.12369e-07 1.04856C-0.000402768 0.674082 0.198506 0.327875 0.521704 0.140518C0.844901 -0.0468393 1.24322 -0.0468393 1.56642 0.140518C1.88962 0.327875 2.08852 0.674082 2.08812 1.04856Z" koffice:nodeTypes="ccccccc"/>
              <draw:path draw:style-name="gr15" draw:id="shape39" draw:name="path1139" draw:layer="" svg:width="2.08811834855pt" svg:height="2.09712064000pt" draw:transform="matrix(-0.29960521398 0.00000000000 0.00000000000 0.31025209641 83.94109864678pt 46.05272240820pt)" svg:viewBox="0 0 2 2" svg:d="M2.08812 1.04856C2.08852 1.42304 1.88962 1.76925 1.56642 1.9566C1.24322 2.14396 0.844901 2.14396 0.521704 1.9566C0.198506 1.76925 -0.000402768 1.42304 6.12369e-07 1.04856C-0.000402768 0.674082 0.198506 0.327875 0.521704 0.140518C0.844901 -0.0468393 1.24322 -0.0468393 1.56642 0.140518C1.88962 0.327875 2.08852 0.674082 2.08812 1.04856Z" koffice:nodeTypes="ccccccc"/>
            </draw:g>
            <draw:g draw:style-name="gr1" draw:id="shape40" draw:name="g1223" svg:y="8.94211663158pt">
              <draw:rect draw:style-name="gr5" draw:id="shape41" draw:name="rect1094" draw:layer="" svg:width="4.81738280000pt" svg:height="1.10490720000pt" draw:transform="matrix(0.29976019000 0.00000000000 0.00000000000 0.29976019000 69.06335688872pt 41.55772636271pt)"/>
              <draw:rect draw:style-name="gr5" draw:id="shape42" draw:name="rect1095" draw:layer="" svg:width="4.81738320000pt" svg:height="9.23032640000pt" draw:transform="matrix(0.29976019000 0.00000000000 0.00000000000 0.29976019000 69.06335688872pt 42.18539302551pt)"/>
              <draw:path draw:style-name="gr5" draw:id="shape43" draw:name="path1096" draw:layer="" svg:width="5.50822444372pt" svg:height="3.08908580108pt" draw:transform="matrix(0.29976019000 0.00000000000 0.00000000000 0.29976019000 68.97603205395pt 40.06446259065pt)" svg:viewBox="0 0 6 3" svg:d="M0.000776348 3.06338L5.49116 3.08909C5.70568 1.59634 3.84734 -0.016351 2.76241 0.000125199C1.68981 0.0416453 -0.0419632 1.63061 0.000776348 3.06338Z" koffice:nodeTypes="cccc"/>
              <draw:rect draw:style-name="gr5" draw:id="shape44" draw:name="rect1097" draw:layer="" svg:width="4.81738320000pt" svg:height="1.10490720000pt" draw:transform="matrix(0.29976019000 0.00000000000 0.00000000000 0.29976019000 78.54914340103pt 41.56709806529pt)"/>
              <draw:rect draw:style-name="gr5" draw:id="shape45" draw:name="rect1098" draw:layer="" svg:width="4.81738320000pt" svg:height="9.23032640000pt" draw:transform="matrix(0.29976019000 0.00000000000 0.00000000000 0.29976019000 78.54914340103pt 42.19476472809pt)"/>
              <draw:path draw:style-name="gr5" draw:id="shape46" draw:name="path1099" draw:layer="" svg:width="5.50822444372pt" svg:height="3.08908580108pt" draw:transform="matrix(0.29976019000 0.00000000000 0.00000000000 0.29976019000 78.46181616818pt 40.07383466973pt)" svg:viewBox="0 0 6 3" svg:d="M0.000776348 3.06338L5.49116 3.08909C5.70568 1.59634 3.84734 -0.016351 2.76241 0.000125199C1.68981 0.0416453 -0.0419632 1.63061 0.000776348 3.06338Z" koffice:nodeTypes="cccc"/>
              <draw:rect draw:style-name="gr15" draw:id="shape47" draw:name="rect1217" draw:layer="" svg:width="4.81738280000pt" svg:height="1.10490720000pt" draw:transform="matrix(0.29976019000 0.00000000000 0.00000000000 0.29976019000 69.06335688872pt 41.55772636271pt)"/>
              <draw:rect draw:style-name="gr15" draw:id="shape48" draw:name="rect1218" draw:layer="" svg:width="4.81738320000pt" svg:height="9.23032640000pt" draw:transform="matrix(0.29976019000 0.00000000000 0.00000000000 0.29976019000 69.06335688872pt 42.18539302551pt)"/>
              <draw:path draw:style-name="gr15" draw:id="shape49" draw:name="path1219" draw:layer="" svg:width="5.50822444372pt" svg:height="3.08908580108pt" draw:transform="matrix(0.29976019000 0.00000000000 0.00000000000 0.29976019000 68.97603205395pt 40.06446259065pt)" svg:viewBox="0 0 6 3" svg:d="M0.000776348 3.06338L5.49116 3.08909C5.70568 1.59634 3.84734 -0.016351 2.76241 0.000125199C1.68981 0.0416453 -0.0419632 1.63061 0.000776348 3.06338Z" koffice:nodeTypes="cccc"/>
              <draw:rect draw:style-name="gr15" draw:id="shape50" draw:name="rect1220" draw:layer="" svg:width="4.81738320000pt" svg:height="1.10490720000pt" draw:transform="matrix(0.29976019000 0.00000000000 0.00000000000 0.29976019000 78.54914340103pt 41.56709806529pt)"/>
              <draw:rect draw:style-name="gr15" draw:id="shape51" draw:name="rect1221" draw:layer="" svg:width="4.81738320000pt" svg:height="9.23032640000pt" draw:transform="matrix(0.29976019000 0.00000000000 0.00000000000 0.29976019000 78.54914340103pt 42.19476472809pt)"/>
              <draw:path draw:style-name="gr15" draw:id="shape52" draw:name="path1222" draw:layer="" svg:width="5.50822444372pt" svg:height="3.08908580108pt" draw:transform="matrix(0.29976019000 0.00000000000 0.00000000000 0.29976019000 78.46181616818pt 40.07383466973pt)" svg:viewBox="0 0 6 3" svg:d="M0.000776348 3.06338L5.49116 3.08909C5.70568 1.59634 3.84734 -0.016351 2.76241 0.000125199C1.68981 0.0416453 -0.0419632 1.63061 0.000776348 3.06338Z" koffice:nodeTypes="cccc"/>
            </draw:g>
            <draw:rect draw:style-name="gr15" draw:id="shape53" draw:name="rect1236" draw:layer="" svg:width="4.81738320000pt" svg:height="9.23032640000pt" draw:transform="matrix(0.29976019000 0.00000000000 0.00000000000 0.29976019000 78.54914340103pt 42.19476472809pt)"/>
            <draw:rect draw:style-name="gr15" draw:id="shape54" draw:name="rect1237" draw:layer="" svg:width="4.81738320000pt" svg:height="1.10490720000pt" draw:transform="matrix(0.29976019000 0.00000000000 0.00000000000 0.29976019000 78.54914340103pt 41.56709806529pt)"/>
            <draw:path draw:style-name="gr15" draw:id="shape55" draw:name="path1238" draw:layer="" svg:width="5.50822444372pt" svg:height="3.08908580108pt" draw:transform="matrix(0.29976019000 0.00000000000 0.00000000000 0.29976019000 78.46181616818pt 40.07383466973pt)" svg:viewBox="0 0 6 3" svg:d="M0.000776348 3.06338L5.49116 3.08909C5.70568 1.59634 3.84734 -0.016351 2.76241 0.000125199C1.68981 0.0416453 -0.0419632 1.63061 0.000776348 3.06338Z" koffice:nodeTypes="cccc"/>
            <draw:rect draw:style-name="gr15" draw:id="shape56" draw:name="rect1239" draw:layer="" svg:width="4.81738320000pt" svg:height="9.23032640000pt" draw:transform="matrix(0.29976019000 0.00000000000 0.00000000000 0.29976019000 69.06335688872pt 42.18539302551pt)"/>
            <draw:rect draw:style-name="gr15" draw:id="shape57" draw:name="rect1240" draw:layer="" svg:width="4.81738280000pt" svg:height="1.10490720000pt" draw:transform="matrix(0.29976019000 0.00000000000 0.00000000000 0.29976019000 69.06335688872pt 41.55772636271pt)"/>
            <draw:path draw:style-name="gr15" draw:id="shape58" draw:name="path1241" draw:layer="" svg:width="5.50822444372pt" svg:height="3.08908580108pt" draw:transform="matrix(0.29976019000 0.00000000000 0.00000000000 0.29976019000 68.97603205395pt 40.06446259065pt)" svg:viewBox="0 0 6 3" svg:d="M0.000776348 3.06338L5.49116 3.08909C5.70568 1.59634 3.84734 -0.016351 2.76241 0.000125199C1.68981 0.0416453 -0.0419632 1.63061 0.000776348 3.06338Z" koffice:nodeTypes="cccc"/>
            <draw:g draw:style-name="gr1" draw:id="shape59" draw:name="g1244" svg:y="13.26997990656pt">
              <draw:path draw:style-name="gr5" draw:id="shape60" draw:name="path1105" draw:layer="" svg:width="44.26835630539pt" svg:height="6.51399688462pt" draw:transform="matrix(0.29976019000 0.00000000000 0.00000000000 0.29976019000 67.86163027742pt 44.39232586563pt)" svg:viewBox="0 0 44 7" svg:d="M0 3.25699L3.05996 6.45487L41.1461 6.514L44.2684 3.31612L34.5282 3.19788L29.7829 0.0591216L14.4855 0L10.0526 3.25699Z" koffice:nodeTypes="ccccccccc"/>
              <draw:path draw:style-name="gr15" draw:id="shape61" draw:name="path1243" draw:layer="" svg:width="44.26835630539pt" svg:height="6.51399688462pt" draw:transform="matrix(0.29976019000 0.00000000000 0.00000000000 0.29976019000 67.86163027742pt 44.39232586563pt)" svg:viewBox="0 0 44 7" svg:d="M0 3.25699L3.05996 6.45487L41.1461 6.514L44.2684 3.31612L34.5282 3.19788L29.7829 0.0591216L14.4855 0L10.0526 3.25699Z" koffice:nodeTypes="ccccccccc"/>
            </draw:g>
            <draw:g draw:style-name="gr1" draw:id="shape62" draw:name="g1248" svg:y="7.37226129823pt">
              <draw:path draw:style-name="gr18" draw:id="shape63" draw:name="path110" draw:layer="" svg:width="17.09900355003pt" svg:height="17.60798965626pt" draw:transform="matrix(0.29976019000 0.00000000000 0.00000000000 0.29976019000 71.85782265019pt 38.49460725729pt)" svg:viewBox="0 0 17 18" svg:d="M2.18915 17.608L14.8573 17.5946C16.5724 16.6677 17.1074 13.7074 17.0989 12.0509C17.0751 7.158 13.7273 4.81148 10.3673 4.68636C9.86377 4.66039 9.27955 4.25987 9.14638 3.79087C8.81538 2.72856 8.90082 -0.037388 8.53826 0.000383022C8.21572 -0.00433837 8.31041 2.7081 8.02328 3.70432C7.86547 4.20006 7.32047 4.68872 6.77701 4.71705C2.59482 4.93029 -0.102475 8.05114 0.00298496 12.0509C0.0738044 14.6957 0.374787 16.275 2.18915 17.608Z" koffice:nodeTypes="cccccccccc"/>
              <draw:path draw:style-name="gr15" draw:id="shape64" draw:name="path1247" draw:layer="" svg:width="17.09900355003pt" svg:height="17.60642198931pt" draw:transform="matrix(0.29976019000 0.00000000000 0.00000000000 0.29976019000 71.85782265019pt 38.49472398350pt)" svg:viewBox="0 0 17 18" svg:d="M2.18915 17.6064L14.8573 17.5931C16.5724 16.6662 17.1074 13.7061 17.0989 12.0498C17.0751 7.15716 13.7273 4.81077 10.3673 4.68567C9.86377 4.6597 9.27955 4.25919 9.14638 3.79024C8.81538 2.72799 8.90082 0.0243922 8.53826 0C8.27654 0.0259659 8.31041 2.70754 8.02328 3.70369C7.86547 4.1994 7.32047 4.68803 6.77701 4.71635C2.59482 4.92959 -0.102475 8.05022 0.00298496 12.0498C0.0738044 14.6944 0.374787 16.2735 2.18915 17.6064Z" koffice:nodeTypes="cccccccccc"/>
              <draw:path draw:style-name="gr16" draw:id="shape65" draw:name="path1101" draw:layer="" svg:width="3.83796914718pt" svg:height="8.51464310252pt" draw:transform="matrix(0.29976019000 0.00000000000 0.00000000000 0.29976019000 72.26513422272pt 40.47494956185pt)" svg:viewBox="0 0 4 9" svg:d="M0.0953317 7.24243C0.441195 8.96009 1.26377 8.69686 1.20293 7.86528C1.00041 5.21207 1.21376 2.5991 3.54646 0.857123C4.28569 0.312231 3.45979 -0.190747 2.83056 0.0716401C0.847063 0.910773 -0.35804 4.75771 0.0953317 7.24243Z" koffice:nodeTypes="ccccc"/>
              <draw:path draw:style-name="gr16" draw:id="shape66" draw:name="path1102" draw:layer="" svg:width="3.99252087269pt" svg:height="7.61321103619pt" draw:transform="matrix(0.29976019000 0.00000000000 0.00000000000 0.29976019000 72.91905306271pt 40.86846951240pt)" svg:viewBox="0 0 4 8" svg:d="M0.15969 6.38787C0.571059 7.96727 2.25123 7.89866 1.94196 6.8704C1.31252 4.90098 1.41263 2.02816 3.64493 0.787925C4.52616 0.289209 3.54185 -0.17559 2.79345 0.065674C0.434266 0.837257 -0.379552 4.10319 0.15969 6.38787Z" koffice:nodeTypes="ccccc"/>
              <draw:path draw:style-name="gr16" draw:id="shape67" draw:name="path1103" draw:layer="" svg:width="3.83796914718pt" svg:height="8.51464310252pt" draw:transform="matrix(-0.30007763604 0.00000000000 0.00000000000 0.29976019000 76.78987085367pt 40.49368457373pt)" svg:viewBox="0 0 4 9" svg:d="M0.0953317 7.24243C0.441195 8.96009 1.26377 8.69686 1.20293 7.86528C1.00041 5.21207 1.21376 2.5991 3.54646 0.857123C4.28569 0.312231 3.45979 -0.190747 2.83056 0.0716401C0.847063 0.910773 -0.35804 4.75771 0.0953317 7.24243Z" koffice:nodeTypes="ccccc"/>
              <draw:path draw:style-name="gr16" draw:id="shape68" draw:name="path1104" draw:layer="" svg:width="3.99252087269pt" svg:height="7.61321103619pt" draw:transform="matrix(-0.30007763604 0.00000000000 0.00000000000 0.29976019000 76.13526606437pt 40.88720452428pt)" svg:viewBox="0 0 4 8" svg:d="M0.15969 6.38787C0.571059 7.96727 2.25123 7.89866 1.94196 6.8704C1.31252 4.90098 1.41263 2.02816 3.64493 0.787925C4.52616 0.289209 3.54185 -0.17559 2.79345 0.065674C0.434266 0.837257 -0.379552 4.10319 0.15969 6.38787Z" koffice:nodeTypes="ccccc"/>
            </draw:g>
            <draw:g draw:style-name="gr1" draw:id="shape69" draw:name="g1256" svg:y="25.97285752615pt">
              <draw:path draw:style-name="gr5" draw:id="shape70" draw:name="path1106" draw:layer="" svg:width="56.26933365086pt" svg:height="4.52655818983pt" draw:transform="matrix(0.29976019000 0.00000000000 0.00000000000 0.29976019000 66.04436410156pt 57.09520348522pt)" svg:viewBox="0 0 56 5" svg:d="M0 4.52656L56.2693 4.52656L51.2327 0L5.03589 0Z" koffice:nodeTypes="ccccc"/>
              <draw:path draw:style-name="gr15" draw:id="shape71" draw:name="path1255" draw:layer="" svg:width="56.26933365086pt" svg:height="4.52655818983pt" draw:transform="matrix(0.29976019000 0.00000000000 0.00000000000 0.29976019000 66.04436410156pt 57.09520348522pt)" svg:viewBox="0 0 56 5" svg:d="M0 4.52656L56.2693 4.52656L51.2327 0L5.03589 0Z" koffice:nodeTypes="ccccc"/>
            </draw:g>
            <draw:g draw:style-name="gr1" draw:id="shape72" draw:name="g1339" svg:y="16.08032281491pt">
              <draw:g draw:style-name="gr1" draw:id="shape73" draw:name="g1312" svg:y="0.00000000000pt">
                <draw:g draw:style-name="gr1" draw:id="shape74" draw:name="g1299" svg:y="0.00000000000pt">
                  <draw:rect draw:style-name="gr5" draw:id="shape75" draw:name="rect130" draw:layer="" svg:width="5.37527768000pt" svg:height="7.43787840000pt" draw:transform="matrix(0.29976019000 0.00000000000 0.00000000000 0.29976019000 68.98586288440pt 47.20266877398pt)"/>
                  <draw:rect draw:style-name="gr5" draw:id="shape76" draw:name="rect1301" draw:layer="" svg:width="5.18776248000pt" svg:height="1.56257600000pt" draw:transform="matrix(0.29976019000 0.00000000000 0.00000000000 0.29976019000 69.07954633706pt 50.70629944784pt)"/>
                  <draw:rect draw:style-name="gr5" draw:id="shape77" draw:name="rect1302" draw:layer="" svg:width="5.31276248000pt" svg:height="5.81278880000pt" draw:transform="matrix(0.29976019000 0.00000000000 0.00000000000 0.29976019000 69.04207631331pt 51.53069512622pt)"/>
                  <draw:rect draw:style-name="gr5" draw:id="shape78" draw:name="rect1303" draw:layer="" svg:width="5.81279296000pt" svg:height="3.25015184000pt" draw:transform="matrix(0.29976019000 0.00000000000 0.00000000000 0.29976019000 68.92965185357pt 53.62912197180pt)"/>
                  <draw:path draw:style-name="gr5" draw:id="shape79" draw:name="path1304" draw:layer="" svg:width="6.88005953156pt" svg:height="1.42964645361pt" draw:transform="matrix(0.29976019000 0.00000000000 0.00000000000 0.29976019000 68.89149334062pt 49.82469993289pt)" svg:viewBox="0 0 7 1" svg:d="M0.895619 1.42965L5.88976 1.42965L6.88006 0L0 0Z" koffice:nodeTypes="ccccc"/>
                  <draw:path draw:style-name="gr5" draw:id="shape80" draw:name="path1305" draw:layer="" svg:width="3.17761111234pt" svg:height="4.26893020203pt" draw:transform="matrix(0.29976019000 0.00000000000 0.00000000000 0.29976019000 71.03764944250pt 47.36043136294pt)" svg:viewBox="0 0 3 4" svg:d="M0 4.26893L0.0427517 0L3.17761 0C1.94637 1.09789 0.801399 2.42847 0 4.26893Z" koffice:nodeTypes="cccc"/>
                  <draw:rect draw:style-name="gr5" draw:id="shape81" draw:name="rect1306" draw:layer="" svg:width="5.28454400000pt" svg:height="7.43787840000pt" draw:transform="matrix(-0.29976019000 0.00000000000 0.00000000000 0.29976019000 80.02007624569pt 47.20266877398pt)"/>
                  <draw:rect draw:style-name="gr5" draw:id="shape82" draw:name="rect1307" draw:layer="" svg:width="5.10019376000pt" svg:height="1.56257600000pt" draw:transform="matrix(-0.29976019000 0.00000000000 0.00000000000 0.29976019000 79.99356065832pt 50.70629465168pt)"/>
                  <draw:rect draw:style-name="gr5" draw:id="shape83" draw:name="rect1308" draw:layer="" svg:width="5.19394496000pt" svg:height="5.81278880000pt" draw:transform="matrix(-0.29976019000 0.00000000000 0.00000000000 0.29976019000 80.02167096990pt 51.53069033005pt)"/>
                  <draw:rect draw:style-name="gr5" draw:id="shape84" draw:name="rect1309" draw:layer="" svg:width="5.71467360000pt" svg:height="3.25015184000pt" draw:transform="matrix(-0.29976019000 0.00000000000 0.00000000000 0.29976019000 80.12218176064pt 53.62912197180pt)"/>
                  <draw:path draw:style-name="gr5" draw:id="shape85" draw:name="path1310" draw:layer="" svg:width="6.88005953156pt" svg:height="1.42964645361pt" draw:transform="matrix(-0.29470023799 0.00000000000 0.00000000000 0.29976019000 80.11287946814pt 49.82469993289pt)" svg:viewBox="0 0 7 1" svg:d="M0.895619 1.42965L5.88976 1.42965L6.88006 0L0 0Z" koffice:nodeTypes="ccccc"/>
                  <draw:path draw:style-name="gr5" draw:id="shape86" draw:name="path1311" draw:layer="" svg:width="3.17761111234pt" svg:height="4.26893020203pt" draw:transform="matrix(-0.29470023799 0.00000000000 0.00000000000 0.29976019000 78.00290401830pt 47.36043136294pt)" svg:viewBox="0 0 3 4" svg:d="M0 4.26893L0.0427517 0L3.17761 0C1.94637 1.09789 0.801399 2.42847 0 4.26893Z" koffice:nodeTypes="cccc"/>
                </draw:g>
                <draw:g draw:style-name="gr1" draw:id="shape87" draw:name="g1272" svg:y="0.08478498523pt">
                  <draw:rect draw:style-name="gr15" draw:id="shape88" draw:name="rect1273" draw:layer="" svg:width="5.37527768000pt" svg:height="7.43787840000pt" draw:transform="matrix(0.29976019000 0.00000000000 0.00000000000 0.29976019000 68.98586288440pt 47.20266877398pt)"/>
                  <draw:rect draw:style-name="gr15" draw:id="shape89" draw:name="rect1274" draw:layer="" svg:width="5.18776248000pt" svg:height="1.56257600000pt" draw:transform="matrix(0.29976019000 0.00000000000 0.00000000000 0.29976019000 69.07954633706pt 50.70629944784pt)"/>
                  <draw:rect draw:style-name="gr15" draw:id="shape90" draw:name="rect1275" draw:layer="" svg:width="5.31276248000pt" svg:height="5.81278880000pt" draw:transform="matrix(0.29976019000 0.00000000000 0.00000000000 0.29976019000 69.04207631331pt 51.53069512622pt)"/>
                  <draw:rect draw:style-name="gr15" draw:id="shape91" draw:name="rect1276" draw:layer="" svg:width="5.81279296000pt" svg:height="3.25015184000pt" draw:transform="matrix(0.29976019000 0.00000000000 0.00000000000 0.29976019000 68.92965185357pt 53.62912197180pt)"/>
                  <draw:path draw:style-name="gr15" draw:id="shape92" draw:name="path1277" draw:layer="" svg:width="6.88005953156pt" svg:height="1.42964645361pt" draw:transform="matrix(0.29976019000 0.00000000000 0.00000000000 0.29976019000 68.89149334062pt 49.82469993289pt)" svg:viewBox="0 0 7 1" svg:d="M0.895619 1.42965L5.88976 1.42965L6.88006 0L0 0Z" koffice:nodeTypes="ccccc"/>
                  <draw:path draw:style-name="gr15" draw:id="shape93" draw:name="path1278" draw:layer="" svg:width="3.17761111234pt" svg:height="4.26893020203pt" draw:transform="matrix(0.29976019000 0.00000000000 0.00000000000 0.29976019000 71.03764944250pt 47.36043136294pt)" svg:viewBox="0 0 3 4" svg:d="M0 4.26893L0.0427517 0L3.17761 0C1.94637 1.09789 0.801399 2.42847 0 4.26893Z" koffice:nodeTypes="cccc"/>
                  <draw:rect draw:style-name="gr15" draw:id="shape94" draw:name="rect1279" draw:layer="" svg:width="5.28454400000pt" svg:height="7.43787840000pt" draw:transform="matrix(-0.29976019000 0.00000000000 0.00000000000 0.29976019000 80.02007624569pt 47.20266877398pt)"/>
                  <draw:rect draw:style-name="gr15" draw:id="shape95" draw:name="rect1280" draw:layer="" svg:width="5.10019376000pt" svg:height="1.56257600000pt" draw:transform="matrix(-0.29976019000 0.00000000000 0.00000000000 0.29976019000 79.99356065832pt 50.70629465168pt)"/>
                  <draw:rect draw:style-name="gr15" draw:id="shape96" draw:name="rect1281" draw:layer="" svg:width="5.19394496000pt" svg:height="5.81278880000pt" draw:transform="matrix(-0.29976019000 0.00000000000 0.00000000000 0.29976019000 80.02167096990pt 51.53069033005pt)"/>
                  <draw:rect draw:style-name="gr15" draw:id="shape97" draw:name="rect1282" draw:layer="" svg:width="5.71467360000pt" svg:height="3.25015184000pt" draw:transform="matrix(-0.29976019000 0.00000000000 0.00000000000 0.29976019000 80.12218176064pt 53.62912197180pt)"/>
                  <draw:path draw:style-name="gr15" draw:id="shape98" draw:name="path1283" draw:layer="" svg:width="6.88005953156pt" svg:height="1.42964645361pt" draw:transform="matrix(-0.29470023799 0.00000000000 0.00000000000 0.29976019000 80.11287946814pt 49.82469993289pt)" svg:viewBox="0 0 7 1" svg:d="M0.895619 1.42965L5.88976 1.42965L6.88006 0L0 0Z" koffice:nodeTypes="ccccc"/>
                  <draw:path draw:style-name="gr15" draw:id="shape99" draw:name="path1284" draw:layer="" svg:width="3.17761111234pt" svg:height="4.26893020203pt" draw:transform="matrix(-0.29470023799 0.00000000000 0.00000000000 0.29976019000 78.00290401830pt 47.36043136294pt)" svg:viewBox="0 0 3 4" svg:d="M0 4.26893L0.0427517 0L3.17761 0C1.94637 1.09789 0.801399 2.42847 0 4.26893Z" koffice:nodeTypes="cccc"/>
                </draw:g>
              </draw:g>
              <draw:path draw:style-name="gr16" draw:id="shape100" draw:name="path1119" draw:layer="" svg:width="4.03890733579pt" svg:height="6.97757074858pt" draw:transform="matrix(0.29976019000 0.00000000000 0.00000000000 0.29976019000 69.23570557868pt 47.41699580725pt)" svg:viewBox="0 0 4 7" svg:d="M9.17516e-05 6.21132C0.0347286 7.18515 1.10067 6.75065 1.10067 6.26059C1.10067 4.75819 1.11972 3.13394 1.06171 2.07051C1.05478 1.28661 2.86716 1.48281 2.85676 1.96569C2.86369 3.23428 2.87754 4.97409 2.88447 6.45858C2.87148 7.18157 4.05519 7.11885 4.03874 6.45858C4.03181 4.80029 4.03095 2.39034 4.03874 1.17014C4.04913 -0.401246 0.0511811 -0.367202 0.0200079 1.1352C0.0217398 2.36885 -0.00164009 4.57721 9.17516e-05 6.21132Z" koffice:nodeTypes="ccccccccc"/>
              <draw:path draw:style-name="gr16" draw:id="shape101" draw:name="path1120" draw:layer="" svg:width="4.03830739084pt" svg:height="6.97757074858pt" draw:transform="matrix(0.29976019000 0.00000000000 0.00000000000 0.29976019000 78.71612038831pt 47.46382866067pt)" svg:viewBox="0 0 4 7" svg:d="M9.17417e-05 6.21132C0.0347247 7.18515 1.10055 6.75065 1.10055 6.26059C1.10055 4.75819 1.1196 3.13394 1.06159 2.07051C1.05467 1.28661 2.86683 1.48281 2.85644 1.96569C2.86337 3.23428 2.87722 4.97409 2.88415 6.45858C2.87117 7.18157 4.02011 7.11885 4.00452 6.45858C3.9976 4.76535 4.0305 2.39034 4.03829 1.17014C4.04868 -0.401246 0.0511754 -0.367202 0.0200057 1.1352C0.0217374 2.36885 -0.00163991 4.57721 9.17417e-05 6.21132Z" koffice:nodeTypes="ccccccccc"/>
              <draw:g draw:style-name="gr1" draw:id="shape102" draw:name="g1126" svg:y="4.57645241673pt">
                <draw:rect draw:style-name="gr16" draw:id="shape103" draw:name="rect1121" draw:layer="" svg:width="3.81269528000pt" svg:height="4.75025632000pt" draw:transform="matrix(0.29976019000 0.00000000000 0.00000000000 0.29976019000 69.23888878212pt 51.73672869809pt)"/>
                <draw:rect draw:style-name="gr2" draw:id="shape104" draw:name="rect1122" draw:layer="" svg:width="1.34382400000pt" svg:height="0.78129520800pt" draw:transform="matrix(0.29976019000 0.00000000000 0.00000000000 0.29976019000 69.96959860975pt 52.32691094865pt)"/>
                <draw:rect draw:style-name="gr2" draw:id="shape105" draw:name="rect1123" draw:layer="" svg:width="1.31257360000pt" svg:height="0.78129520800pt" draw:transform="matrix(0.29976019000 0.00000000000 0.00000000000 0.29976019000 69.26699189945pt 52.32691094865pt)"/>
                <draw:rect draw:style-name="gr2" draw:id="shape106" draw:name="rect1124" draw:layer="" svg:width="1.03130888000pt" svg:height="1.93761368000pt" draw:transform="matrix(0.29976019000 0.00000000000 0.00000000000 0.29976019000 69.66045472677pt 51.75546730709pt)"/>
                <draw:rect draw:style-name="gr2" draw:id="shape107" draw:name="rect1125" draw:layer="" svg:width="1.03130888000pt" svg:height="2.06262168000pt" draw:transform="matrix(0.29976019000 0.00000000000 0.00000000000 0.29976019000 69.66045472677pt 52.55174547964pt)"/>
              </draw:g>
              <draw:g draw:style-name="gr1" draw:id="shape108" draw:name="g1132" svg:y="4.56708491079pt">
                <draw:rect draw:style-name="gr16" draw:id="shape109" draw:name="rect1133" draw:layer="" svg:width="3.81269528000pt" svg:height="4.75025632000pt" draw:transform="matrix(0.29976019000 0.00000000000 0.00000000000 0.29976019000 78.68182685345pt 51.72736119215pt)"/>
                <draw:rect draw:style-name="gr2" draw:id="shape110" draw:name="rect1134" draw:layer="" svg:width="1.34382400000pt" svg:height="0.78129520800pt" draw:transform="matrix(0.29976019000 0.00000000000 0.00000000000 0.29976019000 79.41253668108pt 52.31754344271pt)"/>
                <draw:rect draw:style-name="gr2" draw:id="shape111" draw:name="rect1135" draw:layer="" svg:width="1.31257360000pt" svg:height="0.78129520800pt" draw:transform="matrix(0.29976019000 0.00000000000 0.00000000000 0.29976019000 78.70992997078pt 52.31754344271pt)"/>
                <draw:rect draw:style-name="gr2" draw:id="shape112" draw:name="rect1136" draw:layer="" svg:width="1.03130888000pt" svg:height="1.93761368000pt" draw:transform="matrix(0.29976019000 0.00000000000 0.00000000000 0.29976019000 79.10339279809pt 51.74609980115pt)"/>
                <draw:rect draw:style-name="gr2" draw:id="shape113" draw:name="rect1137" draw:layer="" svg:width="1.03130888000pt" svg:height="2.06262168000pt" draw:transform="matrix(0.29976019000 0.00000000000 0.00000000000 0.29976019000 79.10339279809pt 52.54237797370pt)"/>
              </draw:g>
            </draw:g>
            <draw:g draw:style-name="gr1" draw:id="shape114" draw:name="g1498" svg:y="15.61170651084pt">
              <draw:rect draw:style-name="gr5" draw:id="shape115" draw:name="rect1162" draw:layer="" svg:width="0.65629883200pt" svg:height="4.71900632000pt" draw:transform="matrix(0.29976019000 0.00000000000 0.00000000000 0.29976019000 77.64225132028pt 51.81155123959pt)"/>
              <draw:path draw:style-name="gr5" draw:id="shape116" draw:name="path1381" draw:layer="" svg:width="40.26886979516pt" svg:height="33.01900444517pt" draw:transform="matrix(0.29976019000 0.00000000000 0.00000000000 0.29976019000 67.90887248336pt 46.73405246991pt)" svg:viewBox="0 0 40 33" svg:d="M19.5762 23.0271L20.5998 26.099L22.926 26.099L21.0652 23.0264ZM18.2737 26.099L18.863 29.14L21.5925 29.1709L20.5998 26.0983ZM22.8958 26.13L24.7882 29.14L28.6662 29.14L25.6261 26.0983ZM0 33.019C2.05768 31.1053 3.37122 29.4712 3.38155 27.123L8.40703 27.123C8.41735 28.437 8.89305 29.2226 9.61733 29.1709L14.7056 29.14L14.6746 26.13L10.9825 26.13L10.9817 9.71307C10.8475 3.91001 18.0347 0.527478 20.9723 0.55846L3.50544 0.527478L3.50544 0L40.238 0L40.2689 0.527478L22.5542 0.55846C27.8077 0.568787 32.8744 5.54488 32.9165 9.74484L32.9165 14.3992L32.2335 14.3992L32.2026 9.80681C32.2026 5.21361 26.4195 0.920703 21.7783 1.05495C17.7654 1.17015 11.5408 4.99675 11.6027 9.77583L11.6027 11.2034L21.1272 11.2653L21.0342 12.9097L22.5296 13.8646L25.5125 14.8154L25.4689 17.2821L27.6051 17.912L27.6234 20.3762L30.1862 21.4765L30.1862 24.0273L31.8118 25.029L31.7371 27.6195L33.9402 29.1709L28.7281 29.1709L31.9858 32.8022L27.1771 32.8022L24.7875 29.1709L21.6235 29.1709L23.0506 32.7704L19.6699 32.7394L18.8622 29.1709L14.7365 29.1709L14.7675 33.0182ZM14.7365 23.0573L14.7365 26.0983L18.2737 26.0983L17.5589 23.0573Z" koffice:nodeTypes="cccccccccccccccccccccccccccccccccccccccccccccccccccccccccccccccc"/>
              <draw:path draw:style-name="gr15" draw:id="shape117" draw:name="path1178" draw:layer="" svg:width="40.26886979516pt" svg:height="33.01900444517pt" draw:transform="matrix(0.29976019000 0.00000000000 0.00000000000 0.29976019000 67.90887248336pt 46.73405246991pt)" svg:viewBox="0 0 40 33" svg:d="M19.5762 23.0271L20.5998 26.099L22.926 26.099L21.0652 23.0264ZM18.2737 26.099L18.863 29.14L21.5925 29.1709L20.5998 26.0983ZM22.8958 26.13L24.7882 29.14L28.6662 29.14L25.6261 26.0983ZM0 33.019C2.05768 31.1053 3.37122 29.4712 3.38155 27.123L8.40703 27.123C8.41735 28.437 8.89305 29.2226 9.61733 29.1709L14.7056 29.14L14.6746 26.13L10.9825 26.13L10.9817 9.71307C10.8475 3.91001 18.0347 0.527478 20.9723 0.55846L3.50544 0.527478L3.50544 0L40.238 0L40.2689 0.527478L22.5542 0.55846C27.8077 0.568787 32.8744 5.54488 32.9165 9.74484L32.9165 14.3992L32.2335 14.3992L32.2026 9.80681C32.2026 5.21361 26.4195 0.920703 21.7783 1.05495C17.7654 1.17015 11.5408 4.99675 11.6027 9.77583L11.6027 11.2034L21.1272 11.2653L21.0342 12.9097L22.5296 13.8646L25.5125 14.8154L25.4689 17.2821L27.6051 17.912L27.6234 20.3762L30.1862 21.4765L30.1862 24.0273L31.8118 25.029L31.7371 27.6195L33.9402 29.1709L28.7281 29.1709L31.9858 32.8022L27.1771 32.8022L24.7875 29.1709L21.6235 29.1709L23.0506 32.7704L19.6699 32.7394L18.8622 29.1709L14.7365 29.1709L14.7675 33.0182ZM14.7365 23.0573L14.7365 26.0983L18.2737 26.0983L17.5589 23.0573Z" koffice:nodeTypes="cccccccccccccccccccccccccccccccccccccccccccccccccccccccccccccccc"/>
              <draw:rect draw:style-name="gr19" draw:id="shape118" draw:name="rect1179" draw:layer="" svg:width="2.21887208000pt" svg:height="5.09403992000pt" draw:transform="matrix(0.29976019000 0.00000000000 0.00000000000 0.29976019000 72.41512425416pt 52.07374548258pt)"/>
              <draw:path draw:style-name="gr16" draw:id="shape119" draw:name="path1180" draw:layer="" svg:width="8.33830476887pt" svg:height="9.92083330742pt" draw:transform="matrix(0.29976019000 0.00000000000 0.00000000000 0.30569993816 71.47553912806pt 50.81773989080pt)" svg:viewBox="0 0 8 10" svg:d="M0 9.90825L2.10617 9.90825L2.09294 6.05728C2.06571 4.38327 3.48797 2.69585 4.16876 2.63969C4.92346 2.60951 6.03607 4.21981 6.07342 5.92567L6.10376 9.92083L8.3383 9.9158L8.3383 0L0 0.0469427Z" koffice:nodeTypes="cccccccccc"/>
              <draw:rect draw:style-name="gr20" draw:id="shape120" draw:name="rect1181" draw:layer="" svg:width="2.68767128000pt" svg:height="2.09388488000pt" draw:transform="matrix(0.29976019000 0.00000000000 0.00000000000 0.29976019000 76.61230168634pt 54.37816273457pt)"/>
              <draw:rect draw:style-name="gr20" draw:id="shape121" draw:name="rect1182" draw:layer="" svg:width="2.68767128000pt" svg:height="2.09388488000pt" draw:transform="matrix(0.29976019000 0.00000000000 0.00000000000 0.29976019000 76.13452950703pt 53.30083420404pt)"/>
              <draw:rect draw:style-name="gr20" draw:id="shape122" draw:name="rect1183" draw:layer="" svg:width="2.68767128000pt" svg:height="2.09388488000pt" draw:transform="matrix(0.29976019000 0.00000000000 0.00000000000 0.29976019000 75.35697555499pt 52.22350087734pt)"/>
              <draw:rect draw:style-name="gr20" draw:id="shape123" draw:name="rect1184" draw:layer="" svg:width="2.68767128000pt" svg:height="2.09388488000pt" draw:transform="matrix(0.29976019000 0.00000000000 0.00000000000 0.29976019000 74.69183886844pt 51.31479824505pt)"/>
              <draw:path draw:style-name="gr16" draw:id="shape124" draw:name="path1185" draw:layer="" svg:width="7.66883805110pt" svg:height="14.25453180485pt" draw:transform="matrix(0.29976019000 0.00000000000 0.00000000000 0.29976019000 74.15803311633pt 50.82757762455pt)" svg:viewBox="0 0 8 14" svg:d="M0 9.75654L2.75421 9.85143L7.66884 14.2545L7.66884 11.6572L6.01006 10.4539L6.01006 8.39427L3.59963 7.00117L3.59963 4.7834L1.2517 3.99198L1.2517 0.981979L0.0617033 0Z" koffice:nodeTypes="cccccccccccc"/>
              <draw:rect draw:style-name="gr15" draw:id="shape125" draw:name="rect1382" draw:layer="" svg:width="0.65629883200pt" svg:height="4.71900632000pt" draw:transform="matrix(0.29976019000 0.00000000000 0.00000000000 0.29976019000 77.64225132028pt 51.81155123959pt)"/>
            </draw:g>
            <draw:g draw:style-name="gr1" draw:id="shape126" draw:name="g1550" svg:y="5.66937587664pt">
              <draw:path draw:style-name="gr7" draw:id="shape127" draw:name="path912" draw:layer="" svg:width="3.21087950620pt" svg:height="6.07475086460pt" draw:transform="matrix(0.29976019000 0.00000000000 0.00000000000 0.29976019000 62.39501388336pt 37.48315324632pt)" svg:viewBox="0 0 3 6" svg:d="M3.17834 0C3.4292 4.12192 2.21194 6.38455 0.134336 6.04047C-0.438097 3.75396 0.864191 2.22017 3.17834 0Z" koffice:nodeTypes="ccc"/>
              <draw:path draw:style-name="gr7" draw:id="shape128" draw:name="path913" draw:layer="" svg:width="1.19106571793pt" svg:height="10.30512134344pt" draw:transform="matrix(0.29976019000 0.00000000000 0.00000000000 0.29976019000 61.73420251324pt 36.79172183571pt)" svg:viewBox="0 0 1 10" svg:d="M0.603668 10.3051C-0.58622 9.43449 0.2723 2.78674 0.728948 0C1.06682 3.58952 1.63194 8.69178 0.603668 10.3051Z" koffice:nodeTypes="ccc"/>
              <draw:path draw:style-name="gr7" draw:id="shape129" draw:name="path914" draw:layer="" svg:width="6.38706994696pt" svg:height="6.10665872685pt" draw:transform="matrix(0.29976019000 0.00000000000 0.00000000000 0.29976019000 62.18376071266pt 38.30729544748pt)" svg:viewBox="0 0 6 6" svg:d="M0.0194009 5.90877C3.11143 6.94883 5.55956 3.72896 6.38707 0C3.83497 3.40551 -0.318476 3.40957 0.0194009 5.90877Z" koffice:nodeTypes="ccc"/>
              <draw:path draw:style-name="gr7" draw:id="shape130" draw:name="path915" draw:layer="" svg:width="1.96894626173pt" svg:height="10.97299515605pt" draw:transform="matrix(0.29976019000 0.00000000000 0.00000000000 0.29976019000 61.12924666229pt 37.86894916721pt)" svg:viewBox="0 0 2 11" svg:d="M1.28165 10.973C-0.998626 10.3499 0.374762 2.9571 0.789071 0C1.29035 3.05441 2.86219 9.96141 1.28165 10.973Z" koffice:nodeTypes="ccc"/>
              <draw:path draw:style-name="gr7" draw:id="shape131" draw:name="path916" draw:layer="" svg:width="4.39888547804pt" svg:height="3.60961655441pt" draw:transform="matrix(0.29976019000 0.00000000000 0.00000000000 0.29976019000 61.75391496732pt 40.08914387775pt)" svg:viewBox="0 0 4 4" svg:d="M0 3.56688C0.130813 0.701244 2.65607 1.52932 4.39889 0C4.11451 1.4319 3.04282 3.96943 0 3.56688Z" koffice:nodeTypes="ccc"/>
              <draw:path draw:style-name="gr7" draw:id="shape132" draw:name="path917" draw:layer="" svg:width="2.04435300818pt" svg:height="11.44972017655pt" draw:transform="matrix(0.29976019000 0.00000000000 0.00000000000 0.29976019000 60.50703317697pt 38.54225228057pt)" svg:viewBox="0 0 2 11" svg:d="M1.35628 11.4497C-0.968041 10.8411 0.429154 3.16198 0.297405 0C0.978924 2.7318 3.13653 10.7093 1.35628 11.4497Z" koffice:nodeTypes="ccc"/>
              <draw:path draw:style-name="gr7" draw:id="shape133" draw:name="path918" draw:layer="" svg:width="4.28141926524pt" svg:height="2.97868879181pt" draw:transform="matrix(0.29976019000 0.00000000000 0.00000000000 0.29976019000 61.22778067799pt 41.06952108994pt)" svg:viewBox="0 0 4 3" svg:d="M0 2.82327C1.76272 3.42881 4.09769 2.21851 4.28142 0C2.76342 1.08856 0.339591 0.256226 0 2.82327Z" koffice:nodeTypes="ccc"/>
              <draw:path draw:style-name="gr7" draw:id="shape134" draw:name="path919" draw:layer="" svg:width="2.47092777607pt" svg:height="12.55258376743pt" draw:transform="matrix(0.29976019000 0.00000000000 0.00000000000 0.29976019000 59.96786842488pt 39.26541198834pt)" svg:viewBox="0 0 2 13" svg:d="M1.67107 12.5492C-0.891068 12.7226 0.25547 6.1351 0.257345 0C1.19858 5.73441 3.76259 10.9839 1.67107 12.5492Z" koffice:nodeTypes="ccc"/>
              <draw:path draw:style-name="gr7" draw:id="shape135" draw:name="path920" draw:layer="" svg:width="4.52808997642pt" svg:height="3.67450871716pt" draw:transform="matrix(0.29976019000 0.00000000000 0.00000000000 0.29976019000 60.62267108939pt 42.08033547220pt)" svg:viewBox="0 0 5 4" svg:d="M0 3.4202C1.37098 4.2827 3.827 2.90419 4.52809 0C2.05127 1.35057 0.395103 0.030737 0 3.4202Z" koffice:nodeTypes="ccc"/>
            </draw:g>
            <draw:g draw:style-name="gr1" draw:id="shape136" draw:name="g1560" svg:y="5.75416086187pt">
              <draw:path draw:style-name="gr15" draw:id="shape137" draw:name="path1561" draw:layer="" svg:width="3.21087950620pt" svg:height="6.07475086460pt" draw:transform="matrix(0.29976019000 0.00000000000 0.00000000000 0.29976019000 62.39501388336pt 37.48315324632pt)" svg:viewBox="0 0 3 6" svg:d="M3.17834 0C3.4292 4.12192 2.21194 6.38455 0.134336 6.04047C-0.438097 3.75396 0.864191 2.22017 3.17834 0Z" koffice:nodeTypes="ccc"/>
              <draw:path draw:style-name="gr15" draw:id="shape138" draw:name="path1562" draw:layer="" svg:width="1.19106571793pt" svg:height="10.30512134344pt" draw:transform="matrix(0.29976019000 0.00000000000 0.00000000000 0.29976019000 61.73420251324pt 36.79172183571pt)" svg:viewBox="0 0 1 10" svg:d="M0.603668 10.3051C-0.58622 9.43449 0.2723 2.78674 0.728948 0C1.06682 3.58952 1.63194 8.69178 0.603668 10.3051Z" koffice:nodeTypes="ccc"/>
              <draw:path draw:style-name="gr15" draw:id="shape139" draw:name="path1563" draw:layer="" svg:width="6.38706994696pt" svg:height="6.10665872685pt" draw:transform="matrix(0.29976019000 0.00000000000 0.00000000000 0.29976019000 62.18376071266pt 38.30729544748pt)" svg:viewBox="0 0 6 6" svg:d="M0.0194009 5.90877C3.11143 6.94883 5.55956 3.72896 6.38707 0C3.83497 3.40551 -0.318476 3.40957 0.0194009 5.90877Z" koffice:nodeTypes="ccc"/>
              <draw:path draw:style-name="gr15" draw:id="shape140" draw:name="path1564" draw:layer="" svg:width="1.96894626173pt" svg:height="10.97299515605pt" draw:transform="matrix(0.29976019000 0.00000000000 0.00000000000 0.29976019000 61.12924666229pt 37.86894916721pt)" svg:viewBox="0 0 2 11" svg:d="M1.28165 10.973C-0.998626 10.3499 0.374762 2.9571 0.789071 0C1.29035 3.05441 2.86219 9.96141 1.28165 10.973Z" koffice:nodeTypes="ccc"/>
              <draw:path draw:style-name="gr15" draw:id="shape141" draw:name="path1565" draw:layer="" svg:width="4.39888547804pt" svg:height="3.60961655441pt" draw:transform="matrix(0.29976019000 0.00000000000 0.00000000000 0.29976019000 61.75391496732pt 40.08914387775pt)" svg:viewBox="0 0 4 4" svg:d="M0 3.56688C0.130813 0.701244 2.65607 1.52932 4.39889 0C4.11451 1.4319 3.04282 3.96943 0 3.56688Z" koffice:nodeTypes="ccc"/>
              <draw:path draw:style-name="gr15" draw:id="shape142" draw:name="path1566" draw:layer="" svg:width="2.04435300818pt" svg:height="11.44972017655pt" draw:transform="matrix(0.29976019000 0.00000000000 0.00000000000 0.29976019000 60.50703317697pt 38.54225228057pt)" svg:viewBox="0 0 2 11" svg:d="M1.35628 11.4497C-0.968041 10.8411 0.429154 3.16198 0.297405 0C0.978924 2.7318 3.13653 10.7093 1.35628 11.4497Z" koffice:nodeTypes="ccc"/>
              <draw:path draw:style-name="gr15" draw:id="shape143" draw:name="path1567" draw:layer="" svg:width="4.28141926524pt" svg:height="2.97868879181pt" draw:transform="matrix(0.29976019000 0.00000000000 0.00000000000 0.29976019000 61.22778067799pt 41.06952108994pt)" svg:viewBox="0 0 4 3" svg:d="M0 2.82327C1.76272 3.42881 4.09769 2.21851 4.28142 0C2.76342 1.08856 0.339591 0.256226 0 2.82327Z" koffice:nodeTypes="ccc"/>
              <draw:path draw:style-name="gr15" draw:id="shape144" draw:name="path1568" draw:layer="" svg:width="2.47092777607pt" svg:height="12.55258376743pt" draw:transform="matrix(0.29976019000 0.00000000000 0.00000000000 0.29976019000 59.96786842488pt 39.26541198834pt)" svg:viewBox="0 0 2 13" svg:d="M1.67107 12.5492C-0.891068 12.7226 0.25547 6.1351 0.257345 0C1.19858 5.73441 3.76259 10.9839 1.67107 12.5492Z" koffice:nodeTypes="ccc"/>
              <draw:path draw:style-name="gr15" draw:id="shape145" draw:name="path1569" draw:layer="" svg:width="4.52808997642pt" svg:height="3.67450871716pt" draw:transform="matrix(0.29976019000 0.00000000000 0.00000000000 0.29976019000 60.62267108939pt 42.08033547220pt)" svg:viewBox="0 0 5 4" svg:d="M0 3.4202C1.37098 4.2827 3.827 2.90419 4.52809 0C2.05127 1.35057 0.395103 0.030737 0 3.4202Z" koffice:nodeTypes="ccc"/>
            </draw:g>
            <draw:g draw:style-name="gr1" draw:id="shape146" draw:name="g1570" svg:y="7.39491999071pt">
              <draw:path draw:style-name="gr7" draw:id="shape147" draw:name="path884" draw:layer="" svg:width="3.22618883505pt" svg:height="4.38075350424pt" draw:transform="matrix(0.29976019000 0.00000000000 0.00000000000 0.29976019000 64.63204863588pt 38.51726594978pt)" svg:viewBox="0 0 3 4" svg:d="M3.22619 0C2.89528 2.92833 1.77049 4.63231 0.0901165 4.35048C-0.372873 2.47771 0.98954 1.28087 3.22619 0Z" koffice:nodeTypes="ccc"/>
              <draw:path draw:style-name="gr7" draw:id="shape148" draw:name="path885" draw:layer="" svg:width="6.74297788976pt" svg:height="5.36445503555pt" draw:transform="matrix(0.29976019000 0.00000000000 0.00000000000 0.29976019000 64.20171615746pt 39.42613884586pt)" svg:viewBox="0 0 7 5" svg:d="M0.00310597 5.30842C3.31766 5.77737 4.51171 3.24161 6.74298 0C3.61598 2.25535 -0.123009 2.72431 0.00310597 5.30842Z" koffice:nodeTypes="ccc"/>
              <draw:path draw:style-name="gr7" draw:id="shape149" draw:name="path886" draw:layer="" svg:width="2.55010725010pt" svg:height="7.56344718709pt" draw:transform="matrix(0.29976019000 0.00000000000 0.00000000000 0.29976019000 63.69352169248pt 38.75467602026pt)" svg:viewBox="0 0 3 8" svg:d="M0.9177 7.56345C-1.22772 5.28958 0.845705 2.43411 2.48526 0C2.13297 3.62106 3.52965 5.63549 0.9177 7.56345Z" koffice:nodeTypes="ccc"/>
              <draw:path draw:style-name="gr7" draw:id="shape150" draw:name="path887" draw:layer="" svg:width="4.99432536194pt" svg:height="3.40040545129pt" draw:transform="matrix(0.29976019000 0.00000000000 0.00000000000 0.29976019000 63.68267846005pt 40.83812924484pt)" svg:viewBox="0 0 5 3" svg:d="M0.00817638 3.30333C-0.193252 1.44556 3.3789 1.03264 4.99433 0C4.45079 1.07373 3.62749 3.96413 0.00817638 3.30333Z" koffice:nodeTypes="ccc"/>
              <draw:path draw:style-name="gr7" draw:id="shape151" draw:name="path888" draw:layer="" svg:width="2.50873341679pt" svg:height="6.27186439215pt" draw:transform="matrix(0.29976019000 0.00000000000 0.00000000000 0.29976019000 63.02151250304pt 39.92925634876pt)" svg:viewBox="0 0 3 6" svg:d="M1.7393 6.27186C-1.19069 6.014 0.0258779 2.14833 2.12618 0C1.24149 2.96464 3.67367 5.02604 1.7393 6.27186Z" koffice:nodeTypes="ccc"/>
              <draw:path draw:style-name="gr7" draw:id="shape152" draw:name="path889" draw:layer="" svg:width="2.11507904463pt" svg:height="6.44152902144pt" draw:transform="matrix(0.29976019000 0.00000000000 0.00000000000 0.29976019000 62.45143959437pt 40.96402852464pt)" svg:viewBox="0 0 2 6" svg:d="M1.41687 6.44153C-1.23445 5.27273 0.46475 1.95727 1.46135 0C1.03617 2.5706 3.16054 4.52786 1.41687 6.44153Z" koffice:nodeTypes="ccc"/>
              <draw:path draw:style-name="gr7" draw:id="shape153" draw:name="path890" draw:layer="" svg:width="4.77973791775pt" svg:height="4.75422073178pt" draw:transform="matrix(0.29976019000 0.00000000000 0.00000000000 0.29976019000 63.07002359230pt 41.87266161257pt)" svg:viewBox="0 0 5 5" svg:d="M0 3.9823C1.42773 6.17698 4.20895 3.32753 4.77974 0C2.3597 2.37226 0.571558 1.9825 0 3.9823Z" koffice:nodeTypes="ccc"/>
            </draw:g>
            <draw:g draw:style-name="gr1" draw:id="shape154" draw:name="g1588" svg:y="7.47970497594pt">
              <draw:path draw:style-name="gr15" draw:id="shape155" draw:name="path1589" draw:layer="" svg:width="3.22618883505pt" svg:height="4.38075350424pt" draw:transform="matrix(0.29976019000 0.00000000000 0.00000000000 0.29976019000 64.63204863588pt 38.51726594978pt)" svg:viewBox="0 0 3 4" svg:d="M3.22619 0C2.89528 2.92833 1.77049 4.63231 0.0901165 4.35048C-0.372873 2.47771 0.98954 1.28087 3.22619 0Z" koffice:nodeTypes="ccc"/>
              <draw:path draw:style-name="gr15" draw:id="shape156" draw:name="path1590" draw:layer="" svg:width="6.74297788976pt" svg:height="5.36445503555pt" draw:transform="matrix(0.29976019000 0.00000000000 0.00000000000 0.29976019000 64.20171615746pt 39.42613884586pt)" svg:viewBox="0 0 7 5" svg:d="M0.00310597 5.30842C3.31766 5.77737 4.51171 3.24161 6.74298 0C3.61598 2.25535 -0.123009 2.72431 0.00310597 5.30842Z" koffice:nodeTypes="ccc"/>
              <draw:path draw:style-name="gr15" draw:id="shape157" draw:name="path1591" draw:layer="" svg:width="2.55010725010pt" svg:height="7.56344718709pt" draw:transform="matrix(0.29976019000 0.00000000000 0.00000000000 0.29976019000 63.69352169248pt 38.75467602026pt)" svg:viewBox="0 0 3 8" svg:d="M0.9177 7.56345C-1.22772 5.28958 0.845705 2.43411 2.48526 0C2.13297 3.62106 3.52965 5.63549 0.9177 7.56345Z" koffice:nodeTypes="ccc"/>
              <draw:path draw:style-name="gr15" draw:id="shape158" draw:name="path1592" draw:layer="" svg:width="4.99432536194pt" svg:height="3.40040545129pt" draw:transform="matrix(0.29976019000 0.00000000000 0.00000000000 0.29976019000 63.68267846005pt 40.83812924484pt)" svg:viewBox="0 0 5 3" svg:d="M0.00817638 3.30333C-0.193252 1.44556 3.3789 1.03264 4.99433 0C4.45079 1.07373 3.62749 3.96413 0.00817638 3.30333Z" koffice:nodeTypes="ccc"/>
              <draw:path draw:style-name="gr15" draw:id="shape159" draw:name="path1593" draw:layer="" svg:width="2.50873341679pt" svg:height="6.27186439215pt" draw:transform="matrix(0.29976019000 0.00000000000 0.00000000000 0.29976019000 63.02151250304pt 39.92925634876pt)" svg:viewBox="0 0 3 6" svg:d="M1.7393 6.27186C-1.19069 6.014 0.0258779 2.14833 2.12618 0C1.24149 2.96464 3.67367 5.02604 1.7393 6.27186Z" koffice:nodeTypes="ccc"/>
              <draw:path draw:style-name="gr15" draw:id="shape160" draw:name="path1594" draw:layer="" svg:width="2.11507904463pt" svg:height="6.44152902144pt" draw:transform="matrix(0.29976019000 0.00000000000 0.00000000000 0.29976019000 62.45143959437pt 40.96402852464pt)" svg:viewBox="0 0 2 6" svg:d="M1.41687 6.44153C-1.23445 5.27273 0.46475 1.95727 1.46135 0C1.03617 2.5706 3.16054 4.52786 1.41687 6.44153Z" koffice:nodeTypes="ccc"/>
              <draw:path draw:style-name="gr15" draw:id="shape161" draw:name="path1595" draw:layer="" svg:width="4.77973791775pt" svg:height="4.75422073178pt" draw:transform="matrix(0.29976019000 0.00000000000 0.00000000000 0.29976019000 63.07002359230pt 41.87266161257pt)" svg:viewBox="0 0 5 5" svg:d="M0 3.9823C1.42773 6.17698 4.20895 3.32753 4.77974 0C2.3597 2.37226 0.571558 1.9825 0 3.9823Z" koffice:nodeTypes="ccc"/>
            </draw:g>
            <draw:g draw:style-name="gr1" draw:id="shape162" draw:name="g1596" svg:y="7.49252190858pt">
              <draw:path draw:style-name="gr7" draw:id="shape163" draw:name="path891" draw:layer="" svg:width="3.13392436545pt" svg:height="4.78227847447pt" draw:transform="matrix(0.29976019000 0.00000000000 0.00000000000 0.29976019000 83.37074289171pt 38.61486786765pt)" svg:viewBox="0 0 3 5" svg:d="M0 0C0.33432 1.81662 0.41808 5.39794 3.08906 4.69119C3.47851 1.36246 1.23849 1.21108 0 0Z" koffice:nodeTypes="ccc"/>
              <draw:path draw:style-name="gr7" draw:id="shape164" draw:name="path892" draw:layer="" svg:width="7.00716679345pt" svg:height="5.15651945330pt" draw:transform="matrix(0.29976019000 0.00000000000 0.00000000000 0.29976019000 82.95155824202pt 39.46786546431pt)" svg:viewBox="0 0 7 5" svg:d="M7.00717 4.97186C6.89043 1.87031 3.1927 2.55398 0 0C0.874276 2.69087 3.9658 5.97467 7.00717 4.97186Z" koffice:nodeTypes="ccc"/>
              <draw:path draw:style-name="gr7" draw:id="shape165" draw:name="path893" draw:layer="" svg:width="2.50878069837pt" svg:height="7.17440966210pt" draw:transform="matrix(0.29976019000 0.00000000000 0.00000000000 0.29976019000 84.68513137282pt 38.76882470123pt)" svg:viewBox="0 0 3 7" svg:d="M1.49858 7.17441C3.64664 5.76463 1.99811 2.69244 0 0C0.749722 2.93039 -0.898809 5.62201 1.49858 7.17441Z" koffice:nodeTypes="ccc"/>
              <draw:path draw:style-name="gr7" draw:id="shape166" draw:name="path894" draw:layer="" svg:width="5.35085980079pt" svg:height="4.05764669111pt" draw:transform="matrix(0.29976019000 0.00000000000 0.00000000000 0.29976019000 83.84628245713pt 40.92206209804pt)" svg:viewBox="0 0 5 4" svg:d="M5.34928 4.0281C1.94695 4.31849 1.34175 2.43142 0 0C2.32322 1.6695 5.43094 0.617194 5.34928 4.0281Z" koffice:nodeTypes="ccc"/>
              <draw:path draw:style-name="gr7" draw:id="shape167" draw:name="path895" draw:layer="" svg:width="2.33025455127pt" svg:height="6.73056449258pt" draw:transform="matrix(0.29976019000 0.00000000000 0.00000000000 0.29976019000 85.42341487510pt 39.98537145633pt)" svg:viewBox="0 0 2 7" svg:d="M0.691133 6.73056C-1.0359 5.45905 1.10921 2.72952 0.377127 0C1.73722 1.72523 3.8294 5.85222 0.691133 6.73056Z" koffice:nodeTypes="ccc"/>
              <draw:path draw:style-name="gr7" draw:id="shape168" draw:name="path896" draw:layer="" svg:width="5.34456119028pt" svg:height="4.02055733166pt" draw:transform="matrix(0.29976019000 0.00000000000 0.00000000000 0.29976019000 84.48944792079pt 41.84484386694pt)" svg:viewBox="0 0 5 4" svg:d="M5.34456 3.83873C1.94524 4.60327 0.850252 2.88708 0 0C2.76185 2.41888 4.29836 1.27931 5.34456 3.83873Z" koffice:nodeTypes="ccc"/>
              <draw:path draw:style-name="gr7" draw:id="shape169" draw:name="path897" draw:layer="" svg:width="1.84437303700pt" svg:height="6.18299530267pt" draw:transform="matrix(0.29976019000 0.00000000000 0.00000000000 0.29976019000 85.96915363447pt 41.01990382406pt)" svg:viewBox="0 0 2 6" svg:d="M0.577903 6.183C2.69941 6.15345 1.74857 1.92869 0.665232 0C0.958086 2.32639 -0.899928 5.00503 0.577903 6.183Z" koffice:nodeTypes="ccc"/>
            </draw:g>
            <draw:g draw:style-name="gr1" draw:id="shape170" draw:name="g1604" svg:y="7.57730689381pt">
              <draw:path draw:style-name="gr15" draw:id="shape171" draw:name="path1605" draw:layer="" svg:width="3.13392436545pt" svg:height="4.78227847447pt" draw:transform="matrix(0.29976019000 0.00000000000 0.00000000000 0.29976019000 83.37074289171pt 38.61486786765pt)" svg:viewBox="0 0 3 5" svg:d="M0 0C0.33432 1.81662 0.41808 5.39794 3.08906 4.69119C3.47851 1.36246 1.23849 1.21108 0 0Z" koffice:nodeTypes="ccc"/>
              <draw:path draw:style-name="gr15" draw:id="shape172" draw:name="path1606" draw:layer="" svg:width="7.00716679345pt" svg:height="5.15651945330pt" draw:transform="matrix(0.29976019000 0.00000000000 0.00000000000 0.29976019000 82.95155824202pt 39.46786546431pt)" svg:viewBox="0 0 7 5" svg:d="M7.00717 4.97186C6.89043 1.87031 3.1927 2.55398 0 0C0.874276 2.69087 3.9658 5.97467 7.00717 4.97186Z" koffice:nodeTypes="ccc"/>
              <draw:path draw:style-name="gr15" draw:id="shape173" draw:name="path1607" draw:layer="" svg:width="2.50878069837pt" svg:height="7.17440966210pt" draw:transform="matrix(0.29976019000 0.00000000000 0.00000000000 0.29976019000 84.68513137282pt 38.76882470123pt)" svg:viewBox="0 0 3 7" svg:d="M1.49858 7.17441C3.64664 5.76463 1.99811 2.69244 0 0C0.749722 2.93039 -0.898809 5.62201 1.49858 7.17441Z" koffice:nodeTypes="ccc"/>
              <draw:path draw:style-name="gr15" draw:id="shape174" draw:name="path1608" draw:layer="" svg:width="5.35085980079pt" svg:height="4.05764669111pt" draw:transform="matrix(0.29976019000 0.00000000000 0.00000000000 0.29976019000 83.84628245713pt 40.92206209804pt)" svg:viewBox="0 0 5 4" svg:d="M5.34928 4.0281C1.94695 4.31849 1.34175 2.43142 0 0C2.32322 1.6695 5.43094 0.617194 5.34928 4.0281Z" koffice:nodeTypes="ccc"/>
              <draw:path draw:style-name="gr15" draw:id="shape175" draw:name="path1609" draw:layer="" svg:width="2.33025455127pt" svg:height="6.73056449258pt" draw:transform="matrix(0.29976019000 0.00000000000 0.00000000000 0.29976019000 85.42341487510pt 39.98537145633pt)" svg:viewBox="0 0 2 7" svg:d="M0.691133 6.73056C-1.0359 5.45905 1.10921 2.72952 0.377127 0C1.73722 1.72523 3.8294 5.85222 0.691133 6.73056Z" koffice:nodeTypes="ccc"/>
              <draw:path draw:style-name="gr15" draw:id="shape176" draw:name="path1610" draw:layer="" svg:width="5.34456119028pt" svg:height="4.02055733166pt" draw:transform="matrix(0.29976019000 0.00000000000 0.00000000000 0.29976019000 84.48944792079pt 41.84484386694pt)" svg:viewBox="0 0 5 4" svg:d="M5.34456 3.83873C1.94524 4.60327 0.850252 2.88708 0 0C2.76185 2.41888 4.29836 1.27931 5.34456 3.83873Z" koffice:nodeTypes="ccc"/>
              <draw:path draw:style-name="gr15" draw:id="shape177" draw:name="path1611" draw:layer="" svg:width="1.84437303700pt" svg:height="6.18299530267pt" draw:transform="matrix(0.29976019000 0.00000000000 0.00000000000 0.29976019000 85.96915363447pt 41.01990382406pt)" svg:viewBox="0 0 2 6" svg:d="M0.577903 6.183C2.69941 6.15345 1.74857 1.92869 0.665232 0C0.958086 2.32639 -0.899928 5.00503 0.577903 6.183Z" koffice:nodeTypes="ccc"/>
            </draw:g>
            <draw:g draw:style-name="gr1" draw:id="shape178" draw:name="g1612" svg:y="5.77881640355pt">
              <draw:path draw:style-name="gr7" draw:id="shape179" draw:name="path923" draw:layer="" svg:width="2.74253139254pt" svg:height="5.17961749434pt" draw:transform="matrix(0.29976019000 0.00000000000 0.00000000000 0.29976019000 85.74077932795pt 37.49088777865pt)" svg:viewBox="0 0 3 5" svg:d="M0 0C0.378454 1.75024 -0.352276 5.20646 2.43826 5.17946C3.60503 3.20201 1.11816 1.3423 0 0Z" koffice:nodeTypes="ccc"/>
              <draw:path draw:style-name="gr7" draw:id="shape180" draw:name="path924" draw:layer="" svg:width="1.79228641870pt" svg:height="10.20334450418pt" draw:transform="matrix(0.29976019000 0.00000000000 0.00000000000 0.29976019000 86.75888450418pt 36.90116236262pt)" svg:viewBox="0 0 2 10" svg:d="M0.997891 10.2033C2.73021 8.92493 1.16884 4.72655 0.630214 0C0.210215 4.21504 -0.718203 8.81708 0.997891 10.2033Z" koffice:nodeTypes="ccc"/>
              <draw:path draw:style-name="gr7" draw:id="shape181" draw:name="path925" draw:layer="" svg:width="5.84644609831pt" svg:height="5.73491208678pt" draw:transform="matrix(0.29976019000 0.00000000000 0.00000000000 0.29976019000 84.99662441647pt 38.30804053141pt)" svg:viewBox="0 0 6 6" svg:d="M5.83582 5.73046C6.06727 3.48004 2.46756 2.97814 0 0C0.639445 2.38808 2.46363 5.87662 5.83582 5.73046Z" koffice:nodeTypes="ccc"/>
              <draw:path draw:style-name="gr7" draw:id="shape182" draw:name="path926" draw:layer="" svg:width="2.32525862149pt" svg:height="10.68349193256pt" draw:transform="matrix(0.29976019000 0.00000000000 0.00000000000 0.29976019000 87.29711593973pt 37.89822326775pt)" svg:viewBox="0 0 2 11" svg:d="M0.883803 10.6835C-1.33041 8.93107 1.30031 3.90006 1.40959 0C1.75265 3.59873 3.562 10.0456 0.883803 10.6835Z" koffice:nodeTypes="ccc"/>
              <draw:path draw:style-name="gr7" draw:id="shape183" draw:name="path927" draw:layer="" svg:width="3.96201406729pt" svg:height="3.64948631736pt" draw:transform="matrix(0.29976019000 0.00000000000 0.00000000000 0.29976019000 86.00045798343pt 40.07577193539pt)" svg:viewBox="0 0 4 4" svg:d="M3.96194 3.63623C1.09216 3.85122 0.335193 1.39927 0 0C1.54093 1.29548 3.97704 0.684805 3.96194 3.63623Z" koffice:nodeTypes="ccc"/>
              <draw:path draw:style-name="gr7" draw:id="shape184" draw:name="path928" draw:layer="" svg:width="1.88040145432pt" svg:height="11.76136906088pt" draw:transform="matrix(0.29976019000 0.00000000000 0.00000000000 0.29976019000 87.92415375517pt 38.62078153668pt)" svg:viewBox="0 0 2 12" svg:d="M0.450421 11.7614C2.57238 11.663 1.78715 2.79861 1.49307 0C1.28301 2.97778 -0.929846 10.6838 0.450421 11.7614Z" koffice:nodeTypes="ccc"/>
              <draw:path draw:style-name="gr7" draw:id="shape185" draw:name="path929" draw:layer="" svg:width="4.66813227385pt" svg:height="2.20185478298pt" draw:transform="matrix(0.29976019000 0.00000000000 0.00000000000 0.29976019000 86.45659275280pt 41.10972708489pt)" svg:viewBox="0 0 5 2" svg:d="M4.66813 2.16509C2.62842 2.39727 0.559836 1.51233 0 0C1.76106 0.572199 4.67323 0.118627 4.66813 2.16509Z" koffice:nodeTypes="ccc"/>
              <draw:path draw:style-name="gr7" draw:id="shape186" draw:name="path930" draw:layer="" svg:width="3.09316903468pt" svg:height="12.51176546716pt" draw:transform="matrix(0.29976019000 0.00000000000 0.00000000000 0.29976019000 88.41889121695pt 39.25745179654pt)" svg:viewBox="0 0 3 13" svg:d="M0.844695 12.452C4.14429 13.4124 2.96047 2.51483 2.53332 0C2.22822 3.21035 -1.67938 11.0951 0.844695 12.452Z" koffice:nodeTypes="ccc"/>
              <draw:path draw:style-name="gr7" draw:id="shape187" draw:name="path931" draw:layer="" svg:width="4.36978307133pt" svg:height="3.68469451953pt" draw:transform="matrix(0.29976019000 0.00000000000 0.00000000000 0.29976019000 86.98547428431pt 42.09238724431pt)" svg:viewBox="0 0 4 4" svg:d="M4.36978 3.62238C2.20911 4.03679 0.618264 2.33434 0 0C2.20551 1.06123 3.92218 0.684154 4.36978 3.62238Z" koffice:nodeTypes="ccc"/>
            </draw:g>
            <draw:g draw:style-name="gr1" draw:id="shape188" draw:name="g2151" svg:y="12.04046055394pt">
              <draw:path draw:style-name="gr5" draw:id="shape189" draw:name="path1058" draw:layer="" svg:width="8.45451452524pt" svg:height="12.32173736553pt" draw:transform="matrix(0.29976019000 0.00000000000 0.00000000000 0.29976019000 85.26951617814pt 43.16280651301pt)" svg:viewBox="0 0 8 12" svg:d="M8.42825 12.3217C8.70916 9.50789 6.61071 4.39137 8.10001 1.66377C8.30306 1.28901 7.65421 0.294082 7.23513 0.897777C6.58018 1.86134 5.9069 4.60698 5.62523 3.59324C5.32675 2.49091 5.28095 0.541048 4.31303 0.162367C3.69547 -0.0595104 2.8222 -0.204554 3.06037 0.77547C3.297 1.71787 3.82677 3.01934 3.23975 3.10322C2.89929 3.15418 1.91839 1.82057 1.09244 1.20433C0.426802 0.654731 -0.566319 1.51481 0.406954 2.33724C3.57028 4.98644 6.63514 6.17894 8.42825 12.3217Z" koffice:nodeTypes="cccccccccc"/>
              <draw:path draw:style-name="gr15" draw:id="shape190" draw:name="path2150" draw:layer="" svg:width="8.45451452524pt" svg:height="12.32173736553pt" draw:transform="matrix(0.29976019000 0.00000000000 0.00000000000 0.29976019000 85.26951617814pt 43.16280651301pt)" svg:viewBox="0 0 8 12" svg:d="M8.42825 12.3217C8.70916 9.50789 6.61071 4.39137 8.10001 1.66377C8.30306 1.28901 7.65421 0.294082 7.23513 0.897777C6.58018 1.86134 5.9069 4.60698 5.62523 3.59324C5.32675 2.49091 5.28095 0.541048 4.31303 0.162367C3.69547 -0.0595104 2.8222 -0.204554 3.06037 0.77547C3.297 1.71787 3.82677 3.01934 3.23975 3.10322C2.89929 3.15418 1.91839 1.82057 1.09244 1.20433C0.426802 0.654731 -0.566319 1.51481 0.406954 2.33724C3.57028 4.98644 6.63514 6.17894 8.42825 12.3217Z" koffice:nodeTypes="cccccccccc"/>
            </draw:g>
            <draw:g draw:style-name="gr1" draw:id="shape191" draw:name="g1622" svg:y="5.86360138878pt">
              <draw:path draw:style-name="gr15" draw:id="shape192" draw:name="path1623" draw:layer="" svg:width="2.74253139254pt" svg:height="5.17961749434pt" draw:transform="matrix(0.29976019000 0.00000000000 0.00000000000 0.29976019000 85.74077932795pt 37.49088777865pt)" svg:viewBox="0 0 3 5" svg:d="M0 0C0.378454 1.75024 -0.352276 5.20646 2.43826 5.17946C3.60503 3.20201 1.11816 1.3423 0 0Z" koffice:nodeTypes="ccc"/>
              <draw:path draw:style-name="gr15" draw:id="shape193" draw:name="path1624" draw:layer="" svg:width="1.79228641870pt" svg:height="10.20334450418pt" draw:transform="matrix(0.29976019000 0.00000000000 0.00000000000 0.29976019000 86.75888450418pt 36.90116236262pt)" svg:viewBox="0 0 2 10" svg:d="M0.997891 10.2033C2.73021 8.92493 1.16884 4.72655 0.630214 0C0.210215 4.21504 -0.718203 8.81708 0.997891 10.2033Z" koffice:nodeTypes="ccc"/>
              <draw:path draw:style-name="gr15" draw:id="shape194" draw:name="path1625" draw:layer="" svg:width="5.84644609831pt" svg:height="5.73491208678pt" draw:transform="matrix(0.29976019000 0.00000000000 0.00000000000 0.29976019000 84.99662441647pt 38.30804053141pt)" svg:viewBox="0 0 6 6" svg:d="M5.83582 5.73046C6.06727 3.48004 2.46756 2.97814 0 0C0.639445 2.38808 2.46363 5.87662 5.83582 5.73046Z" koffice:nodeTypes="ccc"/>
              <draw:path draw:style-name="gr15" draw:id="shape195" draw:name="path1626" draw:layer="" svg:width="2.32525862149pt" svg:height="10.68349193256pt" draw:transform="matrix(0.29976019000 0.00000000000 0.00000000000 0.29976019000 87.29711593973pt 37.89822326775pt)" svg:viewBox="0 0 2 11" svg:d="M0.883803 10.6835C-1.33041 8.93107 1.30031 3.90006 1.40959 0C1.75265 3.59873 3.562 10.0456 0.883803 10.6835Z" koffice:nodeTypes="ccc"/>
              <draw:path draw:style-name="gr15" draw:id="shape196" draw:name="path1627" draw:layer="" svg:width="3.96201406729pt" svg:height="3.64948631736pt" draw:transform="matrix(0.29976019000 0.00000000000 0.00000000000 0.29976019000 86.00045798343pt 40.07577193539pt)" svg:viewBox="0 0 4 4" svg:d="M3.96194 3.63623C1.09216 3.85122 0.335193 1.39927 0 0C1.54093 1.29548 3.97704 0.684805 3.96194 3.63623Z" koffice:nodeTypes="ccc"/>
              <draw:path draw:style-name="gr15" draw:id="shape197" draw:name="path1628" draw:layer="" svg:width="1.88040145432pt" svg:height="11.76136906088pt" draw:transform="matrix(0.29976019000 0.00000000000 0.00000000000 0.29976019000 87.92415375517pt 38.62078153668pt)" svg:viewBox="0 0 2 12" svg:d="M0.450421 11.7614C2.57238 11.663 1.78715 2.79861 1.49307 0C1.28301 2.97778 -0.929846 10.6838 0.450421 11.7614Z" koffice:nodeTypes="ccc"/>
              <draw:path draw:style-name="gr15" draw:id="shape198" draw:name="path1629" draw:layer="" svg:width="4.66813227385pt" svg:height="2.20185478298pt" draw:transform="matrix(0.29976019000 0.00000000000 0.00000000000 0.29976019000 86.45659275280pt 41.10972708489pt)" svg:viewBox="0 0 5 2" svg:d="M4.66813 2.16509C2.62842 2.39727 0.559836 1.51233 0 0C1.76106 0.572199 4.67323 0.118627 4.66813 2.16509Z" koffice:nodeTypes="ccc"/>
              <draw:path draw:style-name="gr15" draw:id="shape199" draw:name="path1630" draw:layer="" svg:width="3.09316903468pt" svg:height="12.51176546716pt" draw:transform="matrix(0.29976019000 0.00000000000 0.00000000000 0.29976019000 88.41889121695pt 39.25745179654pt)" svg:viewBox="0 0 3 13" svg:d="M0.844695 12.452C4.14429 13.4124 2.96047 2.51483 2.53332 0C2.22822 3.21035 -1.67938 11.0951 0.844695 12.452Z" koffice:nodeTypes="ccc"/>
              <draw:path draw:style-name="gr15" draw:id="shape200" draw:name="path1631" draw:layer="" svg:width="4.36978307133pt" svg:height="3.68469451953pt" draw:transform="matrix(0.29976019000 0.00000000000 0.00000000000 0.29976019000 86.98547428431pt 42.09238724431pt)" svg:viewBox="0 0 4 4" svg:d="M4.36978 3.62238C2.20911 4.03679 0.618264 2.33434 0 0C2.20551 1.06123 3.92218 0.684154 4.36978 3.62238Z" koffice:nodeTypes="ccc"/>
            </draw:g>
            <draw:g draw:style-name="gr1" draw:id="shape201" draw:name="g2131" svg:y="13.64428318594pt">
              <draw:path draw:style-name="gr21" draw:id="shape202" draw:name="path1064" draw:layer="" svg:width="13.95855320343pt" svg:height="22.73583331810pt" draw:transform="matrix(-0.29832973437 0.00000000000 0.00000000000 0.29976019000 90.55572518942pt 44.76683211687pt)" svg:viewBox="0 0 14 23" svg:d="M0.486042 5.31804C-0.34093 4.46636 -0.101864 4.14076 1.12111 4.12712C2.0912 4.06698 4.01348 4.71336 4.74288 4.18967C5.41128 3.7109 5.14538 1.68035 5.44218 0.743654C5.57147 0.221576 5.94227 -0.598028 6.77575 0.6811C9.24122 4.57783 12.3207 9.25567 13.6372 13.8389C14.3567 16.4075 13.9974 20.5424 11.2229 22.7358L9.25341 17.0964C8.31747 14.4155 3.27921 7.98216 0.486042 5.31804Z" koffice:nodeTypes="ccccccccc"/>
              <draw:path draw:style-name="gr15" draw:id="shape203" draw:name="path2130" draw:layer="" svg:width="13.95855320343pt" svg:height="22.73583331810pt" draw:transform="matrix(-0.29832973437 0.00000000000 0.00000000000 0.29976019000 90.55572518942pt 44.76683211687pt)" svg:viewBox="0 0 14 23" svg:d="M0.486042 5.31804C-0.34093 4.46636 -0.101864 4.14076 1.12111 4.12712C2.0912 4.06698 4.01348 4.71336 4.74288 4.18967C5.41128 3.7109 5.14538 1.68035 5.44218 0.743654C5.57147 0.221576 5.94227 -0.598028 6.77575 0.6811C9.24122 4.57783 12.3207 9.25567 13.6372 13.8389C14.3567 16.4075 13.9974 20.5424 11.2229 22.7358L9.25341 17.0964C8.31747 14.4155 3.27921 7.98216 0.486042 5.31804Z" koffice:nodeTypes="ccccccccc"/>
            </draw:g>
            <draw:g draw:style-name="gr1" draw:id="shape204" draw:name="g1632" svg:y="13.13925328866pt">
              <draw:path draw:style-name="gr7" draw:id="shape205" draw:name="path932" draw:layer="" svg:width="1.81709970726pt" svg:height="6.86722199507pt" draw:transform="matrix(0.29976019000 0.00000000000 0.00000000000 0.29976019000 90.89268577212pt 44.26159924773pt)" svg:viewBox="0 0 2 7" svg:d="M1.02898 0C0.0164857 3.58401 -0.591752 6.52137 0.869656 6.86722C2.43157 6.5689 1.75261 3.10619 1.02898 0Z" koffice:nodeTypes="ccc"/>
              <draw:path draw:style-name="gr7" draw:id="shape206" draw:name="path933" draw:layer="" svg:width="3.95183492803pt" svg:height="7.36993588495pt" draw:transform="matrix(0.29976019000 0.00000000000 0.00000000000 0.29976019000 91.16542808604pt 45.04468077768pt)" svg:viewBox="0 0 4 7" svg:d="M0.0945362 7.24186C2.1423 8.19725 4.34935 3.61168 3.89072 0C2.85906 3.09538 -0.613988 5.00697 0.0945362 7.24186Z" koffice:nodeTypes="ccc"/>
              <draw:path draw:style-name="gr7" draw:id="shape207" draw:name="path934" draw:layer="" svg:width="2.56406519589pt" svg:height="4.26229869471pt" draw:transform="matrix(0.29976019000 0.00000000000 0.00000000000 0.29976019000 90.36825627786pt 45.73908844726pt)" svg:viewBox="0 0 3 4" svg:d="M2.50893 4.25698C2.84339 2.05042 1.61254 2.10862 0 0C0.170604 2.38187 0.976392 4.37906 2.50893 4.25698Z" koffice:nodeTypes="ccc"/>
              <draw:path draw:style-name="gr7" draw:id="shape208" draw:name="path935" draw:layer="" svg:width="4.25307599334pt" svg:height="8.42271048136pt" draw:transform="matrix(0.29976019000 0.00000000000 0.00000000000 0.29976019000 91.12499971857pt 45.85420930986pt)" svg:viewBox="0 0 4 8" svg:d="M0.136749 8.37236C2.093 8.9885 4.3347 3.81991 4.25079 0C3.43637 4.22817 -0.809534 5.91778 0.136749 8.37236Z" koffice:nodeTypes="ccc"/>
              <draw:path draw:style-name="gr7" draw:id="shape209" draw:name="path936" draw:layer="" svg:width="2.49758762474pt" svg:height="5.61529278540pt" draw:transform="matrix(0.29976019000 0.00000000000 0.00000000000 0.29976019000 90.32909152568pt 46.70068052767pt)" svg:viewBox="0 0 2 6" svg:d="M2.25935 5.61355C3.15344 3.51109 1.32939 3.76768 0.119341 0C-0.281165 3.89947 0.300379 5.67901 2.25935 5.61355Z" koffice:nodeTypes="ccc"/>
              <draw:path draw:style-name="gr7" draw:id="shape210" draw:name="path937" draw:layer="" svg:width="6.05320133722pt" svg:height="8.68055198471pt" draw:transform="matrix(0.29976019000 0.00000000000 0.00000000000 0.29976019000 91.13474356804pt 46.85376517901pt)" svg:viewBox="0 0 6 9" svg:d="M0.0385132 8.65396C3.02733 9.13543 4.5685 2.95815 6.0532 0C3.11378 3.87814 -0.407868 6.0377 0.0385132 8.65396Z" koffice:nodeTypes="ccc"/>
              <draw:path draw:style-name="gr7" draw:id="shape211" draw:name="path938" draw:layer="" svg:width="2.25124391512pt" svg:height="5.75317639770pt" draw:transform="matrix(0.29976019000 0.00000000000 0.00000000000 0.29976019000 90.16914836542pt 47.69180953835pt)" svg:viewBox="0 0 2 6" svg:d="M2.11757 5.71156C2.75612 3.36953 0.950743 3.5003 0 0C0.150932 4.4395 0.588894 6.04105 2.11757 5.71156Z" koffice:nodeTypes="ccc"/>
              <draw:path draw:style-name="gr7" draw:id="shape212" draw:name="path939" draw:layer="" svg:width="5.23838010553pt" svg:height="7.52546683495pt" draw:transform="matrix(0.29976019000 0.00000000000 0.00000000000 0.29976019000 91.13102138318pt 48.16033879206pt)" svg:viewBox="0 0 5 8" svg:d="M0.20396 7.52313C1.97848 7.6456 5.16963 2.91935 5.23838 0C3.72234 3.21483 -1.03621 5.34488 0.20396 7.52313Z" koffice:nodeTypes="ccc"/>
              <draw:path draw:style-name="gr7" draw:id="shape213" draw:name="path940" draw:layer="" svg:width="2.39898507221pt" svg:height="4.75959695861pt" draw:transform="matrix(0.29976019000 0.00000000000 0.00000000000 0.29976019000 90.16101993461pt 48.81019130604pt)" svg:viewBox="0 0 2 5" svg:d="M2.24238 4.71759C2.98061 2.4995 0.919196 2.48485 0.00448702 0C-0.0601395 3.74617 0.567897 5.01673 2.24238 4.71759Z" koffice:nodeTypes="ccc"/>
              <draw:path draw:style-name="gr7" draw:id="shape214" draw:name="path941" draw:layer="" svg:width="5.39977146070pt" svg:height="7.27366919694pt" draw:transform="matrix(0.29976019000 0.00000000000 0.00000000000 0.29976019000 90.82725219756pt 49.27159633917pt)" svg:viewBox="0 0 5 7" svg:d="M0.00422886 7.22803C2.92714 7.73711 3.67528 3.90167 5.39977 0C3.69848 3.10532 -0.145088 4.84821 0.00422886 7.22803Z" koffice:nodeTypes="ccc"/>
              <draw:path draw:style-name="gr7" draw:id="shape215" draw:name="path942" draw:layer="" svg:width="2.10067963159pt" svg:height="5.23712844245pt" draw:transform="matrix(0.29976019000 0.00000000000 0.00000000000 0.29976019000 90.01224657005pt 49.79976444143pt)" svg:viewBox="0 0 2 5" svg:d="M1.91761 5.13766C2.66777 3.07848 0.929838 3.0769 0.00270394 0C-0.0450614 4.3534 0.537921 5.6299 1.91761 5.13766Z" koffice:nodeTypes="ccc"/>
            </draw:g>
            <draw:g draw:style-name="gr1" draw:id="shape216" draw:name="g1644" svg:y="13.22403827389pt">
              <draw:path draw:style-name="gr15" draw:id="shape217" draw:name="path1645" draw:layer="" svg:width="1.81709970726pt" svg:height="6.86722199507pt" draw:transform="matrix(0.29976019000 0.00000000000 0.00000000000 0.29976019000 90.89268577212pt 44.26159924773pt)" svg:viewBox="0 0 2 7" svg:d="M1.02898 0C0.0164857 3.58401 -0.591752 6.52137 0.869656 6.86722C2.43157 6.5689 1.75261 3.10619 1.02898 0Z" koffice:nodeTypes="ccc"/>
              <draw:path draw:style-name="gr15" draw:id="shape218" draw:name="path1646" draw:layer="" svg:width="3.95183492803pt" svg:height="7.36993588495pt" draw:transform="matrix(0.29976019000 0.00000000000 0.00000000000 0.29976019000 91.16542808604pt 45.04468077768pt)" svg:viewBox="0 0 4 7" svg:d="M0.0945362 7.24186C2.1423 8.19725 4.34935 3.61168 3.89072 0C2.85906 3.09538 -0.613988 5.00697 0.0945362 7.24186Z" koffice:nodeTypes="ccc"/>
              <draw:path draw:style-name="gr15" draw:id="shape219" draw:name="path1647" draw:layer="" svg:width="2.56406519589pt" svg:height="4.26229869471pt" draw:transform="matrix(0.29976019000 0.00000000000 0.00000000000 0.29976019000 90.36825627786pt 45.73908844726pt)" svg:viewBox="0 0 3 4" svg:d="M2.50893 4.25698C2.84339 2.05042 1.61254 2.10862 0 0C0.170604 2.38187 0.976392 4.37906 2.50893 4.25698Z" koffice:nodeTypes="ccc"/>
              <draw:path draw:style-name="gr15" draw:id="shape220" draw:name="path1648" draw:layer="" svg:width="4.25307599334pt" svg:height="8.42271048136pt" draw:transform="matrix(0.29976019000 0.00000000000 0.00000000000 0.29976019000 91.12499971857pt 45.85420930986pt)" svg:viewBox="0 0 4 8" svg:d="M0.136749 8.37236C2.093 8.9885 4.3347 3.81991 4.25079 0C3.43637 4.22817 -0.809534 5.91778 0.136749 8.37236Z" koffice:nodeTypes="ccc"/>
              <draw:path draw:style-name="gr15" draw:id="shape221" draw:name="path1649" draw:layer="" svg:width="2.49758762474pt" svg:height="5.61529278540pt" draw:transform="matrix(0.29976019000 0.00000000000 0.00000000000 0.29976019000 90.32909152568pt 46.70068052767pt)" svg:viewBox="0 0 2 6" svg:d="M2.25935 5.61355C3.15344 3.51109 1.32939 3.76768 0.119341 0C-0.281165 3.89947 0.300379 5.67901 2.25935 5.61355Z" koffice:nodeTypes="ccc"/>
              <draw:path draw:style-name="gr15" draw:id="shape222" draw:name="path1650" draw:layer="" svg:width="6.05320133722pt" svg:height="8.68055198471pt" draw:transform="matrix(0.29976019000 0.00000000000 0.00000000000 0.29976019000 91.13474356804pt 46.85376517901pt)" svg:viewBox="0 0 6 9" svg:d="M0.0385132 8.65396C3.02733 9.13543 4.5685 2.95815 6.0532 0C3.11378 3.87814 -0.407868 6.0377 0.0385132 8.65396Z" koffice:nodeTypes="ccc"/>
              <draw:path draw:style-name="gr15" draw:id="shape223" draw:name="path1651" draw:layer="" svg:width="2.25124391512pt" svg:height="5.75317639770pt" draw:transform="matrix(0.29976019000 0.00000000000 0.00000000000 0.29976019000 90.16914836542pt 47.69180953835pt)" svg:viewBox="0 0 2 6" svg:d="M2.11757 5.71156C2.75612 3.36953 0.950743 3.5003 0 0C0.150932 4.4395 0.588894 6.04105 2.11757 5.71156Z" koffice:nodeTypes="ccc"/>
              <draw:path draw:style-name="gr15" draw:id="shape224" draw:name="path1652" draw:layer="" svg:width="5.23838010553pt" svg:height="7.52546683495pt" draw:transform="matrix(0.29976019000 0.00000000000 0.00000000000 0.29976019000 91.13102138318pt 48.16033879206pt)" svg:viewBox="0 0 5 8" svg:d="M0.20396 7.52313C1.97848 7.6456 5.16963 2.91935 5.23838 0C3.72234 3.21483 -1.03621 5.34488 0.20396 7.52313Z" koffice:nodeTypes="ccc"/>
              <draw:path draw:style-name="gr15" draw:id="shape225" draw:name="path1653" draw:layer="" svg:width="2.39898507221pt" svg:height="4.75959695861pt" draw:transform="matrix(0.29976019000 0.00000000000 0.00000000000 0.29976019000 90.16101993461pt 48.81019130604pt)" svg:viewBox="0 0 2 5" svg:d="M2.24238 4.71759C2.98061 2.4995 0.919196 2.48485 0.00448702 0C-0.0601395 3.74617 0.567897 5.01673 2.24238 4.71759Z" koffice:nodeTypes="ccc"/>
              <draw:path draw:style-name="gr15" draw:id="shape226" draw:name="path1654" draw:layer="" svg:width="5.39977146070pt" svg:height="7.27366919694pt" draw:transform="matrix(0.29976019000 0.00000000000 0.00000000000 0.29976019000 90.82725219756pt 49.27159633917pt)" svg:viewBox="0 0 5 7" svg:d="M0.00422886 7.22803C2.92714 7.73711 3.67528 3.90167 5.39977 0C3.69848 3.10532 -0.145088 4.84821 0.00422886 7.22803Z" koffice:nodeTypes="ccc"/>
              <draw:path draw:style-name="gr15" draw:id="shape227" draw:name="path1655" draw:layer="" svg:width="2.10067963159pt" svg:height="5.23712844245pt" draw:transform="matrix(0.29976019000 0.00000000000 0.00000000000 0.29976019000 90.01224657005pt 49.79976444143pt)" svg:viewBox="0 0 2 5" svg:d="M1.91761 5.13766C2.66777 3.07848 0.929838 3.0769 0.00270394 0C-0.0450614 4.3534 0.537921 5.6299 1.91761 5.13766Z" koffice:nodeTypes="ccc"/>
            </draw:g>
            <draw:g draw:style-name="gr1" draw:id="shape228" draw:name="g2127" svg:y="19.95901702874pt">
              <draw:path draw:style-name="gr22" draw:id="shape229" draw:name="path1068" draw:layer="" svg:width="3.12297459324pt" svg:height="4.07127045202pt" draw:transform="matrix(-0.29834022598 0.00000000000 0.00000000000 0.29976019000 87.49302009076pt 51.08156443354pt)" svg:viewBox="0 0 3 4" svg:d="M0.0654547 4.07124C2.62349 4.08222 3.12297 0.857176 3.12297 0C1.8639 0.213951 -0.414848 2.24992 0.0654547 4.07124Z" koffice:nodeTypes="ccc"/>
              <draw:path draw:style-name="gr15" draw:id="shape230" draw:name="path2126" draw:layer="" svg:width="3.12297459324pt" svg:height="4.07127045202pt" draw:transform="matrix(-0.29834022598 0.00000000000 0.00000000000 0.29976019000 87.49302009076pt 51.08156443354pt)" svg:viewBox="0 0 3 4" svg:d="M0.0654547 4.07124C2.62349 4.08222 3.12297 0.857176 3.12297 0C1.8639 0.213951 -0.414848 2.24992 0.0654547 4.07124Z" koffice:nodeTypes="ccc"/>
            </draw:g>
            <draw:g draw:style-name="gr1" draw:id="shape231" draw:name="g1656" svg:y="16.25894871309pt">
              <draw:path draw:style-name="gr7" draw:id="shape232" draw:name="path905" draw:layer="" svg:width="2.08465436321pt" svg:height="6.23848226236pt" draw:transform="matrix(0.29976019000 0.00000000000 0.00000000000 0.29976019000 88.76386276899pt 47.38129467216pt)" svg:viewBox="0 0 2 6" svg:d="M1.02472 0C-0.0976371 3.466 -0.546581 5.12965 0.976858 6.23848C2.96574 5.17562 1.82688 3.00392 1.02472 0Z" koffice:nodeTypes="ccc"/>
              <draw:path draw:style-name="gr7" draw:id="shape233" draw:name="path906" draw:layer="" svg:width="2.95488651736pt" svg:height="6.74343589765pt" draw:transform="matrix(0.29976019000 0.00000000000 0.00000000000 0.29976019000 88.20489514145pt 48.28992776009pt)" svg:viewBox="0 0 3 7" svg:d="M2.72656 6.66987C3.70594 3.85277 1.29576 3.17425 0.0160663 0C-0.11568 4.19246 0.543053 7.26367 2.72656 6.66987Z" koffice:nodeTypes="ccc"/>
              <draw:path draw:style-name="gr7" draw:id="shape234" draw:name="path907" draw:layer="" svg:width="2.32845337196pt" svg:height="6.31105795581pt" draw:transform="matrix(0.29976019000 0.00000000000 0.00000000000 0.29976019000 89.01405398257pt 48.48571265097pt)" svg:viewBox="0 0 2 6" svg:d="M0.285582 6.24926C1.45583 6.81428 2.89532 3.40756 2.09884 0C1.27589 3.06855 -0.743097 3.81054 0.285582 6.24926Z" koffice:nodeTypes="ccc"/>
              <draw:path draw:style-name="gr7" draw:id="shape235" draw:name="path908" draw:layer="" svg:width="2.56685680123pt" svg:height="5.91447242600pt" draw:transform="matrix(0.29976019000 0.00000000000 0.00000000000 0.29976019000 88.09524717595pt 49.61830353128pt)" svg:viewBox="0 0 3 6" svg:d="M2.08964 5.8718C3.58104 3.47353 1.20839 3.35013 0.0072496 0C-0.0607397 4.40906 0.32802 6.22387 2.08964 5.8718Z" koffice:nodeTypes="ccc"/>
              <draw:path draw:style-name="gr7" draw:id="shape236" draw:name="path909" draw:layer="" svg:width="2.38697620999pt" svg:height="5.37284195706pt" draw:transform="matrix(0.29976019000 0.00000000000 0.00000000000 0.29976019000 87.90035930844pt 50.75073350033pt)" svg:viewBox="0 0 2 5" svg:d="M2.16313 5.31594C3.0413 2.78968 1.1286 3.11729 0.00308434 0C-0.0494847 4.64469 0.565843 5.64354 2.16313 5.31594Z" koffice:nodeTypes="ccc"/>
              <draw:path draw:style-name="gr7" draw:id="shape237" draw:name="path910" draw:layer="" svg:width="3.59655011989pt" svg:height="4.54767697809pt" draw:transform="matrix(0.29976019000 0.00000000000 0.00000000000 0.29976019000 88.91307025494pt 49.82798794246pt)" svg:viewBox="0 0 4 5" svg:d="M0.246991 4.54735C1.60167 4.57729 4.2368 2.54154 3.45406 0C2.31385 2.12871 -0.910631 1.91364 0.246991 4.54735Z" koffice:nodeTypes="ccc"/>
              <draw:path draw:style-name="gr7" draw:id="shape238" draw:name="path911" draw:layer="" svg:width="3.08244670425pt" svg:height="4.50813413220pt" draw:transform="matrix(0.29976019000 0.00000000000 0.00000000000 0.29976019000 88.86441765662pt 50.77871191742pt)" svg:viewBox="0 0 3 5" svg:d="M0.0488963 4.47148C1.88071 4.86675 3.26807 1.97785 3.06217 0C1.62923 1.84088 -0.335551 1.99194 0.0488963 4.47148Z" koffice:nodeTypes="ccc"/>
            </draw:g>
            <draw:g draw:style-name="gr1" draw:id="shape239" draw:name="g1664" svg:y="16.34373369832pt">
              <draw:path draw:style-name="gr15" draw:id="shape240" draw:name="path1665" draw:layer="" svg:width="2.08465436321pt" svg:height="6.23848226236pt" draw:transform="matrix(0.29976019000 0.00000000000 0.00000000000 0.29976019000 88.76386276899pt 47.38129467216pt)" svg:viewBox="0 0 2 6" svg:d="M1.02472 0C-0.0976371 3.466 -0.546581 5.12965 0.976858 6.23848C2.96574 5.17562 1.82688 3.00392 1.02472 0Z" koffice:nodeTypes="ccc"/>
              <draw:path draw:style-name="gr15" draw:id="shape241" draw:name="path1666" draw:layer="" svg:width="2.95488651736pt" svg:height="6.74343589765pt" draw:transform="matrix(0.29976019000 0.00000000000 0.00000000000 0.29976019000 88.20489514145pt 48.28992776009pt)" svg:viewBox="0 0 3 7" svg:d="M2.72656 6.66987C3.70594 3.85277 1.29576 3.17425 0.0160663 0C-0.11568 4.19246 0.543053 7.26367 2.72656 6.66987Z" koffice:nodeTypes="ccc"/>
              <draw:path draw:style-name="gr15" draw:id="shape242" draw:name="path1667" draw:layer="" svg:width="2.32845337196pt" svg:height="6.31105795581pt" draw:transform="matrix(0.29976019000 0.00000000000 0.00000000000 0.29976019000 89.01405398257pt 48.48571265097pt)" svg:viewBox="0 0 2 6" svg:d="M0.285582 6.24926C1.45583 6.81428 2.89532 3.40756 2.09884 0C1.27589 3.06855 -0.743097 3.81054 0.285582 6.24926Z" koffice:nodeTypes="ccc"/>
              <draw:path draw:style-name="gr15" draw:id="shape243" draw:name="path1668" draw:layer="" svg:width="2.56685680123pt" svg:height="5.91447242600pt" draw:transform="matrix(0.29976019000 0.00000000000 0.00000000000 0.29976019000 88.09524717595pt 49.61830353128pt)" svg:viewBox="0 0 3 6" svg:d="M2.08964 5.8718C3.58104 3.47353 1.20839 3.35013 0.0072496 0C-0.0607397 4.40906 0.32802 6.22387 2.08964 5.8718Z" koffice:nodeTypes="ccc"/>
              <draw:path draw:style-name="gr15" draw:id="shape244" draw:name="path1669" draw:layer="" svg:width="2.38697620999pt" svg:height="5.37284195706pt" draw:transform="matrix(0.29976019000 0.00000000000 0.00000000000 0.29976019000 87.90035930844pt 50.75073350033pt)" svg:viewBox="0 0 2 5" svg:d="M2.16313 5.31594C3.0413 2.78968 1.1286 3.11729 0.00308434 0C-0.0494847 4.64469 0.565843 5.64354 2.16313 5.31594Z" koffice:nodeTypes="ccc"/>
              <draw:path draw:style-name="gr15" draw:id="shape245" draw:name="path1670" draw:layer="" svg:width="3.59655011989pt" svg:height="4.54767697809pt" draw:transform="matrix(0.29976019000 0.00000000000 0.00000000000 0.29976019000 88.91307025494pt 49.82798794246pt)" svg:viewBox="0 0 4 5" svg:d="M0.246991 4.54735C1.60167 4.57729 4.2368 2.54154 3.45406 0C2.31385 2.12871 -0.910631 1.91364 0.246991 4.54735Z" koffice:nodeTypes="ccc"/>
              <draw:path draw:style-name="gr15" draw:id="shape246" draw:name="path1671" draw:layer="" svg:width="3.08244670425pt" svg:height="4.50813413220pt" draw:transform="matrix(0.29976019000 0.00000000000 0.00000000000 0.29976019000 88.86441765662pt 50.77871191742pt)" svg:viewBox="0 0 3 5" svg:d="M0.0488963 4.47148C1.88071 4.86675 3.26807 1.97785 3.06217 0C1.62923 1.84088 -0.335551 1.99194 0.0488963 4.47148Z" koffice:nodeTypes="ccc"/>
            </draw:g>
            <draw:g draw:style-name="gr1" draw:id="shape247" draw:name="g2122" svg:y="19.50850876184pt">
              <draw:path draw:style-name="gr21" draw:id="shape248" draw:name="path1065" draw:layer="" svg:width="25.36511580131pt" svg:height="16.74199597233pt" draw:transform="matrix(-0.29832973437 0.00000000000 0.00000000000 0.29976019000 92.73306158310pt 50.63105769277pt)" svg:viewBox="0 0 25 17" svg:d="M0.762338 0.117611C0.529103 -0.191526 -0.140761 0.125641 0.0265089 0.870782C0.181999 1.8793 1.63638 7.05673 4.136 8.83769C5.91864 10.1513 15.2881 12.2671 19.5358 13.1656C21.8736 13.6466 23.8314 14.8389 25.3651 16.742C24.7306 14.2536 24.2209 12.41 23.4018 10.1554C22.6055 8.17365 20.4955 6.00567 18.31 5.88924C14.2508 5.73989 8.99703 5.3866 5.17967 3.69317C3.20934 2.85167 2.02981 1.71469 0.762338 0.117611Z" koffice:nodeTypes="ccccccccc"/>
              <draw:path draw:style-name="gr15" draw:id="shape249" draw:name="path2121" draw:layer="" svg:width="25.36511580131pt" svg:height="16.74199597233pt" draw:transform="matrix(-0.29832973437 0.00000000000 0.00000000000 0.29976019000 92.73306158310pt 50.63105769277pt)" svg:viewBox="0 0 25 17" svg:d="M0.762338 0.117611C0.529103 -0.191526 -0.140761 0.125641 0.0265089 0.870782C0.181999 1.8793 1.63638 7.05673 4.136 8.83769C5.91864 10.1513 15.2881 12.2671 19.5358 13.1656C21.8736 13.6466 23.8314 14.8389 25.3651 16.742C24.7306 14.2536 24.2209 12.41 23.4018 10.1554C22.6055 8.17365 20.4955 6.00567 18.31 5.88924C14.2508 5.73989 8.99703 5.3866 5.17967 3.69317C3.20934 2.85167 2.02981 1.71469 0.762338 0.117611Z" koffice:nodeTypes="ccccccccc"/>
            </draw:g>
            <draw:g draw:style-name="gr1" draw:id="shape250" draw:name="g1682" svg:y="21.40703980848pt">
              <draw:path draw:style-name="gr7" draw:id="shape251" draw:name="path955" draw:layer="" svg:width="1.81666793605pt" svg:height="5.10281635131pt" draw:transform="matrix(0.29976019000 0.00000000000 0.00000000000 0.29976019000 90.37255757186pt 52.81150327180pt)" svg:viewBox="0 0 2 5" svg:d="M1.42364 5.09479C1.90429 3.33045 1.29175 2.76265 1.81667 0C-1.06902 3.5514 0.016211 5.2345 1.42364 5.09479Z" koffice:nodeTypes="ccc"/>
              <draw:path draw:style-name="gr7" draw:id="shape252" draw:name="path956" draw:layer="" svg:width="6.85264346573pt" svg:height="6.78967977749pt" draw:transform="matrix(0.29976019000 0.00000000000 0.00000000000 0.29976019000 90.81448527143pt 52.52938576755pt)" svg:viewBox="0 0 7 7" svg:d="M0.102861 6.74713C1.93891 7.25555 6.71318 3.10036 6.85264 0C5.56171 2.22793 -0.887027 4.63152 0.102861 6.74713Z" koffice:nodeTypes="ccc"/>
              <draw:path draw:style-name="gr7" draw:id="shape253" draw:name="path957" draw:layer="" svg:width="1.24616475125pt" svg:height="4.27986476884pt" draw:transform="matrix(0.29976019000 0.00000000000 0.00000000000 0.29976019000 89.68961595740pt 53.93250326490pt)" svg:viewBox="0 0 1 4" svg:d="M0.723043 4.27986C1.55171 3.63753 1.31775 0.917739 0.566511 0C0.412783 2.65452 -0.717165 4.21539 0.723043 4.27986Z" koffice:nodeTypes="ccc"/>
              <draw:path draw:style-name="gr7" draw:id="shape254" draw:name="path958" draw:layer="" svg:width="7.02278419299pt" svg:height="4.42282228356pt" draw:transform="matrix(0.29976019000 0.00000000000 0.00000000000 0.29976019000 90.26975596762pt 54.01343132195pt)" svg:viewBox="0 0 7 4" svg:d="M0.337397 4.35405C2.59907 4.95166 5.15697 1.49951 7.02278 0C4.89625 1.54402 -1.53448 2.28538 0.337397 4.35405Z" koffice:nodeTypes="ccc"/>
              <draw:path draw:style-name="gr7" draw:id="shape255" draw:name="path959" draw:layer="" svg:width="1.60342328076pt" svg:height="6.38853156340pt" draw:transform="matrix(0.29976019000 0.00000000000 0.00000000000 0.29976019000 89.13636775752pt 54.03550566235pt)" svg:viewBox="0 0 2 6" svg:d="M1.03407 6.38853C2.27309 5.45847 1.11677 3.62397 1.03001 0C-0.214444 2.61938 -0.467942 6.20375 1.03407 6.38853Z" koffice:nodeTypes="ccc"/>
              <draw:g draw:style-name="gr1" draw:id="shape256" draw:name="g1672" svg:y="2.27085849920pt">
                <draw:path draw:style-name="gr7" draw:id="shape257" draw:name="path960" draw:layer="" svg:width="7.45906909894pt" svg:height="5.71504644128pt" draw:transform="matrix(0.29976019000 0.00000000000 0.00000000000 0.29976019000 89.52023984555pt 54.80024426675pt)" svg:viewBox="0 0 7 6" svg:d="M0.206842 5.51927C0.914303 6.62383 6.15042 2.81932 7.45907 0C2.98659 3.87525 -0.959095 3.3579 0.206842 5.51927Z" koffice:nodeTypes="ccc"/>
                <draw:path draw:style-name="gr7" draw:id="shape258" draw:name="path961" draw:layer="" svg:width="2.57214910214pt" svg:height="7.41773770279pt" draw:transform="matrix(0.29976019000 0.00000000000 0.00000000000 0.29976019000 88.90009817703pt 55.11092771807pt)" svg:viewBox="0 0 3 7" svg:d="M2.09498 7.38205C3.73065 6.35098 0.687313 3.63964 0.0554576 0C0.093137 4.4334 -0.609246 7.80399 2.09498 7.38205Z" koffice:nodeTypes="ccc"/>
                <draw:path draw:style-name="gr7" draw:id="shape259" draw:name="path962" draw:layer="" svg:width="6.20085384363pt" svg:height="5.76000911212pt" draw:transform="matrix(0.29976019000 0.00000000000 0.00000000000 0.29976019000 89.83605673535pt 55.39709798010pt)" svg:viewBox="0 0 6 6" svg:d="M0.0787496 5.49842C0.698923 6.7127 4.54341 3.49868 6.20085 0C3.65223 2.71763 -0.633463 3.4453 0.0787496 5.49842Z" koffice:nodeTypes="ccc"/>
                <draw:path draw:style-name="gr7" draw:id="shape260" draw:name="path963" draw:layer="" svg:width="2.77308877960pt" svg:height="7.22647258027pt" draw:transform="matrix(0.29976019000 0.00000000000 0.00000000000 0.29976019000 88.24574618263pt 56.12613154875pt)" svg:viewBox="0 0 3 7" svg:d="M1.38708 7.20164C3.33643 6.9338 3.06862 3.11189 1.5813 0C-0.096145 3.75773 -0.83827 7.57092 1.38708 7.20164Z" koffice:nodeTypes="ccc"/>
                <draw:path draw:style-name="gr7" draw:id="shape261" draw:name="path964" draw:layer="" svg:width="6.92220988379pt" svg:height="5.28453606928pt" draw:transform="matrix(0.29976019000 0.00000000000 0.00000000000 0.29976019000 89.61844649404pt 56.02900684911pt)" svg:viewBox="0 0 7 5" svg:d="M0.333502 5.22674C0.855508 5.82052 7.01011 1.68236 6.92126 0C4.97365 2.68112 -1.53557 3.21704 0.333502 5.22674Z" koffice:nodeTypes="ccc"/>
                <draw:path draw:style-name="gr7" draw:id="shape262" draw:name="path965" draw:layer="" svg:width="2.91560845865pt" svg:height="7.77833907111pt" draw:transform="matrix(0.29976019000 0.00000000000 0.00000000000 0.29976019000 87.28905170699pt 57.00335456493pt)" svg:viewBox="0 0 3 8" svg:d="M1.08191 7.77834C3.60517 6.93314 2.41883 3.59621 2.91561 0C0.929416 3.51396 -1.41643 7.04124 1.08191 7.77834Z" koffice:nodeTypes="ccc"/>
                <draw:path draw:style-name="gr7" draw:id="shape263" draw:name="path966" draw:layer="" svg:width="7.65822759526pt" svg:height="4.32684581174pt" draw:transform="matrix(0.29976019000 0.00000000000 0.00000000000 0.29976019000 88.71444861547pt 57.14958238177pt)" svg:viewBox="0 0 8 4" svg:d="M0.0808627 4.04469C0.405264 5.08044 5.29684 3.15967 7.65823 0C4.80597 2.05285 -0.733625 2.33207 0.0808627 4.04469Z" koffice:nodeTypes="ccc"/>
                <draw:path draw:style-name="gr7" draw:id="shape264" draw:name="path967" draw:layer="" svg:width="8.34064249694pt" svg:height="5.54821385576pt" draw:transform="matrix(0.29976019000 0.00000000000 0.00000000000 0.29976019000 87.74433746343pt 58.16495168007pt)" svg:viewBox="0 0 8 6" svg:d="M0.0575111 4.99234C1.1483 6.95052 7.42858 3.36455 8.34064 0C6.31054 2.91133 -0.70388 2.47195 0.0575111 4.99234Z" koffice:nodeTypes="ccc"/>
                <draw:path draw:style-name="gr7" draw:id="shape265" draw:name="path968" draw:layer="" svg:width="4.60501546328pt" svg:height="3.96308364210pt" draw:transform="matrix(0.29976019000 0.00000000000 0.00000000000 0.29976019000 88.60765273542pt 59.00803320965pt)" svg:viewBox="0 0 5 4" svg:d="M0.0521065 3.95687C1.1965 4.10966 3.85587 1.40866 4.60502 0C2.46654 1.31502 -0.424258 3.12587 0.0521065 3.95687Z" koffice:nodeTypes="ccc"/>
              </draw:g>
            </draw:g>
            <draw:g draw:style-name="gr1" draw:id="shape266" draw:name="g1714" svg:y="23.12519807127pt">
              <draw:path draw:style-name="gr7" draw:id="shape267" draw:name="path969" draw:layer="" svg:width="4.07304220343pt" svg:height="4.51850608712pt" draw:transform="matrix(0.29976019000 0.00000000000 0.00000000000 0.29976019000 85.52848048184pt 54.47576225436pt)" svg:viewBox="0 0 4 5" svg:d="M1.10793 4.50829C2.83056 4.69218 5.08347 2.36166 3.57919 0C2.83157 2.35721 -2.18237 4.0723 1.10793 4.50829Z" koffice:nodeTypes="ccc"/>
              <draw:path draw:style-name="gr7" draw:id="shape268" draw:name="path970" draw:layer="" svg:width="3.74269098287pt" svg:height="4.84958334327pt" draw:transform="matrix(0.29976019000 0.00000000000 0.00000000000 0.29976019000 86.60081234036pt 54.24754403034pt)" svg:viewBox="0 0 4 5" svg:d="M0.243934 4.75749C1.32511 5.44241 4.05997 2.15275 3.71239 0C2.18385 2.75078 -0.884684 3.54478 0.243934 4.75749Z" koffice:nodeTypes="ccc"/>
              <draw:path draw:style-name="gr7" draw:id="shape269" draw:name="path971" draw:layer="" svg:width="7.21853444029pt" svg:height="6.41147551163pt" draw:transform="matrix(0.29976019000 0.00000000000 0.00000000000 0.29976019000 85.67068828285pt 54.80034019001pt)" svg:viewBox="0 0 7 6" svg:d="M0.200195 6.28741C1.15118 7.25967 5.82612 2.26836 7.21853 0C3.17314 3.62361 -0.966318 4.53671 0.200195 6.28741Z" koffice:nodeTypes="ccc"/>
              <draw:path draw:style-name="gr7" draw:id="shape270" draw:name="path972" draw:layer="" svg:width="6.78658736135pt" svg:height="5.04777547179pt" draw:transform="matrix(0.29976019000 0.00000000000 0.00000000000 0.29976019000 85.33521276063pt 56.00597567419pt)" svg:viewBox="0 0 7 5" svg:d="M0.139692 4.83774C0.988173 5.90662 4.54084 2.6817 6.78659 0C3.93972 2.33876 -0.881867 3.40834 0.139692 4.83774Z" koffice:nodeTypes="ccc"/>
              <draw:path draw:style-name="gr7" draw:id="shape271" draw:name="path974" draw:layer="" svg:width="2.81509143789pt" svg:height="5.07096492504pt" draw:transform="matrix(0.29976019000 0.00000000000 0.00000000000 0.29976019000 84.90035761155pt 55.21404042727pt)" svg:viewBox="0 0 3 5" svg:d="M2.48301 5.04427C3.54679 2.94468 1.78416 2.6102 0.987101 0C-0.587378 1.44298 -0.410599 5.43437 2.48301 5.04427Z" koffice:nodeTypes="ccc"/>
              <draw:path draw:style-name="gr7" draw:id="shape272" draw:name="path975" draw:layer="" svg:width="2.93347680097pt" svg:height="5.05053737975pt" draw:transform="matrix(0.29976019000 0.00000000000 0.00000000000 0.29976019000 84.57172082652pt 56.11333058959pt)" svg:viewBox="0 0 3 5" svg:d="M2.23124 5.02902C4.4117 4.59004 0.885639 1.91072 0.146737 0C-0.185929 3.51492 -0.128351 5.26776 2.23124 5.02902Z" koffice:nodeTypes="ccc"/>
              <draw:path draw:style-name="gr7" draw:id="shape273" draw:name="path976" draw:layer="" svg:width="2.85189569400pt" svg:height="5.00530958742pt" draw:transform="matrix(0.29976019000 0.00000000000 0.00000000000 0.29976019000 84.09089486728pt 56.97505000875pt)" svg:viewBox="0 0 3 5" svg:d="M2.19827 4.97836C4.1692 4.42832 1.08441 3.04963 0.769148 0C-0.21005 1.12089 -0.72366 5.38269 2.19827 4.97836Z" koffice:nodeTypes="ccc"/>
              <draw:path draw:style-name="gr7" draw:id="shape274" draw:name="path977" draw:layer="" svg:width="1.72712710599pt" svg:height="3.42894099143pt" draw:transform="matrix(0.29976019000 0.00000000000 0.00000000000 0.29976019000 83.59040694994pt 57.66090851771pt)" svg:viewBox="0 0 2 3" svg:d="M1.16847 3.4285C2.19373 2.89274 1.77186 0.337418 0.197757 0C-0.168712 2.00476 -0.120985 3.45812 1.16847 3.4285Z" koffice:nodeTypes="ccc"/>
            </draw:g>
            <draw:g draw:style-name="gr1" draw:id="shape275" draw:name="g1723" svg:y="23.20998305650pt">
              <draw:path draw:style-name="gr15" draw:id="shape276" draw:name="path1724" draw:layer="" svg:width="4.07304220343pt" svg:height="4.51850608712pt" draw:transform="matrix(0.29976019000 0.00000000000 0.00000000000 0.29976019000 85.52848048184pt 54.47576225436pt)" svg:viewBox="0 0 4 5" svg:d="M1.10793 4.50829C2.83056 4.69218 5.08347 2.36166 3.57919 0C2.83157 2.35721 -2.18237 4.0723 1.10793 4.50829Z" koffice:nodeTypes="ccc"/>
              <draw:path draw:style-name="gr15" draw:id="shape277" draw:name="path1725" draw:layer="" svg:width="3.74269098287pt" svg:height="4.84958334327pt" draw:transform="matrix(0.29976019000 0.00000000000 0.00000000000 0.29976019000 86.60081234036pt 54.24754403034pt)" svg:viewBox="0 0 4 5" svg:d="M0.243934 4.75749C1.32511 5.44241 4.05997 2.15275 3.71239 0C2.18385 2.75078 -0.884684 3.54478 0.243934 4.75749Z" koffice:nodeTypes="ccc"/>
              <draw:path draw:style-name="gr15" draw:id="shape278" draw:name="path1726" draw:layer="" svg:width="7.21853444029pt" svg:height="6.41147551163pt" draw:transform="matrix(0.29976019000 0.00000000000 0.00000000000 0.29976019000 85.67068828285pt 54.80034019001pt)" svg:viewBox="0 0 7 6" svg:d="M0.200195 6.28741C1.15118 7.25967 5.82612 2.26836 7.21853 0C3.17314 3.62361 -0.966318 4.53671 0.200195 6.28741Z" koffice:nodeTypes="ccc"/>
              <draw:path draw:style-name="gr15" draw:id="shape279" draw:name="path1727" draw:layer="" svg:width="6.78658736135pt" svg:height="5.04777547179pt" draw:transform="matrix(0.29976019000 0.00000000000 0.00000000000 0.29976019000 85.33521276063pt 56.00597567419pt)" svg:viewBox="0 0 7 5" svg:d="M0.139692 4.83774C0.988173 5.90662 4.54084 2.6817 6.78659 0C3.93972 2.33876 -0.881867 3.40834 0.139692 4.83774Z" koffice:nodeTypes="ccc"/>
              <draw:path draw:style-name="gr15" draw:id="shape280" draw:name="path1728" draw:layer="" svg:width="2.81509143789pt" svg:height="5.07096492504pt" draw:transform="matrix(0.29976019000 0.00000000000 0.00000000000 0.29976019000 84.90035761155pt 55.21404042727pt)" svg:viewBox="0 0 3 5" svg:d="M2.48301 5.04427C3.54679 2.94468 1.78416 2.6102 0.987101 0C-0.587378 1.44298 -0.410599 5.43437 2.48301 5.04427Z" koffice:nodeTypes="ccc"/>
              <draw:path draw:style-name="gr15" draw:id="shape281" draw:name="path1729" draw:layer="" svg:width="2.93347680097pt" svg:height="5.05053737975pt" draw:transform="matrix(0.29976019000 0.00000000000 0.00000000000 0.29976019000 84.57172082652pt 56.11333058959pt)" svg:viewBox="0 0 3 5" svg:d="M2.23124 5.02902C4.4117 4.59004 0.885639 1.91072 0.146737 0C-0.185929 3.51492 -0.128351 5.26776 2.23124 5.02902Z" koffice:nodeTypes="ccc"/>
              <draw:path draw:style-name="gr15" draw:id="shape282" draw:name="path1730" draw:layer="" svg:width="2.85189569400pt" svg:height="5.00530958742pt" draw:transform="matrix(0.29976019000 0.00000000000 0.00000000000 0.29976019000 84.09089486728pt 56.97505000875pt)" svg:viewBox="0 0 3 5" svg:d="M2.19827 4.97836C4.1692 4.42832 1.08441 3.04963 0.769148 0C-0.21005 1.12089 -0.72366 5.38269 2.19827 4.97836Z" koffice:nodeTypes="ccc"/>
              <draw:path draw:style-name="gr15" draw:id="shape283" draw:name="path1731" draw:layer="" svg:width="1.72712710599pt" svg:height="3.42894099143pt" draw:transform="matrix(0.29976019000 0.00000000000 0.00000000000 0.29976019000 83.59040694995pt 57.66090851771pt)" svg:viewBox="0 0 2 3" svg:d="M1.16847 3.4285C2.19373 2.89274 1.77186 0.337418 0.197757 0C-0.168712 2.00476 -0.120985 3.45812 1.16847 3.4285Z" koffice:nodeTypes="ccc"/>
            </draw:g>
            <draw:g draw:style-name="gr1" draw:id="shape284" draw:name="g1698" svg:y="21.49182479371pt">
              <draw:path draw:style-name="gr15" draw:id="shape285" draw:name="path1699" draw:layer="" svg:width="1.81666793605pt" svg:height="5.10281635131pt" draw:transform="matrix(0.29976019000 0.00000000000 0.00000000000 0.29976019000 90.37255757186pt 52.81150327180pt)" svg:viewBox="0 0 2 5" svg:d="M1.42364 5.09479C1.90429 3.33045 1.29175 2.76265 1.81667 0C-1.06902 3.5514 0.016211 5.2345 1.42364 5.09479Z" koffice:nodeTypes="ccc"/>
              <draw:path draw:style-name="gr15" draw:id="shape286" draw:name="path170" draw:layer="" svg:width="6.85264346573pt" svg:height="6.78967977749pt" draw:transform="matrix(0.29976019000 0.00000000000 0.00000000000 0.29976019000 90.81448527143pt 52.52938576755pt)" svg:viewBox="0 0 7 7" svg:d="M0.102861 6.74713C1.93891 7.25555 6.71318 3.10036 6.85264 0C5.56171 2.22793 -0.887027 4.63152 0.102861 6.74713Z" koffice:nodeTypes="ccc"/>
              <draw:path draw:style-name="gr15" draw:id="shape287" draw:name="path1701" draw:layer="" svg:width="1.24616475125pt" svg:height="4.27986476884pt" draw:transform="matrix(0.29976019000 0.00000000000 0.00000000000 0.29976019000 89.68961595740pt 53.93250326490pt)" svg:viewBox="0 0 1 4" svg:d="M0.723043 4.27986C1.55171 3.63753 1.31775 0.917739 0.566511 0C0.412783 2.65452 -0.717165 4.21539 0.723043 4.27986Z" koffice:nodeTypes="ccc"/>
              <draw:path draw:style-name="gr15" draw:id="shape288" draw:name="path1702" draw:layer="" svg:width="7.02278419299pt" svg:height="4.42282228356pt" draw:transform="matrix(0.29976019000 0.00000000000 0.00000000000 0.29976019000 90.26975596762pt 54.01343132195pt)" svg:viewBox="0 0 7 4" svg:d="M0.337397 4.35405C2.59907 4.95166 5.15697 1.49951 7.02278 0C4.89625 1.54402 -1.53448 2.28538 0.337397 4.35405Z" koffice:nodeTypes="ccc"/>
              <draw:path draw:style-name="gr15" draw:id="shape289" draw:name="path1703" draw:layer="" svg:width="1.60342328076pt" svg:height="6.38853156340pt" draw:transform="matrix(0.29976019000 0.00000000000 0.00000000000 0.29976019000 89.13636775752pt 54.03550566235pt)" svg:viewBox="0 0 2 6" svg:d="M1.03407 6.38853C2.27309 5.45847 1.11677 3.62397 1.03001 0C-0.214444 2.61938 -0.467942 6.20375 1.03407 6.38853Z" koffice:nodeTypes="ccc"/>
              <draw:g draw:style-name="gr1" draw:id="shape290" draw:name="g1704" svg:y="2.27085849920pt">
                <draw:path draw:style-name="gr15" draw:id="shape291" draw:name="path1705" draw:layer="" svg:width="7.45906909894pt" svg:height="5.71504644128pt" draw:transform="matrix(0.29976019000 0.00000000000 0.00000000000 0.29976019000 89.52023984555pt 54.80024426675pt)" svg:viewBox="0 0 7 6" svg:d="M0.206842 5.51927C0.914303 6.62383 6.15042 2.81932 7.45907 0C2.98659 3.87525 -0.959095 3.3579 0.206842 5.51927Z" koffice:nodeTypes="ccc"/>
                <draw:path draw:style-name="gr15" draw:id="shape292" draw:name="path1706" draw:layer="" svg:width="2.57214910214pt" svg:height="7.41773770279pt" draw:transform="matrix(0.29976019000 0.00000000000 0.00000000000 0.29976019000 88.90009817703pt 55.11092771807pt)" svg:viewBox="0 0 3 7" svg:d="M2.09498 7.38205C3.73065 6.35098 0.687313 3.63964 0.0554576 0C0.093137 4.4334 -0.609246 7.80399 2.09498 7.38205Z" koffice:nodeTypes="ccc"/>
                <draw:path draw:style-name="gr15" draw:id="shape293" draw:name="path1707" draw:layer="" svg:width="6.20085384363pt" svg:height="5.76000911212pt" draw:transform="matrix(0.29976019000 0.00000000000 0.00000000000 0.29976019000 89.83605673535pt 55.39709798010pt)" svg:viewBox="0 0 6 6" svg:d="M0.0787496 5.49842C0.698923 6.7127 4.54341 3.49868 6.20085 0C3.65223 2.71763 -0.633463 3.4453 0.0787496 5.49842Z" koffice:nodeTypes="ccc"/>
                <draw:path draw:style-name="gr15" draw:id="shape294" draw:name="path1708" draw:layer="" svg:width="2.77308877960pt" svg:height="7.22647258027pt" draw:transform="matrix(0.29976019000 0.00000000000 0.00000000000 0.29976019000 88.24574618263pt 56.12613154875pt)" svg:viewBox="0 0 3 7" svg:d="M1.38708 7.20164C3.33643 6.9338 3.06862 3.11189 1.5813 0C-0.096145 3.75773 -0.83827 7.57092 1.38708 7.20164Z" koffice:nodeTypes="ccc"/>
                <draw:path draw:style-name="gr15" draw:id="shape295" draw:name="path1709" draw:layer="" svg:width="6.92220988379pt" svg:height="5.28453606928pt" draw:transform="matrix(0.29976019000 0.00000000000 0.00000000000 0.29976019000 89.61844649404pt 56.02900684911pt)" svg:viewBox="0 0 7 5" svg:d="M0.333502 5.22674C0.855508 5.82052 7.01011 1.68236 6.92126 0C4.97365 2.68112 -1.53557 3.21704 0.333502 5.22674Z" koffice:nodeTypes="ccc"/>
                <draw:path draw:style-name="gr15" draw:id="shape296" draw:name="path1710" draw:layer="" svg:width="2.91560845865pt" svg:height="7.77833907111pt" draw:transform="matrix(0.29976019000 0.00000000000 0.00000000000 0.29976019000 87.28905170699pt 57.00335456493pt)" svg:viewBox="0 0 3 8" svg:d="M1.08191 7.77834C3.60517 6.93314 2.41883 3.59621 2.91561 0C0.929416 3.51396 -1.41643 7.04124 1.08191 7.77834Z" koffice:nodeTypes="ccc"/>
                <draw:path draw:style-name="gr15" draw:id="shape297" draw:name="path1711" draw:layer="" svg:width="7.65822759526pt" svg:height="4.32684581174pt" draw:transform="matrix(0.29976019000 0.00000000000 0.00000000000 0.29976019000 88.71444861547pt 57.14958238177pt)" svg:viewBox="0 0 8 4" svg:d="M0.0808627 4.04469C0.405264 5.08044 5.29684 3.15967 7.65823 0C4.80597 2.05285 -0.733625 2.33207 0.0808627 4.04469Z" koffice:nodeTypes="ccc"/>
                <draw:path draw:style-name="gr15" draw:id="shape298" draw:name="path1712" draw:layer="" svg:width="8.34064249694pt" svg:height="5.54821385576pt" draw:transform="matrix(0.29976019000 0.00000000000 0.00000000000 0.29976019000 87.74433746343pt 58.16495168007pt)" svg:viewBox="0 0 8 6" svg:d="M0.0575111 4.99234C1.1483 6.95052 7.42858 3.36455 8.34064 0C6.31054 2.91133 -0.70388 2.47195 0.0575111 4.99234Z" koffice:nodeTypes="ccc"/>
                <draw:path draw:style-name="gr15" draw:id="shape299" draw:name="path1713" draw:layer="" svg:width="4.60501546328pt" svg:height="3.96308364210pt" draw:transform="matrix(0.29976019000 0.00000000000 0.00000000000 0.29976019000 88.60765273542pt 59.00803320965pt)" svg:viewBox="0 0 5 4" svg:d="M0.0521065 3.95687C1.1965 4.10966 3.85587 1.40866 4.60502 0C2.46654 1.31502 -0.424258 3.12587 0.0521065 3.95687Z" koffice:nodeTypes="ccc"/>
              </draw:g>
            </draw:g>
            <draw:g draw:style-name="gr1" draw:id="shape300" draw:name="g2099" svg:y="27.55790538717pt">
              <draw:path draw:style-name="gr21" draw:id="shape301" draw:name="path1066" draw:layer="" svg:width="26.77063059473pt" svg:height="14.86825783774pt" draw:transform="matrix(-0.26267086169 -0.14211660584 -0.14143854829 0.26393015425 89.83130983112pt 59.99642297894pt)" svg:viewBox="0 0 27 15" svg:d="M0.598588 0.304913C0.293203 0.0609318 -0.111007 -0.299078 0.0283201 0.444785C1.16967 6.3337 1.53095 7.98117 6.79134 10.0164C12.1392 12.0096 14.0558 11.3126 18.6091 11.2347C21.0668 11.1465 23.9286 12.3505 25.6329 14.11C26.4267 14.9286 26.9994 15.2553 26.6811 14.2118C26.3619 13.1691 26.0517 11.8157 25.5503 10.7317C24.4584 8.34595 21.6345 6.06986 18.8099 5.15989C14.8578 3.79535 10.5969 4.4812 6.52647 3.44011C4.40335 2.86473 2.36447 1.70522 0.598588 0.304913Z" koffice:nodeTypes="cccccccccc"/>
              <draw:path draw:style-name="gr15" draw:id="shape302" draw:name="path2098" draw:layer="" svg:width="26.77063059473pt" svg:height="14.86825783774pt" draw:transform="matrix(-0.26267086169 -0.14211660584 -0.14143854829 0.26393015425 89.83130983112pt 59.99642297894pt)" svg:viewBox="0 0 27 15" svg:d="M0.598588 0.304913C0.293203 0.0609318 -0.111007 -0.299078 0.0283201 0.444785C1.16967 6.3337 1.53095 7.98117 6.79134 10.0164C12.1392 12.0096 14.0558 11.3126 18.6091 11.2347C21.0668 11.1465 23.9286 12.3505 25.6329 14.11C26.4267 14.9286 26.9994 15.2553 26.6811 14.2118C26.3619 13.1691 26.0517 11.8157 25.5503 10.7317C24.4584 8.34595 21.6345 6.06986 18.8099 5.15989C14.8578 3.79535 10.5969 4.4812 6.52647 3.44011C4.40335 2.86473 2.36447 1.70522 0.598588 0.304913Z" koffice:nodeTypes="cccccccccc"/>
            </draw:g>
            <draw:g draw:style-name="gr1" draw:id="shape303" draw:name="g2065" svg:y="30.72841447351pt">
              <draw:path draw:style-name="gr23" draw:id="shape304" draw:name="path1081" draw:layer="" svg:width="2.93143527444pt" svg:height="2.60027079630pt" draw:transform="matrix(-0.29625179674 0.00000000000 0.00000000000 0.29976019000 80.19992005559pt 61.85126099973pt)" svg:viewBox="0 0 3 3" svg:d="M0.551103 1.83575C1.49317 1.9148 2.08995 3.14512 2.55352 2.31222C3.33999 0.963322 2.78904 -0.109609 1.90559 0.0089664C0.862283 0.196533 -0.902487 1.77395 0.551103 1.83575Z" koffice:nodeTypes="cccc"/>
              <draw:path draw:style-name="gr15" draw:id="shape305" draw:name="path2064" draw:layer="" svg:width="2.93143527444pt" svg:height="2.60027079630pt" draw:transform="matrix(-0.29625179674 0.00000000000 0.00000000000 0.29976019000 80.19992005559pt 61.85126099973pt)" svg:viewBox="0 0 3 3" svg:d="M0.551103 1.83575C1.49317 1.9148 2.08995 3.14512 2.55352 2.31222C3.33999 0.963322 2.78904 -0.109609 1.90559 0.0089664C0.862283 0.196533 -0.902487 1.77395 0.551103 1.83575Z" koffice:nodeTypes="cccc"/>
            </draw:g>
            <draw:g draw:style-name="gr1" draw:id="shape306" draw:name="g1732" svg:y="28.49011115010pt">
              <draw:path draw:style-name="gr7" draw:id="shape307" draw:name="path987" draw:layer="" svg:width="4.60074555364pt" svg:height="2.85461823278pt" draw:transform="matrix(0.24830305602 -0.16793405172 0.16793405172 0.24830305602 82.07072532467pt 60.18818130081pt)" svg:viewBox="0 0 5 3" svg:d="M0 2.11287C1.49981 3.9234 3.39147 2.03453 4.60075 0.543064C2.72065 -0.26025 0.358072 -0.485857 0 2.11287Z" koffice:nodeTypes="ccc"/>
              <draw:path draw:style-name="gr7" draw:id="shape308" draw:name="path988" draw:layer="" svg:width="4.28764354941pt" svg:height="3.40467729350pt" draw:transform="matrix(0.29788728833 0.03345503577 -0.03345503577 0.29788728833 82.19131598283pt 60.40140963256pt)" svg:viewBox="0 0 4 3" svg:d="M0.110071 2.86346C0.575593 4.42781 3.84137 2.33219 4.28764 0C2.01066 1.94662 -0.567181 0.478062 0.110071 2.86346Z" koffice:nodeTypes="ccc"/>
              <draw:path draw:style-name="gr7" draw:id="shape309" draw:name="path989" draw:layer="" svg:width="4.90445712563pt" svg:height="2.25118560845pt" draw:transform="matrix(0.14428776890 -0.26274939886 0.26274939886 0.14428776890 81.20556415157pt 60.96124201827pt)" svg:viewBox="0 0 5 2" svg:d="M0.0795806 1.70457C0.66544 3.21284 2.59177 1.25345 4.90446 0C2.50976 0.182734 -0.532301 0.256256 0.0795806 1.70457Z" koffice:nodeTypes="ccc"/>
              <draw:path draw:style-name="gr7" draw:id="shape310" draw:name="path990" draw:layer="" svg:width="5.06033196226pt" svg:height="3.41244600984pt" draw:transform="matrix(0.16082314050 -0.25296672506 0.25296672506 0.16082314050 80.25983887223pt 61.54061449961pt)" svg:viewBox="0 0 5 3" svg:d="M0.112694 2.90816C0.912493 4.58087 3.30109 1.69789 5.06033 0C2.85221 0.674577 -0.675535 1.32016 0.112694 2.90816Z" koffice:nodeTypes="ccc"/>
              <draw:path draw:style-name="gr7" draw:id="shape311" draw:name="path991" draw:layer="" svg:width="5.10688990787pt" svg:height="4.48130317932pt" draw:transform="matrix(0.27243285204 0.12504646206 -0.12504646206 0.27243285204 81.84879301456pt 60.87601191725pt)" svg:viewBox="0 0 5 4" svg:d="M0.199467 4.01828C1.2093 5.78237 3.65411 2.08356 5.10689 0C2.7118 1.66279 -0.887527 2.33367 0.199467 4.01828Z" koffice:nodeTypes="ccc"/>
              <draw:path draw:style-name="gr7" draw:id="shape312" draw:name="path992" draw:layer="" svg:width="5.10688990787pt" svg:height="4.48130317932pt" draw:transform="matrix(0.27243285204 0.12504646206 -0.12504646206 0.27243285204 81.19305920565pt 61.75656826674pt)" svg:viewBox="0 0 5 4" svg:d="M0.199467 4.01828C1.2093 5.78237 3.65411 2.08356 5.10689 0C2.7118 1.66279 -0.887527 2.33367 0.199467 4.01828Z" koffice:nodeTypes="ccc"/>
              <draw:path draw:style-name="gr7" draw:id="shape313" draw:name="path993" draw:layer="" svg:width="5.26796010021pt" svg:height="3.61542424014pt" draw:transform="matrix(0.16082314050 -0.25296672506 0.25296672506 0.16082314050 79.52770525290pt 62.35664052964pt)" svg:viewBox="0 0 5 4" svg:d="M0.131747 3.23037C1.02183 4.68908 3.53564 1.65004 5.26796 0C3.09364 0.655566 -0.760616 1.72494 0.131747 3.23037Z" koffice:nodeTypes="ccc"/>
              <draw:path draw:style-name="gr7" draw:id="shape314" draw:name="path994" draw:layer="" svg:width="5.85771470739pt" svg:height="4.49577729328pt" draw:transform="matrix(0.27243285204 0.12504646206 -0.12504646206 0.27243285204 80.37669119157pt 62.57213471203pt)" svg:viewBox="0 0 6 4" svg:d="M0.256154 3.96674C1.48222 5.83655 4.23166 2.32818 5.85771 0C3.00558 1.95157 -1.06361 2.18117 0.256154 3.96674Z" koffice:nodeTypes="ccc"/>
            </draw:g>
            <draw:g draw:style-name="gr1" draw:id="shape315" draw:name="g1741" svg:y="28.51284293728pt">
              <draw:path draw:style-name="gr15" draw:id="shape316" draw:name="path1742" draw:layer="" svg:width="4.60074555364pt" svg:height="2.85461823278pt" draw:transform="matrix(0.24830305602 -0.16793405172 0.16793405172 0.24830305602 82.07072532467pt 60.18818130081pt)" svg:viewBox="0 0 5 3" svg:d="M0 2.11287C1.49981 3.9234 3.39147 2.03453 4.60075 0.543064C2.72065 -0.26025 0.358072 -0.485857 0 2.11287Z" koffice:nodeTypes="ccc"/>
              <draw:path draw:style-name="gr15" draw:id="shape317" draw:name="path1743" draw:layer="" svg:width="4.28764354941pt" svg:height="3.40467729350pt" draw:transform="matrix(0.29788728833 0.03345503577 -0.03345503577 0.29788728833 82.19131598283pt 60.40140963256pt)" svg:viewBox="0 0 4 3" svg:d="M0.110071 2.86346C0.575593 4.42781 3.84137 2.33219 4.28764 0C2.01066 1.94662 -0.567181 0.478062 0.110071 2.86346Z" koffice:nodeTypes="ccc"/>
              <draw:path draw:style-name="gr15" draw:id="shape318" draw:name="path1744" draw:layer="" svg:width="4.90445712563pt" svg:height="2.25118560845pt" draw:transform="matrix(0.14428776890 -0.26274939886 0.26274939886 0.14428776890 81.20556415157pt 60.96124201827pt)" svg:viewBox="0 0 5 2" svg:d="M0.0795806 1.70457C0.66544 3.21284 2.59177 1.25345 4.90446 0C2.50976 0.182734 -0.532301 0.256256 0.0795806 1.70457Z" koffice:nodeTypes="ccc"/>
              <draw:path draw:style-name="gr15" draw:id="shape319" draw:name="path1745" draw:layer="" svg:width="5.06033196226pt" svg:height="3.41244600984pt" draw:transform="matrix(0.16082314050 -0.25296672506 0.25296672506 0.16082314050 80.25983887223pt 61.54061449961pt)" svg:viewBox="0 0 5 3" svg:d="M0.112694 2.90816C0.912493 4.58087 3.30109 1.69789 5.06033 0C2.85221 0.674577 -0.675535 1.32016 0.112694 2.90816Z" koffice:nodeTypes="ccc"/>
              <draw:path draw:style-name="gr15" draw:id="shape320" draw:name="path1746" draw:layer="" svg:width="5.10688990787pt" svg:height="4.48130317932pt" draw:transform="matrix(0.27243285204 0.12504646206 -0.12504646206 0.27243285204 81.84879301456pt 60.87601191725pt)" svg:viewBox="0 0 5 4" svg:d="M0.199467 4.01828C1.2093 5.78237 3.65411 2.08356 5.10689 0C2.7118 1.66279 -0.887527 2.33367 0.199467 4.01828Z" koffice:nodeTypes="ccc"/>
              <draw:path draw:style-name="gr15" draw:id="shape321" draw:name="path1747" draw:layer="" svg:width="5.10688990787pt" svg:height="4.48130317932pt" draw:transform="matrix(0.27243285204 0.12504646206 -0.12504646206 0.27243285204 81.19305920565pt 61.75656826674pt)" svg:viewBox="0 0 5 4" svg:d="M0.199467 4.01828C1.2093 5.78237 3.65411 2.08356 5.10689 0C2.7118 1.66279 -0.887527 2.33367 0.199467 4.01828Z" koffice:nodeTypes="ccc"/>
              <draw:path draw:style-name="gr15" draw:id="shape322" draw:name="path1748" draw:layer="" svg:width="5.26796010021pt" svg:height="3.61542424014pt" draw:transform="matrix(0.16082314050 -0.25296672506 0.25296672506 0.16082314050 79.52770525290pt 62.35664052964pt)" svg:viewBox="0 0 5 4" svg:d="M0.131747 3.23037C1.02183 4.68908 3.53564 1.65004 5.26796 0C3.09364 0.655566 -0.760616 1.72494 0.131747 3.23037Z" koffice:nodeTypes="ccc"/>
              <draw:path draw:style-name="gr15" draw:id="shape323" draw:name="path1749" draw:layer="" svg:width="5.85771470739pt" svg:height="4.49577729328pt" draw:transform="matrix(0.27243285204 0.12504646206 -0.12504646206 0.27243285204 80.37669119157pt 62.57213471203pt)" svg:viewBox="0 0 6 4" svg:d="M0.256154 3.96674C1.48222 5.83655 4.23166 2.32818 5.85771 0C3.00558 1.95157 -1.06361 2.18117 0.256154 3.96674Z" koffice:nodeTypes="ccc"/>
            </draw:g>
            <draw:g draw:style-name="gr1" draw:id="shape324" draw:name="g1750" svg:y="29.92920522361pt">
              <draw:path draw:style-name="gr7" draw:id="shape325" draw:name="path978" draw:layer="" svg:width="7.55918901814pt" svg:height="4.06165785982pt" draw:transform="matrix(0.29976019000 0.00000000000 0.00000000000 0.29976019000 86.06868884048pt 61.71327779730pt)" svg:viewBox="0 0 8 4" svg:d="M0.0807639 3.42278C1.1963 5.53737 5.31337 1.88286 7.55919 0C4.33062 1.13718 -0.697898 0.69988 0.0807639 3.42278Z" koffice:nodeTypes="ccc"/>
              <draw:path draw:style-name="gr7" draw:id="shape326" draw:name="path979" draw:layer="" svg:width="7.37339402750pt" svg:height="4.65823164359pt" draw:transform="matrix(0.28108842753 0.10414178593 -0.10414178593 0.28108842753 85.24148091072pt 62.03959612860pt)" svg:viewBox="0 0 7 5" svg:d="M0.110484 4.16706C1.2054 6.08732 7.00011 1.88634 7.37339 0C4.89557 2.46139 -0.866968 2.52076 0.110484 4.16706Z" koffice:nodeTypes="ccc"/>
              <draw:path draw:style-name="gr7" draw:id="shape327" draw:name="path980" draw:layer="" svg:width="7.41458562490pt" svg:height="3.87524455337pt" draw:transform="matrix(0.28108842753 0.10414178593 -0.10414178593 0.28108842753 84.17396459934pt 62.78763146360pt)" svg:viewBox="0 0 7 4" svg:d="M0.135696 3.57393C0.709193 4.78172 5.31281 2.10734 7.41459 0C4.93698 1.59456 -0.966764 1.72251 0.135696 3.57393Z" koffice:nodeTypes="ccc"/>
              <draw:path draw:style-name="gr7" draw:id="shape328" draw:name="path981" draw:layer="" svg:width="8.03048841078pt" svg:height="3.65507707875pt" draw:transform="matrix(0.28108842753 0.10414178593 -0.10414178593 0.28108842753 83.33772071666pt 63.21611913095pt)" svg:viewBox="0 0 8 4" svg:d="M0.196497 3.30921C0.58969 4.43919 6.66842 2.66072 8.03049 0C4.30511 2.28778 -1.10004 0.7394 0.196497 3.30921Z" koffice:nodeTypes="ccc"/>
              <draw:path draw:style-name="gr7" draw:id="shape329" draw:name="path982" draw:layer="" svg:width="8.15325132605pt" svg:height="2.80251811844pt" draw:transform="matrix(0.28108842753 0.10414178593 -0.10414178593 0.28108842753 81.91999962700pt 63.61871348921pt)" svg:viewBox="0 0 8 3" svg:d="M0.0280397 2.39757C0.317733 3.76816 6.44999 1.32802 8.15325 0C4.70696 0.920565 -0.424759 0.388447 0.0280397 2.39757Z" koffice:nodeTypes="ccc"/>
              <draw:path draw:style-name="gr7" draw:id="shape330" draw:name="path983" draw:layer="" svg:width="9.67421970721pt" svg:height="4.51711127258pt" draw:transform="matrix(0.27079526212 -0.12855395604 0.12855395604 0.27079526212 81.10770042807pt 62.90271737273pt)" svg:viewBox="0 0 10 5" svg:d="M0.118252 4.00405C0.914653 5.93108 7.28502 1.94857 9.67422 0C5.50219 1.55571 -0.953469 2.14417 0.118252 4.00405Z" koffice:nodeTypes="ccc"/>
              <draw:path draw:style-name="gr7" draw:id="shape331" draw:name="path984" draw:layer="" svg:width="6.53289678876pt" svg:height="4.46905959131pt" draw:transform="matrix(0.27079526212 -0.12855395604 0.12855395604 0.27079526212 82.41572274605pt 62.60591558353pt)" svg:viewBox="0 0 7 4" svg:d="M0.0821858 3.91945C1.15665 5.78092 4.40766 2.52088 6.5329 0C3.89293 1.77514 -0.667805 1.52355 0.0821858 3.91945Z" koffice:nodeTypes="ccc"/>
              <draw:path draw:style-name="gr7" draw:id="shape332" draw:name="path985" draw:layer="" svg:width="5.69472578753pt" svg:height="3.31507956620pt" draw:transform="matrix(0.27079526212 -0.12855395604 0.12855395604 0.27079526212 83.50266725055pt 62.40378168289pt)" svg:viewBox="0 0 6 3" svg:d="M0.108158 2.83723C1.30855 4.41046 4.12653 1.74139 5.69473 0C3.50738 1.18479 -0.72974 0.812325 0.108158 2.83723Z" koffice:nodeTypes="ccc"/>
              <draw:path draw:style-name="gr7" draw:id="shape333" draw:name="path986" draw:layer="" svg:width="6.01366590898pt" svg:height="3.90546345694pt" draw:transform="matrix(0.27079526212 -0.12855395604 0.12855395604 0.27079526212 84.48948007670pt 61.78007865718pt)" svg:viewBox="0 0 6 4" svg:d="M0.101329 3.22797C1.29608 5.00697 5.01467 3.05668 6.01367 0C3.79006 2.64493 -0.732631 0.938217 0.101329 3.22797Z" koffice:nodeTypes="ccc"/>
              <draw:path draw:style-name="gr7" draw:id="shape334" draw:name="path1038" draw:layer="" svg:width="11.30911253372pt" svg:height="5.32531838046pt" draw:transform="matrix(0.29976019000 0.00000000000 0.00000000000 0.29976019000 82.91777931636pt 63.98347442601pt)" svg:viewBox="0 0 11 5" svg:d="M0.052582 4.69916C0.900299 6.91091 9.81463 2.76549 11.3091 0C8.4453 2.4802 -0.777148 2.14283 0.052582 4.69916Z" koffice:nodeTypes="ccc"/>
            </draw:g>
            <draw:g draw:style-name="gr1" draw:id="shape335" draw:name="g1761" svg:y="29.96943714044pt">
              <draw:path draw:style-name="gr15" draw:id="shape336" draw:name="path1762" draw:layer="" svg:width="7.55918901814pt" svg:height="4.06165785982pt" draw:transform="matrix(0.29976019000 0.00000000000 0.00000000000 0.29976019000 86.06868884048pt 61.71327779730pt)" svg:viewBox="0 0 8 4" svg:d="M0.0807639 3.42278C1.1963 5.53737 5.31337 1.88286 7.55919 0C4.33062 1.13718 -0.697898 0.69988 0.0807639 3.42278Z" koffice:nodeTypes="ccc"/>
              <draw:path draw:style-name="gr15" draw:id="shape337" draw:name="path1763" draw:layer="" svg:width="7.37339402750pt" svg:height="4.65823164359pt" draw:transform="matrix(0.28108842753 0.10414178593 -0.10414178593 0.28108842753 85.24148091072pt 62.03959612860pt)" svg:viewBox="0 0 7 5" svg:d="M0.110484 4.16706C1.2054 6.08732 7.00011 1.88634 7.37339 0C4.89557 2.46139 -0.866968 2.52076 0.110484 4.16706Z" koffice:nodeTypes="ccc"/>
              <draw:path draw:style-name="gr15" draw:id="shape338" draw:name="path1764" draw:layer="" svg:width="7.41458562490pt" svg:height="3.87524455337pt" draw:transform="matrix(0.28108842753 0.10414178593 -0.10414178593 0.28108842753 84.17396459934pt 62.78763146360pt)" svg:viewBox="0 0 7 4" svg:d="M0.135696 3.57393C0.709193 4.78172 5.31281 2.10734 7.41459 0C4.93698 1.59456 -0.966764 1.72251 0.135696 3.57393Z" koffice:nodeTypes="ccc"/>
              <draw:path draw:style-name="gr15" draw:id="shape339" draw:name="path1765" draw:layer="" svg:width="8.03048841078pt" svg:height="3.65507707875pt" draw:transform="matrix(0.28108842753 0.10414178593 -0.10414178593 0.28108842753 83.33772071666pt 63.21611913095pt)" svg:viewBox="0 0 8 4" svg:d="M0.196497 3.30921C0.58969 4.43919 6.66842 2.66072 8.03049 0C4.30511 2.28778 -1.10004 0.7394 0.196497 3.30921Z" koffice:nodeTypes="ccc"/>
              <draw:path draw:style-name="gr15" draw:id="shape340" draw:name="path1766" draw:layer="" svg:width="8.15325132605pt" svg:height="2.80251811844pt" draw:transform="matrix(0.28108842753 0.10414178593 -0.10414178593 0.28108842753 81.91999962700pt 63.61871348921pt)" svg:viewBox="0 0 8 3" svg:d="M0.0280397 2.39757C0.317733 3.76816 6.44999 1.32802 8.15325 0C4.70696 0.920565 -0.424759 0.388447 0.0280397 2.39757Z" koffice:nodeTypes="ccc"/>
              <draw:path draw:style-name="gr15" draw:id="shape341" draw:name="path1767" draw:layer="" svg:width="9.67421970721pt" svg:height="4.51711127258pt" draw:transform="matrix(0.27079526212 -0.12855395604 0.12855395604 0.27079526212 81.10770042807pt 62.90271737273pt)" svg:viewBox="0 0 10 5" svg:d="M0.118252 4.00405C0.914653 5.93108 7.28502 1.94857 9.67422 0C5.50219 1.55571 -0.953469 2.14417 0.118252 4.00405Z" koffice:nodeTypes="ccc"/>
              <draw:path draw:style-name="gr15" draw:id="shape342" draw:name="path1768" draw:layer="" svg:width="6.53289678876pt" svg:height="4.46905959131pt" draw:transform="matrix(0.27079526212 -0.12855395604 0.12855395604 0.27079526212 82.41572274605pt 62.60591558353pt)" svg:viewBox="0 0 7 4" svg:d="M0.0821858 3.91945C1.15665 5.78092 4.40766 2.52088 6.5329 0C3.89293 1.77514 -0.667805 1.52355 0.0821858 3.91945Z" koffice:nodeTypes="ccc"/>
              <draw:path draw:style-name="gr15" draw:id="shape343" draw:name="path1769" draw:layer="" svg:width="5.69472578753pt" svg:height="3.31507956620pt" draw:transform="matrix(0.27079526212 -0.12855395604 0.12855395604 0.27079526212 83.50266725055pt 62.40378168289pt)" svg:viewBox="0 0 6 3" svg:d="M0.108158 2.83723C1.30855 4.41046 4.12653 1.74139 5.69473 0C3.50738 1.18479 -0.72974 0.812325 0.108158 2.83723Z" koffice:nodeTypes="ccc"/>
              <draw:path draw:style-name="gr15" draw:id="shape344" draw:name="path1770" draw:layer="" svg:width="6.01366590898pt" svg:height="3.90546345694pt" draw:transform="matrix(0.27079526212 -0.12855395604 0.12855395604 0.27079526212 84.48948007670pt 61.78007865718pt)" svg:viewBox="0 0 6 4" svg:d="M0.101329 3.22797C1.29608 5.00697 5.01467 3.05668 6.01367 0C3.79006 2.64493 -0.732631 0.938217 0.101329 3.22797Z" koffice:nodeTypes="ccc"/>
              <draw:path draw:style-name="gr15" draw:id="shape345" draw:name="path1771" draw:layer="" svg:width="11.30911253372pt" svg:height="5.32531838046pt" draw:transform="matrix(0.29976019000 0.00000000000 0.00000000000 0.29976019000 82.91777931636pt 63.98347442601pt)" svg:viewBox="0 0 11 5" svg:d="M0.052582 4.69916C0.900299 6.91091 9.81463 2.76549 11.3091 0C8.4453 2.4802 -0.777148 2.14283 0.052582 4.69916Z" koffice:nodeTypes="ccc"/>
            </draw:g>
            <draw:g draw:style-name="gr1" draw:id="shape346" draw:name="g2048" svg:y="12.09666558956pt">
              <draw:path draw:style-name="gr5" draw:id="shape347" draw:name="path1060" draw:layer="" svg:width="8.45451452524pt" svg:height="12.32173736553pt" draw:transform="matrix(-0.29432943464 0.00000000000 0.00000000000 0.29976019000 63.74219323207pt 43.21901154863pt)" svg:viewBox="0 0 8 12" svg:d="M8.42825 12.3217C8.70916 9.50789 6.61071 4.39137 8.10001 1.66377C8.30306 1.28901 7.65421 0.294082 7.23513 0.897777C6.58018 1.86134 5.9069 4.60698 5.62523 3.59324C5.32675 2.49091 5.28095 0.541048 4.31303 0.162367C3.69547 -0.0595104 2.8222 -0.204554 3.06037 0.77547C3.297 1.71787 3.82677 3.01934 3.23975 3.10322C2.89929 3.15418 1.91839 1.82057 1.09244 1.20433C0.426802 0.654731 -0.566319 1.51481 0.406954 2.33724C3.57028 4.98644 6.63514 6.17894 8.42825 12.3217Z" koffice:nodeTypes="cccccccccc"/>
              <draw:path draw:style-name="gr15" draw:id="shape348" draw:name="path2023" draw:layer="" svg:width="8.45451452524pt" svg:height="12.32173736553pt" draw:transform="matrix(-0.29432943464 0.00000000000 0.00000000000 0.29976019000 63.74219323207pt 43.21901154863pt)" svg:viewBox="0 0 8 12" svg:d="M8.42825 12.3217C8.70916 9.50789 6.61071 4.39137 8.10001 1.66377C8.30306 1.28901 7.65421 0.294082 7.23513 0.897777C6.58018 1.86134 5.9069 4.60698 5.62523 3.59324C5.32675 2.49091 5.28095 0.541048 4.31303 0.162367C3.69547 -0.0595104 2.8222 -0.204554 3.06037 0.77547C3.297 1.71787 3.82677 3.01934 3.23975 3.10322C2.89929 3.15418 1.91839 1.82057 1.09244 1.20433C0.426802 0.654731 -0.566319 1.51481 0.406954 2.33724C3.57028 4.98644 6.63514 6.17894 8.42825 12.3217Z" koffice:nodeTypes="cccccccccc"/>
            </draw:g>
            <draw:g draw:style-name="gr1" draw:id="shape349" draw:name="g1944" svg:y="27.50499026726pt">
              <draw:path draw:style-name="gr5" draw:id="shape350" draw:name="path1063" draw:layer="" svg:width="26.77063059473pt" svg:height="14.86825783774pt" draw:transform="matrix(0.26393015425 -0.14211660584 0.14211660584 0.26393015425 59.18981084458pt 59.94342537735pt)" svg:viewBox="0 0 27 15" svg:d="M0.598588 0.304913C0.293203 0.0609318 -0.111007 -0.299078 0.0283201 0.444785C1.16967 6.3337 1.53095 7.98117 6.79134 10.0164C12.1392 12.0096 14.0558 11.3126 18.6091 11.2347C21.0668 11.1465 23.9286 12.3505 25.6329 14.11C26.4267 14.9286 26.9994 15.2553 26.6811 14.2118C26.3619 13.1691 26.0517 11.8157 25.5503 10.7317C24.4584 8.34595 21.6345 6.06986 18.8099 5.15989C14.8578 3.79535 10.5969 4.4812 6.52647 3.44011C4.40335 2.86473 2.36447 1.70522 0.598588 0.304913Z" koffice:nodeTypes="cccccccccc"/>
              <draw:path draw:style-name="gr15" draw:id="shape351" draw:name="path1943" draw:layer="" svg:width="26.77063059473pt" svg:height="14.86825783774pt" draw:transform="matrix(0.26393015425 -0.14211660584 0.14211660584 0.26393015425 59.18981084458pt 59.94342537735pt)" svg:viewBox="0 0 27 15" svg:d="M0.598588 0.304913C0.293203 0.0609318 -0.111007 -0.299078 0.0283201 0.444785C1.16967 6.3337 1.53095 7.98117 6.79134 10.0164C12.1392 12.0096 14.0558 11.3126 18.6091 11.2347C21.0668 11.1465 23.9286 12.3505 25.6329 14.11C26.4267 14.9286 26.9994 15.2553 26.6811 14.2118C26.3619 13.1691 26.0517 11.8157 25.5503 10.7317C24.4584 8.34595 21.6345 6.06986 18.8099 5.15989C14.8578 3.79535 10.5969 4.4812 6.52647 3.44011C4.40335 2.86473 2.36447 1.70522 0.598588 0.304913Z" koffice:nodeTypes="cccccccccc"/>
            </draw:g>
            <draw:g draw:style-name="gr1" draw:id="shape352" draw:name="g2061" svg:y="30.71566880095pt">
              <draw:path draw:style-name="gr5" draw:id="shape353" draw:name="path1080" draw:layer="" svg:width="2.93143527444pt" svg:height="2.60027079630pt" draw:transform="matrix(0.29976019000 0.00000000000 0.00000000000 0.29976019000 68.85943916372pt 61.83801476001pt)" svg:viewBox="0 0 3 3" svg:d="M0.551103 1.83575C1.49317 1.9148 2.08995 3.14512 2.55352 2.31222C3.33999 0.963322 2.78904 -0.109609 1.90559 0.0089664C0.862283 0.196533 -0.902487 1.77395 0.551103 1.83575Z" koffice:nodeTypes="cccc"/>
              <draw:path draw:style-name="gr15" draw:id="shape354" draw:name="path2060" draw:layer="" svg:width="2.93143527444pt" svg:height="2.60027079630pt" draw:transform="matrix(0.29976019000 0.00000000000 0.00000000000 0.29976019000 68.85943916372pt 61.83801476001pt)" svg:viewBox="0 0 3 3" svg:d="M0.551103 1.83575C1.49317 1.9148 2.08995 3.14512 2.55352 2.31222C3.33999 0.963322 2.78904 -0.109609 1.90559 0.0089664C0.862283 0.196533 -0.902487 1.77395 0.551103 1.83575Z" koffice:nodeTypes="cccc"/>
            </draw:g>
            <draw:g draw:style-name="gr1" draw:id="shape355" draw:name="g1772" svg:y="28.48586274183pt">
              <draw:path draw:style-name="gr5" draw:id="shape356" draw:name="path1017" draw:layer="" svg:width="3.92211141322pt" svg:height="5.99201171273pt" draw:transform="matrix(0.25449730059 -0.15838968727 0.15838968727 0.25449730059 67.63941468806pt 61.54255389607pt)" svg:viewBox="0 0 4 6" svg:d="M0.219833 5.68187C1.79273 7.17982 4.51433 2.91972 3.80708 0C2.86681 3.22001 -0.947091 4.39491 0.219833 5.68187Z" koffice:nodeTypes="ccc"/>
              <draw:path draw:style-name="gr5" draw:id="shape357" draw:name="path1018" draw:layer="" svg:width="2.54419167922pt" svg:height="6.20510670626pt" draw:transform="matrix(0.17884412360 -0.24056384744 0.24056384744 0.17884412360 66.25174217697pt 62.25774783796pt)" svg:viewBox="0 0 3 6" svg:d="M2.25313 6.01051C0.779067 7.28585 -0.355648 1.94845 0.103187 0C0.831384 3.10904 3.40129 4.94712 2.25313 6.01051Z" koffice:nodeTypes="ccc"/>
              <draw:path draw:style-name="gr5" draw:id="shape358" draw:name="path1019" draw:layer="" svg:width="2.44508800906pt" svg:height="6.41350422968pt" draw:transform="matrix(0.17095593420 -0.24623201287 0.24623201287 0.17095593420 65.69942882154pt 61.50419472265pt)" svg:viewBox="0 0 2 6" svg:d="M2.14772 6.17465C0.760853 7.60436 -0.345352 2.24211 0.100012 0C0.946133 3.41952 3.26216 4.951 2.14772 6.17465Z" koffice:nodeTypes="ccc"/>
              <draw:path draw:style-name="gr5" draw:id="shape359" draw:name="path1020" draw:layer="" svg:width="3.12140649462pt" svg:height="5.78641221140pt" draw:transform="matrix(0.25449730059 -0.15838968727 0.15838968727 0.25449730059 66.97542784895pt 60.70121377622pt)" svg:viewBox="0 0 3 6" svg:d="M0.201044 5.4992C1.52637 6.95843 3.67004 2.50824 2.99204 0C2.11462 3.35257 -0.78221 4.2455 0.201044 5.4992Z" koffice:nodeTypes="ccc"/>
              <draw:path draw:style-name="gr5" draw:id="shape360" draw:name="path1021" draw:layer="" svg:width="2.54414490762pt" svg:height="5.24732502843pt" draw:transform="matrix(0.25449730059 -0.15838968727 0.15838968727 0.25449730059 66.41933737872pt 59.94491901262pt)" svg:viewBox="0 0 3 5" svg:d="M0.266708 4.95957C1.6187 6.37885 2.81733 2.20066 2.48951 0C1.14612 2.73652 -0.693295 4.03551 0.266708 4.95957Z" koffice:nodeTypes="ccc"/>
              <draw:path draw:style-name="gr5" draw:id="shape361" draw:name="path1022" draw:layer="" svg:width="2.81332257979pt" svg:height="5.55841242250pt" draw:transform="matrix(0.17095593420 -0.24623201287 0.24623201287 0.17095593420 65.35370933099pt 60.73230544451pt)" svg:viewBox="0 0 3 6" svg:d="M2.31389 5.26553C0.367122 6.70956 -0.588991 2.47264 0.385797 0C1.51557 3.33823 3.83023 4.06148 2.31389 5.26553Z" koffice:nodeTypes="ccc"/>
              <draw:path draw:style-name="gr5" draw:id="shape362" draw:name="path1023" draw:layer="" svg:width="2.33992429013pt" svg:height="4.05907709503pt" draw:transform="matrix(0.08707374047 -0.28683513013 0.28683513013 0.08707374047 65.67373491667pt 60.43958523080pt)" svg:viewBox="0 0 2 4" svg:d="M0.289036 3.78166C1.29827 4.86694 2.85729 2.59272 2.17073 0C1.09311 0.742509 -0.703604 2.50679 0.289036 3.78166Z" koffice:nodeTypes="ccc"/>
              <draw:path draw:style-name="gr5" draw:id="shape363" draw:name="path1033" draw:layer="" svg:width="3.95716332224pt" svg:height="6.54341813696pt" draw:transform="matrix(0.17884412360 -0.24056384744 0.24056384744 0.17884412360 67.29145630461pt 63.23272002685pt)" svg:viewBox="0 0 4 7" svg:d="M3.61713 6.30595C1.83916 7.68523 -0.706269 2.72299 0.183141 0C1.81529 3.11188 5.00198 5.15589 3.61713 6.30595Z" koffice:nodeTypes="ccc"/>
            </draw:g>
            <draw:g draw:style-name="gr1" draw:id="shape364" draw:name="g1996" svg:y="13.59149229250pt">
              <draw:g draw:style-name="gr1" draw:id="shape365" draw:name="g1948" svg:y="0.00000000000pt">
                <draw:path draw:style-name="gr5" draw:id="shape366" draw:name="path1061" draw:layer="" svg:width="13.76508997076pt" svg:height="23.22250374132pt" draw:transform="matrix(0.29976019000 0.00000000000 0.00000000000 0.29976019000 58.46193526057pt 44.71383825157pt)" svg:viewBox="0 0 14 23" svg:d="M0.480981 5.34348C-0.33738 4.48772 -0.100803 4.16057 1.10943 4.14686C2.06942 4.08643 3.97168 4.7359 4.69349 4.20971C5.35493 3.72865 5.0918 1.68838 5.38551 0.74721C5.51345 0.222636 5.88039 -0.600888 6.70519 0.684358C9.14498 4.59973 12.1924 9.29993 13.4951 13.9051C14.2073 16.486 13.537 20.515 11.1688 23.2225C11.2525 20.9138 10.3931 19.3611 9.34535 17.4304C8.05142 14.8929 3.24506 8.02033 0.480981 5.34348Z" koffice:nodeTypes="ccccccccc"/>
                <draw:path draw:style-name="gr5" draw:id="shape367" draw:name="path1067" draw:layer="" svg:width="3.86042563398pt" svg:height="4.33297800224pt" draw:transform="matrix(0.29976019000 0.00000000000 0.00000000000 0.29976019000 61.58201024693pt 51.06282942166pt)" svg:viewBox="0 0 4 4" svg:d="M0.0841051 4.33295C3.30659 4.3451 3.86043 0.949708 3.86043 0C2.27431 0.237047 -0.51999 2.31501 0.0841051 4.33295Z" koffice:nodeTypes="ccc"/>
              </draw:g>
              <draw:g draw:style-name="gr1" draw:id="shape368" draw:name="g1951" svg:y="0.08478498523pt">
                <draw:path draw:style-name="gr15" draw:id="shape369" draw:name="path1952" draw:layer="" svg:width="13.76508997076pt" svg:height="23.22250374132pt" draw:transform="matrix(0.29976019000 0.00000000000 0.00000000000 0.29976019000 58.46193526057pt 44.71383825157pt)" svg:viewBox="0 0 14 23" svg:d="M0.480981 5.34348C-0.33738 4.48772 -0.100803 4.16057 1.10943 4.14686C2.06942 4.08643 3.97168 4.7359 4.69349 4.20971C5.35493 3.72865 5.0918 1.68838 5.38551 0.74721C5.51345 0.222636 5.88039 -0.600888 6.70519 0.684358C9.14498 4.59973 12.1924 9.29993 13.4951 13.9051C14.2073 16.486 13.537 20.515 11.1688 23.2225C11.2525 20.9138 10.3931 19.3611 9.34535 17.4304C8.05142 14.8929 3.24506 8.02033 0.480981 5.34348Z" koffice:nodeTypes="ccccccccc"/>
                <draw:path draw:style-name="gr15" draw:id="shape370" draw:name="path1953" draw:layer="" svg:width="3.86042563398pt" svg:height="4.33297800224pt" draw:transform="matrix(0.29976019000 0.00000000000 0.00000000000 0.29976019000 61.58201024693pt 51.06282942166pt)" svg:viewBox="0 0 4 4" svg:d="M0.0841051 4.33295C3.30659 4.3451 3.86043 0.949708 3.86043 0C2.27431 0.237047 -0.51999 2.31501 0.0841051 4.33295Z" koffice:nodeTypes="ccc"/>
              </draw:g>
            </draw:g>
            <draw:g draw:style-name="gr1" draw:id="shape371" draw:name="g1781" svg:y="28.51304607987pt">
              <draw:path draw:style-name="gr15" draw:id="shape372" draw:name="path1782" draw:layer="" svg:width="3.92211141322pt" svg:height="5.99201171273pt" draw:transform="matrix(0.25449730059 -0.15838968727 0.15838968727 0.25449730059 67.63941468806pt 61.54255389607pt)" svg:viewBox="0 0 4 6" svg:d="M0.219833 5.68187C1.79273 7.17982 4.51433 2.91972 3.80708 0C2.86681 3.22001 -0.947091 4.39491 0.219833 5.68187Z" koffice:nodeTypes="ccc"/>
              <draw:path draw:style-name="gr15" draw:id="shape373" draw:name="path1783" draw:layer="" svg:width="2.54419167922pt" svg:height="6.20510670626pt" draw:transform="matrix(0.17884412360 -0.24056384744 0.24056384744 0.17884412360 66.25174217697pt 62.25774783796pt)" svg:viewBox="0 0 3 6" svg:d="M2.25313 6.01051C0.779067 7.28585 -0.355648 1.94845 0.103187 0C0.831384 3.10904 3.40129 4.94712 2.25313 6.01051Z" koffice:nodeTypes="ccc"/>
              <draw:path draw:style-name="gr15" draw:id="shape374" draw:name="path1784" draw:layer="" svg:width="2.44508800906pt" svg:height="6.41350422968pt" draw:transform="matrix(0.17095593420 -0.24623201287 0.24623201287 0.17095593420 65.69942882154pt 61.50419472265pt)" svg:viewBox="0 0 2 6" svg:d="M2.14772 6.17465C0.760853 7.60436 -0.345352 2.24211 0.100012 0C0.946133 3.41952 3.26216 4.951 2.14772 6.17465Z" koffice:nodeTypes="ccc"/>
              <draw:path draw:style-name="gr15" draw:id="shape375" draw:name="path1785" draw:layer="" svg:width="3.12140649462pt" svg:height="5.78641221140pt" draw:transform="matrix(0.25449730059 -0.15838968727 0.15838968727 0.25449730059 66.97542784895pt 60.70121377622pt)" svg:viewBox="0 0 3 6" svg:d="M0.201044 5.4992C1.52637 6.95843 3.67004 2.50824 2.99204 0C2.11462 3.35257 -0.78221 4.2455 0.201044 5.4992Z" koffice:nodeTypes="ccc"/>
              <draw:path draw:style-name="gr15" draw:id="shape376" draw:name="path1786" draw:layer="" svg:width="2.54414490762pt" svg:height="5.24732502843pt" draw:transform="matrix(0.25449730059 -0.15838968727 0.15838968727 0.25449730059 66.41933737872pt 59.94491901262pt)" svg:viewBox="0 0 3 5" svg:d="M0.266708 4.95957C1.6187 6.37885 2.81733 2.20066 2.48951 0C1.14612 2.73652 -0.693295 4.03551 0.266708 4.95957Z" koffice:nodeTypes="ccc"/>
              <draw:path draw:style-name="gr15" draw:id="shape377" draw:name="path1787" draw:layer="" svg:width="2.81332257979pt" svg:height="5.55841242250pt" draw:transform="matrix(0.17095593420 -0.24623201287 0.24623201287 0.17095593420 65.35370933099pt 60.73230544451pt)" svg:viewBox="0 0 3 6" svg:d="M2.31389 5.26553C0.367122 6.70956 -0.588991 2.47264 0.385797 0C1.51557 3.33823 3.83023 4.06148 2.31389 5.26553Z" koffice:nodeTypes="ccc"/>
              <draw:path draw:style-name="gr15" draw:id="shape378" draw:name="path1788" draw:layer="" svg:width="2.33992429013pt" svg:height="4.05907709503pt" draw:transform="matrix(0.08707374047 -0.28683513013 0.28683513013 0.08707374047 65.67373491667pt 60.43958523080pt)" svg:viewBox="0 0 2 4" svg:d="M0.289036 3.78166C1.29827 4.86694 2.85729 2.59272 2.17073 0C1.09311 0.742509 -0.703604 2.50679 0.289036 3.78166Z" koffice:nodeTypes="ccc"/>
              <draw:path draw:style-name="gr15" draw:id="shape379" draw:name="path1789" draw:layer="" svg:width="3.95716332224pt" svg:height="6.54341813696pt" draw:transform="matrix(0.17884412360 -0.24056384744 0.24056384744 0.17884412360 67.29145630461pt 63.23272002685pt)" svg:viewBox="0 0 4 7" svg:d="M3.61713 6.30595C1.83916 7.68523 -0.706269 2.72299 0.183141 0C1.81529 3.11188 5.00198 5.15589 3.61713 6.30595Z" koffice:nodeTypes="ccc"/>
            </draw:g>
            <draw:g draw:style-name="gr1" draw:id="shape380" draw:name="g1790" svg:y="30.48532854612pt">
              <draw:path draw:style-name="gr7" draw:id="shape381" draw:name="path1024" draw:layer="" svg:width="2.52399112634pt" svg:height="7.84386327146pt" draw:transform="matrix(0.17095593420 -0.24623201287 0.24623201287 0.17095593420 60.72318015894pt 61.77516945183pt)" svg:viewBox="0 0 3 8" svg:d="M2.21136 7.63221C0.746075 9.1027 -0.518916 2.51794 0.214779 0C1.06513 3.39939 3.35266 6.4061 2.21136 7.63221Z" koffice:nodeTypes="ccc"/>
              <draw:path draw:style-name="gr7" draw:id="shape382" draw:name="path1025" draw:layer="" svg:width="2.72261159576pt" svg:height="4.80259863810pt" draw:transform="matrix(0.08707374047 -0.28683513013 0.28683513013 0.08707374047 62.78331154639pt 62.39083532804pt)" svg:viewBox="0 0 3 5" svg:d="M0.292449 4.61849C1.4231 5.62688 2.7851 2.26846 2.72039 0C1.51312 0.689909 -0.819616 3.43393 0.292449 4.61849Z" koffice:nodeTypes="ccc"/>
              <draw:path draw:style-name="gr7" draw:id="shape383" draw:name="path1026" draw:layer="" svg:width="5.03608625109pt" svg:height="7.38297024640pt" draw:transform="matrix(0.17095593420 -0.24623201287 0.24623201287 0.17095593420 61.71006758118pt 62.85938325584pt)" svg:viewBox="0 0 5 7" svg:d="M4.65763 7.21925C2.84624 8.44729 -0.530244 2.44319 0.0706969 0C2.88333 5.22057 6.16188 6.10959 4.65763 7.21925Z" koffice:nodeTypes="ccc"/>
              <draw:path draw:style-name="gr7" draw:id="shape384" draw:name="path1027" draw:layer="" svg:width="3.21196347971pt" svg:height="7.61601512291pt" draw:transform="matrix(0.09628866847 -0.28387439873 0.28387439873 0.09628866847 62.73987526276pt 63.61441408359pt)" svg:viewBox="0 0 3 8" svg:d="M2.96497 7.43895C1.40638 8.74375 -0.269264 2.49174 0.0363929 0C1.26744 3.45365 4.05287 6.53638 2.96497 7.43895Z" koffice:nodeTypes="ccc"/>
              <draw:path draw:style-name="gr7" draw:id="shape385" draw:name="path1028" draw:layer="" svg:width="4.15333250212pt" svg:height="7.81421585122pt" draw:transform="matrix(0.09628866847 -0.28387439873 0.28387439873 0.09628866847 63.56465946288pt 64.11263309260pt)" svg:viewBox="0 0 4 8" svg:d="M3.79697 7.64333C2.2377 8.87942 0.0684139 3.1091 0 0C1.46045 3.70739 5.34009 6.4207 3.79697 7.64333Z" koffice:nodeTypes="ccc"/>
              <draw:path draw:style-name="gr7" draw:id="shape386" draw:name="path1029" draw:layer="" svg:width="3.14561570417pt" svg:height="6.55533722432pt" draw:transform="matrix(0.06131924423 -0.29342146102 0.29342146102 0.06131924423 65.07619881150pt 64.54636685801pt)" svg:viewBox="0 0 3 7" svg:d="M2.78616 6.35535C1.0578 7.68429 -0.426019 2.03036 0.111968 0C1.3529 3.19557 4.13238 5.24725 2.78616 6.35535Z" koffice:nodeTypes="ccc"/>
              <draw:path draw:style-name="gr7" draw:id="shape387" draw:name="path1030" draw:layer="" svg:width="3.32575679654pt" svg:height="5.10882588936pt" draw:transform="matrix(0.29594963846 -0.04764418436 0.04764418436 0.29594963846 64.04201070766pt 61.71745619728pt)" svg:viewBox="0 0 3 5" svg:d="M2.7701 4.97636C0.487468 5.81206 1.21867 2.51898 0 0C2.21002 2.38316 4.37511 4.10058 2.7701 4.97636Z" koffice:nodeTypes="ccc"/>
              <draw:path draw:style-name="gr7" draw:id="shape388" draw:name="path1031" draw:layer="" svg:width="3.39732454919pt" svg:height="7.35160397412pt" draw:transform="matrix(0.29594963846 -0.04764418436 0.04764418436 0.29594963846 64.76539193846pt 61.68514321618pt)" svg:viewBox="0 0 3 7" svg:d="M2.97197 7.17494C1.34549 8.385 0.904541 3.09324 0 0C1.72203 3.10734 4.45405 6.19476 2.97197 7.17494Z" koffice:nodeTypes="ccc"/>
              <draw:path draw:style-name="gr7" draw:id="shape389" draw:name="path1032" draw:layer="" svg:width="5.78097210170pt" svg:height="9.57708523339pt" draw:transform="matrix(0.29594963846 -0.04764418436 0.04764418436 0.29594963846 65.40809178725pt 61.59312090812pt)" svg:viewBox="0 0 6 10" svg:d="M5.56396 9.39255C3.91831 10.8175 0.927462 3.63682 0 0C1.80689 3.01072 6.88635 8.17301 5.56396 9.39255Z" koffice:nodeTypes="ccc"/>
            </draw:g>
            <draw:g draw:style-name="gr1" draw:id="shape390" draw:name="g180" svg:y="30.55555993428pt">
              <draw:path draw:style-name="gr15" draw:id="shape391" draw:name="path1801" draw:layer="" svg:width="2.52399112634pt" svg:height="7.84386327146pt" draw:transform="matrix(0.17095593420 -0.24623201287 0.24623201287 0.17095593420 60.72318015894pt 61.77516945183pt)" svg:viewBox="0 0 3 8" svg:d="M2.21136 7.63221C0.746075 9.1027 -0.518916 2.51794 0.214779 0C1.06513 3.39939 3.35266 6.4061 2.21136 7.63221Z" koffice:nodeTypes="ccc"/>
              <draw:path draw:style-name="gr15" draw:id="shape392" draw:name="path1802" draw:layer="" svg:width="2.72261159576pt" svg:height="4.80259863810pt" draw:transform="matrix(0.08707374047 -0.28683513013 0.28683513013 0.08707374047 62.78331154639pt 62.39083532804pt)" svg:viewBox="0 0 3 5" svg:d="M0.292449 4.61849C1.4231 5.62688 2.7851 2.26846 2.72039 0C1.51312 0.689909 -0.819616 3.43393 0.292449 4.61849Z" koffice:nodeTypes="ccc"/>
              <draw:path draw:style-name="gr15" draw:id="shape393" draw:name="path1803" draw:layer="" svg:width="5.03608625109pt" svg:height="7.38297024640pt" draw:transform="matrix(0.17095593420 -0.24623201287 0.24623201287 0.17095593420 61.71006758118pt 62.85938325584pt)" svg:viewBox="0 0 5 7" svg:d="M4.65763 7.21925C2.84624 8.44729 -0.530244 2.44319 0.0706969 0C2.88333 5.22057 6.16188 6.10959 4.65763 7.21925Z" koffice:nodeTypes="ccc"/>
              <draw:path draw:style-name="gr15" draw:id="shape394" draw:name="path1804" draw:layer="" svg:width="3.21196347971pt" svg:height="7.61601512291pt" draw:transform="matrix(0.09628866847 -0.28387439873 0.28387439873 0.09628866847 62.73987526276pt 63.61441408359pt)" svg:viewBox="0 0 3 8" svg:d="M2.96497 7.43895C1.40638 8.74375 -0.269264 2.49174 0.0363929 0C1.26744 3.45365 4.05287 6.53638 2.96497 7.43895Z" koffice:nodeTypes="ccc"/>
              <draw:path draw:style-name="gr15" draw:id="shape395" draw:name="path1805" draw:layer="" svg:width="4.15333250212pt" svg:height="7.81421585122pt" draw:transform="matrix(0.09628866847 -0.28387439873 0.28387439873 0.09628866847 63.56465946288pt 64.11263309260pt)" svg:viewBox="0 0 4 8" svg:d="M3.79697 7.64333C2.2377 8.87942 0.0684139 3.1091 0 0C1.46045 3.70739 5.34009 6.4207 3.79697 7.64333Z" koffice:nodeTypes="ccc"/>
              <draw:path draw:style-name="gr15" draw:id="shape396" draw:name="path1806" draw:layer="" svg:width="3.14561570417pt" svg:height="6.55533722432pt" draw:transform="matrix(0.06131924423 -0.29342146102 0.29342146102 0.06131924423 65.07619881150pt 64.54636685801pt)" svg:viewBox="0 0 3 7" svg:d="M2.78616 6.35535C1.0578 7.68429 -0.426019 2.03036 0.111968 0C1.3529 3.19557 4.13238 5.24725 2.78616 6.35535Z" koffice:nodeTypes="ccc"/>
              <draw:path draw:style-name="gr15" draw:id="shape397" draw:name="path1807" draw:layer="" svg:width="3.32575679654pt" svg:height="5.10882588936pt" draw:transform="matrix(0.29594963846 -0.04764418436 0.04764418436 0.29594963846 64.04201070766pt 61.71745619728pt)" svg:viewBox="0 0 3 5" svg:d="M2.7701 4.97636C0.487468 5.81206 1.21867 2.51898 0 0C2.21002 2.38316 4.37511 4.10058 2.7701 4.97636Z" koffice:nodeTypes="ccc"/>
              <draw:path draw:style-name="gr15" draw:id="shape398" draw:name="path1808" draw:layer="" svg:width="3.39732454919pt" svg:height="7.35160397412pt" draw:transform="matrix(0.29594963846 -0.04764418436 0.04764418436 0.29594963846 64.76539193846pt 61.68514321618pt)" svg:viewBox="0 0 3 7" svg:d="M2.97197 7.17494C1.34549 8.385 0.904541 3.09324 0 0C1.72203 3.10734 4.45405 6.19476 2.97197 7.17494Z" koffice:nodeTypes="ccc"/>
              <draw:path draw:style-name="gr15" draw:id="shape399" draw:name="path1809" draw:layer="" svg:width="5.78097210170pt" svg:height="9.57708523339pt" draw:transform="matrix(0.29594963846 -0.04764418436 0.04764418436 0.29594963846 65.40809178725pt 61.59312090812pt)" svg:viewBox="0 0 6 10" svg:d="M5.56396 9.39255C3.91831 10.8175 0.927462 3.63682 0 0C1.80689 3.01072 6.88635 8.17301 5.56396 9.39255Z" koffice:nodeTypes="ccc"/>
            </draw:g>
            <draw:path draw:style-name="gr15" draw:id="shape400" draw:name="path1820" draw:layer="" svg:width="3.69392338507pt" svg:height="12.37003203618pt" draw:transform="matrix(0.17095593420 -0.24623201287 0.24623201287 0.17095593420 62.62130685330pt 64.11897188499pt)" svg:viewBox="0 0 4 12" svg:d="M3.19572 12.3272C0.943853 13.1348 -0.855826 2.28741 0.429121 0C1.16844 6.41719 5.05417 11.1469 3.19572 12.3272Z" koffice:nodeTypes="ccc"/>
            <draw:g draw:style-name="gr1" draw:id="shape401" draw:name="g2003" svg:y="19.45571772924pt">
              <draw:path draw:style-name="gr5" draw:id="shape402" draw:name="path1062" draw:layer="" svg:width="25.36511580131pt" svg:height="16.74199597233pt" draw:transform="matrix(0.29976019000 0.00000000000 0.00000000000 0.29976019000 56.27415884183pt 50.57806368830pt)" svg:viewBox="0 0 25 17" svg:d="M0.762338 0.117611C0.529103 -0.191526 -0.140761 0.125641 0.0265089 0.870782C0.181999 1.8793 1.63638 7.05673 4.136 8.83769C5.91864 10.1513 15.2881 12.2671 19.5358 13.1656C21.8736 13.6466 23.8314 14.8389 25.3651 16.742C24.7306 14.2536 24.2209 12.41 23.4018 10.1554C22.6055 8.17365 20.4955 6.00567 18.31 5.88924C14.2508 5.73989 8.99703 5.3866 5.17967 3.69317C3.20934 2.85167 2.02981 1.71469 0.762338 0.117611Z" koffice:nodeTypes="ccccccccc"/>
              <draw:path draw:style-name="gr15" draw:id="shape403" draw:name="path1947" draw:layer="" svg:width="25.36511580131pt" svg:height="16.74199597233pt" draw:transform="matrix(0.29976019000 0.00000000000 0.00000000000 0.29976019000 56.27415884183pt 50.57806368830pt)" svg:viewBox="0 0 25 17" svg:d="M0.762338 0.117611C0.529103 -0.191526 -0.140761 0.125641 0.0265089 0.870782C0.181999 1.8793 1.63638 7.05673 4.136 8.83769C5.91864 10.1513 15.2881 12.2671 19.5358 13.1656C21.8736 13.6466 23.8314 14.8389 25.3651 16.742C24.7306 14.2536 24.2209 12.41 23.4018 10.1554C22.6055 8.17365 20.4955 6.00567 18.31 5.88924C14.2508 5.73989 8.99703 5.3866 5.17967 3.69317C3.20934 2.85167 2.02981 1.71469 0.762338 0.117611Z" koffice:nodeTypes="ccccccccc"/>
            </draw:g>
            <draw:g draw:style-name="gr1" draw:id="shape404" draw:name="g1821" svg:y="23.10520326392pt">
              <draw:path draw:style-name="gr7" draw:id="shape405" draw:name="path1008" draw:layer="" svg:width="3.40300258715pt" svg:height="5.89244764938pt" draw:transform="matrix(0.28468435076 -0.09386660614 0.09386660614 0.28468435076 63.07861649585pt 55.29201415359pt)" svg:viewBox="0 0 3 6" svg:d="M0.202108 5.53484C1.23267 6.96134 3.91899 3.91726 3.31577 0C2.17793 3.21353 -0.797677 3.45128 0.202108 5.53484Z" koffice:nodeTypes="ccc"/>
              <draw:path draw:style-name="gr7" draw:id="shape406" draw:name="path1009" draw:layer="" svg:width="3.39065967559pt" svg:height="4.23124564533pt" draw:transform="matrix(0.28468435076 -0.09386660614 0.09386660614 0.28468435076 63.47242372942pt 56.40972539135pt)" svg:viewBox="0 0 3 4" svg:d="M0.331875 4.02124C2.01908 4.98332 3.7019 2.46625 3.34148 0C2.60662 2.3519 -1.11769 2.89752 0.331875 4.02124Z" koffice:nodeTypes="ccc"/>
              <draw:path draw:style-name="gr7" draw:id="shape407" draw:name="path1010" draw:layer="" svg:width="2.53201336034pt" svg:height="4.11817984984pt" draw:transform="matrix(0.28468435076 -0.09386660614 0.09386660614 0.28468435076 63.94489636139pt 57.27688952129pt)" svg:viewBox="0 0 3 4" svg:d="M0.197488 3.79419C1.41477 5.04551 2.85467 2.43609 2.46792 0C1.74023 2.68987 -0.705613 2.71912 0.197488 3.79419Z" koffice:nodeTypes="ccc"/>
              <draw:path draw:style-name="gr7" draw:id="shape408" draw:name="path1011" draw:layer="" svg:width="2.90963166676pt" svg:height="6.38466246255pt" draw:transform="matrix(0.25537889531 -0.15696402781 0.15696402781 0.25537889531 62.54687060653pt 57.35445295464pt)" svg:viewBox="0 0 3 6" svg:d="M2.59687 6.15425C0.966694 7.56155 -0.399992 2.15007 0.107432 0C0.912745 3.43077 3.8666 4.98082 2.59687 6.15425Z" koffice:nodeTypes="ccc"/>
              <draw:path draw:style-name="gr7" draw:id="shape409" draw:name="path1013" draw:layer="" svg:width="3.89665901692pt" svg:height="9.00680304528pt" draw:transform="matrix(0.25537889531 -0.15696402781 0.15696402781 0.25537889531 61.54724987944pt 55.82019702972pt)" svg:viewBox="0 0 4 9" svg:d="M3.56052 8.83482C1.43375 10.2222 -0.400037 2.84492 0.0759314 0C1.07848 3.50689 5.06726 7.86123 3.56052 8.83482Z" koffice:nodeTypes="ccc"/>
              <draw:path draw:style-name="gr7" draw:id="shape410" draw:name="path1014" draw:layer="" svg:width="3.07098486123pt" svg:height="9.05225236882pt" draw:transform="matrix(0.25537889531 -0.15696402781 0.15696402781 0.25537889531 61.00114185157pt 54.78908787737pt)" svg:viewBox="0 0 3 9" svg:d="M2.82604 8.85962C1.27162 10.3712 0.131886 2.5703 0 0C0.776882 3.27996 3.97037 7.77189 2.82604 8.85962Z" koffice:nodeTypes="ccc"/>
              <draw:path draw:style-name="gr7" draw:id="shape411" draw:name="path1015" draw:layer="" svg:width="3.14374010684pt" svg:height="4.41464976643pt" draw:transform="matrix(0.11781804484 -0.27563578967 0.27563578967 0.11781804484 62.13492653136pt 55.51996939276pt)" svg:viewBox="0 0 3 4" svg:d="M0.231839 3.92406C1.21994 5.48814 1.82556 3.07807 3.14374 0C0.840339 0.941528 -0.584039 2.06721 0.231839 3.92406Z" koffice:nodeTypes="ccc"/>
              <draw:path draw:style-name="gr7" draw:id="shape412" draw:name="path1016" draw:layer="" svg:width="3.25093756164pt" svg:height="4.19328308274pt" draw:transform="matrix(0.11781804484 -0.27563578967 0.27563578967 0.11781804484 61.17611993092pt 55.08347657875pt)" svg:viewBox="0 0 3 4" svg:d="M0.437041 4.12919C1.94597 4.55271 1.57447 2.84368 3.25094 0C1.27267 0.338158 -0.961579 3.54238 0.437041 4.12919Z" koffice:nodeTypes="ccc"/>
              <draw:path draw:style-name="gr7" draw:id="shape413" draw:name="path1055" draw:layer="" svg:width="1.58324313548pt" svg:height="3.80000528612pt" draw:transform="matrix(0.28468435076 -0.09386660614 0.09386660614 0.28468435076 64.75822257154pt 57.62520684483pt)" svg:viewBox="0 0 2 4" svg:d="M0.158044 3.5316C0.836153 4.54939 1.97887 2.52092 1.44578 0C0.650177 2.12803 -0.403242 2.35559 0.158044 3.5316Z" koffice:nodeTypes="ccc"/>
            </draw:g>
            <draw:g draw:style-name="gr1" draw:id="shape414" draw:name="g1831" svg:y="23.14984086295pt">
              <draw:path draw:style-name="gr15" draw:id="shape415" draw:name="path1832" draw:layer="" svg:width="3.40300258715pt" svg:height="5.89244764938pt" draw:transform="matrix(0.28468435076 -0.09386660614 0.09386660614 0.28468435076 63.07861649585pt 55.29201415359pt)" svg:viewBox="0 0 3 6" svg:d="M0.202108 5.53484C1.23267 6.96134 3.91899 3.91726 3.31577 0C2.17793 3.21353 -0.797677 3.45128 0.202108 5.53484Z" koffice:nodeTypes="ccc"/>
              <draw:path draw:style-name="gr15" draw:id="shape416" draw:name="path1833" draw:layer="" svg:width="3.39065967559pt" svg:height="4.23124564533pt" draw:transform="matrix(0.28468435076 -0.09386660614 0.09386660614 0.28468435076 63.47242372942pt 56.40972539135pt)" svg:viewBox="0 0 3 4" svg:d="M0.331875 4.02124C2.01908 4.98332 3.7019 2.46625 3.34148 0C2.60662 2.3519 -1.11769 2.89752 0.331875 4.02124Z" koffice:nodeTypes="ccc"/>
              <draw:path draw:style-name="gr15" draw:id="shape417" draw:name="path1834" draw:layer="" svg:width="2.53201336034pt" svg:height="4.11817984984pt" draw:transform="matrix(0.28468435076 -0.09386660614 0.09386660614 0.28468435076 63.94489636139pt 57.27688952129pt)" svg:viewBox="0 0 3 4" svg:d="M0.197488 3.79419C1.41477 5.04551 2.85467 2.43609 2.46792 0C1.74023 2.68987 -0.705613 2.71912 0.197488 3.79419Z" koffice:nodeTypes="ccc"/>
              <draw:path draw:style-name="gr15" draw:id="shape418" draw:name="path1835" draw:layer="" svg:width="2.90963166676pt" svg:height="6.38466246255pt" draw:transform="matrix(0.25537889531 -0.15696402781 0.15696402781 0.25537889531 62.54687060653pt 57.35445295464pt)" svg:viewBox="0 0 3 6" svg:d="M2.59687 6.15425C0.966694 7.56155 -0.399992 2.15007 0.107432 0C0.912745 3.43077 3.8666 4.98082 2.59687 6.15425Z" koffice:nodeTypes="ccc"/>
              <draw:path draw:style-name="gr15" draw:id="shape419" draw:name="path1836" draw:layer="" svg:width="3.89665901692pt" svg:height="9.00680304528pt" draw:transform="matrix(0.25537889531 -0.15696402781 0.15696402781 0.25537889531 61.54724987944pt 55.82019702972pt)" svg:viewBox="0 0 4 9" svg:d="M3.56052 8.83482C1.43375 10.2222 -0.400037 2.84492 0.0759314 0C1.07848 3.50689 5.06726 7.86123 3.56052 8.83482Z" koffice:nodeTypes="ccc"/>
              <draw:path draw:style-name="gr15" draw:id="shape420" draw:name="path1837" draw:layer="" svg:width="3.07098486123pt" svg:height="9.05225236882pt" draw:transform="matrix(0.25537889531 -0.15696402781 0.15696402781 0.25537889531 61.00114185157pt 54.78908787737pt)" svg:viewBox="0 0 3 9" svg:d="M2.82604 8.85962C1.27162 10.3712 0.131886 2.5703 0 0C0.776882 3.27996 3.97037 7.77189 2.82604 8.85962Z" koffice:nodeTypes="ccc"/>
              <draw:path draw:style-name="gr15" draw:id="shape421" draw:name="path1838" draw:layer="" svg:width="3.14374010684pt" svg:height="4.41464976643pt" draw:transform="matrix(0.11781804484 -0.27563578967 0.27563578967 0.11781804484 62.13492653136pt 55.51996939276pt)" svg:viewBox="0 0 3 4" svg:d="M0.231839 3.92406C1.21994 5.48814 1.82556 3.07807 3.14374 0C0.840339 0.941528 -0.584039 2.06721 0.231839 3.92406Z" koffice:nodeTypes="ccc"/>
              <draw:path draw:style-name="gr15" draw:id="shape422" draw:name="path1839" draw:layer="" svg:width="3.25093756164pt" svg:height="4.19328308274pt" draw:transform="matrix(0.11781804484 -0.27563578967 0.27563578967 0.11781804484 61.17611993092pt 55.08347657875pt)" svg:viewBox="0 0 3 4" svg:d="M0.437041 4.12919C1.94597 4.55271 1.57447 2.84368 3.25094 0C1.27267 0.338158 -0.961579 3.54238 0.437041 4.12919Z" koffice:nodeTypes="ccc"/>
              <draw:path draw:style-name="gr15" draw:id="shape423" draw:name="path1840" draw:layer="" svg:width="1.58324313548pt" svg:height="3.80000528612pt" draw:transform="matrix(0.28468435076 -0.09386660614 0.09386660614 0.28468435076 64.75822257154pt 57.62520684483pt)" svg:viewBox="0 0 2 4" svg:d="M0.158044 3.5316C0.836153 4.54939 1.97887 2.52092 1.44578 0C0.650177 2.12803 -0.403242 2.35559 0.158044 3.5316Z" koffice:nodeTypes="ccc"/>
            </draw:g>
            <draw:g draw:style-name="gr1" draw:id="shape424" draw:name="g1878" svg:y="21.47710586282pt">
              <draw:path draw:style-name="gr7" draw:id="shape425" draw:name="path995" draw:layer="" svg:width="4.71746473902pt" svg:height="8.05907659058pt" draw:transform="matrix(0.27950059780 -0.10833093458 0.10833093458 0.27950059780 56.22443362872pt 52.56308092849pt)" svg:viewBox="0 0 5 8" svg:d="M4.57212 8.03737C1.66135 8.46931 0.0995908 2.34013 0 0C1.03846 2.99468 5.58161 6.93213 4.57212 8.03737Z" koffice:nodeTypes="ccc"/>
              <draw:path draw:style-name="gr7" draw:id="shape426" draw:name="path996" draw:layer="" svg:width="4.08796793705pt" svg:height="6.65788967390pt" draw:transform="matrix(0.27950059780 -0.10833093458 0.10833093458 0.27950059780 56.87072489428pt 54.09010782508pt)" svg:viewBox="0 0 4 7" svg:d="M3.88497 6.55962C2.46525 7.42597 0.49869 2.34272 0 0C1.11294 2.54079 5.01442 4.61054 3.88497 6.55962Z" koffice:nodeTypes="ccc"/>
              <draw:path draw:style-name="gr7" draw:id="shape427" draw:name="path997" draw:layer="" svg:width="4.46742565171pt" svg:height="7.13171491104pt" draw:transform="matrix(0.25537889531 -0.15696402781 0.15696402781 0.25537889531 57.22627059425pt 54.90142258171pt)" svg:viewBox="0 0 4 7" svg:d="M4.16907 6.95787C2.80213 8.22761 0.0904177 2.19892 0 0C0.903355 2.98499 5.69714 5.39088 4.16907 6.95787Z" koffice:nodeTypes="ccc"/>
              <draw:path draw:style-name="gr7" draw:id="shape428" draw:name="path998" draw:layer="" svg:width="3.34138274769pt" svg:height="7.28207254865pt" draw:transform="matrix(0.25537889531 -0.15696402781 0.15696402781 0.25537889531 57.20366364649pt 55.40982263683pt)" svg:viewBox="0 0 3 7" svg:d="M3.00608 7.17879C1.47374 8.12229 -0.17052 2.35259 0.0142617 0C1.06286 3.4518 4.4002 6.169 3.00608 7.17879Z" koffice:nodeTypes="ccc"/>
              <draw:path draw:style-name="gr7" draw:id="shape429" draw:name="path1002" draw:layer="" svg:width="1.92514197385pt" svg:height="4.18288430406pt" draw:transform="matrix(0.28468435076 -0.09386660614 0.09386660614 0.28468435076 57.90513307031pt 53.10520984323pt)" svg:viewBox="0 0 2 4" svg:d="M0.506724 4.18288C2.32281 3.25352 1.96831 2.43959 1.72419 0C0.428981 2.02003 -0.68353 2.63936 0.506724 4.18288Z" koffice:nodeTypes="ccc"/>
              <draw:path draw:style-name="gr7" draw:id="shape430" draw:name="path1003" draw:layer="" svg:width="1.44891691692pt" svg:height="5.42771438539pt" draw:transform="matrix(0.28468435076 -0.09386660614 0.09386660614 0.28468435076 58.41376818738pt 53.62609277428pt)" svg:viewBox="0 0 1 5" svg:d="M0.301212 5.2946C2.24738 6.16652 1.08395 2.56604 1.28246 0C0.695724 2.78421 -0.580159 4.66237 0.301212 5.2946Z" koffice:nodeTypes="ccc"/>
              <draw:path draw:style-name="gr7" draw:id="shape431" draw:name="path1004" draw:layer="" svg:width="2.55048544669pt" svg:height="5.56130480686pt" draw:transform="matrix(0.28468435076 -0.09386660614 0.09386660614 0.28468435076 58.90092732029pt 54.34667092384pt)" svg:viewBox="0 0 3 6" svg:d="M0.426914 5.55301C2.45769 5.7238 2.79428 3.23749 2.41345 0C1.56071 3.13472 -1.00704 4.34991 0.426914 5.55301Z" koffice:nodeTypes="ccc"/>
              <draw:g draw:style-name="gr1" draw:id="shape432" draw:name="g1862" svg:y="2.65199014272pt">
                <draw:path draw:style-name="gr7" draw:id="shape433" draw:name="path999" draw:layer="" svg:width="3.67653646534pt" svg:height="7.33471130573pt" draw:transform="matrix(0.25537889531 -0.15696402781 0.15696402781 0.25537889531 57.35211519904pt 56.16928370829pt)" svg:viewBox="0 0 4 7" svg:d="M3.42405 7.15335C1.74152 8.50574 -0.221045 1.9135 0.0202401 0C1.11772 3.16979 4.64177 6.11328 3.42405 7.15335Z" koffice:nodeTypes="ccc"/>
                <draw:path draw:style-name="gr7" draw:id="shape434" draw:name="path10" draw:layer="" svg:width="4.99456206499pt" svg:height="8.33245358740pt" draw:transform="matrix(0.25537889531 -0.15696402781 0.15696402781 0.25537889531 57.93814955197pt 57.16848035767pt)" svg:viewBox="0 0 5 8" svg:d="M4.70273 8.14332C2.85595 9.53311 0.2468 2.90415 0 0C1.53236 4.05722 6.19875 6.56463 4.70273 8.14332Z" koffice:nodeTypes="ccc"/>
                <draw:path draw:style-name="gr7" draw:id="shape435" draw:name="path1001" draw:layer="" svg:width="5.16036017940pt" svg:height="8.31347725247pt" draw:transform="matrix(0.25537889531 -0.15696402781 0.15696402781 0.25537889531 58.78117634007pt 58.27389284391pt)" svg:viewBox="0 0 5 8" svg:d="M4.89167 7.94825C2.68768 9.99687 0.270803 2.88848 0 0C1.60995 4.39941 6.32865 6.40521 4.89167 7.94825Z" koffice:nodeTypes="ccc"/>
                <draw:path draw:style-name="gr7" draw:id="shape436" draw:name="path1005" draw:layer="" svg:width="3.82087504530pt" svg:height="6.87234540056pt" draw:transform="matrix(0.28468435076 -0.09386660614 0.09386660614 0.28468435076 59.00195838594pt 55.57928096083pt)" svg:viewBox="0 0 4 7" svg:d="M0.349715 6.61204C1.62056 7.99644 3.67302 3.5775 3.82088 0C2.72778 3.57661 -1.17779 5.14791 0.349715 6.61204Z" koffice:nodeTypes="ccc"/>
                <draw:path draw:style-name="gr7" draw:id="shape437" draw:name="path1006" draw:layer="" svg:width="2.46424920334pt" svg:height="7.75424640709pt" draw:transform="matrix(0.28468435076 -0.09386660614 0.09386660614 0.28468435076 59.66929984013pt 56.34162897216pt)" svg:viewBox="0 0 2 8" svg:d="M0.425496 7.5748C1.95252 8.77465 2.83712 3.70059 2.31232 0C1.21154 3.06223 -0.905216 5.57075 0.425496 7.5748Z" koffice:nodeTypes="ccc"/>
                <draw:path draw:style-name="gr7" draw:id="shape438" draw:name="path1007" draw:layer="" svg:width="2.89587459527pt" svg:height="6.20739741941pt" draw:transform="matrix(0.28468435076 -0.09386660614 0.09386660614 0.28468435076 60.67163646450pt 57.50091681470pt)" svg:viewBox="0 0 3 6" svg:d="M0.791054 6.12455C3.35707 6.85014 3.29054 2.64326 2.11101 0C1.20288 2.86967 -1.25225 5.28196 0.791054 6.12455Z" koffice:nodeTypes="ccc"/>
                <draw:path draw:style-name="gr7" draw:id="shape439" draw:name="path1056" draw:layer="" svg:width="2.73873694932pt" svg:height="4.19038780202pt" draw:transform="matrix(0.25537889531 -0.15696402781 0.15696402781 0.25537889531 58.94983757260pt 59.11695172793pt)" svg:viewBox="0 0 3 4" svg:d="M2.57994 4.11219C1.56155 4.64641 1.3023 2.35247 0 0C1.51224 1.5656 3.283 3.47055 2.57994 4.11219Z" koffice:nodeTypes="ccc"/>
              </draw:g>
            </draw:g>
            <draw:g draw:style-name="gr1" draw:id="shape440" draw:name="g1894" svg:y="21.52551995465pt">
              <draw:path draw:style-name="gr15" draw:id="shape441" draw:name="path1895" draw:layer="" svg:width="4.71746473902pt" svg:height="8.05907659058pt" draw:transform="matrix(0.27950059780 -0.10833093458 0.10833093458 0.27950059780 56.22443362872pt 52.56308092849pt)" svg:viewBox="0 0 5 8" svg:d="M4.57212 8.03737C1.66135 8.46931 0.0995908 2.34013 0 0C1.03846 2.99468 5.58161 6.93213 4.57212 8.03737Z" koffice:nodeTypes="ccc"/>
              <draw:path draw:style-name="gr15" draw:id="shape442" draw:name="path1896" draw:layer="" svg:width="4.08796793705pt" svg:height="6.65788967390pt" draw:transform="matrix(0.27950059780 -0.10833093458 0.10833093458 0.27950059780 56.87072489428pt 54.09010782508pt)" svg:viewBox="0 0 4 7" svg:d="M3.88497 6.55962C2.46525 7.42597 0.49869 2.34272 0 0C1.11294 2.54079 5.01442 4.61054 3.88497 6.55962Z" koffice:nodeTypes="ccc"/>
              <draw:path draw:style-name="gr15" draw:id="shape443" draw:name="path1897" draw:layer="" svg:width="4.46742565171pt" svg:height="7.13171491104pt" draw:transform="matrix(0.25537889531 -0.15696402781 0.15696402781 0.25537889531 57.22627059425pt 54.90142258171pt)" svg:viewBox="0 0 4 7" svg:d="M4.16907 6.95787C2.80213 8.22761 0.0904177 2.19892 0 0C0.903355 2.98499 5.69714 5.39088 4.16907 6.95787Z" koffice:nodeTypes="ccc"/>
              <draw:path draw:style-name="gr15" draw:id="shape444" draw:name="path1898" draw:layer="" svg:width="3.34138274769pt" svg:height="7.28207254865pt" draw:transform="matrix(0.25537889531 -0.15696402781 0.15696402781 0.25537889531 57.20366364649pt 55.40982263683pt)" svg:viewBox="0 0 3 7" svg:d="M3.00608 7.17879C1.47374 8.12229 -0.17052 2.35259 0.0142617 0C1.06286 3.4518 4.4002 6.169 3.00608 7.17879Z" koffice:nodeTypes="ccc"/>
              <draw:path draw:style-name="gr15" draw:id="shape445" draw:name="path1899" draw:layer="" svg:width="1.92514197385pt" svg:height="4.18288430406pt" draw:transform="matrix(0.28468435076 -0.09386660614 0.09386660614 0.28468435076 57.90513307031pt 53.10520984323pt)" svg:viewBox="0 0 2 4" svg:d="M0.506724 4.18288C2.32281 3.25352 1.96831 2.43959 1.72419 0C0.428981 2.02003 -0.68353 2.63936 0.506724 4.18288Z" koffice:nodeTypes="ccc"/>
              <draw:path draw:style-name="gr15" draw:id="shape446" draw:name="path190" draw:layer="" svg:width="1.44891691692pt" svg:height="5.42771438539pt" draw:transform="matrix(0.28468435076 -0.09386660614 0.09386660614 0.28468435076 58.41376818738pt 53.62609277428pt)" svg:viewBox="0 0 1 5" svg:d="M0.301212 5.2946C2.24738 6.16652 1.08395 2.56604 1.28246 0C0.695724 2.78421 -0.580159 4.66237 0.301212 5.2946Z" koffice:nodeTypes="ccc"/>
              <draw:path draw:style-name="gr15" draw:id="shape447" draw:name="path1901" draw:layer="" svg:width="2.55048544669pt" svg:height="5.56130480686pt" draw:transform="matrix(0.28468435076 -0.09386660614 0.09386660614 0.28468435076 58.90092732029pt 54.34667092384pt)" svg:viewBox="0 0 3 6" svg:d="M0.426914 5.55301C2.45769 5.7238 2.79428 3.23749 2.41345 0C1.56071 3.13472 -1.00704 4.34991 0.426914 5.55301Z" koffice:nodeTypes="ccc"/>
              <draw:g draw:style-name="gr1" draw:id="shape448" draw:name="g1902" svg:y="2.65754745936pt">
                <draw:path draw:style-name="gr15" draw:id="shape449" draw:name="path1903" draw:layer="" svg:width="3.67653646534pt" svg:height="7.33471130573pt" draw:transform="matrix(0.25537889531 -0.15696402781 0.15696402781 0.25537889531 57.35211519904pt 56.16928370829pt)" svg:viewBox="0 0 4 7" svg:d="M3.42405 7.15335C1.74152 8.50574 -0.221045 1.9135 0.0202401 0C1.11772 3.16979 4.64177 6.11328 3.42405 7.15335Z" koffice:nodeTypes="ccc"/>
                <draw:path draw:style-name="gr15" draw:id="shape450" draw:name="path1904" draw:layer="" svg:width="4.99456206499pt" svg:height="8.33245358740pt" draw:transform="matrix(0.25537889531 -0.15696402781 0.15696402781 0.25537889531 57.93814955197pt 57.16848035767pt)" svg:viewBox="0 0 5 8" svg:d="M4.70273 8.14332C2.85595 9.53311 0.2468 2.90415 0 0C1.53236 4.05722 6.19875 6.56463 4.70273 8.14332Z" koffice:nodeTypes="ccc"/>
                <draw:path draw:style-name="gr15" draw:id="shape451" draw:name="path1905" draw:layer="" svg:width="5.16036017940pt" svg:height="8.31347725247pt" draw:transform="matrix(0.25537889531 -0.15696402781 0.15696402781 0.25537889531 58.78117634007pt 58.27389284391pt)" svg:viewBox="0 0 5 8" svg:d="M4.89167 7.94825C2.68768 9.99687 0.270803 2.88848 0 0C1.60995 4.39941 6.32865 6.40521 4.89167 7.94825Z" koffice:nodeTypes="ccc"/>
                <draw:path draw:style-name="gr15" draw:id="shape452" draw:name="path1906" draw:layer="" svg:width="3.82087504530pt" svg:height="6.87234540056pt" draw:transform="matrix(0.28468435076 -0.09386660614 0.09386660614 0.28468435076 59.00195838594pt 55.57928096083pt)" svg:viewBox="0 0 4 7" svg:d="M0.349715 6.61204C1.62056 7.99644 3.67302 3.5775 3.82088 0C2.72778 3.57661 -1.17779 5.14791 0.349715 6.61204Z" koffice:nodeTypes="ccc"/>
                <draw:path draw:style-name="gr15" draw:id="shape453" draw:name="path1907" draw:layer="" svg:width="2.46424920334pt" svg:height="7.75424640709pt" draw:transform="matrix(0.28468435076 -0.09386660614 0.09386660614 0.28468435076 59.66929984013pt 56.34162897216pt)" svg:viewBox="0 0 2 8" svg:d="M0.425496 7.5748C1.95252 8.77465 2.83712 3.70059 2.31232 0C1.21154 3.06223 -0.905216 5.57075 0.425496 7.5748Z" koffice:nodeTypes="ccc"/>
                <draw:path draw:style-name="gr15" draw:id="shape454" draw:name="path1908" draw:layer="" svg:width="2.89587459527pt" svg:height="6.20739741941pt" draw:transform="matrix(0.28468435076 -0.09386660614 0.09386660614 0.28468435076 60.67163646450pt 57.50091681470pt)" svg:viewBox="0 0 3 6" svg:d="M0.791054 6.12455C3.35707 6.85014 3.29054 2.64326 2.11101 0C1.20288 2.86967 -1.25225 5.28196 0.791054 6.12455Z" koffice:nodeTypes="ccc"/>
                <draw:path draw:style-name="gr15" draw:id="shape455" draw:name="path1909" draw:layer="" svg:width="2.73873694932pt" svg:height="4.19038780202pt" draw:transform="matrix(0.25537889531 -0.15696402781 0.15696402781 0.25537889531 58.94983757260pt 59.11695172793pt)" svg:viewBox="0 0 3 4" svg:d="M2.57994 4.11219C1.56155 4.64641 1.3023 2.35247 0 0C1.51224 1.5656 3.283 3.47055 2.57994 4.11219Z" koffice:nodeTypes="ccc"/>
              </draw:g>
            </draw:g>
            <draw:g draw:style-name="gr1" draw:id="shape456" draw:name="g1534" svg:y="16.09971610016pt">
              <draw:path draw:style-name="gr7" draw:id="shape457" draw:name="path898" draw:layer="" svg:width="2.63313674679pt" svg:height="6.83450023301pt" draw:transform="matrix(0.29976019000 0.00000000000 0.00000000000 0.29976019000 59.64409930994pt 47.22206205923pt)" svg:viewBox="0 0 3 7" svg:d="M1.43224 6.8345C3.82454 5.36454 1.99958 2.6149 1.43224 0C0.662341 2.48015 -1.36418 5.73448 1.43224 6.8345Z" koffice:nodeTypes="ccc"/>
              <draw:path draw:style-name="gr7" draw:id="shape458" draw:name="path899" draw:layer="" svg:width="2.95101125831pt" svg:height="6.18299530267pt" draw:transform="matrix(0.29976019000 0.00000000000 0.00000000000 0.29976019000 59.20275910773pt 48.34916037363pt)" svg:viewBox="0 0 3 6" svg:d="M2.81146 6.183C-0.384771 5.85044 0.0961927 2.26958 0 0C0.961053 3.08089 3.58099 3.60131 2.81146 6.183Z" koffice:nodeTypes="ccc"/>
              <draw:path draw:style-name="gr7" draw:id="shape459" draw:name="path90" draw:layer="" svg:width="2.18825329366pt" svg:height="5.25648287466pt" draw:transform="matrix(0.29976019000 0.00000000000 0.00000000000 0.29976019000 60.10287853208pt 48.41822512141pt)" svg:viewBox="0 0 2 5" svg:d="M0.0269047 5.25648C2.18755 5.12681 2.07295 2.57825 2.18825 0C1.09325 2.36962 -0.203696 2.73764 0.0269047 5.25648Z" koffice:nodeTypes="ccc"/>
              <draw:path draw:style-name="gr7" draw:id="shape460" draw:name="path901" draw:layer="" svg:width="3.58365064483pt" svg:height="4.84617054831pt" draw:transform="matrix(0.29976019000 0.00000000000 0.00000000000 0.29976019000 59.07422193826pt 49.80239777475pt)" svg:viewBox="0 0 4 5" svg:d="M3.57705 4.83717C1.5312 4.99583 0.467866 3.04327 0 0C1.94037 2.80447 3.7055 1.93024 3.57705 4.83717Z" koffice:nodeTypes="ccc"/>
              <draw:path draw:style-name="gr7" draw:id="shape461" draw:name="path902" draw:layer="" svg:width="2.11355673628pt" svg:height="4.91417491418pt" draw:transform="matrix(0.29976019000 0.00000000000 0.00000000000 0.29976019000 60.23576017004pt 49.73309321882pt)" svg:viewBox="0 0 2 5" svg:d="M0.17057 4.88883C2.50024 5.22115 2.12804 2.21521 2.03461 0C1.32034 2.11167 -0.574593 2.77716 0.17057 4.88883Z" koffice:nodeTypes="ccc"/>
              <draw:path draw:style-name="gr7" draw:id="shape462" draw:name="path903" draw:layer="" svg:width="3.93772479454pt" svg:height="5.08352873216pt" draw:transform="matrix(0.29976019000 0.00000000000 0.00000000000 0.29976019000 59.13345455181pt 50.77122270883pt)" svg:viewBox="0 0 4 5" svg:d="M0 0C0.2255 2.12819 1.58124 5.78685 3.7641 4.96546C4.66702 2.35187 1.84416 1.82933 0 0Z" koffice:nodeTypes="ccc"/>
              <draw:path draw:style-name="gr7" draw:id="shape463" draw:name="path904" draw:layer="" svg:width="2.33304796541pt" svg:height="4.81113089975pt" draw:transform="matrix(0.29976019000 0.00000000000 0.00000000000 0.29976019000 60.25163042707pt 50.76139057460pt)" svg:viewBox="0 0 2 5" svg:d="M0.133963 4.74353C-0.576246 3.04977 1.74519 2.20164 2.23677 0C2.519 3.15085 2.28248 5.21772 0.133963 4.74353Z" koffice:nodeTypes="ccc"/>
            </draw:g>
            <draw:g draw:style-name="gr1" draw:id="shape464" draw:name="g1542" svg:y="16.18450108539pt">
              <draw:path draw:style-name="gr15" draw:id="shape465" draw:name="path1543" draw:layer="" svg:width="2.63313674679pt" svg:height="6.83450023301pt" draw:transform="matrix(0.29976019000 0.00000000000 0.00000000000 0.29976019000 59.64409930994pt 47.22206205923pt)" svg:viewBox="0 0 3 7" svg:d="M1.43224 6.8345C3.82454 5.36454 1.99958 2.6149 1.43224 0C0.662341 2.48015 -1.36418 5.73448 1.43224 6.8345Z" koffice:nodeTypes="ccc"/>
              <draw:path draw:style-name="gr15" draw:id="shape466" draw:name="path1544" draw:layer="" svg:width="2.95101125831pt" svg:height="6.18299530267pt" draw:transform="matrix(0.29976019000 0.00000000000 0.00000000000 0.29976019000 59.20275910773pt 48.34916037363pt)" svg:viewBox="0 0 3 6" svg:d="M2.81146 6.183C-0.384771 5.85044 0.0961927 2.26958 0 0C0.961053 3.08089 3.58099 3.60131 2.81146 6.183Z" koffice:nodeTypes="ccc"/>
              <draw:path draw:style-name="gr15" draw:id="shape467" draw:name="path1545" draw:layer="" svg:width="2.18825329366pt" svg:height="5.25648287466pt" draw:transform="matrix(0.29976019000 0.00000000000 0.00000000000 0.29976019000 60.10287853208pt 48.41822512141pt)" svg:viewBox="0 0 2 5" svg:d="M0.0269047 5.25648C2.18755 5.12681 2.07295 2.57825 2.18825 0C1.09325 2.36962 -0.203696 2.73764 0.0269047 5.25648Z" koffice:nodeTypes="ccc"/>
              <draw:path draw:style-name="gr15" draw:id="shape468" draw:name="path1546" draw:layer="" svg:width="3.58365064483pt" svg:height="4.84617054831pt" draw:transform="matrix(0.29976019000 0.00000000000 0.00000000000 0.29976019000 59.07422193826pt 49.80239777475pt)" svg:viewBox="0 0 4 5" svg:d="M3.57705 4.83717C1.5312 4.99583 0.467866 3.04327 0 0C1.94037 2.80447 3.7055 1.93024 3.57705 4.83717Z" koffice:nodeTypes="ccc"/>
              <draw:path draw:style-name="gr15" draw:id="shape469" draw:name="path1547" draw:layer="" svg:width="2.11355673628pt" svg:height="4.91417491418pt" draw:transform="matrix(0.29976019000 0.00000000000 0.00000000000 0.29976019000 60.23576017004pt 49.73309321882pt)" svg:viewBox="0 0 2 5" svg:d="M0.17057 4.88883C2.50024 5.22115 2.12804 2.21521 2.03461 0C1.32034 2.11167 -0.574593 2.77716 0.17057 4.88883Z" koffice:nodeTypes="ccc"/>
              <draw:path draw:style-name="gr15" draw:id="shape470" draw:name="path1548" draw:layer="" svg:width="3.93772479454pt" svg:height="5.08352873216pt" draw:transform="matrix(0.29976019000 0.00000000000 0.00000000000 0.29976019000 59.13345455181pt 50.77122270883pt)" svg:viewBox="0 0 4 5" svg:d="M0 0C0.2255 2.12819 1.58124 5.78685 3.7641 4.96546C4.66702 2.35187 1.84416 1.82933 0 0Z" koffice:nodeTypes="ccc"/>
              <draw:path draw:style-name="gr15" draw:id="shape471" draw:name="path1549" draw:layer="" svg:width="2.33304796541pt" svg:height="4.81113089975pt" draw:transform="matrix(0.29976019000 0.00000000000 0.00000000000 0.29976019000 60.25163042707pt 50.76139057460pt)" svg:viewBox="0 0 2 5" svg:d="M0.133963 4.74353C-0.576246 3.04977 1.74519 2.20164 2.23677 0C2.519 3.15085 2.28248 5.21772 0.133963 4.74353Z" koffice:nodeTypes="ccc"/>
            </draw:g>
            <draw:g draw:style-name="gr1" draw:id="shape472" draw:name="g1510" svg:y="13.11211827684pt">
              <draw:path draw:style-name="gr7" draw:id="shape473" draw:name="path943" draw:layer="" svg:width="1.49428836997pt" svg:height="6.42350792168pt" draw:transform="matrix(0.29976019000 0.00000000000 0.00000000000 0.29976019000 57.56525878828pt 44.23446423591pt)" svg:viewBox="0 0 1 6" svg:d="M0.92018 6.42351C2.15777 4.86864 1.06483 2.40169 0.693882 0C0.190491 2.27793 -0.681924 5.29617 0.92018 6.42351Z" koffice:nodeTypes="ccc"/>
              <draw:path draw:style-name="gr7" draw:id="shape474" draw:name="path944" draw:layer="" svg:width="3.75154435186pt" svg:height="7.45436455189pt" draw:transform="matrix(0.29976019000 0.00000000000 0.00000000000 0.29976019000 56.80441235992pt 44.93780475915pt)" svg:viewBox="0 0 4 7" svg:d="M3.72203 7.44466C0.952014 7.71373 0.281835 2.31969 0 0C0.900398 3.19045 4.09071 4.6488 3.72203 7.44466Z" koffice:nodeTypes="ccc"/>
              <draw:path draw:style-name="gr7" draw:id="shape475" draw:name="path945" draw:layer="" svg:width="2.63982465185pt" svg:height="4.92635901903pt" draw:transform="matrix(0.29976019000 0.00000000000 0.00000000000 0.29976019000 58.03808120177pt 45.78650259565pt)" svg:viewBox="0 0 3 5" svg:d="M0.0932328 4.92636C2.44673 3.89407 1.89998 1.67056 2.63982 0C1.05769 2.05034 -0.385546 2.34398 0.0932328 4.92636Z" koffice:nodeTypes="ccc"/>
              <draw:path draw:style-name="gr7" draw:id="shape476" draw:name="path946" draw:layer="" svg:width="4.56455975363pt" svg:height="8.06528201379pt" draw:transform="matrix(0.29976019000 0.00000000000 0.00000000000 0.29976019000 56.52167471178pt 45.80454312312pt)" svg:viewBox="0 0 5 8" svg:d="M4.54579 8.05842C1.75148 8.29522 0.0869024 2.34149 0 0C0.868235 3.1785 4.87128 4.90649 4.54579 8.05842Z" koffice:nodeTypes="ccc"/>
              <draw:path draw:style-name="gr7" draw:id="shape477" draw:name="path947" draw:layer="" svg:width="2.22114038234pt" svg:height="5.48726170352pt" draw:transform="matrix(0.29976019000 0.00000000000 0.00000000000 0.29976019000 58.04337663294pt 46.71654287769pt)" svg:viewBox="0 0 2 5" svg:d="M0.0622281 5.48726C2.66328 4.83105 2.35203 2.98595 1.96179 0C1.13362 3.0074 -0.317841 2.37006 0.0622281 5.48726Z" koffice:nodeTypes="ccc"/>
              <draw:path draw:style-name="gr7" draw:id="shape478" draw:name="path948" draw:layer="" svg:width="5.79627761648pt" svg:height="8.01271624878pt" draw:transform="matrix(0.29976019000 0.00000000000 0.00000000000 0.29976019000 56.28258982116pt 46.94484671322pt)" svg:viewBox="0 0 6 8" svg:d="M5.72483 7.97349C2.40385 8.50212 2.63698 3.57466 0 0C2.28088 2.65516 6.3875 6.00074 5.72483 7.97349Z" koffice:nodeTypes="ccc"/>
              <draw:path draw:style-name="gr7" draw:id="shape479" draw:name="path949" draw:layer="" svg:width="2.69568638936pt" svg:height="4.62452711789pt" draw:transform="matrix(0.29976019000 0.00000000000 0.00000000000 0.29976019000 58.05234962489pt 47.81223279900pt)" svg:viewBox="0 0 3 5" svg:d="M0.165949 4.62361C2.56495 4.68775 2.79946 1.35283 2.66627 0C2.11472 1.34755 -0.705894 2.62719 0.165949 4.62361Z" koffice:nodeTypes="ccc"/>
              <draw:path draw:style-name="gr7" draw:id="shape480" draw:name="path951" draw:layer="" svg:width="5.21918515644pt" svg:height="7.27714890591pt" draw:transform="matrix(0.29976019000 0.00000000000 0.00000000000 0.29976019000 56.43319053966pt 48.19498003885pt)" svg:viewBox="0 0 5 7" svg:d="M0 0C1.20454 3.7703 2.91552 7.54857 5.01975 7.26179C6.03015 5.11814 3.02374 4.84491 0 0Z" koffice:nodeTypes="ccc"/>
              <draw:path draw:style-name="gr7" draw:id="shape481" draw:name="path952" draw:layer="" svg:width="2.33304796541pt" svg:height="4.81113089975pt" draw:transform="matrix(0.29976019000 0.00000000000 0.00000000000 0.29976019000 58.06263475711pt 48.83165221718pt)" svg:viewBox="0 0 2 5" svg:d="M0.133963 4.74353C-0.576246 3.04977 1.74519 2.20164 2.23677 0C2.519 3.15085 2.28248 5.21772 0.133963 4.74353Z" koffice:nodeTypes="ccc"/>
              <draw:path draw:style-name="gr7" draw:id="shape482" draw:name="path953" draw:layer="" svg:width="4.38752484581pt" svg:height="6.29675873958pt" draw:transform="matrix(0.29976019000 0.00000000000 0.00000000000 0.29976019000 56.67396391947pt 49.49192967115pt)" svg:viewBox="0 0 4 6" svg:d="M0 0C1.51011 3.1508 2.19118 6.77157 4.26486 6.24545C5.03877 3.79515 1.97504 3.28233 0 0Z" koffice:nodeTypes="ccc"/>
              <draw:path draw:style-name="gr7" draw:id="shape483" draw:name="path954" draw:layer="" svg:width="2.40989074960pt" svg:height="5.15952151810pt" draw:transform="matrix(0.29976019000 0.00000000000 0.00000000000 0.29976019000 58.16431704838pt 49.84755125169pt)" svg:viewBox="0 0 2 5" svg:d="M0.175284 5.04791C-0.658293 3.2001 1.72025 2.54649 2.30335 0C2.619 3.33279 2.32371 5.71218 0.175284 5.04791Z" koffice:nodeTypes="ccc"/>
            </draw:g>
            <draw:g draw:style-name="gr1" draw:id="shape484" draw:name="g1522" svg:y="13.19690326207pt">
              <draw:path draw:style-name="gr15" draw:id="shape485" draw:name="path1523" draw:layer="" svg:width="1.49428836997pt" svg:height="6.42350792168pt" draw:transform="matrix(0.29976019000 0.00000000000 0.00000000000 0.29976019000 57.56525878828pt 44.23446423591pt)" svg:viewBox="0 0 1 6" svg:d="M0.92018 6.42351C2.15777 4.86864 1.06483 2.40169 0.693882 0C0.190491 2.27793 -0.681924 5.29617 0.92018 6.42351Z" koffice:nodeTypes="ccc"/>
              <draw:path draw:style-name="gr15" draw:id="shape486" draw:name="path1524" draw:layer="" svg:width="3.75154435186pt" svg:height="7.45436455189pt" draw:transform="matrix(0.29976019000 0.00000000000 0.00000000000 0.29976019000 56.80441235992pt 44.93780475915pt)" svg:viewBox="0 0 4 7" svg:d="M3.72203 7.44466C0.952014 7.71373 0.281835 2.31969 0 0C0.900398 3.19045 4.09071 4.6488 3.72203 7.44466Z" koffice:nodeTypes="ccc"/>
              <draw:path draw:style-name="gr15" draw:id="shape487" draw:name="path1525" draw:layer="" svg:width="2.63982465185pt" svg:height="4.92635901903pt" draw:transform="matrix(0.29976019000 0.00000000000 0.00000000000 0.29976019000 58.03808120177pt 45.78650259565pt)" svg:viewBox="0 0 3 5" svg:d="M0.0932328 4.92636C2.44673 3.89407 1.89998 1.67056 2.63982 0C1.05769 2.05034 -0.385546 2.34398 0.0932328 4.92636Z" koffice:nodeTypes="ccc"/>
              <draw:path draw:style-name="gr15" draw:id="shape488" draw:name="path1526" draw:layer="" svg:width="4.56455975363pt" svg:height="8.06528201379pt" draw:transform="matrix(0.29976019000 0.00000000000 0.00000000000 0.29976019000 56.52167471178pt 45.80454312312pt)" svg:viewBox="0 0 5 8" svg:d="M4.54579 8.05842C1.75148 8.29522 0.0869024 2.34149 0 0C0.868235 3.1785 4.87128 4.90649 4.54579 8.05842Z" koffice:nodeTypes="ccc"/>
              <draw:path draw:style-name="gr15" draw:id="shape489" draw:name="path1527" draw:layer="" svg:width="2.22114038234pt" svg:height="5.48726170352pt" draw:transform="matrix(0.29976019000 0.00000000000 0.00000000000 0.29976019000 58.04337663294pt 46.71654287769pt)" svg:viewBox="0 0 2 5" svg:d="M0.0622281 5.48726C2.66328 4.83105 2.35203 2.98595 1.96179 0C1.13362 3.0074 -0.317841 2.37006 0.0622281 5.48726Z" koffice:nodeTypes="ccc"/>
              <draw:path draw:style-name="gr15" draw:id="shape490" draw:name="path1528" draw:layer="" svg:width="5.79627761648pt" svg:height="8.01271624878pt" draw:transform="matrix(0.29976019000 0.00000000000 0.00000000000 0.29976019000 56.28258982116pt 46.94484671322pt)" svg:viewBox="0 0 6 8" svg:d="M5.72483 7.97349C2.40385 8.50212 2.63698 3.57466 0 0C2.28088 2.65516 6.3875 6.00074 5.72483 7.97349Z" koffice:nodeTypes="ccc"/>
              <draw:path draw:style-name="gr15" draw:id="shape491" draw:name="path1529" draw:layer="" svg:width="2.69568638936pt" svg:height="4.62452711789pt" draw:transform="matrix(0.29976019000 0.00000000000 0.00000000000 0.29976019000 58.05234962489pt 47.81223279900pt)" svg:viewBox="0 0 3 5" svg:d="M0.165949 4.62361C2.56495 4.68775 2.79946 1.35283 2.66627 0C2.11472 1.34755 -0.705894 2.62719 0.165949 4.62361Z" koffice:nodeTypes="ccc"/>
              <draw:path draw:style-name="gr15" draw:id="shape492" draw:name="path1530" draw:layer="" svg:width="5.21918515644pt" svg:height="7.27714890591pt" draw:transform="matrix(0.29976019000 0.00000000000 0.00000000000 0.29976019000 56.43319053966pt 48.19498003885pt)" svg:viewBox="0 0 5 7" svg:d="M0 0C1.20454 3.7703 2.91552 7.54857 5.01975 7.26179C6.03015 5.11814 3.02374 4.84491 0 0Z" koffice:nodeTypes="ccc"/>
              <draw:path draw:style-name="gr15" draw:id="shape493" draw:name="path1531" draw:layer="" svg:width="2.33304796541pt" svg:height="4.81113089975pt" draw:transform="matrix(0.29976019000 0.00000000000 0.00000000000 0.29976019000 58.06263475711pt 48.83165221718pt)" svg:viewBox="0 0 2 5" svg:d="M0.133963 4.74353C-0.576246 3.04977 1.74519 2.20164 2.23677 0C2.519 3.15085 2.28248 5.21772 0.133963 4.74353Z" koffice:nodeTypes="ccc"/>
              <draw:path draw:style-name="gr15" draw:id="shape494" draw:name="path1532" draw:layer="" svg:width="4.38752484581pt" svg:height="6.29675873958pt" draw:transform="matrix(0.29976019000 0.00000000000 0.00000000000 0.29976019000 56.67396391947pt 49.49192967115pt)" svg:viewBox="0 0 4 6" svg:d="M0 0C1.51011 3.1508 2.19118 6.77157 4.26486 6.24545C5.03877 3.79515 1.97504 3.28233 0 0Z" koffice:nodeTypes="ccc"/>
              <draw:path draw:style-name="gr15" draw:id="shape495" draw:name="path1533" draw:layer="" svg:width="2.40989074960pt" svg:height="5.15952151810pt" draw:transform="matrix(0.29976019000 0.00000000000 0.00000000000 0.29976019000 58.16431704838pt 49.84755125169pt)" svg:viewBox="0 0 2 5" svg:d="M0.175284 5.04791C-0.658293 3.2001 1.72025 2.54649 2.30335 0C2.619 3.33279 2.32371 5.71218 0.175284 5.04791Z" koffice:nodeTypes="ccc"/>
            </draw:g>
            <draw:path draw:style-name="gr5" draw:id="shape496" draw:name="path922" draw:layer="" svg:width="2.57406679722pt" svg:height="4.97201908708pt" draw:transform="matrix(0.29976019000 0.00000000000 0.00000000000 0.29976019000 59.66377421281pt 43.15792899074pt)" svg:viewBox="0 0 3 5" svg:d="M0 4.89437C1.46349 5.41706 2.99831 3.24722 2.46626 0C0.793796 0.549993 0.0263886 2.55502 0 4.89437Z" koffice:nodeTypes="ccc"/>
            <draw:path draw:style-name="gr5" draw:id="shape497" draw:name="path1039" draw:layer="" svg:width="1.95950129964pt" svg:height="6.31242215349pt" draw:transform="matrix(0.29976019000 0.00000000000 0.00000000000 0.29976019000 58.04707106199pt 42.19643557378pt)" svg:viewBox="0 0 2 6" svg:d="M0.234134 5.75575C0.471299 6.50206 2.03474 6.56977 1.58029 5.5157C1.20134 4.66012 1.13642 4.01692 1.58029 3.32137C2.18844 2.44965 1.98572 0.965486 1.5286 0.346123C1.06753 -0.307863 -0.460139 0.0752952 0.182461 0.586944C0.889982 1.18014 0.92708 2.41426 0.440825 2.99053C-0.199124 3.84149 -0.0255555 4.97096 0.234134 5.75575Z" koffice:nodeTypes="ccccccc"/>
            <draw:path draw:style-name="gr15" draw:id="shape498" draw:name="path2012" draw:layer="" svg:width="2.57406679722pt" svg:height="4.97201908708pt" draw:transform="matrix(0.29976019000 0.00000000000 0.00000000000 0.29976019000 59.66377421281pt 43.15792899074pt)" svg:viewBox="0 0 3 5" svg:d="M0 4.89437C1.46349 5.41706 2.99831 3.24722 2.46626 0C0.793796 0.549993 0.0263886 2.55502 0 4.89437Z" koffice:nodeTypes="ccc"/>
            <draw:path draw:style-name="gr15" draw:id="shape499" draw:name="path2013" draw:layer="" svg:width="1.95950129964pt" svg:height="6.31242215349pt" draw:transform="matrix(0.29976019000 0.00000000000 0.00000000000 0.29976019000 58.04707106199pt 42.19643557378pt)" svg:viewBox="0 0 2 6" svg:d="M0.234134 5.75575C0.471299 6.50206 2.03474 6.56977 1.58029 5.5157C1.20134 4.66012 1.13642 4.01692 1.58029 3.32137C2.18844 2.44965 1.98572 0.965486 1.5286 0.346123C1.06753 -0.307863 -0.460139 0.0752952 0.182461 0.586944C0.889982 1.18014 0.92708 2.41426 0.440825 2.99053C-0.199124 3.84149 -0.0255555 4.97096 0.234134 5.75575Z" koffice:nodeTypes="ccccccc"/>
            <draw:path draw:style-name="gr24" draw:id="shape500" draw:name="path2015" draw:layer="" svg:width="1.95950129964pt" svg:height="6.31242215349pt" draw:transform="matrix(-0.32574370303 0.00000000000 0.00000000000 0.46817595635 59.83636200453pt 40.30415308570pt)" svg:viewBox="0 0 2 6" svg:d="M0.234134 5.75575C0.471299 6.50206 2.03474 6.56977 1.58029 5.5157C1.20134 4.66012 1.13642 4.01692 1.58029 3.32137C2.18844 2.44965 1.98572 0.965486 1.5286 0.346123C1.06753 -0.307863 -0.460139 0.0752952 0.182461 0.586944C0.889982 1.18014 0.92708 2.41426 0.440825 2.99053C-0.199124 3.84149 -0.0255555 4.97096 0.234134 5.75575Z" koffice:nodeTypes="ccccccc"/>
            <draw:path draw:style-name="gr25" draw:id="shape501" draw:name="path2022" draw:layer="" svg:width="1.14373114262pt" svg:height="6.78506417467pt" draw:transform="matrix(-0.37780575307 -0.15073890794 -0.17526708525 0.38820563310 63.24374281531pt 44.59758051238pt)" svg:viewBox="0 0 1 7" svg:d="M0.289462 6.2294C0.383632 7.08037 0.938655 6.98123 0.984429 5.74251C0.977585 4.85995 1.21117 3.92301 1.12437 3.22469C1.02073 2.18423 0.64773 1.13148 0.466229 0.425267C0.283149 -0.320428 -0.13404 0.0138183 0.0427256 0.665643C0.244745 1.50258 0.437293 2.50619 0.502529 3.21416C0.611956 4.57835 0.186349 5.33457 0.289462 6.2294Z" koffice:nodeTypes="ccccccc"/>
            <draw:g draw:style-name="gr1" draw:id="shape502" draw:name="g2031" svg:y="13.55336799265pt">
              <draw:path draw:style-name="gr25" draw:id="shape503" draw:name="path2021" draw:layer="" svg:width="2.27563936450pt" svg:height="6.25069641795pt" draw:transform="matrix(-0.37780575307 -0.15073890794 -0.17526708525 0.38820563310 63.96996591713pt 44.82669541119pt)" svg:viewBox="0 0 2 6" svg:d="M0.782236 5.76195C1.00534 6.47477 2.6319 6.44243 2.20438 5.43566C1.84791 4.61848 1.04149 3.8329 1.45904 3.16858C2.03113 2.33596 2.17073 0.905896 1.74072 0.314322C1.30697 -0.31032 -0.0914979 0.108558 0.51301 0.597249C1.17859 1.16384 0.655102 2.74675 0.197669 3.29718C-0.404346 4.10995 0.537939 5.01237 0.782236 5.76195Z" koffice:nodeTypes="ccccccc"/>
              <draw:path draw:style-name="gr15" draw:id="shape504" draw:name="path2027" draw:layer="" svg:width="2.27563936450pt" svg:height="6.25069641795pt" draw:transform="matrix(-0.37780575307 -0.15073890794 -0.17526708525 0.38820563310 63.96996591713pt 44.82669541119pt)" svg:viewBox="0 0 2 6" svg:d="M0.782236 5.76195C1.00534 6.47477 2.6319 6.44243 2.20438 5.43566C1.84791 4.61848 1.04149 3.8329 1.45904 3.16858C2.03113 2.33596 2.17073 0.905896 1.74072 0.314322C1.30697 -0.31032 -0.0914979 0.108558 0.51301 0.597249C1.17859 1.16384 0.655102 2.74675 0.197669 3.29718C-0.404346 4.10995 0.537939 5.01237 0.782236 5.76195Z" koffice:nodeTypes="ccccccc"/>
            </draw:g>
            <draw:path draw:style-name="gr15" draw:id="shape505" draw:name="path2034" draw:layer="" svg:width="1.14373114262pt" svg:height="6.78506417467pt" draw:transform="matrix(-0.37780575307 -0.15073890794 -0.17526708525 0.38820563310 63.24374281531pt 44.59758051238pt)" svg:viewBox="0 0 1 7" svg:d="M0.289462 6.2294C0.383632 7.08037 0.938655 6.98123 0.984429 5.74251C0.977585 4.85995 1.21117 3.92301 1.12437 3.22469C1.02073 2.18423 0.64773 1.13148 0.466229 0.425267C0.283149 -0.320428 -0.13404 0.0138183 0.0427256 0.665643C0.244745 1.50258 0.437293 2.50619 0.502529 3.21416C0.611956 4.57835 0.186349 5.33457 0.289462 6.2294Z" koffice:nodeTypes="ccccccc"/>
            <draw:g draw:style-name="gr1" draw:id="shape506" draw:name="g2044" svg:y="10.07892801388pt">
              <draw:path draw:style-name="gr26" draw:id="shape507" draw:name="path2043" draw:layer="" svg:width="1.93533176595pt" svg:height="6.78230743759pt" draw:transform="matrix(0.29976019000 0.00000000000 0.00000000000 0.62945503209 58.61007832027pt 41.23935002177pt)" svg:viewBox="0 0 2 7" svg:d="M1.01906 6.28315C0.945702 6.89566 1.97989 7.0441 1.93384 6.1558C1.887 5.22843 0.510172 4.37998 1.35469 2.96823C1.7988 2.27759 1.80662 1.01194 1.53734 0.339268C1.30084 -0.327934 0.304894 0.108013 0.683448 0.627556C1.10024 1.22991 0.605395 2.3854 0.286943 2.96667C-0.669195 4.65889 1.07526 5.48313 1.01906 6.28315Z" koffice:nodeTypes="ccccccc"/>
              <draw:path draw:style-name="gr15" draw:id="shape508" draw:name="path2014" draw:layer="" svg:width="1.93533176595pt" svg:height="6.78230743759pt" draw:transform="matrix(0.29976019000 0.00000000000 0.00000000000 0.62945503209 58.61007832027pt 41.23935002177pt)" svg:viewBox="0 0 2 7" svg:d="M1.01906 6.28315C0.945702 6.89566 1.97989 7.0441 1.93384 6.1558C1.887 5.22843 0.510172 4.37998 1.35469 2.96823C1.7988 2.27759 1.80662 1.01194 1.53734 0.339268C1.30084 -0.327934 0.304894 0.108013 0.683448 0.627556C1.10024 1.22991 0.605395 2.3854 0.286943 2.96667C-0.669195 4.65889 1.07526 5.48313 1.01906 6.28315Z" koffice:nodeTypes="ccccccc"/>
            </draw:g>
            <draw:path draw:style-name="gr15" draw:id="shape509" draw:name="path2047" draw:layer="" svg:width="1.95950129964pt" svg:height="6.31242215349pt" draw:transform="matrix(-0.32574370303 0.00000000000 0.00000000000 0.46817595635 59.83636200453pt 40.30415308570pt)" svg:viewBox="0 0 2 6" svg:d="M0.234134 5.75575C0.471299 6.50206 2.03474 6.56977 1.58029 5.5157C1.20134 4.66012 1.13642 4.01692 1.58029 3.32137C2.18844 2.44965 1.98572 0.965486 1.5286 0.346123C1.06753 -0.307863 -0.460139 0.0752952 0.182461 0.586944C0.889982 1.18014 0.92708 2.41426 0.440825 2.99053C-0.199124 3.84149 -0.0255555 4.97096 0.234134 5.75575Z" koffice:nodeTypes="ccccccc"/>
            <draw:path draw:style-name="gr15" draw:id="shape510" draw:name="path2051" draw:layer="" svg:width="1.29741848769pt" svg:height="5.34505360042pt" draw:transform="matrix(0.26068015427 -0.14799340436 0.14799340436 0.26068015427 55.95388507606pt 49.30491745081pt)" svg:viewBox="0 0 1 5" svg:d="M0.0384707 4.76365C0.184855 5.54312 1.14985 5.61384 0.869343 4.51293C0.635458 3.61934 0.927406 3.5414 0.987926 2.6454C1.09996 1.66905 1.3682 1.24555 1.27988 0.454027C1.22263 -0.282056 0.359862 -0.0449988 0.468629 0.608315C0.624009 1.39582 0.270723 1.71565 0.256821 2.38584C0.271541 3.55425 -0.121817 3.944 0.0384707 4.76365Z" koffice:nodeTypes="ccccccc"/>
            <draw:path draw:style-name="gr15" draw:id="shape511" draw:name="path2052" draw:layer="" svg:width="4.90662707504pt" svg:height="9.03663387481pt" draw:transform="matrix(0.29976019000 0.00000000000 0.00000000000 0.29976019000 60.76091089670pt 55.47697807553pt)" svg:viewBox="0 0 5 9" svg:d="M0 0C1.90409 0.784707 3.34942 2.74491 3.44452 4.34168C3.60584 6.17918 3.92195 7.73062 4.90663 9.03663C3.33916 8.67086 2.58852 6.577 2.36566 4.57147C2.14001 2.49559 0.80565 1.5952 0 0Z" koffice:nodeTypes="ccccc"/>
            <draw:path draw:style-name="gr15" draw:id="shape512" draw:name="path2053" draw:layer="" svg:width="3.51169410989pt" svg:height="8.06778634825pt" draw:transform="matrix(0.29661360729 0.00000000000 0.00000000000 0.28400509417 61.77553741874pt 56.65608686299pt)" svg:viewBox="0 0 4 8" svg:d="M0.0179399 0C1.13133 2.08963 2.68835 2.88661 2.76788 4.43732C2.90276 6.22181 3.03609 6.3129 3.51169 8.06779C2.20105 7.71256 1.87125 7.59643 1.51727 4.92614C1.29896 3.04981 -0.178539 1.72605 0.0179399 0Z" koffice:nodeTypes="ccccc"/>
            <draw:path draw:style-name="gr27" draw:id="shape513" draw:name="path1093" draw:layer="" svg:width="58.76948746738pt" svg:height="18.92495320951pt" draw:transform="matrix(0.29976019000 0.00000000000 0.00000000000 0.29976019000 65.70575930143pt 62.65493466487pt)" svg:viewBox="0 0 59 19" svg:d="M48.6642 14.8797C48.6954 15.6686 48.79 16.3026 49.2594 16.9359C46.5262 15.8456 42.6674 16.4295 40.0279 17.653C38.8503 18.2129 37.426 17.0133 38.8071 15.8767C40.7713 14.2918 45.3157 15.1907 48.6642 14.8797ZM10.1039 14.8382C10.1423 15.5816 10.0558 16.2628 9.78106 16.912C12.7523 15.6869 15.9421 16.7046 18.9437 17.9099C21.0073 18.7593 21.1739 17.2885 20.8094 16.7797C20.183 15.8767 18.9709 14.8852 17.4377 14.8638C16.4171 14.8494 12.4879 14.8143 10.1039 14.8382ZM12.612 0.388381C11.783 0.0326396 10.8201 0.374822 9.95649 1.28013C7.05502 4.11093 3.65047 6.86912 0.902792 9.01475C-0.122579 9.90171 -1.17038 11.4929 3.20347 13.0834C3.36208 13.1433 6.55034 14.3197 8.57064 14.3947C9.39574 14.3716 9.39335 15.5983 9.24034 15.9253C8.89187 16.5787 9.14421 16.8283 8.44006 17.4568C7.70629 18.0734 8.51857 18.8718 9.09534 18.3294C11.5578 16.2005 15.5511 17.5629 19.3995 18.8088C20.3087 19.0592 21.9725 18.9891 21.9581 17.74C21.9741 16.3793 22.9643 15.4173 23.5699 15.3822C25.1408 15.6534 32.9032 15.7395 35.2943 15.45C36.6883 15.2697 36.7723 17.3515 37.5181 18.1723C38.0324 18.7163 40.0119 18.8606 41.3689 18.264C44.0516 17.0229 48.1395 17.0229 49.8057 18.209C50.4906 18.7282 51.0314 18.3071 50.6421 17.7799C50.1406 17.0588 50.1518 16.7246 49.9027 16.1551C49.2771 14.8876 49.7761 14.5774 50.4322 14.4856C57.8445 13.5341 60.2101 11.016 57.9439 8.9629C55.0176 6.4073 51.7596 3.83814 48.9526 0.818304C48.1916 0.0174847 47.6885 -0.30396 46.1048 0.351691C41.2623 2.54757 35.1157 4.14841 29.1005 4.26566C23.5034 4.31352 15.8075 1.73558 12.612 0.388381Z" koffice:nodeTypes="cccccccccccccccccccccccccccccccccc"/>
            <draw:path draw:style-name="gr15" draw:id="shape514" draw:name="path2056" draw:layer="" svg:width="58.76948746738pt" svg:height="18.92495320951pt" draw:transform="matrix(0.29976019000 0.00000000000 0.00000000000 0.29976019000 65.70575930143pt 62.65493466487pt)" svg:viewBox="0 0 59 19" svg:d="M48.6642 14.8797C48.6954 15.6686 48.79 16.3026 49.2594 16.9359C46.5262 15.8456 42.6674 16.4295 40.0279 17.653C38.8503 18.2129 37.426 17.0133 38.8071 15.8767C40.7713 14.2918 45.3157 15.1907 48.6642 14.8797ZM10.1039 14.8382C10.1423 15.5816 10.0558 16.2628 9.78106 16.912C12.7523 15.6869 15.9421 16.7046 18.9437 17.9099C21.0073 18.7593 21.1739 17.2885 20.8094 16.7797C20.183 15.8767 18.9709 14.8852 17.4377 14.8638C16.4171 14.8494 12.4879 14.8143 10.1039 14.8382ZM12.612 0.388381C11.783 0.0326396 10.8201 0.374822 9.95649 1.28013C7.05502 4.11093 3.65047 6.86912 0.902792 9.01475C-0.122579 9.90171 -1.17038 11.4929 3.20347 13.0834C3.36208 13.1433 6.55034 14.3197 8.57064 14.3947C9.39574 14.3716 9.39335 15.5983 9.24034 15.9253C8.89187 16.5787 9.14421 16.8283 8.44006 17.4568C7.70629 18.0734 8.51857 18.8718 9.09534 18.3294C11.5578 16.2005 15.5511 17.5629 19.3995 18.8088C20.3087 19.0592 21.9725 18.9891 21.9581 17.74C21.9741 16.3793 22.9643 15.4173 23.5699 15.3822C25.1408 15.6534 32.9032 15.7395 35.2943 15.45C36.6883 15.2697 36.7723 17.3515 37.5181 18.1723C38.0324 18.7163 40.0119 18.8606 41.3689 18.264C44.0516 17.0229 48.1395 17.0229 49.8057 18.209C50.4906 18.7282 51.0314 18.3071 50.6421 17.7799C50.1406 17.0588 50.1518 16.7246 49.9027 16.1551C49.2771 14.8876 49.7761 14.5774 50.4322 14.4856C57.8445 13.5341 60.2101 11.016 57.9439 8.9629C55.0176 6.4073 51.7596 3.83814 48.9526 0.818304C48.1916 0.0174847 47.6885 -0.30396 46.1048 0.351691C41.2623 2.54757 35.1157 4.14841 29.1005 4.26566C23.5034 4.31352 15.8075 1.73558 12.612 0.388381Z" koffice:nodeTypes="cccccccccccccccccccccccccccccccccc"/>
            <draw:g draw:style-name="gr1" draw:id="shape515" draw:name="g2095" svg:y="25.75559373852pt">
              <draw:path draw:style-name="gr5" draw:id="shape516" draw:name="path973" draw:layer="" svg:width="7.54278342858pt" svg:height="5.53775778124pt" draw:transform="matrix(0.29976019000 0.00000000000 0.00000000000 0.29976019000 84.81997593734pt 56.87793969759pt)" svg:viewBox="0 0 8 6" svg:d="M0.0773532 5.24534C0.420224 6.33237 5.14268 4.34588 7.54278 0C4.39966 3.15489 -0.687766 3.124 0.0773532 5.24534Z" koffice:nodeTypes="ccc"/>
              <draw:path draw:style-name="gr15" draw:id="shape517" draw:name="path2094" draw:layer="" svg:width="7.54278342858pt" svg:height="5.53775778124pt" draw:transform="matrix(0.29976019000 0.00000000000 0.00000000000 0.29976019000 84.81997593734pt 56.87793969759pt)" svg:viewBox="0 0 8 6" svg:d="M0.0773532 5.24534C0.420224 6.33237 5.14268 4.34588 7.54278 0C4.39966 3.15489 -0.687766 3.124 0.0773532 5.24534Z" koffice:nodeTypes="ccc"/>
            </draw:g>
            <draw:g draw:style-name="gr1" draw:id="shape518" draw:name="g2091" svg:y="25.32598867779pt">
              <draw:path draw:style-name="gr28" draw:id="shape519" draw:name="path1054" draw:layer="" svg:width="4.10439593659pt" svg:height="9.06417243012pt" draw:transform="matrix(-0.31072421871 0.00000000000 0.00000000000 0.28400509417 87.15310359950pt 56.44460732448pt)" svg:viewBox="0 0 4 9" svg:d="M0.0149323 0C1.3974 2.07342 3.24311 3.57419 3.32631 5.21733C3.46741 7.10818 3.60688 7.20469 4.1044 9.06417C2.73336 8.68777 2.38836 8.56472 2.01807 5.73528C1.7897 3.74712 -0.190601 1.82892 0.0149323 0Z" koffice:nodeTypes="ccccc"/>
              <draw:path draw:style-name="gr15" draw:id="shape520" draw:name="path2090" draw:layer="" svg:width="4.10439593659pt" svg:height="9.06417243012pt" draw:transform="matrix(-0.31072421871 0.00000000000 0.00000000000 0.28400509417 87.15310359950pt 56.44460732448pt)" svg:viewBox="0 0 4 9" svg:d="M0.0149323 0C1.3974 2.07342 3.24311 3.57419 3.32631 5.21733C3.46741 7.10818 3.60688 7.20469 4.1044 9.06417C2.73336 8.68777 2.38836 8.56472 2.01807 5.73528C1.7897 3.74712 -0.190601 1.82892 0.0149323 0Z" koffice:nodeTypes="ccccc"/>
            </draw:g>
            <draw:g draw:style-name="gr1" draw:id="shape521" draw:name="g2087" svg:y="24.51591248200pt">
              <draw:path draw:style-name="gr29" draw:id="shape522" draw:name="path1053" draw:layer="" svg:width="3.74710676928pt" svg:height="8.10700837118pt" draw:transform="matrix(-0.31402038176 0.00000000000 0.00000000000 0.29976019000 87.83291852370pt 55.63631092826pt)" svg:viewBox="0 0 4 8" svg:d="M0 0C1.79615 0.764848 2.20428 2.03172 2.27553 3.60027C2.31072 5.41641 2.81825 6.81965 3.74711 8.09262C1.8973 8.32496 1.56041 5.69522 1.35019 3.74045C1.13733 1.7171 0.759976 1.55484 0 0Z" koffice:nodeTypes="ccccc"/>
              <draw:path draw:style-name="gr15" draw:id="shape523" draw:name="path2086" draw:layer="" svg:width="3.74710676928pt" svg:height="8.10700837118pt" draw:transform="matrix(-0.31402038176 0.00000000000 0.00000000000 0.29976019000 87.83291852370pt 55.63631092826pt)" svg:viewBox="0 0 4 8" svg:d="M0 0C1.79615 0.764848 2.20428 2.03172 2.27553 3.60027C2.31072 5.41641 2.81825 6.81965 3.74711 8.09262C1.8973 8.32496 1.56041 5.69522 1.35019 3.74045C1.13733 1.7171 0.759976 1.55484 0 0Z" koffice:nodeTypes="ccccc"/>
            </draw:g>
            <draw:g draw:style-name="gr1" draw:id="shape524" draw:name="g2135" svg:y="9.13764755921pt">
              <draw:path draw:style-name="gr30" draw:id="shape525" draw:name="path1045" draw:layer="" svg:width="1.95950129964pt" svg:height="6.31242215349pt" draw:transform="matrix(0.32062589731 0.00000000000 0.00000000000 0.46817595635 89.22053707681pt 40.27766147915pt)" svg:viewBox="0 0 2 6" svg:d="M0.234134 5.75575C0.471299 6.50206 2.03474 6.56977 1.58029 5.5157C1.20134 4.66012 1.13642 4.01692 1.58029 3.32137C2.18844 2.44965 1.98572 0.965486 1.5286 0.346123C1.06753 -0.307863 -0.460139 0.0752952 0.182461 0.586944C0.889982 1.18014 0.92708 2.41426 0.440825 2.99053C-0.199124 3.84149 -0.0255555 4.97096 0.234134 5.75575Z" koffice:nodeTypes="ccccccc"/>
              <draw:path draw:style-name="gr15" draw:id="shape526" draw:name="path2134" draw:layer="" svg:width="1.95950129964pt" svg:height="6.31242215349pt" draw:transform="matrix(0.32062589731 0.00000000000 0.00000000000 0.46817595635 89.22053707681pt 40.27766147915pt)" svg:viewBox="0 0 2 6" svg:d="M0.234134 5.75575C0.471299 6.50206 2.03474 6.56977 1.58029 5.5157C1.20134 4.66012 1.13642 4.01692 1.58029 3.32137C2.18844 2.44965 1.98572 0.965486 1.5286 0.346123C1.06753 -0.307863 -0.460139 0.0752952 0.182461 0.586944C0.889982 1.18014 0.92708 2.41426 0.440825 2.99053C-0.199124 3.84149 -0.0255555 4.97096 0.234134 5.75575Z" koffice:nodeTypes="ccccccc"/>
            </draw:g>
            <draw:g draw:style-name="gr1" draw:id="shape527" draw:name="g2139" svg:y="10.05145250337pt">
              <draw:path draw:style-name="gr31" draw:id="shape528" draw:name="path1044" draw:layer="" svg:width="1.93533176595pt" svg:height="6.78230743759pt" draw:transform="matrix(-0.29505065765 0.00000000000 0.00000000000 0.62945503209 90.42758692752pt 41.21285122097pt)" svg:viewBox="0 0 2 7" svg:d="M1.01906 6.28315C0.945702 6.89566 1.97989 7.0441 1.93384 6.1558C1.887 5.22843 0.510172 4.37998 1.35469 2.96823C1.7988 2.27759 1.80662 1.01194 1.53734 0.339268C1.30084 -0.327934 0.304894 0.108013 0.683448 0.627556C1.10024 1.22991 0.605395 2.3854 0.286943 2.96667C-0.669195 4.65889 1.07526 5.48313 1.01906 6.28315Z" koffice:nodeTypes="ccccccc"/>
              <draw:path draw:style-name="gr15" draw:id="shape529" draw:name="path2138" draw:layer="" svg:width="1.93533176595pt" svg:height="6.78230743759pt" draw:transform="matrix(-0.29505065765 0.00000000000 0.00000000000 0.62945503209 90.42758692752pt 41.21285122097pt)" svg:viewBox="0 0 2 7" svg:d="M1.01906 6.28315C0.945702 6.89566 1.97989 7.0441 1.93384 6.1558C1.887 5.22843 0.510172 4.37998 1.35469 2.96823C1.7988 2.27759 1.80662 1.01194 1.53734 0.339268C1.30084 -0.327934 0.304894 0.108013 0.683448 0.627556C1.10024 1.22991 0.605395 2.3854 0.286943 2.96667C-0.669195 4.65889 1.07526 5.48313 1.01906 6.28315Z" koffice:nodeTypes="ccccccc"/>
            </draw:g>
            <draw:g draw:style-name="gr1" draw:id="shape530" draw:name="g2143" svg:y="11.04692301339pt">
              <draw:path draw:style-name="gr32" draw:id="shape531" draw:name="path1043" draw:layer="" svg:width="1.95950129964pt" svg:height="6.31242215349pt" draw:transform="matrix(-0.29505065765 0.00000000000 0.00000000000 0.29976019000 90.98176407225pt 42.16994300800pt)" svg:viewBox="0 0 2 6" svg:d="M0.234134 5.75575C0.471299 6.50206 2.03474 6.56977 1.58029 5.5157C1.20134 4.66012 1.13642 4.01692 1.58029 3.32137C2.18844 2.44965 1.98572 0.965486 1.5286 0.346123C1.06753 -0.307863 -0.460139 0.0752952 0.182461 0.586944C0.889982 1.18014 0.92708 2.41426 0.440825 2.99053C-0.199124 3.84149 -0.0255555 4.97096 0.234134 5.75575Z" koffice:nodeTypes="ccccccc"/>
              <draw:path draw:style-name="gr15" draw:id="shape532" draw:name="path2142" draw:layer="" svg:width="1.95950129964pt" svg:height="6.31242215349pt" draw:transform="matrix(-0.29505065765 0.00000000000 0.00000000000 0.29976019000 90.98176407225pt 42.16994300800pt)" svg:viewBox="0 0 2 6" svg:d="M0.234134 5.75575C0.471299 6.50206 2.03474 6.56977 1.58029 5.5157C1.20134 4.66012 1.13642 4.01692 1.58029 3.32137C2.18844 2.44965 1.98572 0.965486 1.5286 0.346123C1.06753 -0.307863 -0.460139 0.0752952 0.182461 0.586944C0.889982 1.18014 0.92708 2.41426 0.440825 2.99053C-0.199124 3.84149 -0.0255555 4.97096 0.234134 5.75575Z" koffice:nodeTypes="ccccccc"/>
            </draw:g>
            <draw:g draw:style-name="gr1" draw:id="shape533" draw:name="g2147" svg:y="12.04667216700pt">
              <draw:path draw:style-name="gr5" draw:id="shape534" draw:name="path1057" draw:layer="" svg:width="3.87657986500pt" svg:height="2.55245711999pt" draw:transform="matrix(0.24828327185 0.16796312846 -0.16796312846 0.24828327185 88.69985067333pt 43.14674382734pt)" svg:viewBox="0 0 4 3" svg:d="M3.76421 2.22829C2.97654 3.33176 -0.576551 1.35942 0.0806186 0.177294C0.759668 -0.511571 4.57454 0.94128 3.76421 2.22829Z" koffice:nodeTypes="ccc"/>
              <draw:path draw:style-name="gr15" draw:id="shape535" draw:name="path2146" draw:layer="" svg:width="3.87657986500pt" svg:height="2.55245711999pt" draw:transform="matrix(0.24828327185 0.16796312846 -0.16796312846 0.24828327185 88.69985067333pt 43.14674382734pt)" svg:viewBox="0 0 4 3" svg:d="M3.76421 2.22829C2.97654 3.33176 -0.576551 1.35942 0.0806186 0.177294C0.759668 -0.511571 4.57454 0.94128 3.76421 2.22829Z" koffice:nodeTypes="ccc"/>
            </draw:g>
            <draw:g draw:style-name="gr1" draw:id="shape536" draw:name="g2155" svg:y="13.46495410590pt">
              <draw:path draw:style-name="gr33" draw:id="shape537" draw:name="path1047" draw:layer="" svg:width="1.14373114262pt" svg:height="6.78506417467pt" draw:transform="matrix(0.36455065723 -0.15073890794 0.16911810447 0.38820563310 85.81661841730pt 44.58300497290pt)" svg:viewBox="0 0 1 7" svg:d="M0.289462 6.2294C0.383632 7.08037 0.938655 6.98123 0.984429 5.74251C0.977585 4.85995 1.21117 3.92301 1.12437 3.22469C1.02073 2.18423 0.64773 1.13148 0.466229 0.425267C0.283149 -0.320428 -0.13404 0.0138183 0.0427256 0.665643C0.244745 1.50258 0.437293 2.50619 0.502529 3.21416C0.611956 4.57835 0.186349 5.33457 0.289462 6.2294Z" koffice:nodeTypes="ccccccc"/>
              <draw:path draw:style-name="gr15" draw:id="shape538" draw:name="path2154" draw:layer="" svg:width="1.14373114262pt" svg:height="6.78506417467pt" draw:transform="matrix(0.36455065723 -0.15073890794 0.16911810447 0.38820563310 85.81661841730pt 44.58300497290pt)" svg:viewBox="0 0 1 7" svg:d="M0.289462 6.2294C0.383632 7.08037 0.938655 6.98123 0.984429 5.74251C0.977585 4.85995 1.21117 3.92301 1.12437 3.22469C1.02073 2.18423 0.64773 1.13148 0.466229 0.425267C0.283149 -0.320428 -0.13404 0.0138183 0.0427256 0.665643C0.244745 1.50258 0.437293 2.50619 0.502529 3.21416C0.611956 4.57835 0.186349 5.33457 0.289462 6.2294Z" koffice:nodeTypes="ccccccc"/>
            </draw:g>
            <draw:g draw:style-name="gr1" draw:id="shape539" draw:name="g2160" svg:y="13.38803179901pt">
              <draw:path draw:style-name="gr33" draw:id="shape540" draw:name="path1046" draw:layer="" svg:width="2.27563936450pt" svg:height="6.25069641795pt" draw:transform="matrix(0.36455065723 -0.15073890794 0.16911810447 0.38820563310 85.18818250953pt 44.66223116040pt)" svg:viewBox="0 0 2 6" svg:d="M0.782236 5.76195C1.00534 6.47477 2.6319 6.44243 2.20438 5.43566C1.84791 4.61848 1.04149 3.8329 1.45904 3.16858C2.03113 2.33596 2.17073 0.905896 1.74072 0.314322C1.30697 -0.31032 -0.0914979 0.108558 0.51301 0.597249C1.17859 1.16384 0.655102 2.74675 0.197669 3.29718C-0.404346 4.10995 0.537939 5.01237 0.782236 5.76195Z" koffice:nodeTypes="ccccccc"/>
              <draw:path draw:style-name="gr15" draw:id="shape541" draw:name="path2159" draw:layer="" svg:width="2.27563936450pt" svg:height="6.25069641795pt" draw:transform="matrix(0.36455065723 -0.15073890794 0.16911810447 0.38820563310 85.18818250953pt 44.66223116040pt)" svg:viewBox="0 0 2 6" svg:d="M0.782236 5.76195C1.00534 6.47477 2.6319 6.44243 2.20438 5.43566C1.84791 4.61848 1.04149 3.8329 1.45904 3.16858C2.03113 2.33596 2.17073 0.905896 1.74072 0.314322C1.30697 -0.31032 -0.0914979 0.108558 0.51301 0.597249C1.17859 1.16384 0.655102 2.74675 0.197669 3.29718C-0.404346 4.10995 0.537939 5.01237 0.782236 5.76195Z" koffice:nodeTypes="ccccccc"/>
            </draw:g>
            <draw:path draw:style-name="gr7" draw:id="shape542" draw:name="path1071" draw:layer="" svg:width="6.05972953997pt" svg:height="10.53480867598pt" draw:transform="matrix(0.29976019000 0.00000000000 0.00000000000 0.29976019000 70.33387462670pt 60.01837493005pt)" svg:viewBox="0 0 6 11" svg:d="M0 0C1.7976 1.46736 3.49206 3.13302 3.99924 5.20556C4.52812 7.13613 4.84763 8.6138 6.05973 10.5348C4.16132 9.29513 3.40753 7.42246 2.8484 5.39037C2.35751 3.39397 1.23226 1.90122 0 0Z" koffice:nodeTypes="ccccc"/>
            <draw:path draw:style-name="gr15" draw:id="shape543" draw:name="path2163" draw:layer="" svg:width="6.05972953997pt" svg:height="10.53480867598pt" draw:transform="matrix(0.29976019000 0.00000000000 0.00000000000 0.29976019000 70.33387462670pt 60.01837493005pt)" svg:viewBox="0 0 6 11" svg:d="M0 0C1.7976 1.46736 3.49206 3.13302 3.99924 5.20556C4.52812 7.13613 4.84763 8.6138 6.05973 10.5348C4.16132 9.29513 3.40753 7.42246 2.8484 5.39037C2.35751 3.39397 1.23226 1.90122 0 0Z" koffice:nodeTypes="ccccc"/>
            <draw:path draw:style-name="gr15" draw:id="shape544" draw:name="path2167" draw:layer="" svg:width="5.28843016612pt" svg:height="10.53401982653pt" draw:transform="matrix(0.29976019000 0.00000000000 0.00000000000 0.29976019000 69.69688206467pt 60.01846485810pt)" svg:viewBox="0 0 5 11" svg:d="M0 0C1.57336 1.43849 2.59437 3.08084 3.0703 5.20324C3.56661 7.18024 4.26451 8.7568 5.28843 10.534C3.62046 9.26446 2.57181 7.53763 2.04711 5.45666C1.58646 3.41143 1.04284 1.88279 0 0Z" koffice:nodeTypes="ccccc"/>
            <draw:path draw:style-name="gr15" draw:id="shape545" draw:name="path2168" draw:layer="" svg:width="5.28843016612pt" svg:height="10.53401982653pt" draw:transform="matrix(-0.30640977029 0.00000000000 0.00000000000 0.30152337944 79.40204306292pt 60.01846445379pt)" svg:viewBox="0 0 5 11" svg:d="M0 0C1.57336 1.43849 2.59437 3.08084 3.0703 5.20324C3.56661 7.18024 4.26451 8.7568 5.28843 10.534C3.62046 9.26446 2.57181 7.53763 2.04711 5.45666C1.58646 3.41143 1.04284 1.88279 0 0Z" koffice:nodeTypes="ccccc"/>
            <draw:path draw:style-name="gr15" draw:id="shape546" draw:name="path2169" draw:layer="" svg:width="6.05972953997pt" svg:height="10.53480867598pt" draw:transform="matrix(-0.30640977029 0.00000000000 0.00000000000 0.30152337944 78.75092414631pt 60.01837509839pt)" svg:viewBox="0 0 6 11" svg:d="M0 0C1.7976 1.46736 3.49206 3.13302 3.99924 5.20556C4.52812 7.13613 4.84763 8.6138 6.05973 10.5348C4.16132 9.29513 3.40753 7.42246 2.8484 5.39037C2.35751 3.39397 1.23226 1.90122 0 0Z" koffice:nodeTypes="ccccc"/>
            <draw:path draw:style-name="gr15" draw:id="shape547" draw:name="path2170" draw:layer="" svg:width="3.29867105883pt" svg:height="3.87969310070pt" draw:transform="matrix(-0.29835941063 0.00000000000 0.00000000000 0.29976019000 76.87097119436pt 61.08648649986pt)" svg:viewBox="0 0 3 4" svg:d="M0.00667629 1.6663C-0.0444859 1.22294 0.205729 0.835837 0.506306 0.719417C1.09147 0.453591 1.67424 0.237242 2.25462 0.0373881C2.91412 -0.151795 3.28345 0.419635 3.28585 0.79509C3.28905 1.41988 3.31303 1.95057 3.28585 2.42401C3.24987 3.01386 3.15714 3.05752 2.84857 3.14483C2.35453 3.24574 1.72141 3.34858 1.22497 3.75119C0.831665 4.04418 0.453546 3.81232 0.25689 3.29715C0.129785 2.90327 0.0602366 2.13295 0.00667629 1.6663Z" koffice:nodeTypes="ccccccccc"/>
            <draw:path draw:style-name="gr15" draw:id="shape548" draw:name="path2171" draw:layer="" svg:width="3.54371559644pt" svg:height="2.94058828045pt" draw:transform="matrix(0.26655035807 0.00000000000 0.00000000000 0.29976019000 74.74477808546pt 61.17856774072pt)" svg:viewBox="0 0 4 3" svg:d="M0.00852848 1.05121C-0.0494843 0.691051 0.195257 0.345869 0.536081 0.251298C1.19961 0.0353623 1.8604 -0.0174396 2.55746 0.00462683C3.33157 -0.00483023 3.52646 0.130721 3.52918 0.435711C3.5328 0.943239 3.55999 1.4358 3.52918 1.82038C3.48839 2.29954 3.50199 2.33501 3.1521 2.40594C2.5919 2.48789 1.63651 2.50996 1.0736 2.83701C0.627633 3.07502 0.119115 2.88666 0.094641 2.43746C0.105518 2.09858 0.0692605 1.43028 0.00852848 1.05121Z" koffice:nodeTypes="ccccccccc"/>
            <draw:path draw:style-name="gr15" draw:id="shape549" draw:name="path2172" draw:layer="" svg:width="3.29867105883pt" svg:height="3.87969310070pt" draw:transform="matrix(0.29976019000 0.00000000000 0.00000000000 0.29976019000 72.16826057900pt 61.05838386214pt)" svg:viewBox="0 0 3 4" svg:d="M0.00667629 1.6663C-0.0444859 1.22294 0.205729 0.835837 0.506306 0.719417C1.09147 0.453591 1.67424 0.237242 2.25462 0.0373881C2.91412 -0.151795 3.28345 0.419635 3.28585 0.79509C3.28905 1.41988 3.31303 1.95057 3.28585 2.42401C3.24987 3.01386 3.15714 3.05752 2.84857 3.14483C2.35453 3.24574 1.72141 3.34858 1.22497 3.75119C0.831665 4.04418 0.453546 3.81232 0.25689 3.29715C0.129785 2.90327 0.0602366 2.13295 0.00667629 1.6663Z" koffice:nodeTypes="ccccccccc"/>
            <draw:path draw:style-name="gr15" draw:id="shape550" draw:name="path2173" draw:layer="" svg:width="3.54371559644pt" svg:height="2.94058828045pt" draw:transform="matrix(-0.26780155710 0.00000000000 0.00000000000 0.29976019000 74.30445141219pt 61.15046510301pt)" svg:viewBox="0 0 4 3" svg:d="M0.00852848 1.05121C-0.0494843 0.691051 0.195257 0.345869 0.536081 0.251298C1.19961 0.0353623 1.8604 -0.0174396 2.55746 0.00462683C3.33157 -0.00483023 3.52646 0.130721 3.52918 0.435711C3.5328 0.943239 3.55999 1.4358 3.52918 1.82038C3.48839 2.29954 3.50199 2.33501 3.1521 2.40594C2.5919 2.48789 1.63651 2.50996 1.0736 2.83701C0.627633 3.07502 0.119115 2.88666 0.094641 2.43746C0.105518 2.09858 0.0692605 1.43028 0.00852848 1.05121Z" koffice:nodeTypes="ccccccccc"/>
            <draw:path draw:style-name="gr15" draw:id="shape551" draw:name="path2174" draw:layer="" svg:width="2.89781149192pt" svg:height="3.07365588952pt" draw:transform="matrix(0.29976019000 0.00000000000 0.00000000000 0.29976019000 72.32949595733pt 62.44460393189pt)" svg:viewBox="0 0 3 3" svg:d="M0 0C0.684929 1.3497 1.47165 3.40443 2.89757 3.02847C2.92001 1.99524 1.35865 1.27937 0 0Z" koffice:nodeTypes="ccc"/>
            <draw:path draw:style-name="gr15" draw:id="shape552" draw:name="path2175" draw:layer="" svg:width="4.87635864649pt" svg:height="2.99480457977pt" draw:transform="matrix(0.30541606526 0.00000000000 0.00000000000 0.29976019000 72.91968182899pt 62.56618666495pt)" svg:viewBox="0 0 5 3" svg:d="M0 0C2.4739 1.28773 4.61021 0.969716 4.87636 2.94438C2.55556 3.26239 1.70685 2.05196 0 0Z" koffice:nodeTypes="ccc"/>
            <draw:path draw:style-name="gr15" draw:id="shape553" draw:name="path2176" draw:layer="" svg:width="2.89781149192pt" svg:height="3.07365588952pt" draw:transform="matrix(-0.30385761204 0.00000000000 0.00000000000 0.28258572967 76.69499670598pt 62.49144425870pt)" svg:viewBox="0 0 3 3" svg:d="M0 0C0.684929 1.3497 1.47165 3.40443 2.89757 3.02847C2.92001 1.99524 1.35865 1.27937 0 0Z" koffice:nodeTypes="ccc"/>
            <draw:path draw:style-name="gr15" draw:id="shape554" draw:name="path2177" draw:layer="" svg:width="4.87635864649pt" svg:height="2.99480457977pt" draw:transform="matrix(-0.30986390696 0.00000000000 0.00000000000 0.28445563374 76.15490314000pt 62.59430669931pt)" svg:viewBox="0 0 5 3" svg:d="M0 0C2.4739 1.28773 4.61021 0.969716 4.87636 2.94438C2.55556 3.26239 1.70685 2.05196 0 0Z" koffice:nodeTypes="ccc"/>
            <draw:path draw:style-name="gr34" draw:id="shape555" draw:name="path2178" draw:layer="" svg:width="10.91421833309pt" svg:height="5.81521161946pt" draw:transform="matrix(0.29976019000 0.00000000000 0.00000000000 0.29976019000 77.82206187074pt 54.92086297104pt)" svg:viewBox="0 0 11 6" svg:d="M2.16411 0L7.85989 0.000817893C7.88106 2.16251 9.14272 4.48451 10.9142 5.81521L0 5.81521C1.708 4.26041 2.17471 2.41769 2.16411 0Z" koffice:nodeTypes="ccccc"/>
            <draw:path draw:style-name="gr15" draw:id="shape556" draw:name="path2179" draw:layer="" svg:width="10.91421833309pt" svg:height="5.81521161946pt" draw:transform="matrix(0.29976019000 0.00000000000 0.00000000000 0.29976019000 77.82206187074pt 54.92086297104pt)" svg:viewBox="0 0 11 6" svg:d="M2.16411 0L7.85989 0.000817893C7.88106 2.16251 9.14272 4.48451 10.9142 5.81521L0 5.81521C1.708 4.26041 2.17471 2.41769 2.16411 0Z" koffice:nodeTypes="ccccc"/>
            <draw:path draw:style-name="gr16" draw:id="shape557" draw:name="path2183" draw:layer="" svg:width="54.21984548880pt" svg:height="14.93363612655pt" draw:transform="matrix(0.29976019000 0.00000000000 0.00000000000 0.29976019000 66.43745600070pt 62.92962959787pt)" svg:viewBox="0 0 54 15" svg:d="M0.196444 7.84388C-0.112496 8.09076 -0.0916335 8.83136 0.509396 9.08999C6.11446 11.1943 11.5253 15.0829 27.0927 14.9292C42.8093 14.7739 48.3325 10.9793 53.3622 9.22181C54.0323 8.95479 54.6629 8.41151 53.8011 7.6474C50.975 5.22993 47.9201 3.28691 45.9011 0.2993C45.5432 -0.2381 44.565 0.0667072 43.9576 0.2993C37.9585 2.50432 32.4161 4.04934 26.6537 4.03843C21.027 4.02751 15.162 2.40607 9.88273 0.135561C9.37718 -0.0903143 8.54907 0.164111 8.15828 0.561283C5.70842 3.11477 3.04432 5.59269 0.196444 7.84388Z" koffice:nodeTypes="ccccccccccc"/>
            <draw:path draw:style-name="gr2" draw:id="shape558" draw:name="path2184" draw:layer="" svg:width="8.47520490183pt" svg:height="4.50352227098pt" draw:transform="matrix(0.29976019000 0.00000000000 0.00000000000 0.29976019000 68.53469921933pt 63.72878217944pt)" svg:viewBox="0 0 8 5" svg:d="M0.72011 1.05188C0.0577334 0.577957 -0.240769 1.19441 0.227856 1.83796C0.835888 2.57858 1.81961 3.02452 2.8427 3.34105C3.43971 3.52555 4.67232 3.29296 5.30476 3.37515C5.79701 3.44336 6.07504 4.54597 6.96661 4.50226C7.86606 4.45941 8.44337 1.80386 8.47409 0.471281C8.51504 -0.411861 7.41554 0.152125 7.52029 0.506257C7.80856 1.38415 7.28086 3.3428 6.72009 3.34105C6.30739 3.31307 5.86475 2.36347 5.24333 2.24806C4.75738 2.15886 4.02018 2.31101 3.52005 2.31626C2.05746 2.332 1.42737 1.5223 0.72011 1.05188Z" koffice:nodeTypes="ccccccccccc"/>
            <draw:path draw:style-name="gr2" draw:id="shape559" draw:name="path2185" draw:layer="" svg:width="3.13900008078pt" svg:height="2.17689357694pt" draw:transform="matrix(0.29976019000 0.00000000000 0.00000000000 0.29976019000 69.09100536516pt 63.58087762721pt)" svg:viewBox="0 0 3 2" svg:d="M0.104393 1.20531C0.765409 1.80209 1.34305 0.733907 1.72058 1.48862C2.68509 3.46705 3.92575 0.541009 2.47631 0.641074C1.89 0.682066 1.79862 -0.160662 0.782084 0.0274143C0.241131 0.152799 -0.211775 0.872554 0.104393 1.20531Z" koffice:nodeTypes="ccccc"/>
            <draw:path draw:style-name="gr2" draw:id="shape560" draw:name="path2186" draw:layer="" svg:width="3.27238967172pt" svg:height="3.16799789660pt" draw:transform="matrix(0.29976019000 0.00000000000 0.00000000000 0.29976019000 68.99004299302pt 64.91588493238pt)" svg:viewBox="0 0 3 3" svg:d="M0.559148 2.0325C0.020314 1.76727 -0.160674 2.34426 0.155883 2.69947C0.600438 3.15703 2.44679 3.33928 2.89823 2.97245C3.64489 2.33418 3.09917 0.657469 2.76404 0.184391C2.55483 -0.103334 1.92448 -0.125049 2.17222 0.639631C2.27475 0.994058 2.73307 1.87584 2.36009 2.27524C2.01875 2.64285 1.07459 2.27446 0.559148 2.0325Z" koffice:nodeTypes="ccccccc"/>
            <draw:path draw:style-name="gr2" draw:id="shape561" draw:name="path2187" draw:layer="" svg:width="6.93305087655pt" svg:height="5.92321575578pt" draw:transform="matrix(0.29976019000 0.00000000000 0.00000000000 0.29976019000 70.30119584509pt 65.10653628673pt)" svg:viewBox="0 0 7 6" svg:d="M1.21437 2.2626C1.36773 1.862 0.954022 1.17161 0.238067 1.97828C-0.353064 2.61416 0.126617 5.29487 2.01503 5.77541C3.86064 6.23689 5.24351 5.56103 5.49762 4.53362C5.67326 3.8496 4.66218 3.2555 5.18466 2.65231C5.62065 2.18085 6.46233 2.65776 6.82164 1.90742C7.03206 1.48683 7.049 0.62475 5.91577 0.0615375C5.4245 -0.190091 4.57392 0.384023 4.59175 0.80734C4.61849 1.38962 5.50385 1.00992 5.18376 1.5168C4.95017 1.90287 3.90432 1.74209 3.58246 2.65231C3.38987 3.23097 4.7665 4.29925 4.03539 4.56905C3.38274 4.79888 2.53215 4.94786 1.66641 4.46277C1.13146 4.17389 0.904092 2.97843 1.21437 2.2626Z" koffice:nodeTypes="ccccccccccccc"/>
            <draw:path draw:style-name="gr2" draw:id="shape562" draw:name="path2188" draw:layer="" svg:width="5.24257253910pt" svg:height="3.07955805486pt" draw:transform="matrix(0.29976019000 0.00000000000 0.00000000000 0.29976019000 67.65913387661pt 64.72530221800pt)" svg:viewBox="0 0 5 3" svg:d="M4.07539 0.0142678C3.66755 0.0730096 3.10471 0.365088 3.07238 0.843182C3.04751 1.22664 3.36831 1.89074 3.91458 1.44773C4.47825 1.01696 4.04555 0.812995 4.1732 0.96964C4.45421 1.24621 4.04223 1.26906 3.5258 1.95846C3.16604 2.48142 2.39763 2.39739 2.00388 2.21301C1.32416 1.8679 1.57863 1.6468 0.837563 1.32046C0.0973253 0.962297 -0.351129 1.80263 0.351808 2.18119C1.12853 2.61931 2.40094 3.49473 3.65512 2.85101C4.40033 2.43656 5.27403 2.05881 5.2417 1.12955C5.19942 0.525812 4.92671 -0.103215 4.07539 0.0142678Z" koffice:nodeTypes="ccccccccccc"/>
            <draw:path draw:style-name="gr2" draw:id="shape563" draw:name="path2192" draw:layer="" svg:width="3.50353763831pt" svg:height="4.65717029203pt" draw:transform="matrix(0.29976019000 0.00000000000 0.00000000000 0.29976019000 80.23801726825pt 64.36518585723pt)" svg:viewBox="0 0 4 5" svg:d="M0.886934 1.01161C0.309008 0.56865 0.662789 -0.234774 1.50835 0.0656129C2.22762 0.350757 3.42195 1.25909 3.50056 2.44809C3.59005 3.74827 1.63547 4.69965 0.88777 4.65571C-0.392701 4.54453 -0.164375 3.45595 0.789079 3.53397C1.52843 3.59135 2.43671 3.3089 2.48857 2.48306C2.53206 1.76661 1.30344 1.34965 0.886934 1.01161Z" koffice:nodeTypes="ccccccc"/>
            <draw:path draw:style-name="gr2" draw:id="shape564" draw:name="path2193" draw:layer="" svg:width="3.45324771663pt" svg:height="5.04866914441pt" draw:transform="matrix(0.29976019000 0.00000000000 0.00000000000 0.29976019000 79.22687495267pt 63.47957664489pt)" svg:viewBox="0 0 3 5" svg:d="M0.196849 1.07885C-0.541968 0.311144 1.00433 -0.518768 1.45689 0.413391C2.0534 1.59861 2.76326 2.76509 3.29938 4.07472C3.72629 5.14917 3.16618 5.29487 2.81456 4.70695C2.22632 3.68447 1.33527 2.31605 0.196849 1.07885Z" koffice:nodeTypes="ccccc"/>
            <draw:path draw:style-name="gr2" draw:id="shape565" draw:name="path2194" draw:layer="" svg:width="0.84595679432pt" svg:height="0.79805323414pt" draw:transform="matrix(0.29976019000 0.00000000000 0.00000000000 0.29976019000 78.14116249916pt 64.40870151464pt)" svg:viewBox="0 0 1 1" svg:d="M0.275457 0.0592486C0.953605 -0.223103 0.936672 0.5868 0.688979 0.745538C0.24088 0.983985 -0.358938 0.349705 0.275457 0.0592486Z" koffice:nodeTypes="ccc"/>
            <draw:path draw:style-name="gr2" draw:id="shape566" draw:name="path2195" draw:layer="" svg:width="0.84595679432pt" svg:height="0.79805323414pt" draw:transform="matrix(0.29976019000 0.00000000000 0.00000000000 0.29976019000 78.82504522876pt 64.15575595265pt)" svg:viewBox="0 0 1 1" svg:d="M0.275457 0.0592486C0.953605 -0.223103 0.936672 0.5868 0.688979 0.745538C0.24088 0.983985 -0.358938 0.349705 0.275457 0.0592486Z" koffice:nodeTypes="ccc"/>
            <draw:path draw:style-name="gr2" draw:id="shape567" draw:name="path2196" draw:layer="" svg:width="10.13184550230pt" svg:height="8.68599915481pt" draw:transform="matrix(0.29976019000 0.00000000000 0.00000000000 0.29976019000 71.63852736356pt 64.18988894118pt)" svg:viewBox="0 0 10 9" svg:d="M0.423925 1.38288C-0.686845 0.599184 0.649623 -0.569977 1.41684 0.319231C2.51605 1.55902 3.56674 4.276 4.39636 5.30561C5.18515 6.31734 4.54965 2.56225 4.78767 1.44925C4.9502 0.830633 5.38773 0.917427 5.38927 1.51562C5.39312 3.04557 5.17975 6.15822 5.53948 6.40244C6.21272 6.82535 6.09101 7.51544 6.65257 7.39972C7.25494 7.24145 7.16481 7.06701 7.70633 7.03382C8.24323 7.03382 8.26172 7.62861 8.88027 7.53246C9.27466 7.47545 9.39329 6.98192 9.87244 6.9666C10.3092 6.92575 10.1213 7.9911 9.84317 8.16384C9.38943 8.44549 7.97671 7.8575 7.55612 7.89835C7.05542 7.91281 6.15418 8.42592 5.59956 8.19703C4.92247 7.92984 5.07268 6.98192 4.60665 7.13338C4.079 7.26782 4.17836 8.32891 2.922 8.66248C2.33349 8.81053 2.13553 8.22681 2.44057 7.83113C2.98671 7.18614 4.0867 6.67133 3.91491 6.06974C3.40575 4.39342 1.86746 2.37419 0.423925 1.38288Z" koffice:nodeTypes="cccccccccccccccccc"/>
            <draw:path draw:style-name="gr2" draw:id="shape568" draw:name="path2197" draw:layer="" svg:width="1.65433508457pt" svg:height="6.10394355736pt" draw:transform="matrix(0.29976019000 0.00000000000 0.00000000000 0.29976019000 74.76675041786pt 64.47506529066pt)" svg:viewBox="0 0 2 6" svg:d="M0.0376679 0.511806C0.609508 2.15772 0.581452 4.34652 0.908218 5.84228C1.06913 6.43063 1.71275 5.90653 1.65005 5.44741C1.39672 3.84119 1.28532 1.86969 0.811674 0.342883C0.615284 -0.185544 -0.181002 -0.0830352 0.0376679 0.511806Z" koffice:nodeTypes="ccccc"/>
            <draw:path draw:style-name="gr2" draw:id="shape569" draw:name="path2198" draw:layer="" svg:width="8.98388018207pt" svg:height="6.06994917607pt" draw:transform="matrix(0.29976019000 0.00000000000 0.00000000000 0.29976019000 75.23088327041pt 64.58805821756pt)" svg:viewBox="0 0 9 6" svg:d="M0.0211325 0.640435C-0.138573 -0.0979948 0.655594 -0.167101 0.771665 0.275491C1.18096 1.70033 1.1286 4.96075 1.93062 5.06869C3.31474 5.20923 5.25565 4.95454 6.97664 4.64396C7.82317 4.49409 7.99684 3.94901 7.96542 3.73315C7.8031 2.85728 8.72206 2.92638 8.9542 3.85505C9.079 4.33957 8.83203 5.20845 7.79524 5.4018C5.76968 5.74965 2.98137 6.2862 1.38518 5.97794C-0.0129032 5.71472 0.442652 2.50321 0.0211325 0.640435Z" koffice:nodeTypes="ccccccccc"/>
            <draw:path draw:style-name="gr2" draw:id="shape570" draw:name="path2199" draw:layer="" svg:width="5.07348270139pt" svg:height="3.55827510902pt" draw:transform="matrix(0.29976019000 0.00000000000 0.00000000000 0.29976019000 75.85384763534pt 64.63714564101pt)" svg:viewBox="0 0 5 4" svg:d="M0.00493136 1.77966C0.0411021 0.832389 0.857657 0.693014 0.852231 1.50248C0.874838 3.44035 3.48003 2.93718 4.03254 2.21038C4.44036 1.64344 4.14195 1.39934 3.7495 0.76467C3.26119 -0.056615 4.29478 -0.288119 4.73877 0.426076C5.07063 0.937115 5.30123 2.56629 4.70351 2.9797C3.8761 3.55058 1.63985 3.8309 0.675899 3.19466C0.164083 2.88757 -0.0348564 2.29858 0.00493136 1.77966Z" koffice:nodeTypes="cccccccc"/>
            <draw:path draw:style-name="gr2" draw:id="shape571" draw:name="path220" draw:layer="" svg:width="2.20699128313pt" svg:height="0.25137916228pt" draw:transform="matrix(0.29976019000 0.00000000000 0.00000000000 0.29976019000 75.55431147600pt 64.31310280126pt)" svg:viewBox="0 0 2 0" svg:d="M0.00462899 0.115695C0.135739 0.334668 2.28471 0.259973 2.20482 0.093542C2.13107 -0.0495999 -0.115214 -0.0175066 0.00462899 0.115695Z" koffice:nodeTypes="ccc"/>
            <draw:path draw:style-name="gr2" draw:id="shape572" draw:name="path2201" draw:layer="" svg:width="1.45577236903pt" svg:height="0.48462863967pt" draw:transform="matrix(0.29976019000 0.00000000000 0.00000000000 0.29976019000 76.21034813729pt 64.42974435573pt)" svg:viewBox="0 0 1 0" svg:d="M0.00339313 0.25375C0.090334 0.614802 1.53016 0.50839 1.45276 0.235628C1.37642 -0.0529333 -0.0793065 -0.109624 0.00339313 0.25375Z" koffice:nodeTypes="ccc"/>
            <draw:path draw:style-name="gr2" draw:id="shape573" draw:name="path2202" draw:layer="" svg:width="8.30490277089pt" svg:height="6.06121968821pt" draw:transform="matrix(0.29976019000 0.00000000000 0.00000000000 0.29976019000 77.14838109517pt 64.14811076484pt)" svg:viewBox="0 0 8 6" svg:d="M0.154385 0.562545C-0.396048 -0.121089 0.675259 -0.164174 1.02837 0.338497C1.94229 1.56645 2.54465 3.54626 3.43141 4.88265C3.80849 5.49878 4.28063 4.948 4.33656 4.79863C4.39567 4.63993 4.04976 4.39649 4.02499 3.84499C3.98106 3.41629 4.95649 2.88345 5.64753 3.28415C6.29383 3.67552 5.76497 4.02236 6.08452 4.23779C6.38889 4.44317 7.15743 4.31392 7.27087 4.18178C7.61199 3.69993 7.14704 3.98215 6.6773 3.70424C6.13406 3.35453 6.46 1.83933 7.58243 2.46983C8.2503 2.81739 8.44683 3.92829 8.20636 4.54586C7.99386 5.11818 6.87622 5.31279 6.27146 5.19143C5.59001 5.00472 5.03958 4.26796 5.17938 4.46184C5.51651 4.95949 5.0963 5.45067 4.77355 5.64025C3.97706 6.08978 3.42023 6.32532 2.83864 5.58424C1.80808 4.19686 1.24087 1.85657 0.154385 0.562545Z" koffice:nodeTypes="cccccccccccccccc"/>
            <draw:path draw:style-name="gr5" draw:id="shape574" draw:name="path2789" draw:layer="" svg:width="7.26891954805pt" svg:height="13.29918395319pt" draw:transform="matrix(0.29976019000 0.00000000000 0.00000000000 0.29976019000 67.54534186777pt 32.37747245706pt)" svg:viewBox="0 0 7 13" svg:d="M2.94824 0.660341C2.90436 -0.228131 4.28152 -0.295949 4.12371 0.925836C3.92202 2.44798 6.99657 6.30109 7.25137 8.67707C7.42227 10.2703 6.31531 11.665 5.21912 12.533C3.87507 13.5742 1.80818 13.431 0.841323 12.8336C0.25628 12.3629 -0.277185 10.7503 0.160827 10.1119C0.315555 9.89709 1.01607 12.4787 2.55873 12.4686C4.65795 12.4551 6.35842 10.8782 6.42077 9.47178C6.52854 7.02229 2.98673 3.15087 2.94824 0.660341Z" koffice:nodeTypes="ccccccccc"/>
            <draw:path draw:style-name="gr5" draw:id="shape575" draw:name="path2791" draw:layer="" svg:width="0.47994484223pt" svg:height="2.20315707284pt" draw:transform="matrix(0.29976019000 0.00000000000 0.00000000000 0.29976019000 70.32898194511pt 34.45633012463pt)" svg:viewBox="0 0 0 2" svg:d="M0.0937097 0.0688658C0.301756 -0.397401 0.633891 1.63823 0.399552 2.14688C0.204422 2.55441 -0.176612 0.633942 0.0937097 0.0688658Z" koffice:nodeTypes="ccc"/>
            <draw:path draw:style-name="gr5" draw:id="shape576" draw:name="path2792" draw:layer="" svg:width="2.83141843137pt" svg:height="3.00930231701pt" draw:transform="matrix(0.29976019000 0.00000000000 0.00000000000 0.29976019000 70.53077864994pt 33.05731652545pt)" svg:viewBox="0 0 3 3" svg:d="M0.437142 2.97332C0.262485 3.08193 -0.0845317 2.92765 0.0188838 2.73761C0.507618 1.84246 1.54943 0.495053 2.30475 0.0247378C2.53686 -0.119823 2.94286 0.405389 2.80268 0.662692C2.35071 1.49058 1.25068 2.46706 0.437142 2.97332Z" koffice:nodeTypes="ccccc"/>
            <draw:path draw:style-name="gr5" draw:id="shape577" draw:name="path2793" draw:layer="" svg:width="2.48160323953pt" svg:height="1.15420776407pt" draw:transform="matrix(0.29976019000 0.00000000000 0.00000000000 0.29976019000 73.18455396840pt 31.39670058000pt)" svg:viewBox="0 0 2 1" svg:d="M0.044588 0.841248C0.282539 0.561513 1.71118 0.245282 2.07516 0.0561259C2.41188 -0.138009 2.5727 0.220386 2.4288 0.389572C2.19085 0.669152 0.95783 1.14133 0.417033 1.15398C0.126413 1.16082 -0.0993109 1.01022 0.044588 0.841248Z" koffice:nodeTypes="ccccc"/>
            <draw:path draw:style-name="gr5" draw:id="shape578" draw:name="path2794" draw:layer="" svg:width="3.01965723695pt" svg:height="2.69512554667pt" draw:transform="matrix(0.29976019000 0.00000000000 0.00000000000 0.29976019000 74.05866183618pt 31.12234595907pt)" svg:viewBox="0 0 3 3" svg:d="M0.00923389 2.36988C0.33317 1.61254 1.37783 0.464542 2.0966 0.0866124C2.46583 -0.107173 3.12847 0.0452737 3.00441 0.335544C2.7297 0.97809 1.45168 2.10077 0.592123 2.62967C0.331201 2.82232 -0.0655963 2.54536 0.00923389 2.36988Z" koffice:nodeTypes="ccccc"/>
            <draw:path draw:style-name="gr5" draw:id="shape579" draw:name="path2795" draw:layer="" svg:width="2.24849688385pt" svg:height="1.92735384623pt" draw:transform="matrix(0.29976019000 0.00000000000 0.00000000000 0.29976019000 73.29077713732pt 32.13904967681pt)" svg:viewBox="0 0 2 2" svg:d="M0.122004 1.08012C-0.106512 1.20127 0.0170945 1.71692 0.2373 1.79484C0.705759 1.96011 1.55855 1.99236 1.94494 1.76655C2.50584 1.40033 2.25033 -0.853297 1.49934 0.350548C0.995558 1.09322 0.627855 0.854644 0.122004 1.08012Z" koffice:nodeTypes="ccccc"/>
            <draw:path draw:style-name="gr5" draw:id="shape580" draw:name="path2797" draw:layer="" svg:width="6.33541893415pt" svg:height="9.28507384835pt" draw:transform="matrix(0.29976019000 0.00000000000 0.00000000000 0.29976019000 70.50422689912pt 33.13986360064pt)" svg:viewBox="0 0 6 9" svg:d="M4.6952 1.2021C3.77605 0.516926 4.94269 -0.443036 5.9035 0.227223C7.77512 1.57866 3.11106 6.756 0.573629 9.17605C0.109474 9.64998 -0.298015 8.45625 0.296969 7.94217C2.11609 6.46518 3.81938 4.70047 5.00352 2.87747C5.23185 2.5265 5.45018 1.76993 4.6952 1.2021Z" koffice:nodeTypes="cccccc"/>
            <draw:path draw:style-name="gr5" draw:id="shape581" draw:name="path2798" draw:layer="" svg:width="7.60397351992pt" svg:height="9.51724615103pt" draw:transform="matrix(0.29976019000 0.00000000000 0.00000000000 0.29976019000 73.44668824397pt 31.74667019959pt)" svg:viewBox="0 0 8 10" svg:d="M4.89641 1.37217C5.00549 0.721535 3.83739 1.38578 3.81589 0.523281C3.80475 0.0667844 5.09228 -0.253508 5.63055 0.271607C6.53987 1.18848 5.85988 2.73502 4.34779 2.83236C3.08732 2.88769 0.984413 4.61119 1.30451 4.9735C1.6684 5.4209 4.93702 5.71634 6.83767 5.4205C8.01453 5.25635 7.76769 6.30255 6.56216 6.44421C5.39725 6.57765 4.44812 6.45395 3.35964 6.79402C2.07847 7.15785 1.51949 8.8671 0.807645 9.50499C0.649191 9.61587 0.221603 8.94458 0.384039 8.69228C0.896826 7.89514 1.71458 6.67507 2.61435 6.32582C3.18208 6.09725 1.04891 6.02516 0.368114 5.83205C-0.171746 5.67028 -0.0148835 4.98838 0.192142 4.60778C0.466849 4.01476 2.47739 2.01347 3.28797 2.04616C4.0492 2.07813 4.82077 1.85787 4.89641 1.37217Z" koffice:nodeTypes="ccccccccccccccc"/>
            <draw:path draw:style-name="gr5" draw:id="shape582" draw:name="path2799" draw:layer="" svg:width="1.36457918720pt" svg:height="1.29755506576pt" draw:transform="matrix(0.29976019000 0.00000000000 0.00000000000 0.29976019000 75.93009505542pt 31.82129311083pt)" svg:viewBox="0 0 1 1" svg:d="M0.0360686 0.950515C0.375316 0.708203 0.548868 0.30275 0.904542 0.0559266C1.09952 -0.102183 1.41092 0.0872715 1.35878 0.469014C1.31521 0.769565 0.816695 1.02859 0.481732 1.25454C0.208906 1.41999 -0.108201 1.06265 0.0360686 0.950515Z" koffice:nodeTypes="ccccc"/>
            <draw:path draw:style-name="gr5" draw:id="shape583" draw:name="path280" draw:layer="" svg:width="0.48606895293pt" svg:height="2.19719502138pt" draw:transform="matrix(0.29976019000 0.00000000000 0.00000000000 0.29976019000 77.13798865664pt 31.75164884605pt)" svg:viewBox="0 0 0 2" svg:d="M0.199595 0.00465392C0.528851 -0.108103 0.610816 1.86247 0.250823 2.18154C0.0324064 2.4072 -0.158533 0.120876 0.199595 0.00465392Z" koffice:nodeTypes="ccc"/>
            <draw:path draw:style-name="gr5" draw:id="shape584" draw:name="path2801" draw:layer="" svg:width="2.81610937631pt" svg:height="2.46639143799pt" draw:transform="matrix(0.29976019000 0.00000000000 0.00000000000 0.29976019000 76.81219290692pt 32.38386579844pt)" svg:viewBox="0 0 3 2" svg:d="M0.00011719 1.4845C-0.00827508 2.58452 0.434226 2.48332 1.27879 2.44577C2.09818 2.40795 2.81915 2.4717 2.8161 1.47822C2.81228 0.448415 2.35148 -0.452481 2.21644 0.248352C2.09741 0.906681 2.00281 1.98452 1.69077 1.51482C1.39628 1.11124 1.51301 1.02277 1.00642 1.68512C0.725667 2.05014 0.693624 1.50818 0.525016 1.16787C0.407524 0.966316 0.000880124 1.33068 0.00011719 1.4845Z" koffice:nodeTypes="cccccccc"/>
            <draw:path draw:style-name="gr5" draw:id="shape585" draw:name="path2802" draw:layer="" svg:width="12.16711491921pt" svg:height="7.10989911847pt" draw:transform="matrix(0.29976019000 0.00000000000 0.00000000000 0.29976019000 74.65407063623pt 33.41947414174pt)" svg:viewBox="0 0 12 7" svg:d="M0.977071 2.47299C0.776106 3.65032 0.960327 5.29881 1.56628 5.31744C2.31534 5.34166 3.86523 2.74336 4.59907 1.3956C5.03907 0.643476 5.79498 0.511962 5.47983 1.29672C5.00253 2.50751 5.04516 5.09787 5.4646 5.85909C5.68993 6.26907 7.35324 5.48309 7.62197 4.89912C8.11068 3.83779 7.71331 1.8813 7.88459 0.686556C7.96757 -0.0978264 8.68922 -0.261745 8.65117 0.465248C8.5796 1.76598 8.45552 4.1507 8.54764 5.23378C8.60245 5.85636 10.3921 6.77514 10.6798 4.88981C10.8313 3.70309 11.4456 2.53288 10.6502 1.21813C10.1569 0.396123 11.3741 0.499091 12.0303 1.62205C12.4893 2.3863 11.6436 3.65108 11.6733 4.62868C11.7494 6.13271 10.5733 6.9872 9.71992 7.005C8.95718 7.02029 8.4601 6.08842 7.83511 6.0754C7.14162 6.0314 6.42909 7.14839 5.85588 7.10887C3.63458 6.9579 4.8107 3.72861 4.13395 3.68901C3.38108 3.64495 2.49347 6.8541 1.56628 6.73962C0.652022 6.63044 -0.294202 4.12413 0.086419 3.0637C0.430501 2.07709 1.07908 1.84586 0.977071 2.47299Z" koffice:nodeTypes="cccccccccccccccccccc"/>
            <draw:path draw:style-name="gr5" draw:id="shape586" draw:name="path2803" draw:layer="" svg:width="6.52854873515pt" svg:height="13.12479359468pt" draw:transform="matrix(0.29976019000 0.00000000000 0.00000000000 0.29976019000 78.20917173480pt 31.99008844597pt)" svg:viewBox="0 0 7 13" svg:d="M0.447763 2.0144C-0.633394 1.31452 0.516095 -0.505504 1.04452 0.133941C2.06494 1.43088 3.09371 4.50934 3.81271 4.76363C4.26825 4.92486 4.247 2.48819 4.56815 1.38044C4.77543 0.562118 5.70777 0.829225 5.52935 1.87775C5.46862 2.22785 4.31154 6.20883 4.40036 6.3662C5.20212 8.06721 5.99552 9.79338 6.49739 11.6191C6.70465 12.406 5.81407 11.876 5.70777 11.7126C5.13911 10.8105 4.14374 7.36082 4.14374 7.51818C3.68592 9.94494 3.57811 10.6612 3.0922 12.7234C2.94414 13.3844 2.02774 13.264 2.23425 12.1003C2.43318 11.1437 3.74362 6.4396 3.66998 6.30327C2.63969 4.37316 1.69747 2.84642 0.447763 2.0144Z" koffice:nodeTypes="ccccccccccccc"/>
            <draw:path draw:style-name="gr5" draw:id="shape587" draw:name="path2804" draw:layer="" svg:width="8.57835889116pt" svg:height="11.40585238369pt" draw:transform="matrix(0.29976019000 0.00000000000 0.00000000000 0.29976019000 78.86710231566pt 32.85024480729pt)" svg:viewBox="0 0 9 11" svg:d="M0.318862 10.3027C0.0124876 10.2665 -0.462893 11.013 1.06279 11.3064C3.10169 11.691 5.33352 10.9754 6.01726 8.89147C6.80056 6.40934 7.31838 4.05952 7.7274 3.17281C8.23828 2.13946 8.89193 2.22295 8.4096 0.714806C8.06927 -0.370741 7.43414 -0.0432108 7.30063 0.537045C6.9441 2.11919 5.59127 7.23781 5.16914 8.18043C4.37272 9.9005 2.76753 10.581 0.318862 10.3027Z" koffice:nodeTypes="cccccccc"/>
            <draw:path draw:style-name="gr5" draw:id="shape588" draw:name="path2805" draw:layer="" svg:width="2.30609784293pt" svg:height="2.10347865584pt" draw:transform="matrix(0.29976019000 0.00000000000 0.00000000000 0.29976019000 80.03381851642pt 33.40264267681pt)" svg:viewBox="0 0 2 2" svg:d="M0.674842 0.414985C0.447206 -0.298473 -0.0836742 0.253776 0.0112407 1.03397C0.0675463 1.7392 0.459272 2.1226 0.852606 2.10274C1.31833 2.07925 2.30368 2.12554 2.30609 0.995904C2.3077 0.202311 1.88059 -0.460741 1.56367 0.414985C1.26042 1.20788 0.870302 1.12481 0.674842 0.414985Z" koffice:nodeTypes="cccccc"/>
            <draw:path draw:style-name="gr5" draw:id="shape589" draw:name="path2806" draw:layer="" svg:width="2.25452570752pt" svg:height="1.31433514753pt" draw:transform="matrix(0.29976019000 0.00000000000 0.00000000000 0.29976019000 80.37301412412pt 32.76891229361pt)" svg:viewBox="0 0 2 1" svg:d="M0.0625483 0.446262C-0.0825155 0.584629 0.0475417 1.32223 0.220475 1.31427C0.837175 1.28599 1.71113 1.01564 2.17919 0.567934C2.3164 0.436934 2.25923 -0.00880387 2.06414 0.000132468C1.4696 0.0273343 0.523465 0.00592637 0.0625483 0.446262Z" koffice:nodeTypes="ccccc"/>
            <draw:path draw:style-name="gr5" draw:id="shape590" draw:name="path2807" draw:layer="" svg:width="5.25613883848pt" svg:height="9.50765817353pt" draw:transform="matrix(0.29976019000 0.00000000000 0.00000000000 0.29976019000 81.08078265736pt 33.15604365919pt)" svg:viewBox="0 0 5 10" svg:d="M3.71015 0.578809C4.22924 -0.193519 5.6611 -0.272207 5.14616 0.830373C4.78155 1.59005 1.21686 8.14851 0.73016 8.9826C0.199442 9.92041 -0.234932 9.45607 0.142134 8.72574C0.649596 7.78591 3.54736 0.807201 3.71015 0.578809Z" koffice:nodeTypes="ccccc"/>
            <draw:path draw:style-name="gr5" draw:id="shape591" draw:name="path2808" draw:layer="" svg:width="13.27817070773pt" svg:height="10.40348185600pt" draw:transform="matrix(0.29976019000 0.00000000000 0.00000000000 0.29976019000 80.33885288043pt 34.32143411540pt)" svg:viewBox="0 0 13 10" svg:d="M0.846501 6.30309C0.7058 5.79672 -0.0815134 5.04798 0.00690547 6.40245C0.163753 8.86129 3.54905 8.08409 4.57394 7.2102C5.50426 6.38742 4.69696 9.9861 5.93328 10.3712C6.6145 10.5891 7.89696 9.66152 8.52743 8.84518C10.2758 6.58138 11.3884 3.33612 13.0699 1.10093C13.7049 0.226964 12.7224 -0.396876 12.3248 0.298546C10.8625 2.74535 9.04641 7.73883 7.06274 9.03546C5.44583 10.0682 5.92483 7.70584 5.86871 6.99614C5.79797 6.4755 5.16212 5.70948 4.31407 6.41273C3.72127 6.87492 2.80018 7.25087 1.96597 7.17568C1.48235 7.14882 1.07409 7.15727 0.846501 6.30309Z" koffice:nodeTypes="cccccccccccc"/>
            <draw:path draw:style-name="gr5" draw:id="shape592" draw:name="path2809" draw:layer="" svg:width="2.12870234266pt" svg:height="1.26195369635pt" draw:transform="matrix(0.29976019000 0.00000000000 0.00000000000 0.29976019000 82.27489598873pt 34.83770963593pt)" svg:viewBox="0 0 2 1" svg:d="M1.24869 0.0918313C1.28111 -0.0530642 -0.0638926 -0.118824 0.00237085 0.622873C0.0488963 1.17194 1.20498 1.321 1.40377 1.24242C3.2225 0.490953 1.01747 0.865728 1.24869 0.0918313Z" koffice:nodeTypes="cccc"/>
            <draw:path draw:style-name="gr5" draw:id="shape593" draw:name="path2810" draw:layer="" svg:width="3.75242062083pt" svg:height="0.35948531000pt" draw:transform="matrix(0.29976019000 0.00000000000 0.00000000000 0.29976019000 81.97299651622pt 35.75483675303pt)" svg:viewBox="0 0 4 0" svg:d="M0.251313 0.0175044C0.0109782 0.039566 -0.209486 0.34074 0.356341 0.357825C0.873913 0.37231 2.90162 0.286886 3.46177 0.299774C3.82416 0.294426 3.9623 0.0224813 3.18548 0.0369661C2.24306 0.0554995 1.00449 -0.037204 0.251313 0.0175044Z" koffice:nodeTypes="ccccc"/>
            <draw:path draw:style-name="gr5" draw:id="shape594" draw:name="path2813" draw:layer="" svg:width="10.42052696245pt" svg:height="10.97591434282pt" draw:transform="matrix(0.29976019000 0.00000000000 0.00000000000 0.29976019000 82.71423642738pt 35.22669729677pt)" svg:viewBox="0 0 10 11" svg:d="M8.93982 1.11186C9.63133 -1.71379 11.3062 1.54775 9.83115 3.15626C7.55365 5.58875 6.86763 10.2324 3.25431 10.9315C2.28037 11.1597 0.566136 10.4537 0.0579265 10.06C-0.140324 9.90641 0.186159 8.89756 0.795068 9.38998C1.6754 10.1398 3.49347 10.3088 4.45324 9.45689C6.50654 7.25902 8.17828 4.34853 8.93982 1.11186Z" koffice:nodeTypes="ccccccc"/>
            <draw:path draw:style-name="gr5" draw:id="shape595" draw:name="path2815" draw:layer="" svg:width="1.90617258252pt" svg:height="4.74126458093pt" draw:transform="matrix(0.29976019000 0.00000000000 0.00000000000 0.29976019000 73.42477747894pt 37.12021047643pt)" svg:viewBox="0 0 2 5" svg:d="M1.83713 0.650443C1.67739 0.866736 1.18891 0.831294 1.14493 1.13483C0.952779 2.26083 1.14493 2.83155 0.934258 3.91574C0.732849 4.95359 0.120904 4.99266 0.162575 4.14657C0.218136 3.04966 0.985966 1.50108 0.443468 1.39475C0.0823201 1.29478 -0.196258 0.725873 0.177236 0.445056C0.882556 -0.131119 1.26146 -0.0429666 1.74607 0.130613C1.91506 0.191502 1.95828 0.484134 1.83713 0.650443Z" koffice:nodeTypes="cccccccc"/>
            <draw:path draw:style-name="gr5" draw:id="shape596" draw:name="path2816" draw:layer="" svg:width="7.18568846701pt" svg:height="5.62459838054pt" draw:transform="matrix(0.29976019000 0.00000000000 0.00000000000 0.29976019000 71.66008643024pt 36.63507959970pt)" svg:viewBox="0 0 7 6" svg:d="M6.94137 0.854927C6.0164 1.66281 5.15861 1.99282 4.30767 3.01412C3.95967 3.43254 3.96959 4.0156 3.76201 4.5491C3.55366 5.11539 2.88359 5.22666 2.67601 5.10852C2.32877 4.88065 2.37914 3.83039 1.99145 4.39591C1.66252 4.91646 1.45036 5.63365 0.964219 5.62451C0.524632 5.61536 -0.304935 4.71754 0.115573 4.6741C1.55415 4.527 1.53659 3.37691 2.07539 3.30145C2.67982 3.22066 2.71951 4.25109 3.0927 4.04456C3.38576 3.89441 3.52389 2.69401 3.84214 2.37009C4.81747 1.37471 5.58904 0.848829 6.58421 0.117157C7.0879 -0.283738 7.44735 0.43955 6.94137 0.854927Z" koffice:nodeTypes="cccccccccccc"/>
            <draw:path draw:style-name="gr5" draw:id="shape597" draw:name="path2817" draw:layer="" svg:width="5.82084647280pt" svg:height="2.58590229385pt" draw:transform="matrix(0.29976019000 0.00000000000 0.00000000000 0.29976019000 74.72363662670pt 37.57766178041pt)" svg:viewBox="0 0 6 3" svg:d="M0.606034 0.896117C-0.187898 1.03639 -0.0528469 1.92882 0.180422 2.03974C0.56511 2.19648 1.16015 2.26231 1.38278 1.23605C1.48673 0.81453 1.58086 3.33151 2.63752 2.36179C3.24566 1.77423 4.75249 2.46842 5.38354 1.72915C5.83534 1.23677 5.97449 0.893253 5.62254 0.16614C5.52023 -0.0549991 4.90146 0.0537816 4.93665 0.590527C4.96775 1.04283 4.56996 1.60105 4.05269 1.50586C3.80141 1.46578 4.19428 0.399446 3.94219 0.110319C3.80305 -0.0485581 3.59188 -0.0313822 3.45356 0.133219C3.25957 0.363663 3.64835 1.38563 3.01075 1.52017C2.20617 1.68263 2.62769 0.836715 2.2872 0.682133C1.19208 0.199061 1.08649 0.807373 0.606034 0.896117Z" koffice:nodeTypes="ccccccccccccc"/>
            <draw:path draw:style-name="gr5" draw:id="shape598" draw:name="path2818" draw:layer="" svg:width="1.43793364419pt" svg:height="4.98672130267pt" draw:transform="matrix(0.29976019000 0.00000000000 0.00000000000 0.29976019000 76.66786594002pt 37.01880904212pt)" svg:viewBox="0 0 1 5" svg:d="M0.129296 1.11806C0.573406 0.929289 0.434738 0.928345 1.1337 0.0637721C1.40604 -0.247701 1.45975 0.664065 1.43102 1.02462C1.38043 1.63718 0.898837 1.20489 0.749551 1.74384C0.530931 2.44418 0.619629 4.07328 0.546548 4.73681C0.496577 5.07754 0.134918 5.04828 0.100563 4.77928C-0.00312492 3.97039 0.173645 3.1785 0.15678 2.16668C0.151158 1.82312 -0.174273 1.28418 0.129296 1.11806Z" koffice:nodeTypes="cccccccc"/>
            <draw:path draw:style-name="gr5" draw:id="shape599" draw:name="path2819" draw:layer="" svg:width="0.45464639127pt" svg:height="1.60623202608pt" draw:transform="matrix(0.29976019000 0.00000000000 0.00000000000 0.29976019000 75.87788342652pt 36.36164585421pt)" svg:viewBox="0 0 0 2" svg:d="M0.0858885 0.041106C-0.00689156 0.59716 0.000120918 1.05528 0.000120918 1.43669C0.0211583 1.74497 0.445142 1.54638 0.443524 1.50695C0.422486 1.01872 0.506097 0.343366 0.397673 0.155099C0.338876 0.053509 0.107465 -0.0638531 0.0858885 0.041106Z" koffice:nodeTypes="ccccc"/>
            <draw:path draw:style-name="gr15" draw:id="shape600" draw:name="path3162" draw:layer="" svg:width="7.26891954805pt" svg:height="13.29918395319pt" draw:transform="matrix(0.29976019000 0.00000000000 0.00000000000 0.29976019000 67.54534186777pt 32.37747245706pt)" svg:viewBox="0 0 7 13" svg:d="M2.94824 0.660341C2.90436 -0.228131 4.28152 -0.295949 4.12371 0.925836C3.92202 2.44798 6.99657 6.30109 7.25137 8.67707C7.42227 10.2703 6.31531 11.665 5.21912 12.533C3.87507 13.5742 1.80818 13.431 0.841323 12.8336C0.25628 12.3629 -0.277185 10.7503 0.160827 10.1119C0.315555 9.89709 1.01607 12.4787 2.55873 12.4686C4.65795 12.4551 6.35842 10.8782 6.42077 9.47178C6.52854 7.02229 2.98673 3.15087 2.94824 0.660341Z" koffice:nodeTypes="ccccccccc"/>
            <draw:path draw:style-name="gr5" draw:id="shape601" draw:name="path3143" draw:layer="" svg:width="12.06854440623pt" svg:height="10.80904889505pt" draw:transform="matrix(0.29976019000 0.00000000000 0.00000000000 0.29976019000 68.44359610105pt 31.65137586680pt)" svg:viewBox="0 0 12 11" svg:d="M3.6508 2.66331C3.90805 2.67672 4.61321 3.67682 4.56706 3.9896C4.53528 4.13708 3.81272 3.96765 3.59179 3.76319C3.42836 3.61181 3.49418 2.65519 3.6508 2.66331ZM0.250591 9.90845C-0.394041 10.2933 0.352734 11.0529 0.835452 10.7318C2.64754 9.44777 5.36679 8.09888 5.93501 5.55512C6.11736 4.69357 6.849 3.37291 7.54357 3.07818C8.21468 2.79341 9.1892 4.40713 9.82557 3.13731C10.1985 2.41148 11.5059 3.61363 11.8215 2.83696C12.2058 1.89888 12.0228 1.3824 12.0387 0.483828C12.0106 -0.104786 11.5998 -0.280592 11.3017 0.672387C11.1465 1.10391 11.3289 1.53957 11.2026 1.76482C11.1065 1.93607 10.8069 2.10177 10.6328 1.95892C10.4725 1.82725 10.5837 1.45958 10.1993 1.2971C10.0503 1.21537 9.81122 1.14738 9.70754 1.35623C9.25124 2.24677 8.99853 3.07711 8.35995 2.13084C7.79098 1.31565 7.50271 -0.0934414 7.08582 1.83504C6.93601 2.51566 5.991 3.50333 5.43338 3.50333C4.73729 3.50333 4.91207 1.49734 3.38296 1.80266C2.59684 1.98616 2.65132 3.63244 2.76859 4.24092C2.96153 5.08658 5.2586 4.47916 5.14436 5.03201C4.75167 6.95295 2.31538 8.77891 0.250591 9.90845Z" koffice:nodeTypes="ccccccccccccccccccccccc"/>
            <draw:g draw:style-name="gr1" draw:id="shape602" draw:name="g3144" svg:y="1.50043073054pt">
              <draw:path draw:style-name="gr7" draw:id="shape603" draw:name="path2781" draw:layer="" svg:width="1.39816178021pt" svg:height="1.83215276750pt" draw:transform="matrix(0.29976019000 0.00000000000 0.00000000000 0.29976019000 63.96066465859pt 37.12050194706pt)" svg:viewBox="0 0 1 2" svg:d="M0.0173224 0.220889C-0.0942588 0.631931 0.352065 1.74852 0.814824 1.83115C1.26893 1.87247 1.50074 0.625575 1.35457 0.220889C1.24644 -0.0767991 0.0968994 -0.0704428 0.0173224 0.220889Z" koffice:nodeTypes="cccc"/>
              <draw:path draw:style-name="gr7" draw:id="shape604" draw:name="path2782" draw:layer="" svg:width="9.32189147762pt" svg:height="10.93440325834pt" draw:transform="matrix(0.29976019000 0.00000000000 0.00000000000 0.29976019000 64.43429159016pt 35.29481061908pt)" svg:viewBox="0 0 9 11" svg:d="M0.649087 9.48508C0.386493 9.19597 -0.387269 9.97164 0.238441 10.5204C0.589867 10.8111 1.87713 11.2332 2.22934 10.6192C2.70621 9.82913 1.75946 6.96043 2.17869 6.58133C2.50596 6.28506 4.02309 8.49751 4.77191 8.6568C6.53138 8.90608 6.10905 5.57784 8.00488 5.80402C9.29681 5.98003 9.43863 4.32984 9.25864 3.29952C9.11448 2.31084 7.54826 0.883659 6.82826 0.245248C5.88073 -0.560968 5.4584 0.839617 6.05294 1.3013C6.81813 1.92761 8.16384 3.19272 8.37812 4.0296C8.47942 4.42462 7.44307 5.20989 7.06125 4.99725C6.17996 4.50586 5.36022 2.39861 4.58958 1.91725C4.32698 1.75335 3.68101 2.12376 3.99192 2.78129C4.34179 3.48572 5.88697 4.57673 5.97736 5.32856C6.05917 6.01428 5.28853 7.49721 4.78282 7.49721C4.22646 7.49721 2.80829 5.70526 2.36569 4.86186C2.1444 4.45807 1.37765 4.49709 1.2974 5.05459C1.17038 5.89163 1.41583 7.66286 1.61142 8.76034C1.76648 9.79966 1.03869 9.85223 0.649087 9.48508Z" koffice:nodeTypes="ccccccccccccccccccc"/>
              <draw:path draw:style-name="gr7" draw:id="shape605" draw:name="path2783" draw:layer="" svg:width="2.47239156767pt" svg:height="2.93900479542pt" draw:transform="matrix(0.29976019000 0.00000000000 0.00000000000 0.29976019000 63.75769306215pt 35.73063616119pt)" svg:viewBox="0 0 2 3" svg:d="M0.226426 2.29883C-0.0399373 2.55179 0.848253 3.0465 1.02458 2.91809C1.3669 2.66915 2.69591 1.39659 2.43986 0.95182C2.21196 0.555178 0.383993 -0.313417 0.0866789 0.116627C-0.464805 0.860911 1.80959 1.19438 1.45319 1.41259C1.27781 1.49711 0.652232 1.86004 0.226426 2.29883Z" koffice:nodeTypes="cccccc"/>
              <draw:path draw:style-name="gr7" draw:id="shape606" draw:name="path2784" draw:layer="" svg:width="0.77519135998pt" svg:height="1.69890049748pt" draw:transform="matrix(0.29976019000 0.00000000000 0.00000000000 0.29976019000 64.65419624442pt 34.73270961818pt)" svg:viewBox="0 0 1 2" svg:d="M0 0C0 0 0.402499 2.48045 0.730313 1.44701C0.99534 0.730827 0 0 0 0Z" koffice:nodeTypes="ccc"/>
              <draw:path draw:style-name="gr7" draw:id="shape607" draw:name="path2785" draw:layer="" svg:width="3.62179260176pt" svg:height="4.05311097416pt" draw:transform="matrix(0.29976019000 0.00000000000 0.00000000000 0.29976019000 64.75437492582pt 34.77790094075pt)" svg:viewBox="0 0 4 4" svg:d="M0.494966 2.9168C0.303756 3.03053 -0.234721 3.49467 0.115975 3.74153C0.670743 4.09856 2.17984 4.38125 1.85401 3.21357C1.65594 2.5258 4.12968 3.2327 3.52689 1.37054C3.36913 0.855187 2.62315 0.111443 2.25615 0.0063927C2.02293 -0.0604062 1.23065 0.412411 1.72626 0.672888C2.0881 0.876737 3.17962 1.57458 2.77405 2.03163C2.31361 2.50976 1.99292 1.81705 1.42015 1.92863C1.13204 1.98825 1.31983 2.88032 1.15777 3.12299C1.06689 3.25836 0.651021 2.82435 0.494966 2.9168Z" koffice:nodeTypes="cccccccccc"/>
              <draw:path draw:style-name="gr7" draw:id="shape608" draw:name="path2786" draw:layer="" svg:width="1.84657002967pt" svg:height="2.14325314074pt" draw:transform="matrix(0.29976019000 0.00000000000 0.00000000000 0.29976019000 65.74209623482pt 33.62276590697pt)" svg:viewBox="0 0 2 2" svg:d="M1.31852 0.020106C0.857244 0.202376 0.0309932 1.19128 0.000579149 1.64851C-0.0158952 1.89249 0.322462 2.22788 0.586051 2.12376C1.07014 1.93258 1.81782 0.996584 1.84571 0.567013C1.86345 0.295364 1.60493 -0.092923 1.31852 0.020106Z" koffice:nodeTypes="ccccc"/>
              <draw:path draw:style-name="gr7" draw:id="shape609" draw:name="path2787" draw:layer="" svg:width="5.33502960482pt" svg:height="8.20806301307pt" draw:transform="matrix(0.29976019000 0.00000000000 0.00000000000 0.29976019000 66.51704795553pt 33.26292830393pt)" svg:viewBox="0 0 5 8" svg:d="M0.137649 0.974432C-0.377323 0.31363 0.684121 -0.667424 1.16173 0.655181C1.45036 1.48491 4.527 5.73484 5.15626 7.17655C5.60164 8.15231 5.14014 8.55545 4.58928 7.85627C3.03117 5.76959 1.75289 3.1686 0.137649 0.974432Z" koffice:nodeTypes="ccccc"/>
              <draw:path draw:style-name="gr7" draw:id="shape610" draw:name="path2788" draw:layer="" svg:width="1.25243241718pt" svg:height="3.13159202746pt" draw:transform="matrix(0.29976019000 0.00000000000 0.00000000000 0.29976019000 67.52622072583pt 32.62277668960pt)" svg:viewBox="0 0 1 3" svg:d="M0.162561 3.1116C0.584369 2.48777 1.44544 1.21356 1.21342 0.502994C1.03547 -0.10816 0.512284 -0.0474221 0.422742 0.0935842C-0.0891728 0.927782 0.786547 0.718424 0.660396 1.00328C0.399652 1.67157 0.140035 2.03946 0.00543893 2.68174C-0.0260982 2.83237 0.0865337 3.22401 0.162561 3.1116Z" koffice:nodeTypes="cccccc"/>
            </draw:g>
            <draw:g draw:style-name="gr1" draw:id="shape611" draw:name="g3153" svg:y="1.58521571577pt">
              <draw:path draw:style-name="gr15" draw:id="shape612" draw:name="path3154" draw:layer="" svg:width="1.39816178021pt" svg:height="1.83215276750pt" draw:transform="matrix(0.29976019000 0.00000000000 0.00000000000 0.29976019000 63.96066465859pt 37.12050194706pt)" svg:viewBox="0 0 1 2" svg:d="M0.0173224 0.220889C-0.0942588 0.631931 0.352065 1.74852 0.814824 1.83115C1.26893 1.87247 1.50074 0.625575 1.35457 0.220889C1.24644 -0.0767991 0.0968994 -0.0704428 0.0173224 0.220889Z" koffice:nodeTypes="cccc"/>
              <draw:path draw:style-name="gr15" draw:id="shape613" draw:name="path3155" draw:layer="" svg:width="9.32189147762pt" svg:height="10.93440325834pt" draw:transform="matrix(0.29976019000 0.00000000000 0.00000000000 0.29976019000 64.43429159016pt 35.29481061908pt)" svg:viewBox="0 0 9 11" svg:d="M0.649087 9.48508C0.386493 9.19597 -0.387269 9.97164 0.238441 10.5204C0.589867 10.8111 1.87713 11.2332 2.22934 10.6192C2.70621 9.82913 1.75946 6.96043 2.17869 6.58133C2.50596 6.28506 4.02309 8.49751 4.77191 8.6568C6.53138 8.90608 6.10905 5.57784 8.00488 5.80402C9.29681 5.98003 9.43863 4.32984 9.25864 3.29952C9.11448 2.31084 7.54826 0.883659 6.82826 0.245248C5.88073 -0.560968 5.4584 0.839617 6.05294 1.3013C6.81813 1.92761 8.16384 3.19272 8.37812 4.0296C8.47942 4.42462 7.44307 5.20989 7.06125 4.99725C6.17996 4.50586 5.36022 2.39861 4.58958 1.91725C4.32698 1.75335 3.68101 2.12376 3.99192 2.78129C4.34179 3.48572 5.88697 4.57673 5.97736 5.32856C6.05917 6.01428 5.28853 7.49721 4.78282 7.49721C4.22646 7.49721 2.80829 5.70526 2.36569 4.86186C2.1444 4.45807 1.37765 4.49709 1.2974 5.05459C1.17038 5.89163 1.41583 7.66286 1.61142 8.76034C1.76648 9.79966 1.03869 9.85223 0.649087 9.48508Z" koffice:nodeTypes="ccccccccccccccccccc"/>
              <draw:path draw:style-name="gr15" draw:id="shape614" draw:name="path3156" draw:layer="" svg:width="2.47239156767pt" svg:height="2.93900479542pt" draw:transform="matrix(0.29976019000 0.00000000000 0.00000000000 0.29976019000 63.75769306215pt 35.73063616119pt)" svg:viewBox="0 0 2 3" svg:d="M0.226426 2.29883C-0.0399373 2.55179 0.848253 3.0465 1.02458 2.91809C1.3669 2.66915 2.69591 1.39659 2.43986 0.95182C2.21196 0.555178 0.383993 -0.313417 0.0866789 0.116627C-0.464805 0.860911 1.80959 1.19438 1.45319 1.41259C1.27781 1.49711 0.652232 1.86004 0.226426 2.29883Z" koffice:nodeTypes="cccccc"/>
              <draw:path draw:style-name="gr15" draw:id="shape615" draw:name="path3157" draw:layer="" svg:width="0.77519135998pt" svg:height="1.69890049748pt" draw:transform="matrix(0.29976019000 0.00000000000 0.00000000000 0.29976019000 64.65419624442pt 34.73270961818pt)" svg:viewBox="0 0 1 2" svg:d="M0 0C0 0 0.402499 2.48045 0.730313 1.44701C0.99534 0.730827 0 0 0 0Z" koffice:nodeTypes="ccc"/>
              <draw:path draw:style-name="gr15" draw:id="shape616" draw:name="path3158" draw:layer="" svg:width="3.62179260176pt" svg:height="4.05311097416pt" draw:transform="matrix(0.29976019000 0.00000000000 0.00000000000 0.29976019000 64.75437492582pt 34.77790094075pt)" svg:viewBox="0 0 4 4" svg:d="M0.494966 2.9168C0.303756 3.03053 -0.234721 3.49467 0.115975 3.74153C0.670743 4.09856 2.17984 4.38125 1.85401 3.21357C1.65594 2.5258 4.12968 3.2327 3.52689 1.37054C3.36913 0.855187 2.62315 0.111443 2.25615 0.0063927C2.02293 -0.0604062 1.23065 0.412411 1.72626 0.672888C2.0881 0.876737 3.17962 1.57458 2.77405 2.03163C2.31361 2.50976 1.99292 1.81705 1.42015 1.92863C1.13204 1.98825 1.31983 2.88032 1.15777 3.12299C1.06689 3.25836 0.651021 2.82435 0.494966 2.9168Z" koffice:nodeTypes="cccccccccc"/>
              <draw:path draw:style-name="gr15" draw:id="shape617" draw:name="path3159" draw:layer="" svg:width="1.84657002967pt" svg:height="2.14325314074pt" draw:transform="matrix(0.29976019000 0.00000000000 0.00000000000 0.29976019000 65.74209623482pt 33.62276590697pt)" svg:viewBox="0 0 2 2" svg:d="M1.31852 0.020106C0.857244 0.202376 0.0309932 1.19128 0.000579149 1.64851C-0.0158952 1.89249 0.322462 2.22788 0.586051 2.12376C1.07014 1.93258 1.81782 0.996584 1.84571 0.567013C1.86345 0.295364 1.60493 -0.092923 1.31852 0.020106Z" koffice:nodeTypes="ccccc"/>
              <draw:path draw:style-name="gr15" draw:id="shape618" draw:name="path3160" draw:layer="" svg:width="5.33502960482pt" svg:height="8.20806301307pt" draw:transform="matrix(0.29976019000 0.00000000000 0.00000000000 0.29976019000 66.51704795553pt 33.26292830393pt)" svg:viewBox="0 0 5 8" svg:d="M0.137649 0.974432C-0.377323 0.31363 0.684121 -0.667424 1.16173 0.655181C1.45036 1.48491 4.527 5.73484 5.15626 7.17655C5.60164 8.15231 5.14014 8.55545 4.58928 7.85627C3.03117 5.76959 1.75289 3.1686 0.137649 0.974432Z" koffice:nodeTypes="ccccc"/>
              <draw:path draw:style-name="gr15" draw:id="shape619" draw:name="path3161" draw:layer="" svg:width="1.25243241718pt" svg:height="3.13159202746pt" draw:transform="matrix(0.29976019000 0.00000000000 0.00000000000 0.29976019000 67.52622072583pt 32.62277668960pt)" svg:viewBox="0 0 1 3" svg:d="M0.162561 3.1116C0.584369 2.48777 1.44544 1.21356 1.21342 0.502994C1.03547 -0.10816 0.512284 -0.0474221 0.422742 0.0935842C-0.0891728 0.927782 0.786547 0.718424 0.660396 1.00328C0.399652 1.67157 0.140035 2.03946 0.00543893 2.68174C-0.0260982 2.83237 0.0865337 3.22401 0.162561 3.1116Z" koffice:nodeTypes="cccccc"/>
            </draw:g>
            <draw:path draw:style-name="gr15" draw:id="shape620" draw:name="path3181" draw:layer="" svg:width="13.27817070773pt" svg:height="10.40348185600pt" draw:transform="matrix(0.29976019000 0.00000000000 0.00000000000 0.29976019000 80.33885288043pt 34.32143411540pt)" svg:viewBox="0 0 13 10" svg:d="M0.846501 6.30309C0.7058 5.79672 -0.0815134 5.04798 0.00690547 6.40245C0.163753 8.86129 3.54905 8.08409 4.57394 7.2102C5.50426 6.38742 4.69696 9.9861 5.93328 10.3712C6.6145 10.5891 7.89696 9.66152 8.52743 8.84518C10.2758 6.58138 11.3884 3.33612 13.0699 1.10093C13.7049 0.226964 12.7224 -0.396876 12.3248 0.298546C10.8625 2.74535 9.04641 7.73883 7.06274 9.03546C5.44583 10.0682 5.92483 7.70584 5.86871 6.99614C5.79797 6.4755 5.16212 5.70948 4.31407 6.41273C3.72127 6.87492 2.80018 7.25087 1.96597 7.17568C1.48235 7.14882 1.07409 7.15727 0.846501 6.30309Z" koffice:nodeTypes="cccccccccccc"/>
            <draw:path draw:style-name="gr15" draw:id="shape621" draw:name="path3163" draw:layer="" svg:width="0.47994484223pt" svg:height="2.20315707284pt" draw:transform="matrix(0.29976019000 0.00000000000 0.00000000000 0.29976019000 70.32898194511pt 34.45633012463pt)" svg:viewBox="0 0 0 2" svg:d="M0.0937097 0.0688658C0.301756 -0.397401 0.633891 1.63823 0.399552 2.14688C0.204422 2.55441 -0.176612 0.633942 0.0937097 0.0688658Z" koffice:nodeTypes="ccc"/>
            <draw:path draw:style-name="gr5" draw:id="shape622" draw:name="path2811" draw:layer="" svg:width="3.60945243626pt" svg:height="12.65886921201pt" draw:transform="matrix(0.29976019000 0.00000000000 0.00000000000 0.29976019000 83.17452837063pt 33.78665778236pt)" svg:viewBox="0 0 4 13" svg:d="M0.108297 1.49778C-0.290184 1.15603 0.500113 -0.50045 1.03488 0.149812C2.50289 1.94846 3.18505 7.78827 3.60945 12.1588C3.60945 12.1588 2.94952 12.7415 2.94433 12.6489C2.94433 10.3206 2.06071 3.19809 0.108297 1.49778Z" koffice:nodeTypes="ccccc"/>
            <draw:path draw:style-name="gr15" draw:id="shape623" draw:name="path3164" draw:layer="" svg:width="2.83141843137pt" svg:height="3.00930231701pt" draw:transform="matrix(0.29976019000 0.00000000000 0.00000000000 0.29976019000 70.53077864994pt 33.05731652545pt)" svg:viewBox="0 0 3 3" svg:d="M0.437142 2.97332C0.262485 3.08193 -0.0845317 2.92765 0.0188838 2.73761C0.507618 1.84246 1.54943 0.495053 2.30475 0.0247378C2.53686 -0.119823 2.94286 0.405389 2.80268 0.662692C2.35071 1.49058 1.25068 2.46706 0.437142 2.97332Z" koffice:nodeTypes="ccccc"/>
            <draw:path draw:style-name="gr15" draw:id="shape624" draw:name="path3188" draw:layer="" svg:width="3.60945243626pt" svg:height="12.65886921201pt" draw:transform="matrix(0.29976019000 0.00000000000 0.00000000000 0.29976019000 83.17452837063pt 33.78665778236pt)" svg:viewBox="0 0 4 13" svg:d="M0.108297 1.49778C-0.290184 1.15603 0.500113 -0.50045 1.03488 0.149812C2.50289 1.94846 3.18505 7.78827 3.60945 12.1588C3.60945 12.1588 2.94952 12.7415 2.94433 12.6489C2.94433 10.3206 2.06071 3.19809 0.108297 1.49778Z" koffice:nodeTypes="ccccc"/>
            <draw:path draw:style-name="gr5" draw:id="shape625" draw:name="path2812" draw:layer="" svg:width="5.70288153766pt" svg:height="9.67223746354pt" draw:transform="matrix(0.29976019000 0.00000000000 0.00000000000 0.29976019000 83.47814177488pt 34.74415450206pt)" svg:viewBox="0 0 6 10" svg:d="M0.0768915 8.75327C0.378901 7.9546 4.39445 1.55479 4.92171 0.146656C5.19166 -0.532336 6.34402 1.31119 5.21865 2.30596C4.22995 3.15086 1.31278 7.69345 0.768645 9.28519C0.518095 10.0038 -0.24199 9.6617 0.0768915 8.75327Z" koffice:nodeTypes="ccccc"/>
            <draw:path draw:style-name="gr15" draw:id="shape626" draw:name="path3171" draw:layer="" svg:width="7.60397351992pt" svg:height="9.51724615103pt" draw:transform="matrix(0.29976019000 0.00000000000 0.00000000000 0.29976019000 73.44668824397pt 31.74667019959pt)" svg:viewBox="0 0 8 10" svg:d="M4.89641 1.37217C5.00549 0.721535 3.83739 1.38578 3.81589 0.523281C3.80475 0.0667844 5.09228 -0.253508 5.63055 0.271607C6.53987 1.18848 5.85988 2.73502 4.34779 2.83236C3.08732 2.88769 0.984413 4.61119 1.30451 4.9735C1.6684 5.4209 4.93702 5.71634 6.83767 5.4205C8.01453 5.25635 7.76769 6.30255 6.56216 6.44421C5.39725 6.57765 4.44812 6.45395 3.35964 6.79402C2.07847 7.15785 1.51949 8.8671 0.807645 9.50499C0.649191 9.61587 0.221603 8.94458 0.384039 8.69228C0.896826 7.89514 1.71458 6.67507 2.61435 6.32582C3.18208 6.09725 1.04891 6.02516 0.368114 5.83205C-0.171746 5.67028 -0.0148835 4.98838 0.192142 4.60778C0.466849 4.01476 2.47739 2.01347 3.28797 2.04616C4.0492 2.07813 4.82077 1.85787 4.89641 1.37217Z" koffice:nodeTypes="ccccccccccccccc"/>
            <draw:path draw:style-name="gr15" draw:id="shape627" draw:name="path3166" draw:layer="" svg:width="6.33541893415pt" svg:height="9.28507384835pt" draw:transform="matrix(0.29976019000 0.00000000000 0.00000000000 0.29976019000 70.50422689912pt 33.13986360064pt)" svg:viewBox="0 0 6 9" svg:d="M4.6952 1.2021C3.77605 0.516926 4.94269 -0.443036 5.9035 0.227223C7.77512 1.57866 3.11106 6.756 0.573629 9.17605C0.109474 9.64998 -0.298015 8.45625 0.296969 7.94217C2.11609 6.46518 3.81938 4.70047 5.00352 2.87747C5.23185 2.5265 5.45018 1.76993 4.6952 1.2021Z" koffice:nodeTypes="cccccc"/>
            <draw:path draw:style-name="gr5" draw:id="shape628" draw:name="path2796" draw:layer="" svg:width="10.31418936606pt" svg:height="10.24499146270pt" draw:transform="matrix(0.29976019000 0.00000000000 0.00000000000 0.29976019000 71.20019365485pt 32.14387530434pt)" svg:viewBox="0 0 10 10" svg:d="M4.50212 1.14817C3.98965 0.0305195 5.27125 -0.38314 5.46312 0.413463C6.35377 4.08483 8.48603 6.86456 10.109 9.36116C10.5976 10.1416 10.2058 10.6067 9.01769 9.88851C8.19501 9.35343 7.35954 7.40215 6.95499 7.32525C6.22265 7.19593 4.47015 10.4951 0.885197 9.55339C-0.042221 9.30754 0.0193404 6.69133 0.00175141 5.53576C-0.037424 4.99399 0.593379 4.85087 0.614966 5.58991C0.647746 6.65531 0.613368 8.86847 2.05006 8.94295C3.22133 9.00507 5.8157 7.43417 6.36256 6.20615C6.84945 4.94355 5.05618 2.43405 4.50212 1.14817Z" koffice:nodeTypes="ccccccccccc"/>
            <draw:path draw:style-name="gr15" draw:id="shape629" draw:name="path3167" draw:layer="" svg:width="12.06854440623pt" svg:height="10.80904889505pt" draw:transform="matrix(0.29976019000 0.00000000000 0.00000000000 0.29976019000 68.44359610105pt 31.65137586680pt)" svg:viewBox="0 0 12 11" svg:d="M3.6508 2.66331C3.90805 2.67672 4.61321 3.67682 4.56706 3.9896C4.53528 4.13708 3.81272 3.96765 3.59179 3.76319C3.42836 3.61181 3.49418 2.65519 3.6508 2.66331ZM0.250591 9.90845C-0.394041 10.2933 0.352734 11.0529 0.835452 10.7318C2.64754 9.44777 5.36679 8.09888 5.93501 5.55512C6.11736 4.69357 6.849 3.37291 7.54357 3.07818C8.21468 2.79341 9.1892 4.40713 9.82557 3.13731C10.1985 2.41148 11.5059 3.61363 11.8215 2.83696C12.2058 1.89888 12.0228 1.3824 12.0387 0.483828C12.0106 -0.104786 11.5998 -0.280592 11.3017 0.672387C11.1465 1.10391 11.3289 1.53957 11.2026 1.76482C11.1065 1.93607 10.8069 2.10177 10.6328 1.95892C10.4725 1.82725 10.5837 1.45958 10.1993 1.2971C10.0503 1.21537 9.81122 1.14738 9.70754 1.35623C9.25124 2.24677 8.99853 3.07711 8.35995 2.13084C7.79098 1.31565 7.50271 -0.0934414 7.08582 1.83504C6.93601 2.51566 5.991 3.50333 5.43338 3.50333C4.73729 3.50333 4.91207 1.49734 3.38296 1.80266C2.59684 1.98616 2.65132 3.63244 2.76859 4.24092C2.96153 5.08658 5.2586 4.47916 5.14436 5.03201C4.75167 6.95295 2.31538 8.77891 0.250591 9.90845Z" koffice:nodeTypes="ccccccccccccccccccccccc"/>
            <draw:path draw:style-name="gr15" draw:id="shape630" draw:name="path3165" draw:layer="" svg:width="10.31418936606pt" svg:height="10.24499146270pt" draw:transform="matrix(0.29976019000 0.00000000000 0.00000000000 0.29976019000 71.20019365485pt 32.14387530434pt)" svg:viewBox="0 0 10 10" svg:d="M4.50212 1.14817C3.98965 0.0305195 5.27125 -0.38314 5.46312 0.413463C6.35377 4.08483 8.48603 6.86456 10.109 9.36116C10.5976 10.1416 10.2058 10.6067 9.01769 9.88851C8.19501 9.35343 7.35954 7.40215 6.95499 7.32525C6.22265 7.19593 4.47015 10.4951 0.885197 9.55339C-0.042221 9.30754 0.0193404 6.69133 0.00175141 5.53576C-0.037424 4.99399 0.593379 4.85087 0.614966 5.58991C0.647746 6.65531 0.613368 8.86847 2.05006 8.94295C3.22133 9.00507 5.8157 7.43417 6.36256 6.20615C6.84945 4.94355 5.05618 2.43405 4.50212 1.14817Z" koffice:nodeTypes="ccccccccccc"/>
            <draw:path draw:style-name="gr15" draw:id="shape631" draw:name="path3168" draw:layer="" svg:width="2.48160323953pt" svg:height="1.15420776407pt" draw:transform="matrix(0.29976019000 0.00000000000 0.00000000000 0.29976019000 73.18455396840pt 31.39670058000pt)" svg:viewBox="0 0 2 1" svg:d="M0.044588 0.841248C0.282539 0.561513 1.71118 0.245282 2.07516 0.0561259C2.41188 -0.138009 2.5727 0.220386 2.4288 0.389572C2.19085 0.669152 0.95783 1.14133 0.417033 1.15398C0.126413 1.16082 -0.0993109 1.01022 0.044588 0.841248Z" koffice:nodeTypes="ccccc"/>
            <draw:path draw:style-name="gr15" draw:id="shape632" draw:name="path3169" draw:layer="" svg:width="3.01965723695pt" svg:height="2.69512554667pt" draw:transform="matrix(0.29976019000 0.00000000000 0.00000000000 0.29976019000 74.05866183618pt 31.12234595907pt)" svg:viewBox="0 0 3 3" svg:d="M0.00923389 2.36988C0.33317 1.61254 1.37783 0.464542 2.0966 0.0866124C2.46583 -0.107173 3.12847 0.0452737 3.00441 0.335544C2.7297 0.97809 1.45168 2.10077 0.592123 2.62967C0.331201 2.82232 -0.0655963 2.54536 0.00923389 2.36988Z" koffice:nodeTypes="ccccc"/>
            <draw:path draw:style-name="gr15" draw:id="shape633" draw:name="path3170" draw:layer="" svg:width="2.24849688385pt" svg:height="1.92735384623pt" draw:transform="matrix(0.29976019000 0.00000000000 0.00000000000 0.29976019000 73.29077713732pt 32.13904967681pt)" svg:viewBox="0 0 2 2" svg:d="M0.122004 1.08012C-0.106512 1.20127 0.0170945 1.71692 0.2373 1.79484C0.705759 1.96011 1.55855 1.99236 1.94494 1.76655C2.50584 1.40033 2.25033 -0.853297 1.49934 0.350548C0.995558 1.09322 0.627855 0.854644 0.122004 1.08012Z" koffice:nodeTypes="ccccc"/>
            <draw:path draw:style-name="gr15" draw:id="shape634" draw:name="path3172" draw:layer="" svg:width="1.36457918720pt" svg:height="1.29755506576pt" draw:transform="matrix(0.29976019000 0.00000000000 0.00000000000 0.29976019000 75.93009505542pt 31.82129311083pt)" svg:viewBox="0 0 1 1" svg:d="M0.0360686 0.950515C0.375316 0.708203 0.548868 0.30275 0.904542 0.0559266C1.09952 -0.102183 1.41092 0.0872715 1.35878 0.469014C1.31521 0.769565 0.816695 1.02859 0.481732 1.25454C0.208906 1.41999 -0.108201 1.06265 0.0360686 0.950515Z" koffice:nodeTypes="ccccc"/>
            <draw:path draw:style-name="gr15" draw:id="shape635" draw:name="path3173" draw:layer="" svg:width="0.48606895293pt" svg:height="2.19719502138pt" draw:transform="matrix(0.29976019000 0.00000000000 0.00000000000 0.29976019000 77.13798865664pt 31.75164884605pt)" svg:viewBox="0 0 0 2" svg:d="M0.199595 0.00465392C0.528851 -0.108103 0.610816 1.86247 0.250823 2.18154C0.0324064 2.4072 -0.158533 0.120876 0.199595 0.00465392Z" koffice:nodeTypes="ccc"/>
            <draw:path draw:style-name="gr15" draw:id="shape636" draw:name="path3174" draw:layer="" svg:width="2.81610937631pt" svg:height="2.46639143799pt" draw:transform="matrix(0.29976019000 0.00000000000 0.00000000000 0.29976019000 76.81219290692pt 32.38386579844pt)" svg:viewBox="0 0 3 2" svg:d="M0.00011719 1.4845C-0.00827508 2.58452 0.434226 2.48332 1.27879 2.44577C2.09818 2.40795 2.81915 2.4717 2.8161 1.47822C2.81228 0.448415 2.35148 -0.452481 2.21644 0.248352C2.09741 0.906681 2.00281 1.98452 1.69077 1.51482C1.39628 1.11124 1.51301 1.02277 1.00642 1.68512C0.725667 2.05014 0.693624 1.50818 0.525016 1.16787C0.407524 0.966316 0.000880124 1.33068 0.00011719 1.4845Z" koffice:nodeTypes="cccccccc"/>
            <draw:path draw:style-name="gr15" draw:id="shape637" draw:name="path3175" draw:layer="" svg:width="12.16711491921pt" svg:height="7.10989911847pt" draw:transform="matrix(0.29976019000 0.00000000000 0.00000000000 0.29976019000 74.65407063623pt 33.41947414174pt)" svg:viewBox="0 0 12 7" svg:d="M0.977071 2.47299C0.776106 3.65032 0.960327 5.29881 1.56628 5.31744C2.31534 5.34166 3.86523 2.74336 4.59907 1.3956C5.03907 0.643476 5.79498 0.511962 5.47983 1.29672C5.00253 2.50751 5.04516 5.09787 5.4646 5.85909C5.68993 6.26907 7.35324 5.48309 7.62197 4.89912C8.11068 3.83779 7.71331 1.8813 7.88459 0.686556C7.96757 -0.0978264 8.68922 -0.261745 8.65117 0.465248C8.5796 1.76598 8.45552 4.1507 8.54764 5.23378C8.60245 5.85636 10.3921 6.77514 10.6798 4.88981C10.8313 3.70309 11.4456 2.53288 10.6502 1.21813C10.1569 0.396123 11.3741 0.499091 12.0303 1.62205C12.4893 2.3863 11.6436 3.65108 11.6733 4.62868C11.7494 6.13271 10.5733 6.9872 9.71992 7.005C8.95718 7.02029 8.4601 6.08842 7.83511 6.0754C7.14162 6.0314 6.42909 7.14839 5.85588 7.10887C3.63458 6.9579 4.8107 3.72861 4.13395 3.68901C3.38108 3.64495 2.49347 6.8541 1.56628 6.73962C0.652022 6.63044 -0.294202 4.12413 0.086419 3.0637C0.430501 2.07709 1.07908 1.84586 0.977071 2.47299Z" koffice:nodeTypes="cccccccccccccccccccc"/>
            <draw:path draw:style-name="gr15" draw:id="shape638" draw:name="path3176" draw:layer="" svg:width="6.52854873515pt" svg:height="13.12479359468pt" draw:transform="matrix(0.29976019000 0.00000000000 0.00000000000 0.29976019000 78.20917173480pt 31.99008844597pt)" svg:viewBox="0 0 7 13" svg:d="M0.447763 2.0144C-0.633394 1.31452 0.516095 -0.505504 1.04452 0.133941C2.06494 1.43088 3.09371 4.50934 3.81271 4.76363C4.26825 4.92486 4.247 2.48819 4.56815 1.38044C4.77543 0.562118 5.70777 0.829225 5.52935 1.87775C5.46862 2.22785 4.31154 6.20883 4.40036 6.3662C5.20212 8.06721 5.99552 9.79338 6.49739 11.6191C6.70465 12.406 5.81407 11.876 5.70777 11.7126C5.13911 10.8105 4.14374 7.36082 4.14374 7.51818C3.68592 9.94494 3.57811 10.6612 3.0922 12.7234C2.94414 13.3844 2.02774 13.264 2.23425 12.1003C2.43318 11.1437 3.74362 6.4396 3.66998 6.30327C2.63969 4.37316 1.69747 2.84642 0.447763 2.0144Z" koffice:nodeTypes="ccccccccccccc"/>
            <draw:path draw:style-name="gr15" draw:id="shape639" draw:name="path3177" draw:layer="" svg:width="8.57835889116pt" svg:height="11.40585238369pt" draw:transform="matrix(0.29976019000 0.00000000000 0.00000000000 0.29976019000 78.86710231566pt 32.85024480729pt)" svg:viewBox="0 0 9 11" svg:d="M0.318862 10.3027C0.0124876 10.2665 -0.462893 11.013 1.06279 11.3064C3.10169 11.691 5.33352 10.9754 6.01726 8.89147C6.80056 6.40934 7.31838 4.05952 7.7274 3.17281C8.23828 2.13946 8.89193 2.22295 8.4096 0.714806C8.06927 -0.370741 7.43414 -0.0432108 7.30063 0.537045C6.9441 2.11919 5.59127 7.23781 5.16914 8.18043C4.37272 9.9005 2.76753 10.581 0.318862 10.3027Z" koffice:nodeTypes="cccccccc"/>
            <draw:path draw:style-name="gr15" draw:id="shape640" draw:name="path3178" draw:layer="" svg:width="2.30609784293pt" svg:height="2.10347865584pt" draw:transform="matrix(0.29976019000 0.00000000000 0.00000000000 0.29976019000 80.03381851642pt 33.40264267681pt)" svg:viewBox="0 0 2 2" svg:d="M0.674842 0.414985C0.447206 -0.298473 -0.0836742 0.253776 0.0112407 1.03397C0.0675463 1.7392 0.459272 2.1226 0.852606 2.10274C1.31833 2.07925 2.30368 2.12554 2.30609 0.995904C2.3077 0.202311 1.88059 -0.460741 1.56367 0.414985C1.26042 1.20788 0.870302 1.12481 0.674842 0.414985Z" koffice:nodeTypes="cccccc"/>
            <draw:path draw:style-name="gr15" draw:id="shape641" draw:name="path3179" draw:layer="" svg:width="2.25452570752pt" svg:height="1.31433514753pt" draw:transform="matrix(0.29976019000 0.00000000000 0.00000000000 0.29976019000 80.37301412412pt 32.76891229361pt)" svg:viewBox="0 0 2 1" svg:d="M0.0625483 0.446262C-0.0825155 0.584629 0.0475417 1.32223 0.220475 1.31427C0.837175 1.28599 1.71113 1.01564 2.17919 0.567934C2.3164 0.436934 2.25923 -0.00880387 2.06414 0.000132468C1.4696 0.0273343 0.523465 0.00592637 0.0625483 0.446262Z" koffice:nodeTypes="ccccc"/>
            <draw:path draw:style-name="gr15" draw:id="shape642" draw:name="path3180" draw:layer="" svg:width="5.25613883848pt" svg:height="9.50765817353pt" draw:transform="matrix(0.29976019000 0.00000000000 0.00000000000 0.29976019000 81.08078265736pt 33.15604365919pt)" svg:viewBox="0 0 5 10" svg:d="M3.71015 0.578809C4.22924 -0.193519 5.6611 -0.272207 5.14616 0.830373C4.78155 1.59005 1.21686 8.14851 0.73016 8.9826C0.199442 9.92041 -0.234932 9.45607 0.142134 8.72574C0.649596 7.78591 3.54736 0.807201 3.71015 0.578809Z" koffice:nodeTypes="ccccc"/>
            <draw:path draw:style-name="gr15" draw:id="shape643" draw:name="path3182" draw:layer="" svg:width="2.12870234266pt" svg:height="1.26195369635pt" draw:transform="matrix(0.29976019000 0.00000000000 0.00000000000 0.29976019000 82.27489598873pt 34.83770963593pt)" svg:viewBox="0 0 2 1" svg:d="M1.24869 0.0918313C1.28111 -0.0530642 -0.0638926 -0.118824 0.00237085 0.622873C0.0488963 1.17194 1.20498 1.321 1.40377 1.24242C3.2225 0.490953 1.01747 0.865728 1.24869 0.0918313Z" koffice:nodeTypes="cccc"/>
            <draw:path draw:style-name="gr5" draw:id="shape644" draw:name="path3191" draw:layer="" svg:width="5.70288153766pt" svg:height="9.67223746354pt" draw:transform="matrix(0.29976019000 0.00000000000 0.00000000000 0.29976019000 83.47814177488pt 34.74415450206pt)" svg:viewBox="0 0 6 10" svg:d="M0.0768915 8.75327C0.378901 7.9546 4.39445 1.55479 4.92171 0.146656C5.19166 -0.532336 6.34402 1.31119 5.21865 2.30596C4.22995 3.15086 1.31278 7.69345 0.768645 9.28519C0.518095 10.0038 -0.24199 9.6617 0.0768915 8.75327Z" koffice:nodeTypes="ccccc"/>
            <draw:path draw:style-name="gr15" draw:id="shape645" draw:name="path3183" draw:layer="" svg:width="3.75242062083pt" svg:height="0.35948531000pt" draw:transform="matrix(0.29976019000 0.00000000000 0.00000000000 0.29976019000 81.97299651622pt 35.75483675303pt)" svg:viewBox="0 0 4 0" svg:d="M0.251313 0.0175044C0.0109782 0.039566 -0.209486 0.34074 0.356341 0.357825C0.873913 0.37231 2.90162 0.286886 3.46177 0.299774C3.82416 0.294426 3.9623 0.0224813 3.18548 0.0369661C2.24306 0.0554995 1.00449 -0.037204 0.251313 0.0175044Z" koffice:nodeTypes="ccccc"/>
            <draw:path draw:style-name="gr15" draw:id="shape646" draw:name="path3189" draw:layer="" svg:width="5.70288153766pt" svg:height="9.67223746354pt" draw:transform="matrix(0.29976019000 0.00000000000 0.00000000000 0.29976019000 83.47814177488pt 34.74415450206pt)" svg:viewBox="0 0 6 10" svg:d="M0.0768915 8.75327C0.378901 7.9546 4.39445 1.55479 4.92171 0.146656C5.19166 -0.532336 6.34402 1.31119 5.21865 2.30596C4.22995 3.15086 1.31278 7.69345 0.768645 9.28519C0.518095 10.0038 -0.24199 9.6617 0.0768915 8.75327Z" koffice:nodeTypes="ccccc"/>
            <draw:path draw:style-name="gr5" draw:id="shape647" draw:name="path3192" draw:layer="" svg:width="10.42052696245pt" svg:height="10.97591434282pt" draw:transform="matrix(0.29976019000 0.00000000000 0.00000000000 0.29976019000 82.71423642738pt 35.22669729677pt)" svg:viewBox="0 0 10 11" svg:d="M8.93982 1.11186C9.63133 -1.71379 11.3062 1.54775 9.83115 3.15626C7.55365 5.58875 6.86763 10.2324 3.25431 10.9315C2.28037 11.1597 0.566136 10.4537 0.0579265 10.06C-0.140324 9.90641 0.186159 8.89756 0.795068 9.38998C1.6754 10.1398 3.49347 10.3088 4.45324 9.45689C6.50654 7.25902 8.17828 4.34853 8.93982 1.11186Z" koffice:nodeTypes="ccccccc"/>
            <draw:path draw:style-name="gr15" draw:id="shape648" draw:name="path3190" draw:layer="" svg:width="10.42052696245pt" svg:height="10.97591434282pt" draw:transform="matrix(0.29976019000 0.00000000000 0.00000000000 0.29976019000 82.71423642738pt 35.22669729677pt)" svg:viewBox="0 0 10 11" svg:d="M8.93982 1.11186C9.63133 -1.71379 11.3062 1.54775 9.83115 3.15626C7.55365 5.58875 6.86763 10.2324 3.25431 10.9315C2.28037 11.1597 0.566136 10.4537 0.0579265 10.06C-0.140324 9.90641 0.186159 8.89756 0.795068 9.38998C1.6754 10.1398 3.49347 10.3088 4.45324 9.45689C6.50654 7.25902 8.17828 4.34853 8.93982 1.11186Z" koffice:nodeTypes="ccccccc"/>
            <draw:path draw:style-name="gr15" draw:id="shape649" draw:name="path3194" draw:layer="" svg:width="5.82084647280pt" svg:height="2.58590229385pt" draw:transform="matrix(0.29976019000 0.00000000000 0.00000000000 0.29976019000 74.72363662670pt 37.57766178041pt)" svg:viewBox="0 0 6 3" svg:d="M0.606034 0.896117C-0.187898 1.03639 -0.0528469 1.92882 0.180422 2.03974C0.56511 2.19648 1.16015 2.26231 1.38278 1.23605C1.48673 0.81453 1.58086 3.33151 2.63752 2.36179C3.24566 1.77423 4.75249 2.46842 5.38354 1.72915C5.83534 1.23677 5.97449 0.893253 5.62254 0.16614C5.52023 -0.0549991 4.90146 0.0537816 4.93665 0.590527C4.96775 1.04283 4.56996 1.60105 4.05269 1.50586C3.80141 1.46578 4.19428 0.399446 3.94219 0.110319C3.80305 -0.0485581 3.59188 -0.0313822 3.45356 0.133219C3.25957 0.363663 3.64835 1.38563 3.01075 1.52017C2.20617 1.68263 2.62769 0.836715 2.2872 0.682133C1.19208 0.199061 1.08649 0.807373 0.606034 0.896117Z" koffice:nodeTypes="ccccccccccccc"/>
            <draw:path draw:style-name="gr15" draw:id="shape650" draw:name="path3195" draw:layer="" svg:width="1.43793364419pt" svg:height="4.98672130267pt" draw:transform="matrix(0.29976019000 0.00000000000 0.00000000000 0.29976019000 76.66786594002pt 37.01880904212pt)" svg:viewBox="0 0 1 5" svg:d="M0.129296 1.11806C0.573406 0.929289 0.434738 0.928345 1.1337 0.0637721C1.40604 -0.247701 1.45975 0.664065 1.43102 1.02462C1.38043 1.63718 0.898837 1.20489 0.749551 1.74384C0.530931 2.44418 0.619629 4.07328 0.546548 4.73681C0.496577 5.07754 0.134918 5.04828 0.100563 4.77928C-0.00312492 3.97039 0.173645 3.1785 0.15678 2.16668C0.151158 1.82312 -0.174273 1.28418 0.129296 1.11806Z" koffice:nodeTypes="cccccccc"/>
            <draw:path draw:style-name="gr15" draw:id="shape651" draw:name="path3196" draw:layer="" svg:width="0.45464639127pt" svg:height="1.60623202608pt" draw:transform="matrix(0.29976019000 0.00000000000 0.00000000000 0.29976019000 75.87788342652pt 36.36164585421pt)" svg:viewBox="0 0 0 2" svg:d="M0.0858885 0.041106C-0.00689156 0.59716 0.000120918 1.05528 0.000120918 1.43669C0.0211583 1.74497 0.445142 1.54638 0.443524 1.50695C0.422486 1.01872 0.506097 0.343366 0.397673 0.155099C0.338876 0.053509 0.107465 -0.0638531 0.0858885 0.041106Z" koffice:nodeTypes="ccccc"/>
            <draw:path draw:style-name="gr15" draw:id="shape652" draw:name="path3197" draw:layer="" svg:width="7.18568846701pt" svg:height="5.62459838054pt" draw:transform="matrix(0.29976019000 0.00000000000 0.00000000000 0.29976019000 71.66008643024pt 36.63507959970pt)" svg:viewBox="0 0 7 6" svg:d="M6.94137 0.854927C6.0164 1.66281 5.15861 1.99282 4.30767 3.01412C3.95967 3.43254 3.96959 4.0156 3.76201 4.5491C3.55366 5.11539 2.88359 5.22666 2.67601 5.10852C2.32877 4.88065 2.37914 3.83039 1.99145 4.39591C1.66252 4.91646 1.45036 5.63365 0.964219 5.62451C0.524632 5.61536 -0.304935 4.71754 0.115573 4.6741C1.55415 4.527 1.53659 3.37691 2.07539 3.30145C2.67982 3.22066 2.71951 4.25109 3.0927 4.04456C3.38576 3.89441 3.52389 2.69401 3.84214 2.37009C4.81747 1.37471 5.58904 0.848829 6.58421 0.117157C7.0879 -0.283738 7.44735 0.43955 6.94137 0.854927Z" koffice:nodeTypes="cccccccccccc"/>
            <draw:path draw:style-name="gr15" draw:id="shape653" draw:name="path3193" draw:layer="" svg:width="1.90617258252pt" svg:height="4.74126458093pt" draw:transform="matrix(0.29976019000 0.00000000000 0.00000000000 0.29976019000 73.42477747894pt 37.12021047643pt)" svg:viewBox="0 0 2 5" svg:d="M1.83713 0.650443C1.67739 0.866736 1.18891 0.831294 1.14493 1.13483C0.952779 2.26083 1.14493 2.83155 0.934258 3.91574C0.732849 4.95359 0.120904 4.99266 0.162575 4.14657C0.218136 3.04966 0.985966 1.50108 0.443468 1.39475C0.0823201 1.29478 -0.196258 0.725873 0.177236 0.445056C0.882556 -0.131119 1.26146 -0.0429666 1.74607 0.130613C1.91506 0.191502 1.95828 0.484134 1.83713 0.650443Z" koffice:nodeTypes="cccccccc"/>
            <draw:g draw:style-name="gr1" draw:id="shape654" draw:name="g3205" svg:y="28.16558562582pt">
              <draw:path draw:style-name="gr5" draw:id="shape655" draw:name="path3198" draw:layer="" svg:width="2.02908544574pt" svg:height="4.79915169557pt" draw:transform="matrix(0.29976019000 0.00000000000 0.00000000000 0.29976019000 72.26693634318pt 59.28793158488pt)" svg:viewBox="0 0 2 5" svg:d="M0.94454 4.20689C1.42375 5.01439 2.12368 4.97883 2.01847 4.20603C1.81488 3.21639 1.42032 1.84859 1.19729 0.660329C1.07035 -0.345789 -0.300934 -0.151504 0.0604709 0.899715C0.517945 2.0342 0.421876 3.27884 0.94454 4.20689Z" koffice:nodeTypes="ccccc"/>
              <draw:path draw:style-name="gr5" draw:id="shape656" draw:name="path3201" draw:layer="" svg:width="4.02795150479pt" svg:height="3.78662386366pt" draw:transform="matrix(0.29976019000 0.00000000000 0.00000000000 0.29976019000 73.09441939478pt 59.36401676685pt)" svg:viewBox="0 0 4 4" svg:d="M0.896347 3.52182C0.891705 3.88421 1.57051 3.8512 1.56402 3.56482C1.49344 2.65347 1.40987 1.42196 1.71723 0.977419C1.95681 0.63038 2.92348 0.875301 3.8205 0.807737C4.17801 0.763974 4.10372 -0.0491004 3.359 0.0023406C2.48054 0.0676014 0.164612 -0.168106 0.0243936 0.510608C-0.177112 1.73137 0.937206 0.43767 0.896347 3.52182Z" koffice:nodeTypes="ccccccc"/>
              <draw:path draw:style-name="gr5" draw:id="shape657" draw:name="path3203" draw:layer="" svg:width="2.62722088410pt" svg:height="4.33237925424pt" draw:transform="matrix(0.29976019000 0.00000000000 0.00000000000 0.29976019000 74.41626536163pt 59.31077570845pt)" svg:viewBox="0 0 3 4" svg:d="M2.15613 0.161701C2.64103 0.474953 2.5737 0.882325 1.979 0.756592C1.2705 0.597811 0.792804 0.648823 0.802422 0.997281C0.812842 1.33999 1.1118 1.40681 1.547 1.78687C1.96378 2.17844 1.29133 2.11449 0.775973 2.91631C0.33676 3.58017 1.23282 3.66783 2.28918 3.41636C2.55847 3.34739 2.91192 3.76266 2.2451 4.10394C1.77542 4.32881 0.466601 4.60399 0.141198 3.75261C-0.476745 2.27975 1.17592 2.0757 0.479425 1.68342C0.0995214 1.47793 -0.0375322 1.16828 0.0313953 0.757311C0.178868 -0.191067 1.75459 -0.0653348 2.15613 0.161701Z" koffice:nodeTypes="ccccccccccc"/>
              <draw:path draw:style-name="gr5" draw:id="shape658" draw:name="path3204" draw:layer="" svg:width="3.20704872112pt" svg:height="4.53765295607pt" draw:transform="matrix(0.29976019000 0.00000000000 0.00000000000 0.29976019000 75.70020612858pt 59.32510453447pt)" svg:viewBox="0 0 3 5" svg:d="M0.0434753 3.89654C0.582354 2.68982 0.95381 1.78582 1.10428 0.761221C1.23511 -0.163576 1.7767 -0.252562 1.89057 0.531685C2.03699 1.57291 2.52299 2.60499 3.11271 3.55058C3.45841 4.13689 2.76295 4.65334 2.48978 4.19677C1.98886 3.41668 1.96785 2.32971 1.67232 2.3372C1.33136 2.34551 0.944319 3.54891 0.580321 4.43712C0.474579 4.69493 -0.171398 4.43628 0.0434753 3.89654Z" koffice:nodeTypes="cccccccc"/>
            </draw:g>
            <draw:g draw:style-name="gr1" draw:id="shape659" draw:name="g3210" svg:y="28.25037061105pt">
              <draw:path draw:style-name="gr15" draw:id="shape660" draw:name="path3211" draw:layer="" svg:width="2.02908544574pt" svg:height="4.79915169557pt" draw:transform="matrix(0.29976019000 0.00000000000 0.00000000000 0.29976019000 72.26693634318pt 59.28793158488pt)" svg:viewBox="0 0 2 5" svg:d="M0.94454 4.20689C1.42375 5.01439 2.12368 4.97883 2.01847 4.20603C1.81488 3.21639 1.42032 1.84859 1.19729 0.660329C1.07035 -0.345789 -0.300934 -0.151504 0.0604709 0.899715C0.517945 2.0342 0.421876 3.27884 0.94454 4.20689Z" koffice:nodeTypes="ccccc"/>
              <draw:path draw:style-name="gr15" draw:id="shape661" draw:name="path3212" draw:layer="" svg:width="4.02795150479pt" svg:height="3.78662386366pt" draw:transform="matrix(0.29976019000 0.00000000000 0.00000000000 0.29976019000 73.09441939478pt 59.36401676685pt)" svg:viewBox="0 0 4 4" svg:d="M0.896347 3.52182C0.891705 3.88421 1.57051 3.8512 1.56402 3.56482C1.49344 2.65347 1.40987 1.42196 1.71723 0.977419C1.95681 0.63038 2.92348 0.875301 3.8205 0.807737C4.17801 0.763974 4.10372 -0.0491004 3.359 0.0023406C2.48054 0.0676014 0.164612 -0.168106 0.0243936 0.510608C-0.177112 1.73137 0.937206 0.43767 0.896347 3.52182Z" koffice:nodeTypes="ccccccc"/>
              <draw:path draw:style-name="gr15" draw:id="shape662" draw:name="path3213" draw:layer="" svg:width="2.62722088410pt" svg:height="4.33237925424pt" draw:transform="matrix(0.29976019000 0.00000000000 0.00000000000 0.29976019000 74.41626536163pt 59.31077570845pt)" svg:viewBox="0 0 3 4" svg:d="M2.15613 0.161701C2.64103 0.474953 2.5737 0.882325 1.979 0.756592C1.2705 0.597811 0.792804 0.648823 0.802422 0.997281C0.812842 1.33999 1.1118 1.40681 1.547 1.78687C1.96378 2.17844 1.29133 2.11449 0.775973 2.91631C0.33676 3.58017 1.23282 3.66783 2.28918 3.41636C2.55847 3.34739 2.91192 3.76266 2.2451 4.10394C1.77542 4.32881 0.466601 4.60399 0.141198 3.75261C-0.476745 2.27975 1.17592 2.0757 0.479425 1.68342C0.0995214 1.47793 -0.0375322 1.16828 0.0313953 0.757311C0.178868 -0.191067 1.75459 -0.0653348 2.15613 0.161701Z" koffice:nodeTypes="ccccccccccc"/>
              <draw:path draw:style-name="gr15" draw:id="shape663" draw:name="path3214" draw:layer="" svg:width="3.20704872112pt" svg:height="4.53765295607pt" draw:transform="matrix(0.29976019000 0.00000000000 0.00000000000 0.29976019000 75.70020612858pt 59.32510453447pt)" svg:viewBox="0 0 3 5" svg:d="M0.0434753 3.89654C0.582354 2.68982 0.95381 1.78582 1.10428 0.761221C1.23511 -0.163576 1.7767 -0.252562 1.89057 0.531685C2.03699 1.57291 2.52299 2.60499 3.11271 3.55058C3.45841 4.13689 2.76295 4.65334 2.48978 4.19677C1.98886 3.41668 1.96785 2.32971 1.67232 2.3372C1.33136 2.34551 0.944319 3.54891 0.580321 4.43712C0.474579 4.69493 -0.171398 4.43628 0.0434753 3.89654Z" koffice:nodeTypes="cccccccc"/>
            </draw:g>
            <draw:path draw:style-name="gr15" draw:id="shape664" draw:name="path1912" draw:layer="" svg:width="2.29984244594pt" svg:height="3.78220556069pt" draw:transform="matrix(0.29976019000 0.00000000000 0.00000000000 0.29976019000 92.20580487944pt 49.26853486935pt)" svg:viewBox="0 0 2 4" svg:d="M0.00202465 3.34397C-0.0385948 3.57179 0.543859 3.90855 0.6824 3.73366C1.3091 2.9397 2.12946 1.38095 2.29774 0.437408C2.34707 0.162786 1.5122 -0.147891 1.33376 0.0776372C0.746956 0.820961 0.178284 2.35286 0.00202465 3.34397Z" koffice:nodeTypes="ccccc"/>
          </draw:g>
        </draw:g>
        <draw:g draw:style-name="gr1" draw:id="shape665" draw:name="Albania" svg:y="110.00000000000pt">
          <draw:rect draw:style-name="gr35" draw:id="shape666" draw:name="rect1302" draw:layer="" svg:width="119.33333600000pt" svg:height="79.66666880000pt" draw:transform="matrix(1.25000004093 0.00000000000 0.00000000000 1.25000000000 0.00000000000pt 110.00000000000pt)"/>
          <draw:g draw:style-name="gr1" draw:id="shape667" draw:name="g6" svg:y="0.14282760000pt">
            <draw:path draw:style-name="gr36" draw:id="shape668" draw:name="path8" draw:layer="" svg:width="9448.00000000000pt" svg:height="6304.00000000000pt" draw:transform="matrix(0.01584028802 0.00000000000 0.00000000000 -0.01584028750 0.00000000000pt 210.00000000000pt)" svg:viewBox="0 0 9448 6304" svg:d="M0 3152L0 0L4724 0L9448 0L9448 3152L9448 6304L4724 6304L0 6304ZM9438.4 3149.6L9440 8L4726.4 9.6L12 12L9.6 3144C8.8 4866.4 9.6 6280.8 12 6286.4C14.4 6294.4 961.6 6296 4725.6 6294.4L9436 6292Z" koffice:nodeTypes="cccccccccccccccccc"/>
            <draw:path draw:style-name="gr36" draw:id="shape669" draw:name="path10" draw:layer="" svg:width="3565.40005609091pt" svg:height="3877.36690577859pt" draw:transform="matrix(0.01584028802 0.00000000000 0.00000000000 -0.01584028750 46.77320246153pt 190.69916184092pt)" svg:viewBox="0 0 3565 3877" svg:d="M1075.14 3867.71C1066.34 3862.91 1051.94 3852.51 1042.34 3843.71C1029.54 3832.51 1010.35 3828.51 950.346 3826.11C864.752 3823.71 830.354 3810.11 811.155 3772.52C797.556 3746.12 797.59 3743.73 788.74 3721.49C828.446 3732.81 875.951 3749.32 897.549 3745.32C927.148 3738.92 959.146 3720.52 959.146 3709.32C959.146 3705.32 949.546 3695.72 938.348 3687.72C905.199 3679.58 894.513 3679.58 835.953 3687.72C759.158 3699.72 753.557 3702.12 727.959 3730.92C713.56 3747.72 692.761 3770.92 681.562 3783.71C659.163 3808.51 627.165 3812.51 615.966 3790.91C604.766 3770.92 633.415 3741.82 676.612 3710.62C714.21 3683.42 740.759 3664.52 808.754 3657.32C829.954 3654.92 991.507 3655.45 999.506 3650.85C1007.51 3646.25 916.585 3607.46 825.741 3634.55C847.341 3590.55 937.548 3556.53 1026.34 3548.53C1125.53 3538.93 1193.54 3517.33 1263.93 3470.94C1338.33 3422.13 1377.53 3378.94 1411.12 3307.74C1445.52 3237.34 1457.52 3178.15 1453.52 3108.56C1448.72 3022.95 1407.92 2978.96 1333.52 2978.96C1282.33 2978.96 1262.33 2988.56 1237.53 3022.95C1221.53 3046.95 1219.13 3058.16 1218.33 3149.35C1218.33 3234.94 1215.13 3254.14 1200.74 3282.15C1171.94 3338.94 1131.13 3365.34 1009.55 3408.53C948.747 3430.13 867.152 3461.33 827.153 3478.94C747.158 3512.53 743.959 3511.73 724.76 3457.33C718.359 3438.93 707.161 3424.53 699.96 3422.93C676.762 3418.13 552.769 3460.53 475.174 3498.93C341.581 3566.13 271.984 3625.32 203.188 3733.32C162.391 3797.31 132.792 3815.71 92.7948 3804.51C47.1973 3791.71 21.5988 3752.52 20.7989 3694.12C19.9989 3642.92 44.7975 3600.52 109.594 3540.53C219.187 3438.93 423.976 3346.14 600.767 3317.34C659.163 3308.54 687.162 3286.15 687.162 3249.34C687.162 3195.75 628.764 3174.15 486.372 3173.35C352.78 3173.35 268.785 3206.14 183.989 3292.55C129.592 3349.34 110.394 3358.14 75.1958 3344.54C57.5967 3337.34 39.1978 3298.95 39.1978 3269.35C39.1978 3208.54 119.194 3110.95 201.588 3073.36C263.185 3044.55 319.982 3034.95 414.377 3038.95C484.773 3041.35 511.172 3046.95 571.168 3068.56C691.161 3112.55 701.56 3114.15 715.96 3099.76C727.159 3088.56 727.159 3085.36 715.16 3060.56C694.361 3020.55 615.966 2946.16 570.368 2922.96C461.574 2867.77 354.38 2879.77 199.189 2964.56C119.994 3007.76 78.3956 3009.36 55.1969 2971.76C46.3974 2957.36 39.1978 2935.76 39.1978 2923.76C39.1978 2893.37 79.1955 2850.17 140.792 2816.57C219.987 2771.77 275.984 2757.37 367.98 2757.37C450.374 2757.37 502.372 2770.17 611.165 2816.57C666.362 2839.77 688.762 2842.17 703.16 2826.16C716.76 2808.57 692.761 2762.17 643.164 2712.58C568.768 2638.18 420.777 2582.18 319.982 2591.78C291.183 2594.18 255.985 2605.38 224.788 2620.58C160.791 2652.58 103.994 2654.98 75.1958 2625.38C38.3979 2589.38 52.7971 2533.39 111.194 2483.79C149.591 2450.19 189.59 2437.4 251.986 2437.4C322.382 2437.4 365.58 2452.59 515.171 2528.59C651.964 2597.38 683.961 2607.78 691.961 2585.38C701.56 2562.18 675.962 2522.99 603.966 2449.39C455.975 2299.8 371.979 2270.2 211.188 2310.2C97.5946 2339 58.3967 2319.8 64.7963 2241.41C69.5961 2186.2 87.995 2159.8 139.992 2133.41C173.591 2115.81 189.59 2113.41 255.185 2113.41C316.782 2114.21 338.381 2117.41 371.179 2131.81C427.976 2158.2 552.769 2243.81 623.165 2305.4C709.56 2381.39 743.159 2395.79 743.159 2358.19C743.159 2321.4 602.366 2127.81 518.371 2050.22C486.372 2020.62 438.376 1986.21 408.777 1971.81C359.98 1947.82 349.581 1945.42 283.184 1946.22C243.987 1946.22 185.589 1947.82 154.392 1950.22C85.5952 1954.22 63.1964 1940.62 63.1964 1895.02C63.1964 1852.63 123.193 1795.83 186.389 1777.42C316.782 1739.03 459.174 1805.43 635.165 1984.61C765.557 2117.41 783.956 2109.41 707.161 1951.02C625.565 1781.42 522.37 1660.64 415.976 1610.24C360.78 1584.64 346.38 1583.04 203.188 1589.44C139.992 1592.64 111.194 1575.84 111.194 1536.64C111.194 1516.64 118.394 1503.04 140.792 1480.65C222.387 1399.05 357.58 1395.85 495.172 1471.85C572.768 1515.04 761.558 1722.23 866.352 1879.82C922.349 1963.81 936.748 1974.21 955.947 1944.62C967.945 1927.02 968.745 1917.42 961.546 1879.02C939.148 1760.63 882.351 1670.24 796.756 1614.24C741.559 1579.04 728.759 1558.24 739.158 1525.44C751.958 1484.64 830.354 1464.65 878.35 1489.44C935.147 1518.24 1007.15 1627.04 1077.54 1789.43C1127.93 1905.42 1131.13 1909.42 1155.93 1909.42C1220.73 1909.42 1198.34 1773.42 1119.13 1683.03C1083.94 1643.04 1078.34 1615.84 1103.14 1593.44C1123.93 1574.24 1155.13 1581.44 1210.33 1616.64C1261.53 1649.44 1289.53 1682.23 1327.12 1755.03C1374.33 1845.43 1393.52 1822.23 1355.13 1721.43C1301.52 1577.45 1173.54 1449.45 993.545 1358.25C965.546 1344.65 943.147 1331.05 943.147 1328.65C943.147 1326.25 959.146 1305.45 979.145 1283.86C999.144 1261.46 1015.15 1241.46 1015.15 1237.46C1015.15 1229.46 905.549 1179.87 775.957 1130.26L659.963 1085.47L599.967 1123.06C517.571 1173.47 471.973 1211.06 462.374 1236.66C443.175 1286.26 381.578 1319.05 335.981 1303.05C319.982 1297.45 300.783 1298.25 270.385 1306.25C199.989 1324.65 157.187 1268.37 146.192 1239.26C170.541 1235.64 158.791 1236.66 175.99 1237.46C247.986 1240.66 255.185 1238.26 286.384 1206.26C319.182 1172.67 363.179 1155.86 398.377 1162.27C414.377 1165.47 435.175 1156.67 484.773 1123.86C521.57 1100.66 551.169 1079.07 551.169 1075.87C551.169 1067.87 513.571 1067.87 396.777 1077.47C313.583 1083.87 299.983 1087.07 278.385 1104.66C245.586 1132.66 207.989 1138.26 171.991 1121.46C155.992 1113.46 127.193 1107.06 107.194 1106.26C85.5952 1105.46 63.1964 1098.27 49.5972 1088.67C26.3985 1071.07 10.6743 1062.1 0 1027.07C43.4473 1027.8 29.5984 1027.87 60.7966 1031.87C114.393 1039.87 119.994 1039.07 136.793 1023.87C147.191 1015.07 163.191 1003.08 172.791 998.278C196.789 986.279 251.986 987.079 278.385 1001.48C295.184 1009.47 332.782 1012.67 419.977 1013.47C485.573 1014.27 543.169 1014.27 547.17 1013.47C551.969 1013.47 525.57 995.878 489.572 974.279C427.976 936.682 422.377 935.081 369.58 935.882C299.183 936.682 259.186 915.883 247.986 871.085C243.987 855.087 236.786 826.288 231.987 808.688C220.787 766.291 216.414 759.839 247.586 686.596C281.66 766.843 270.385 742.292 280.785 757.492C297.584 782.29 303.983 786.29 343.98 789.49C399.177 794.29 424.776 811.089 445.575 855.087C459.174 885.484 474.374 898.284 547.97 943.881C648.763 1006.27 642.364 1006.27 755.957 953.48C811.955 927.082 832.754 913.483 842.353 895.084C859.152 861.486 895.15 848.686 935.147 860.686C972.746 871.885 989.545 865.486 1015.15 829.487C1025.94 813.889 1026.54 816.931 1042.53 802.347C1047.01 824.752 1047.14 827.887 1047.14 850.286C1047.14 883.085 1043.14 889.484 1000.75 932.682C951.146 982.279 920.749 995.878 884.751 982.279C867.952 975.879 854.352 978.28 811.155 998.278C763.157 1019.87 744.758 1037.47 769.557 1037.47C774.356 1037.47 851.952 1066.27 940.747 1100.66L1102.34 1163.07L1126.33 1143.86C1170.34 1109.46 1239.93 1077.47 1270.33 1077.47C1298.32 1077.47 1301.52 1079.87 1310.32 1108.66C1323.92 1154.26 1417.52 1334.25 1467.92 1411.05C1551.92 1540.64 1598.31 1574.24 1635.91 1532.64C1647.91 1519.04 1651.1 1503.84 1650.3 1454.25C1648.71 1307.85 1565.51 1116.66 1455.92 1008.67C1398.32 951.081 1335.12 919.883 1258.33 908.683C1199.14 900.684 1159.14 885.484 1159.14 870.285C1159.14 854.287 1198.34 807.889 1223.13 795.09C1244.73 783.89 1265.53 781.49 1311.12 783.09C1366.33 785.49 1376.73 788.691 1429.52 820.688C1481.51 851.887 1489.51 854.287 1499.91 843.887C1510.31 833.488 1511.11 826.288 1503.11 797.49C1486.31 735.093 1441.52 706.295 1337.53 693.496C1231.13 679.896 1195.14 647.898 1230.33 598.3C1253.53 566.303 1293.52 549.504 1348.73 549.504C1411.12 549.504 1464.72 576.702 1535.92 643.899C1566.31 671.897 1594.31 692.696 1599.11 689.496C1610.31 683.097 1609.51 619.099 1597.51 579.902C1586.31 542.304 1535.92 483.107 1505.51 471.108C1493.51 466.308 1463.12 456.709 1438.32 450.309C1351.13 426.31 1338.33 392.713 1399.92 351.915C1439.92 325.516 1506.31 323.116 1555.12 346.315C1587.11 360.714 1675.1 443.11 1691.9 472.708C1706.31 499.107 1721.51 479.908 1716.71 440.71C1713.51 407.911 1694.31 371.114 1651.1 310.318C1615.91 262.32 1627.91 197.523 1687.9 109.529C1735.11 39.9326 1779.1 -6.46478 1790.3 0.734815C1810.3 13.5341 1898.3 131.127 1915.9 169.525C1927.89 195.124 1935.09 224.723 1935.09 250.321C1935.09 286.319 1931.09 296.718 1903.1 331.916C1866.29 378.313 1843.09 436.71 1850.29 465.508C1857.49 492.706 1866.29 490.307 1887.1 457.509C1908.7 423.111 1969.49 368.714 2011.08 347.116C2076.69 313.517 2169.48 331.916 2199.07 383.113C2209.47 402.312 2209.47 406.312 2195.87 419.911C2188.67 428.71 2158.28 442.31 2128.68 450.309C2099.08 457.509 2066.29 468.708 2055.09 474.308C2028.68 487.107 1996.69 522.305 1979.09 557.504C1961.49 591.101 1953.49 680.696 1966.29 688.696C1971.89 692.696 1997.49 674.297 2030.28 643.099C2099.08 578.303 2146.28 555.103 2216.67 551.103C2261.48 547.904 2275.07 550.303 2299.07 565.503C2351.07 597.501 2367.06 641.499 2333.47 664.698C2317.47 676.696 2303.07 679.896 2183.88 702.295C2141.48 710.295 2126.28 717.494 2097.48 745.492C2067.89 774.291 2063.09 783.09 2063.09 811.889C2063.09 829.487 2067.09 847.086 2071.09 849.486C2075.89 852.687 2105.48 839.087 2137.48 819.888C2193.47 786.29 2196.67 785.49 2263.88 785.49C2322.27 785.49 2337.47 787.89 2355.87 802.289C2390.26 827.887 2409.47 857.486 2403.86 875.885C2397.46 895.884 2387.86 899.084 2311.87 908.683C2179.88 925.482 2075.09 1013.47 1995.09 1176.67C1901.5 1365.45 1887.9 1549.44 1967.09 1549.44C1996.69 1549.44 2032.68 1512.64 2093.49 1422.25C2146.28 1342.25 2263.08 1116.66 2263.08 1093.47C2263.08 1057.47 2352.67 1079.87 2430.27 1135.86L2467.06 1163.07L2627.06 1100.66C2715.05 1067.07 2794.25 1036.67 2803.05 1033.47C2815.84 1029.47 2807.05 1023.07 2760.64 1001.48C2712.65 979.08 2699.05 975.879 2681.45 982.279C2647.05 995.078 2615.86 982.279 2573.45 939.082C2551.85 916.683 2530.26 891.884 2526.26 884.685C2516.66 866.285 2510.88 833.62 2527.06 801.981C2551.53 829.391 2544.87 818.684 2556.07 834.684C2580.07 869.081 2594.26 870.285 2611.06 865.486C2673.45 847.886 2703.05 855.087 2727.04 896.684C2739.84 918.283 2759.04 930.282 2821.44 957.481C2863.84 976.679 2910.23 992.678 2923.03 991.878C2939.03 991.878 2974.24 974.279 3027.83 939.082C3095.02 895.084 3111.82 880.685 3126.23 850.286C3147.03 808.688 3179.82 789.49 3232.62 789.49C3263.81 789.49 3269.41 786.29 3283.01 763.891C3291.81 749.493 3303.02 727.094 3307.82 713.494C3313.82 697.495 3321.49 684.142 3325.96 671.369C3332.09 686.542 3335.02 702.295 3341.42 721.494C3350.21 747.893 3350.21 759.092 3339.02 791.09C3332.62 811.889 3327.02 835.888 3327.02 845.487C3327.02 873.486 3304.62 908.683 3277.41 922.283C3261.41 931.082 3230.22 935.882 3195.02 936.682C3143.03 937.482 3133.43 940.682 3080.62 972.679C3049.43 991.878 3023.03 1009.47 3023.03 1012.67C3023.03 1022.27 3274.21 1010.27 3292.61 999.878C3302.22 994.278 3327.82 989.479 3350.21 989.479C3383.81 989.479 3395.01 993.478 3419.01 1015.07L3448.6 1039.87L3505.41 1031.87C3537.4 1027.87 3542.41 1027.96 3565.4 1026.27C3554.67 1069 3486.21 1111.06 3452.6 1108.66C3438.2 1107.06 3412.61 1112.66 3395.81 1120.66C3358.21 1138.26 3327.02 1133.46 3288.61 1104.66C3265.41 1086.27 3250.22 1082.27 3175.82 1076.67C3129.43 1073.47 3073.43 1070.27 3051.83 1070.27C3003.03 1069.47 3007.83 1075.87 3091.02 1128.66C3139.03 1159.07 3156.63 1166.27 3175.02 1163.07C3210.22 1155.86 3247.02 1170.27 3280.61 1205.46C3312.62 1238.26 3319.82 1240.66 3389.41 1237.46C3417.41 1236.66 3413.97 1236.62 3430.41 1234.6C3418.9 1272.55 3399.58 1292.38 3371.58 1305.32C3346.72 1314.69 3320.98 1306.84 3296.97 1300.44C3265.77 1292.44 3246.22 1297.45 3231.82 1303.05C3189.42 1319.05 3103.02 1272.66 3103.02 1233.46C3103.02 1217.46 3048.63 1172.67 2974.24 1127.06L2906.23 1086.27L2806.25 1124.66C2687.85 1170.27 2551.05 1229.46 2551.05 1235.86C2551.05 1237.46 2567.05 1259.06 2587.06 1282.26C2607.06 1304.65 2623.06 1325.45 2623.06 1327.85C2623.06 1330.25 2595.06 1347.05 2561.45 1366.26C2384.66 1462.25 2290.27 1554.24 2225.47 1690.23C2175.88 1795.03 2190.27 1850.23 2241.48 1751.83C2277.47 1683.03 2327.07 1629.44 2382.26 1602.24C2428.67 1578.25 2448.67 1576.65 2466.26 1594.24C2487.06 1615.04 2481.46 1643.84 2447.87 1683.83C2403.86 1736.63 2382.26 1784.62 2377.46 1839.03C2372.66 1890.22 2381.46 1909.42 2411.07 1909.42C2434.27 1909.42 2448.67 1891.02 2471.06 1833.43C2501.46 1755.03 2566.25 1628.64 2604.66 1575.04C2671.85 1480.65 2738.24 1454.25 2799.85 1495.84C2851.84 1530.24 2842.24 1568.64 2768.65 1617.44C2689.45 1670.24 2638.25 1747.03 2611.86 1855.03C2598.26 1909.42 2600.66 1942.22 2618.26 1956.62C2634.25 1970.21 2657.45 1947.82 2707.05 1873.42C2754.24 1802.23 2839.84 1695.83 2938.23 1587.04C3083.82 1424.65 3271.01 1371.06 3396.61 1455.85C3493.41 1521.44 3475.81 1595.04 3364.61 1589.44C3224.62 1582.24 3205.42 1583.84 3147.03 1612.64C3030.23 1670.24 2894.24 1843.83 2827.04 2023.02C2815.84 2054.22 2815.04 2063.81 2823.04 2073.41C2831.84 2083.81 2847.04 2071.01 2930.23 1987.01C3081.42 1832.63 3188.62 1771.02 3307.02 1770.22C3361.41 1769.43 3377.41 1772.62 3415.81 1791.03C3468.6 1817.43 3484.61 1833.43 3499.01 1874.22C3521.4 1939.02 3477.41 1964.61 3373.41 1948.62C3209.42 1923.02 3110.22 1967.81 2977.44 2127.81C2905.43 2214.21 2823.04 2336.6 2823.04 2358.19C2823.04 2394.19 2862.24 2379.79 2931.83 2316.6C2987.03 2266.2 3075.82 2201.4 3144.63 2159.8C3236.62 2104.61 3348.61 2095.01 3429.41 2135.01C3479.81 2159.8 3503.01 2195.8 3503.01 2250.2C3503.01 2286.2 3499.81 2295 3482.21 2308.6C3455.8 2329.4 3427.81 2329.4 3351.01 2309.4C3201.42 2270.2 3114.22 2301.4 2971.04 2443.79C2895.84 2518.19 2867.04 2561.38 2875.84 2584.58C2878.24 2591.78 2887.84 2597.38 2896.64 2597.38C2906.23 2597.38 2978.24 2565.38 3058.23 2526.19C3221.42 2446.19 3247.02 2437.4 3315.82 2437.4C3396.61 2437.4 3463 2469.39 3493.41 2524.59C3550.2 2625.38 3460.6 2682.18 3342.22 2620.58C3309.42 2602.98 3279.01 2594.18 3244.62 2591.78C3107.02 2581.38 2918.23 2677.38 2871.04 2782.97C2859.84 2808.57 2858.24 2819.77 2865.44 2827.76C2877.44 2842.17 2924.63 2834.96 2973.44 2810.17C3124.63 2734.17 3309.42 2739.77 3442.2 2824.56C3523 2875.77 3543 2918.96 3511.01 2971.76C3487.01 3010.96 3455 3006.96 3347.01 2953.36C3175.02 2866.97 3070.23 2866.97 2950.24 2954.16C2900.63 2990.16 2844.64 3062.96 2848.64 3086.96C2852.64 3114.15 2877.44 3114.15 2948.64 3085.36C3038.23 3049.36 3096.62 3037.35 3183.82 3037.35C3279.01 3037.35 3345.41 3055.76 3415.01 3102.96C3512.61 3167.75 3557.4 3278.95 3507.01 3329.34C3471.8 3365.34 3443 3354.94 3371.01 3281.35C3295.81 3203.75 3212.62 3173.35 3079.82 3173.35C2991.83 3173.35 2918.23 3186.95 2897.43 3206.94C2859.84 3242.14 2886.24 3304.54 2941.44 3313.34C3224.62 3359.74 3507.01 3520.53 3543.8 3655.72C3566.2 3738.92 3504.61 3824.51 3436.6 3804.51C3404.61 3795.71 3395.01 3786.11 3366.21 3735.72C3309.42 3637.32 3195.82 3542.93 3063.03 3484.54C2980.64 3447.73 2877.44 3417.33 2861.44 3423.73C2854.24 3426.13 2847.04 3440.53 2843.84 3455.73C2841.44 3470.94 2831.84 3489.34 2823.84 3496.53C2809.44 3509.33 2807.05 3509.33 2781.45 3496.53C2767.05 3488.54 2684.65 3456.53 2599.06 3423.73C2513.46 3391.74 2434.27 3358.94 2423.07 3350.94C2411.87 3342.14 2392.66 3320.54 2379.06 3302.14C2355.87 3269.35 2355.07 3264.55 2351.07 3158.15C2347.87 3071.76 2343.87 3043.75 2332.67 3026.95C2311.87 2994.16 2283.07 2979.76 2240.68 2978.96C2188.67 2978.16 2151.88 2999.76 2128.68 3045.35C2102.28 3096.56 2107.08 3183.75 2142.28 3273.35C2183.88 3380.54 2247.08 3447.73 2355.07 3500.53C2415.87 3530.93 2447.87 3538.93 2544.65 3548.53C2594.26 3553.33 2660.76 3549.67 2713.96 3636.6C2636.96 3609.61 2542 3587.21 2553.46 3639.36C2562.55 3659.79 2741.44 3663.86 2779.85 3668.66C2847.84 3676.66 2871.64 3688.16 2923.62 3731.36C2955.63 3766.56 2965.44 3782.11 2947.84 3797.31C2926.23 3814.11 2900.63 3802.11 2867.84 3759.72C2827.04 3708.52 2804.29 3706.62 2717.09 3694.62C2641.89 3683.42 2615.06 3680.53 2615.06 3709.32C2615.06 3726.12 2630.25 3736.52 2667.85 3744.52C2689.45 3749.32 2714.74 3757.7 2767.05 3727.72C2766.25 3794.91 2725.44 3822.11 2617.46 3827.71C2556.65 3830.91 2537.46 3834.91 2525.46 3846.91C2478.26 3894.11 2379.06 3886.1 2239.88 3825.31C2167.08 3793.31 2100.68 3788.51 2020.68 3809.31C1967.09 3822.91 1951.09 3824.51 1951.09 3813.31C1951.09 3796.51 1999.89 3751.72 2038.28 3733.32C2060.69 3722.12 2078.29 3709.32 2079.09 3703.72C2079.09 3688.52 2022.28 3646.12 1979.09 3630.12C1957.49 3622.12 1939.09 3610.12 1939.09 3604.52C1939.09 3598.92 1954.29 3586.93 1973.49 3578.13C1991.89 3568.53 2007.08 3557.33 2007.08 3551.73C2007.08 3534.93 1941.49 3485.34 1911.9 3480.54C1859.09 3471.74 1856.69 3470.14 1881.5 3448.53C1893.5 3438.13 1911.1 3429.33 1919.89 3429.33C1942.29 3429.33 1939.09 3417.33 1906.3 3384.54C1879.9 3358.94 1873.5 3356.54 1847.09 3360.54C1831.09 3362.94 1815.1 3362.94 1812.7 3360.54C1810.3 3358.14 1814.3 3342.94 1821.5 3327.74C1834.29 3301.34 1834.29 3298.95 1819.1 3288.55C1799.9 3274.15 1766.3 3274.15 1746.3 3289.35C1731.91 3299.75 1731.91 3301.34 1745.5 3325.34C1762.3 3356.54 1756.7 3367.74 1727.11 3361.34C1700.71 3355.74 1676.7 3366.14 1650.3 3396.53C1626.31 3422.93 1626.31 3426.13 1653.5 3431.73C1702.31 3442.13 1719.11 3477.34 1674.3 3477.34C1638.31 3477.34 1558.32 3529.33 1559.12 3552.53C1559.92 3557.33 1575.11 3568.53 1593.51 3577.33C1635.11 3597.32 1635.91 3612.52 1597.51 3626.12C1559.92 3638.92 1498.31 3680.53 1492.71 3697.32C1488.71 3705.32 1497.51 3714.12 1519.92 3725.32C1560.71 3746.12 1615.11 3795.71 1615.11 3810.91C1615.11 3823.71 1603.11 3822.91 1539.12 3806.11C1521.52 3801.31 1481.51 3797.31 1449.52 3797.31C1403.12 3797.31 1383.12 3802.11 1338.33 3822.11C1229.53 3870.11 1115.93 3890.11 1075.14 3867.71ZM1201.37 3716.8C1222.16 3703.2 1273.08 3773.49 1243.13 3693.32C1226.33 3679.73 1138.33 3686.12 1122.33 3702.92C1106.34 3718.92 1119.13 3746.92 1144.73 3751.72C1233.6 3777.05 1180.57 3730.4 1201.37 3716.8ZM2445.47 3738.12C2471.86 3711.72 2434.27 3685.32 2371.86 3685.32C2328.67 3685.32 2303.07 3702.12 2315.87 3722.92C2358.35 3798.1 2322.49 3693.79 2357.44 3722.83C2388.11 3748.33 2399.38 3780.91 2445.47 3738.12Z" koffice: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g>
        <draw:g draw:style-name="gr1" draw:id="shape670" draw:name="Algeria" svg:y="221.10288571429pt">
          <draw:rect draw:style-name="gr15" draw:id="shape671" draw:name="rect171" draw:layer="" svg:width="149.99978400000pt" svg:height="100.00000000000pt" svg:x="-1.88976825397pt" svg:y="221.10288571429pt"/>
          <draw:rect draw:style-name="gr37" draw:id="shape672" draw:name="rect186" draw:layer="" svg:width="75.00003040000pt" svg:height="100.00000000000pt" svg:x="-1.88976825397pt" svg:y="221.10288571429pt"/>
          <draw:path draw:style-name="gr38" draw:id="shape673" draw:name="path184" draw:layer="" svg:width="48.78202451556pt" svg:height="51.17920196779pt" svg:x="47.45859594463pt" svg:y="245.45119273733pt" svg:viewBox="0 0 49 51" svg:d="M48.7015 37.6164C41.5765 50.3165 25.8581 54.8277 13.3696 48.012C0.880914 41.1961 -3.67189 25.6215 3.20677 13.2472C10.0856 0.872928 25.8038 -3.63838 38.2925 3.17751C42.9093 5.69723 46.1967 9.00977 48.782 13.7284C47.8384 12.4426 46.7851 11.3813 45.4024 10.3042C36.8839 3.66804 24.5352 5.13263 17.8378 13.5732C11.1408 22.0136 12.6188 34.2495 21.137 40.8854C29.6555 47.5214 42.0044 46.0567 48.7015 37.6164Z" koffice:nodeTypes="ccccccccc"/>
          <draw:path draw:style-name="gr38" draw:id="shape674" draw:name="polygon185" draw:layer="" svg:width="150.87900654300pt" svg:height="158.58046504138pt" draw:transform="matrix(0.17638899000 0.00000000000 0.00000000000 0.17638899000 73.39971877030pt 257.52703045886pt)" svg:viewBox="0 0 151 159" svg:d="M92.8591 158.58L57.8084 108.811L0 127.695L36.4209 78.9231L0.628665 29.6863L58.1896 49.313L93.877 0L93.0305 60.9008L150.879 79.6603L92.7942 97.673Z" koffice:nodeTypes="ccccccccccc"/>
        </draw:g>
        <draw:g draw:style-name="gr1" draw:id="shape675" draw:name="Andorra" svg:y="338.26851746113pt">
          <draw:rect draw:style-name="gr39" draw:id="shape676" draw:name="rect1263" draw:layer="" svg:width="96.49998400000pt" svg:height="172.87497600000pt" draw:transform="matrix(0.57845270000 0.00000000000 0.00000000000 0.57845270000 55.22414695476pt 338.26851746113pt)"/>
          <draw:rect draw:style-name="gr40" draw:id="shape677" draw:name="rect1264" draw:layer="" svg:width="95.71872800000pt" svg:height="172.84371200000pt" draw:transform="matrix(0.57845270000 0.00000000000 0.00000000000 0.57845270000 111.04481862189pt 338.28659817661pt)"/>
          <draw:path draw:style-name="gr41" draw:id="shape678" draw:name="path1074" draw:layer="" svg:width="81.13574012070pt" svg:height="87.05363572384pt" draw:transform="matrix(0.57845270000 0.00000000000 0.00000000000 0.57845270000 60.92335127842pt 363.89867243361pt)" svg:viewBox="0 0 81 87" svg:d="M76.7966 58.739C80.6962 64.4241 77.7532 75.6833 64.2964 75.6833C54.3553 75.6833 51.1793 77.1046 50.1158 78.1707C52.3806 80.1613 51.847 84.0351 48.6049 84.3041C46.829 85.6939 45.2007 86.0292 43.3801 84.1247C42.4988 85.314 41.8411 86.5157 40.5438 87.0536C39.0678 86.157 38.3207 85.2175 37.3979 84.0384C35.6255 85.4596 34.2623 85.8184 33.0231 84.4352C29.1961 84.4352 26.9729 80.52 30.48 78.2121C28.4357 75.8179 23.5272 75.6833 19.273 75.6833C3.67437 77.4599 -0.675976 64.6268 5.09244 57.5619C1.18881 56.3304 1.16996 50.6108 6.51379 51.7422C8.43614 51.2086 8.68034 45.9152 8.12367 44.5027C5.15569 46.4818 1.57929 43.0999 4.62656 39.7752C-3.47889 36.9262 -0.322857 21.9485 9.34665 23.8063C11.084 24.1239 11.3015 23.1237 11.8283 22.385C12.355 20.884 11.5633 19.1008 9.08153 16.9688C5.18188 14.4816 7.04394 10.6593 8.0974 10.0899C8.26964 9.24477 9.62518 7.65183 10.3353 7.92826C11.0445 6.54783 14.0672 5.7902 14.575 6.39547C15.7693 5.45393 17.3315 5.23983 18.347 5.77448C19.8546 5.18828 21.1931 5.81262 21.2246 6.57482C23.7162 6.88865 24.3044 8.70336 23.5372 10.8836C24.6489 12.167 25.5782 12.1255 28.0566 11.9046C30.8926 11.5494 31.0582 8.88272 29.6401 7.46144C27.1585 1.42096 31.904 -1.43765 35.2262 0.710314C39.8253 3.76543 42.2364 3.44696 44.7981 1.06564C47.647 -1.58246 53.9327 1.15866 51.4511 7.19914C50.033 8.97577 49.8854 11.7701 53.661 11.7253C54.0815 11.6356 57.6435 11.5427 57.8191 11.4249C55.8473 9.46896 57.4131 6.29907 59.9081 6.26096C60.077 5.72966 61.3295 5.54026 62.3449 6.03679C62.8236 5.36762 65.2806 5.77115 65.9382 6.61964C66.8641 6.25761 70.1196 7.10276 70.5056 8.62044C72.1885 8.92756 72.9077 9.85567 72.901 10.7009C75.2205 11.9944 74.006 15.6405 71.3901 17.1033C68.9085 18.8799 68.8157 20.8639 68.8157 21.5746C68.8157 22.2852 69.573 24.1151 71.3867 23.8063C82.7955 21.8788 83.8408 36.6871 76.35 39.7957C77.4784 41.893 76.9593 44.4751 73.3795 44.0469C71.8372 46.3267 73.1794 51.1979 75.217 52.5776C79.4712 50.7612 81.2482 57.9255 76.7966 58.3837L76.7966 58.739L76.7966 58.739L76.7966 58.739L76.7966 58.739L76.7966 58.739L76.7966 58.739L76.7966 58.739L76.7966 58.739L76.7966 58.739L76.7966 58.739L76.7966 58.739L76.7966 58.739L76.7966 58.739L76.7966 58.739L76.7966 58.739Z" koffice:nodeTypes="cccccccccccccccccccccccccccccccccccccccccccccccccccccccccc"/>
          <draw:path draw:style-name="gr42" draw:id="shape679" draw:name="path1077" draw:layer="" svg:width="6.93374351530pt" svg:height="6.23623083900pt" draw:transform="matrix(-0.08330008106 0.27622215485 0.31736749540 0.11644252851 102.05332392433pt 384.70395488326pt)" svg:viewBox="0 0 7 6" svg:d="M2.17763 3.07027C2.77306 3.54648 1.74903 4.01846 1.28697 3.9497C0.03477 3.76337 -0.247639 2.36384 0.198373 1.48728C0.996173 -0.0806805 3.29208 -0.36737 4.84963 0.431971C7.13545 1.60503 7.5044 4.35994 6.13616 6.23623" koffice:nodeTypes="ccccc"/>
          <draw:path draw:style-name="gr42" draw:id="shape680" draw:name="path1079" draw:layer="" svg:width="6.93374351530pt" svg:height="6.23623083900pt" draw:transform="matrix(-0.08330008106 -0.27622215485 0.31736749540 -0.11644252851 102.05332392433pt 381.41759981747pt)" svg:viewBox="0 0 7 6" svg:d="M2.17763 3.07027C2.77306 3.54648 1.74903 4.01846 1.28697 3.9497C0.03477 3.76337 -0.247639 2.36384 0.198373 1.48728C0.996173 -0.0806805 3.29208 -0.36737 4.84963 0.431971C7.13545 1.60503 7.5044 4.35994 6.13616 6.23623" koffice:nodeTypes="ccccc"/>
          <draw:path draw:style-name="gr42" draw:id="shape681" draw:name="path1082" draw:layer="" svg:width="6.93374351530pt" svg:height="6.23623083900pt" draw:transform="matrix(0.27622215485 0.08330008106 0.11644252851 -0.31736749540 81.59536063744pt 371.56066613381pt)" svg:viewBox="0 0 7 6" svg:d="M2.17763 3.07027C2.77306 3.54648 1.74903 4.01846 1.28697 3.9497C0.03477 3.76337 -0.247639 2.36384 0.198373 1.48728C0.996173 -0.0806805 3.29208 -0.36737 4.84963 0.431971C7.13545 1.60503 7.5044 4.35994 6.13616 6.23623" koffice:nodeTypes="ccccc"/>
          <draw:path draw:style-name="gr42" draw:id="shape682" draw:name="path1083" draw:layer="" svg:width="6.93374351530pt" svg:height="6.23623083900pt" draw:transform="matrix(-0.27622215485 0.08330008106 -0.11644252851 -0.31736749540 87.08173129504pt 371.56658948945pt)" svg:viewBox="0 0 7 6" svg:d="M2.17763 3.07027C2.77306 3.54648 1.74903 4.01846 1.28697 3.9497C0.03477 3.76337 -0.247639 2.36384 0.198373 1.48728C0.996173 -0.0806805 3.29208 -0.36737 4.84963 0.431971C7.13545 1.60503 7.5044 4.35994 6.13616 6.23623" koffice:nodeTypes="ccccc"/>
          <draw:path draw:style-name="gr43" draw:id="shape683" draw:name="path1084" draw:layer="" svg:width="7.86324966853pt" svg:height="6.56625415030pt" draw:transform="matrix(-0.41662708646 -0.02697018939 0.02939009420 -0.43974899778 89.94386676435pt 412.20663930001pt)" svg:viewBox="0 0 8 7" svg:d="M3.19683 3.51958C3.20839 3.52896 3.17885 3.54223 3.17344 3.54307C3.11072 3.5529 3.08489 3.47734 3.09273 3.43492C3.11637 3.30721 3.29102 3.27172 3.40767 3.30798C3.65402 3.38455 3.71058 3.66374 3.6133 3.85807C3.44198 4.20028 2.95348 4.26957 2.61121 4.10726C2.07179 3.85146 1.97234 3.20751 2.25985 2.75788C2.68037 2.10017 3.66285 1.98762 4.34468 2.36764C5.28989 2.89446 5.44212 4.06596 4.86263 4.87364C4.09112 5.94894 2.43447 6.11354 1.29941 5.42373C-0.164798 4.5339 -0.379423 2.67212 0.594062 1.40379C1.81847 -0.191452 4.32945 -0.41671 6.03129 0.675037C8.12784 2.02 8.41439 4.73474 6.94486 6.56625" koffice:nodeTypes="ccccccccccccc"/>
          <draw:path draw:style-name="gr44" draw:id="shape684" draw:name="path1085" draw:layer="" svg:width="6.93374351530pt" svg:height="6.23623083900pt" draw:transform="matrix(-0.39794075044 -0.03777605025 0.05192117972 -0.42072658074 101.42579109427pt 401.40403207300pt)" svg:viewBox="0 0 7 6" svg:d="M2.17763 3.07027C2.77306 3.54648 1.74903 4.01846 1.28697 3.9497C0.03477 3.76337 -0.247639 2.36384 0.198373 1.48728C0.996173 -0.0806805 3.29208 -0.36737 4.84963 0.431971C7.13545 1.60503 7.5044 4.35994 6.13616 6.23623" koffice:nodeTypes="ccccc"/>
          <draw:path draw:style-name="gr43" draw:id="shape685" draw:name="path1087" draw:layer="" svg:width="7.86324966853pt" svg:height="6.56625415030pt" draw:transform="matrix(0.26118759073 0.32570936179 -0.34440842377 0.27500161965 95.82999211690pt 367.31039406478pt)" svg:viewBox="0 0 8 7" svg:d="M3.19683 3.51958C3.20839 3.52896 3.17885 3.54223 3.17344 3.54307C3.11072 3.5529 3.08489 3.47734 3.09273 3.43492C3.11637 3.30721 3.29102 3.27172 3.40767 3.30798C3.65402 3.38455 3.71058 3.66374 3.6133 3.85807C3.44198 4.20028 2.95348 4.26957 2.61121 4.10726C2.07179 3.85146 1.97234 3.20751 2.25985 2.75788C2.68037 2.10017 3.66285 1.98762 4.34468 2.36764C5.28989 2.89446 5.44212 4.06596 4.86263 4.87364C4.09112 5.94894 2.43447 6.11354 1.29941 5.42373C-0.164798 4.5339 -0.379423 2.67212 0.594062 1.40379C1.81847 -0.191452 4.32945 -0.41671 6.03129 0.675037C8.12784 2.02 8.41439 4.73474 6.94486 6.56625" koffice:nodeTypes="ccccccccccccc"/>
          <draw:path draw:style-name="gr43" draw:id="shape686" draw:name="path1088" draw:layer="" svg:width="7.86324966853pt" svg:height="6.56625415030pt" draw:transform="matrix(-0.26118759073 0.32570936179 0.34440842377 0.27500161965 72.87993741845pt 367.31039406478pt)" svg:viewBox="0 0 8 7" svg:d="M3.19683 3.51958C3.20839 3.52896 3.17885 3.54223 3.17344 3.54307C3.11072 3.5529 3.08489 3.47734 3.09273 3.43492C3.11637 3.30721 3.29102 3.27172 3.40767 3.30798C3.65402 3.38455 3.71058 3.66374 3.6133 3.85807C3.44198 4.20028 2.95348 4.26957 2.61121 4.10726C2.07179 3.85146 1.97234 3.20751 2.25985 2.75788C2.68037 2.10017 3.66285 1.98762 4.34468 2.36764C5.28989 2.89446 5.44212 4.06596 4.86263 4.87364C4.09112 5.94894 2.43447 6.11354 1.29941 5.42373C-0.164798 4.5339 -0.379423 2.67212 0.594062 1.40379C1.81847 -0.191452 4.32945 -0.41671 6.03129 0.675037C8.12784 2.02 8.41439 4.73474 6.94486 6.56625" koffice:nodeTypes="ccccccccccccc"/>
          <draw:path draw:style-name="gr45" draw:id="shape687" draw:name="path1090" draw:layer="" svg:width="33.45714974405pt" svg:height="21.99231799512pt" draw:transform="matrix(0.57845270000 0.00000000000 0.00000000000 0.57845270000 84.27766908867pt 399.17007554800pt)" svg:viewBox="0 0 33 22" svg:d="M28.4806 1.09983C30.2226 -1.55294 34.086 0.992659 33.3696 4.49441C32.1254 7.85892 28.1438 11.741 22.669 11.741C17.1943 11.741 13.4142 11.5131 9.47997 12.5175C5.49837 13.5227 1.48043 15.4148 0.620002 17.9206C-1.05291 22.7276 1.12527 22.9737 1.71089 20.2472C2.20859 18.4354 2.8877 17.3379 3.93239 16.5826C5.52194 15.4334 6.49377 15.8819 6.49377 15.8819" koffice:nodeTypes="cccccccc"/>
          <draw:path draw:style-name="gr45" draw:id="shape688" draw:name="path1091" draw:layer="" svg:width="30.53955941558pt" svg:height="19.25229450340pt" draw:transform="matrix(0.57845270000 0.00000000000 0.00000000000 0.57845270000 87.35382553123pt 397.60608919444pt)" svg:viewBox="0 0 31 19" svg:d="M0 19.2523C1.12323 17.0937 4.73025 15.3501 7.49451 15.3501C10.2588 15.3501 14.0282 15.3501 17.0437 15.1072C20.0593 14.8643 24.3314 14.1354 27.0956 11.7058C29.8599 9.27625 30.7142 7.25135 30.511 5.06007C30.3486 2.83055 27.7314 0.316324 25.5878 0.043902C23.5798 -0.216704 21.8489 0.728533 21.1826 1.67345" koffice:nodeTypes="ccccccc"/>
          <draw:path draw:style-name="gr45" draw:id="shape689" draw:name="path1092" draw:layer="" svg:width="4.22485965865pt" svg:height="12.70529419303pt" draw:transform="matrix(0.57845270000 0.00000000000 0.00000000000 0.57845270000 101.49679092816pt 388.08640911513pt)" svg:viewBox="0 0 4 13" svg:d="M4.22486 12.7053C1.37888 11.1925 0.0969882 8.75532 0.00610039 5.89998C-0.117343 1.9854 1.66888 0.389955 2.08327 0" koffice:nodeTypes="ccc"/>
          <draw:path draw:style-name="gr45" draw:id="shape690" draw:name="path1093" draw:layer="" svg:width="8.87692301828pt" svg:height="18.72459289685pt" draw:transform="matrix(0.57845270000 0.00000000000 0.00000000000 0.57845270000 100.38421100976pt 386.91275172494pt)" svg:viewBox="0 0 9 19" svg:d="M8.87692 18.7246C3.73065 18.0989 -1.01386 13.6757 0.188499 6.29744C0.71338 3.54036 2.74731 0.0313604 4.84685 0.0313604C5.66692 0.125362 7.43841 0.188003 8.45534 0" koffice:nodeTypes="cccc"/>
          <draw:path draw:style-name="gr45" draw:id="shape691" draw:name="path1094" draw:layer="" svg:width="5.47942082949pt" svg:height="12.00819192432pt" draw:transform="matrix(0.57845270000 0.00000000000 0.00000000000 0.57845270000 103.03267027419pt 379.13981902060pt)" svg:viewBox="0 0 5 12" svg:d="M0.87092 0C4.00494 0.489845 5.15691 3.08365 5.44403 5.8128C5.67571 8.31868 4.87062 12.8595 0 11.8692" koffice:nodeTypes="ccc"/>
          <draw:path draw:style-name="gr45" draw:id="shape692" draw:name="path1095" draw:layer="" svg:width="0.34799593673pt" svg:height="5.09912000000pt" draw:transform="matrix(0.57845270000 0.00000000000 0.00000000000 0.57845270000 101.52064603359pt 377.53099860564pt)" svg:viewBox="0 0 0 5" svg:d="M0.347996 5.09912C-0.389394 3.25537 0.274281 0 0.274281 0" koffice:nodeTypes="cc"/>
          <draw:path draw:style-name="gr45" draw:id="shape693" draw:name="path1096" draw:layer="" svg:width="6.95347577011pt" svg:height="7.76066310797pt" draw:transform="matrix(0.57845270000 0.00000000000 0.00000000000 0.57845270000 99.34543192949pt 378.08833084065pt)" svg:viewBox="0 0 7 8" svg:d="M6.95348 7.36418C3.32335 8.37483 1.36866 7.36418 0.530951 5.34286C-0.516222 2.87938 0.214538 1.26333 0.773018 0" koffice:nodeTypes="ccc"/>
          <draw:path draw:style-name="gr45" draw:id="shape694" draw:name="path1097" draw:layer="" svg:width="9.03819504166pt" svg:height="4.24239038965pt" draw:transform="matrix(0.57845270000 0.00000000000 0.00000000000 0.57845270000 98.89733506000pt 381.50786091814pt)" svg:viewBox="0 0 9 4" svg:d="M9.0382 2.34747C6.83971 5.31266 2.68703 4.32428 1.46566 2.59457C0.244275 0.864856 0 0 0 0" koffice:nodeTypes="ccc"/>
          <draw:path draw:style-name="gr45" draw:id="shape695" draw:name="path1098" draw:layer="" svg:width="2.38303483409pt" svg:height="19.00000800000pt" draw:transform="matrix(0.57845270000 0.00000000000 0.00000000000 0.57845270000 98.89733506000pt 383.56859634807pt)" svg:viewBox="0 0 2 19" svg:d="M0 0C0.772883 1.25002 1.80339 2.31249 2.31865 3.81249C0.515256 5.31249 0.901653 7.43753 1.93216 8.93753C1.15928 10.6875 0.193241 17.125 2.38303 19" koffice:nodeTypes="cccc"/>
          <draw:path draw:style-name="gr45" draw:id="shape696" draw:name="path1099" draw:layer="" svg:width="6.31798810091pt" svg:height="12.67627257167pt" draw:transform="matrix(0.57845270000 0.00000000000 0.00000000000 0.57845270000 99.39683153929pt 369.83034472307pt)" svg:viewBox="0 0 6 13" svg:d="M6.26651 0C6.7477 2.04267 3.74029 5.17051 2.05613 6.95784C0.371956 8.74519 -0.187379 10.6336 0.0532155 12.6763" koffice:nodeTypes="ccc"/>
          <draw:path draw:style-name="gr45" draw:id="shape697" draw:name="path1100" draw:layer="" svg:width="2.35713309613pt" svg:height="6.55421035714pt" draw:transform="matrix(0.57845270000 0.00000000000 0.00000000000 0.57845270000 100.41575025939pt 368.31190638557pt)" svg:viewBox="0 0 2 7" svg:d="M1.76747 0C3.18139 2.31325 1.83815 6.16867 0 6.55421" koffice:nodeTypes="cc"/>
          <draw:path draw:style-name="gr45" draw:id="shape698" draw:name="path1101" draw:layer="" svg:width="1.52143184523pt" svg:height="6.25392825759pt" draw:transform="matrix(0.57845270000 0.00000000000 0.00000000000 0.57845270000 98.57196698530pt 367.62499611814pt)" svg:viewBox="0 0 2 6" svg:d="M0.544856 0C2.24002 2.32105 1.51352 4.70656 0 6.25393" koffice:nodeTypes="cc"/>
          <draw:path draw:style-name="gr45" draw:id="shape699" draw:name="path1102" draw:layer="" svg:width="1.23799200434pt" svg:height="5.08368391667pt" draw:transform="matrix(0.57845270000 0.00000000000 0.00000000000 0.57845270000 97.12583523530pt 367.44422733557pt)" svg:viewBox="0 0 1 5" svg:d="M0 0C1.76047 1.61754 1.46706 4.21714 0.219989 5.08368" koffice:nodeTypes="cc"/>
          <draw:path draw:style-name="gr45" draw:id="shape700" draw:name="path1103" draw:layer="" svg:width="37.75063321492pt" svg:height="10.32756591144pt" draw:transform="matrix(0.57845270000 0.00000000000 0.00000000000 0.57845270000 73.33694480970pt 365.41075456969pt)" svg:viewBox="0 0 38 10" svg:d="M37.7506 9.73137C34.1435 10.6852 26.4425 9.52999 25.0635 9.44997C23.5822 9.36731 23.6459 8.2565 24.8253 7.31469C26.4727 6.04443 27.1934 4.0135 27.4268 2.87603C27.8767 0.577437 26.3695 -0.462239 24.5659 0.193495C22.327 1.62418 17.3516 2.33952 14.8639 0.908836C12.3763 -0.521847 9.12555 -0.154051 10.1373 2.81641C10.6521 4.49376 11.7483 6.53186 12.7276 7.3367C14.332 8.60891 14.3339 9.24333 12.625 9.63956C11.327 9.95074 9.39104 9.96983 6.71675 10.3276C2.73646 10.3276 0 9.73137 0 9.73137" koffice:nodeTypes="ccccccccccc"/>
          <draw:path draw:style-name="gr45" draw:id="shape701" draw:name="path1104" draw:layer="" svg:width="12.68871774792pt" svg:height="2.72431545523pt" draw:transform="matrix(0.57845270000 0.00000000000 0.00000000000 0.57845270000 80.62752766424pt 366.92875014527pt)" svg:viewBox="0 0 13 3" svg:d="M12.6027 1.11045C13.0938 -0.305107 11.3752 -0.433794 10.1478 1.11045C8.9203 2.6547 4.25586 3.42681 2.78288 1.88257C1.3099 0.338329 -0.531366 0.0809548 0.143769 1.23914" koffice:nodeTypes="cccc"/>
          <draw:path draw:style-name="gr45" draw:id="shape702" draw:name="path1105" draw:layer="" svg:width="51.10413401686pt" svg:height="53.25618554121pt" draw:transform="matrix(0.57845270000 0.00000000000 0.00000000000 0.57845270000 69.39125807847pt 372.18031113064pt)" svg:viewBox="0 0 51 53" svg:d="M0.0085966 43.7038L0.0085966 0.249736L50.8393 0C50.8393 0 50.8393 41.4562 51.0885 44.7027C51.3377 47.9493 48.5968 51.6953 44.1117 51.4456C39.6267 51.1958 29.9713 50.5091 28.1648 51.4456C27.5418 52.0698 26.3584 53.0064 25.86 53.2562C25.4239 52.9441 23.4929 51.5081 22.9323 51.1958C20.8143 50.8211 9.47708 51.9451 7.23455 51.1958C4.99201 50.4466 -0.240574 43.7038 0.0085966 43.7038Z" koffice:nodeTypes="cccccccccc"/>
          <draw:path draw:style-name="gr46" draw:id="shape703" draw:name="path1106" draw:layer="" svg:width="22.01579963836pt" svg:height="22.38329188015pt" draw:transform="matrix(0.57845270000 0.00000000000 0.00000000000 0.57845270000 70.68309637453pt 373.57333629515pt)" svg:viewBox="0 0 22 22" svg:d="M0 0.11615L22.0158 0L21.9763 22.3175L0.266475 22.3833L0.177676 0.116135L0.177676 0.116166L0 0.116158Z" koffice:nodeTypes="cccccccc"/>
          <draw:path draw:style-name="gr47" draw:id="shape704" draw:name="path1107" draw:layer="" svg:width="22.22160481644pt" svg:height="21.68480724973pt" draw:transform="matrix(0.57845270000 0.00000000000 0.00000000000 0.57845270000 70.84237911000pt 387.50929842539pt)" svg:viewBox="0 0 22 22" svg:d="M0 0.0656852L22.1715 0C22.1715 0 22.2216 20.3199 22.2216 21.3091C22.2216 22.2983 21.1861 21.0213 19.4616 21.0213C17.7372 21.0213 9.3613 21.5159 6.8978 21.5159C4.4343 21.5159 0 18.0536 0 15.8278C0 13.602 0 0.312994 0 0.0656852Z" koffice:nodeTypes="ccccccc"/>
          <draw:path draw:style-name="gr42" draw:id="shape705" draw:name="path1108" draw:layer="" svg:width="6.93374351530pt" svg:height="6.23623083900pt" draw:transform="matrix(-0.09992712547 -0.27065107690 -0.32345860233 0.09826349551 105.23682204596pt 388.99989905129pt)" svg:viewBox="0 0 7 6" svg:d="M2.17763 3.07027C2.77306 3.54648 1.74903 4.01846 1.28697 3.9497C0.03477 3.76337 -0.247639 2.36384 0.198373 1.48728C0.996173 -0.0806805 3.29208 -0.36737 4.84963 0.431971C7.13545 1.60503 7.5044 4.35994 6.13616 6.23623" koffice:nodeTypes="ccccc"/>
          <draw:path draw:style-name="gr42" draw:id="shape706" draw:name="path1109" draw:layer="" svg:width="6.93374351530pt" svg:height="6.23623083900pt" draw:transform="matrix(-0.04939299435 0.28424992142 -0.33588723705 -0.03821720720 106.30269619330pt 394.19453162920pt)" svg:viewBox="0 0 7 6" svg:d="M2.17763 3.07027C2.77306 3.54648 1.74903 4.01846 1.28697 3.9497C0.03477 3.76337 -0.247639 2.36384 0.198373 1.48728C0.996173 -0.0806805 3.29208 -0.36737 4.84963 0.431971C7.13545 1.60503 7.5044 4.35994 6.13616 6.23623" koffice:nodeTypes="ccccc"/>
          <draw:path draw:style-name="gr42" draw:id="shape707" draw:name="path1110" draw:layer="" svg:width="6.93374351530pt" svg:height="6.23623083900pt" draw:transform="matrix(-0.26979265309 0.10222300424 -0.13813392631 -0.30854435637 101.78561127422pt 378.28823824243pt)" svg:viewBox="0 0 7 6" svg:d="M2.17763 3.07027C2.77306 3.54648 1.74903 4.01846 1.28697 3.9497C0.03477 3.76337 -0.247639 2.36384 0.198373 1.48728C0.996173 -0.0806805 3.29208 -0.36737 4.84963 0.431971C7.13545 1.60503 7.5044 4.35994 6.13616 6.23623" koffice:nodeTypes="ccccc"/>
          <draw:path draw:style-name="gr48" draw:id="shape708" draw:name="path1111" draw:layer="" svg:width="6.93374351530pt" svg:height="6.23623083900pt" draw:transform="matrix(0.07937412259 0.27741897349 -0.30241102239 0.11694693926 66.40917692554pt 384.93889112295pt)" svg:viewBox="0 0 7 6" svg:d="M2.17763 3.07027C2.77306 3.54648 1.74903 4.01846 1.28697 3.9497C0.03477 3.76337 -0.247639 2.36384 0.198373 1.48728C0.996173 -0.0806805 3.29208 -0.36737 4.84963 0.431971C7.13545 1.60503 7.5044 4.35994 6.13616 6.23623" koffice:nodeTypes="ccccc"/>
          <draw:path draw:style-name="gr48" draw:id="shape709" draw:name="path1113" draw:layer="" svg:width="6.93374351530pt" svg:height="6.23623083900pt" draw:transform="matrix(0.07937412259 -0.27741897349 -0.30241102239 -0.11694693926 66.40917692554pt 381.63836398721pt)" svg:viewBox="0 0 7 6" svg:d="M2.17763 3.07027C2.77306 3.54648 1.74903 4.01846 1.28697 3.9497C0.03477 3.76337 -0.247639 2.36384 0.198373 1.48728C0.996173 -0.0806805 3.29208 -0.36737 4.84963 0.431971C7.13545 1.60503 7.5044 4.35994 6.13616 6.23623" koffice:nodeTypes="ccccc"/>
          <draw:path draw:style-name="gr49" draw:id="shape710" draw:name="path1116" draw:layer="" svg:width="7.86324966853pt" svg:height="6.56625415030pt" draw:transform="matrix(0.39699266646 -0.02708705419 -0.02800502970 -0.44165442098 77.94802399204pt 412.56078505927pt)" svg:viewBox="0 0 8 7" svg:d="M3.19683 3.51958C3.20839 3.52896 3.17885 3.54223 3.17344 3.54307C3.11072 3.5529 3.08489 3.47734 3.09273 3.43492C3.11637 3.30721 3.29102 3.27172 3.40767 3.30798C3.65402 3.38455 3.71058 3.66374 3.6133 3.85807C3.44198 4.20028 2.95348 4.26957 2.61121 4.10726C2.07179 3.85146 1.97234 3.20751 2.25985 2.75788C2.68037 2.10017 3.66285 1.98762 4.34468 2.36764C5.28989 2.89446 5.44212 4.06596 4.86263 4.87364C4.09112 5.94894 2.43447 6.11354 1.29941 5.42373C-0.164798 4.5339 -0.379423 2.67212 0.594062 1.40379C1.81847 -0.191452 4.32945 -0.41671 6.03129 0.675037C8.12784 2.02 8.41439 4.73474 6.94486 6.56625" koffice:nodeTypes="ccccccccccccc"/>
          <draw:path draw:style-name="gr50" draw:id="shape711" draw:name="path1117" draw:layer="" svg:width="6.93374351530pt" svg:height="6.23623083900pt" draw:transform="matrix(0.37918673545 -0.03793972344 -0.04947427852 -0.42254986365 67.00718306715pt 401.71130899383pt)" svg:viewBox="0 0 7 6" svg:d="M2.17763 3.07027C2.77306 3.54648 1.74903 4.01846 1.28697 3.9497C0.03477 3.76337 -0.247639 2.36384 0.198373 1.48728C0.996173 -0.0806805 3.29208 -0.36737 4.84963 0.431971C7.13545 1.60503 7.5044 4.35994 6.13616 6.23623" koffice:nodeTypes="ccccc"/>
          <draw:path draw:style-name="gr51" draw:id="shape712" draw:name="path1119" draw:layer="" svg:width="33.45728889983pt" svg:height="21.99231799512pt" draw:transform="matrix(0.55119195961 0.00000000000 0.00000000000 0.58095913555 64.82070222678pt 399.46772585075pt)" svg:viewBox="0 0 33 22" svg:d="M4.97658 1.09983C3.23463 -1.55294 -0.628815 0.992659 0.0875585 4.49441C1.33181 7.85892 5.31343 11.741 10.7882 11.741C16.2629 11.741 20.043 11.5131 23.9773 12.5175C27.9589 13.5227 31.9768 15.4148 32.8373 17.9206C34.5102 22.7276 32.332 22.9737 31.7464 20.2472C31.2487 18.4354 30.5696 17.3379 29.5249 16.5826C27.9353 15.4334 26.9635 15.8819 26.9635 15.8819" koffice:nodeTypes="cccccccc"/>
          <draw:path draw:style-name="gr51" draw:id="shape713" draw:name="path1120" draw:layer="" svg:width="30.53952842520pt" svg:height="19.25229450340pt" draw:transform="matrix(0.55119195961 0.00000000000 0.00000000000 0.58095913555 63.66968205734pt 397.89696274432pt)" svg:viewBox="0 0 31 19" svg:d="M30.5395 19.2523C29.4164 17.0937 25.8094 15.3501 23.0451 15.3501C20.2808 15.3501 16.5114 15.3501 13.4958 15.1072C10.4803 14.8643 6.20822 14.1354 3.44396 11.7058C0.679707 9.27625 -0.1747 7.25135 0.0285884 5.06007C0.191026 2.83055 2.80813 0.316324 4.95174 0.043902C6.9597 -0.216704 8.69071 0.728533 9.35702 1.67345" koffice:nodeTypes="ccccccc"/>
          <draw:path draw:style-name="gr51" draw:id="shape714" draw:name="path1121" draw:layer="" svg:width="4.22485721992pt" svg:height="12.70529419303pt" draw:transform="matrix(0.55119195961 0.00000000000 0.00000000000 0.58095913555 64.57621700000pt 388.33603389123pt)" svg:viewBox="0 0 4 13" svg:d="M0 12.7053C3.07665 11.7383 4.12787 8.75532 4.21876 5.89998C4.3422 1.9854 2.55596 0.389955 2.14158 0" koffice:nodeTypes="ccc"/>
          <draw:path draw:style-name="gr51" draw:id="shape715" draw:name="path1122" draw:layer="" svg:width="7.15167639642pt" svg:height="17.72763589427pt" draw:transform="matrix(0.55119195961 0.00000000000 0.00000000000 0.58095913555 63.72586891146pt 386.96376193633pt)" svg:viewBox="0 0 7 18" svg:d="M0 17.7276C4.50703 17.1017 8.01652 14.0137 6.96352 6.63331C6.50384 3.87545 4.72255 0.588157 2.88381 0.588157C1.95038 0.459471 0.937 0.633567 0.261614 0" koffice:nodeTypes="cccc"/>
          <draw:path draw:style-name="gr51" draw:id="shape716" draw:name="path1123" draw:layer="" svg:width="6.17810384428pt" svg:height="11.96401540728pt" draw:transform="matrix(0.55119195961 0.00000000000 0.00000000000 0.58095913555 62.14464571091pt 379.35068751717pt)" svg:viewBox="0 0 6 12" svg:d="M5.30819 0C2.17779 0.488462 0.309253 2.61213 0.0224698 5.33381C-0.208952 7.83281 1.3131 12.824 6.1781 11.8364" koffice:nodeTypes="ccc"/>
          <draw:path draw:style-name="gr51" draw:id="shape717" draw:name="path1124" draw:layer="" svg:width="0.34799605334pt" svg:height="5.09918000000pt" draw:transform="matrix(0.55119195961 0.00000000000 0.00000000000 0.58095913555 66.59168347182pt 377.73487749265pt)" svg:viewBox="0 0 0 5" svg:d="M0 5.09918C0.73739 3.25542 0.0737154 0 0.0737154 0" koffice:nodeTypes="cc"/>
          <draw:path draw:style-name="gr51" draw:id="shape718" draw:name="path1125" draw:layer="" svg:width="6.95347963266pt" svg:height="7.76053747438pt" draw:transform="matrix(0.55119195961 0.00000000000 0.00000000000 0.58095913555 65.55817649988pt 378.29464323894pt)" svg:viewBox="0 0 7 8" svg:d="M0 7.36405C3.63013 8.3747 5.5848 7.36405 6.42252 5.34277C7.46971 2.87929 6.73894 1.26331 6.18046 0" koffice:nodeTypes="ccc"/>
          <draw:path draw:style-name="gr51" draw:id="shape719" draw:name="path1126" draw:layer="" svg:width="9.03819504166pt" svg:height="4.24225795463pt" draw:transform="matrix(0.55119195961 0.00000000000 0.00000000000 0.58095913555 64.31799459076pt 381.72899478792pt)" svg:viewBox="0 0 9 4" svg:d="M0 2.34737C2.19848 5.31252 6.35117 4.32414 7.57255 2.59447C8.79392 0.864796 9.0382 0 9.0382 0" koffice:nodeTypes="ccc"/>
          <draw:path draw:style-name="gr51" draw:id="shape720" draw:name="path1127" draw:layer="" svg:width="2.38303483409pt" svg:height="19.00000000000pt" draw:transform="matrix(0.55119195961 0.00000000000 0.00000000000 0.58095913555 68.14189983437pt 383.79865008913pt)" svg:viewBox="0 0 2 19" svg:d="M2.38303 0C1.61015 1.25 0.579642 2.31248 0.0643864 3.81248C1.86778 5.31248 1.48138 7.43752 0.450869 8.93752C1.22375 10.6875 2.18979 17.125 0 19" koffice:nodeTypes="cccc"/>
          <draw:path draw:style-name="gr51" draw:id="shape721" draw:name="path1128" draw:layer="" svg:width="6.38974724763pt" svg:height="12.43238031973pt" draw:transform="matrix(0.55119195961 0.00000000000 0.00000000000 0.58095913555 65.44896815636pt 369.74279462881pt)" svg:viewBox="0 0 6 12" svg:d="M0.0577575 0C-0.446586 1.93414 2.46944 5.32539 4.23465 7.01778C5.99988 8.71016 6.58614 10.4982 6.33397 12.4324" koffice:nodeTypes="ccc"/>
          <draw:path draw:style-name="gr51" draw:id="shape722" draw:name="path1129" draw:layer="" svg:width="1.96731458806pt" svg:height="6.30437529755pt" draw:transform="matrix(0.55119195961 0.00000000000 0.00000000000 0.58095913555 66.87181237325pt 368.21777225032pt)" svg:viewBox="0 0 2 6" svg:d="M0.539555 0C-0.695084 2.08013 0.362232 5.95768 1.96731 6.30438" koffice:nodeTypes="cc"/>
          <draw:path draw:style-name="gr51" draw:id="shape723" draw:name="path1130" draw:layer="" svg:width="2.51148457796pt" svg:height="6.52371039502pt" draw:transform="matrix(0.55119195961 0.00000000000 0.00000000000 0.58095913555 68.90138426528pt 367.46337125061pt)" svg:viewBox="0 0 3 7" svg:d="M1.76422 0C-1.17159 2.21802 -0.109741 5.04504 2.51148 6.52371" koffice:nodeTypes="cc"/>
          <draw:path draw:style-name="gr51" draw:id="shape724" draw:name="path1131" draw:layer="" svg:width="1.87684212302pt" svg:height="6.69345667276pt" draw:transform="matrix(0.55119195961 0.00000000000 0.00000000000 0.58095913555 70.65990166660pt 367.21730019915pt)" svg:viewBox="0 0 2 7" svg:d="M1.87684 0C-0.14573 1.8996 -0.597774 5.67581 0.834968 6.69346" koffice:nodeTypes="cc"/>
          <draw:path draw:style-name="gr48" draw:id="shape725" draw:name="path1134" draw:layer="" svg:width="6.93374351530pt" svg:height="6.23623083900pt" draw:transform="matrix(0.09521794204 -0.27182360052 0.30821521678 0.09868923669 63.37585550240pt 389.25349715910pt)" svg:viewBox="0 0 7 6" svg:d="M2.17763 3.07027C2.77306 3.54648 1.74903 4.01846 1.28697 3.9497C0.03477 3.76337 -0.247639 2.36384 0.198373 1.48728C0.996173 -0.0806805 3.29208 -0.36737 4.84963 0.431971C7.13545 1.60503 7.5044 4.35994 6.13616 6.23623" koffice:nodeTypes="ccccc"/>
          <draw:path draw:style-name="gr48" draw:id="shape726" draw:name="path1135" draw:layer="" svg:width="6.93374351530pt" svg:height="6.23623083900pt" draw:transform="matrix(0.04706523705 0.28548144722 0.32005787891 -0.03838280664 62.36014216651pt 394.47059324644pt)" svg:viewBox="0 0 7 6" svg:d="M2.17763 3.07027C2.77306 3.54648 1.74903 4.01846 1.28697 3.9497C0.03477 3.76337 -0.247639 2.36384 0.198373 1.48728C0.996173 -0.0806805 3.29208 -0.36737 4.84963 0.431971C7.13545 1.60503 7.5044 4.35994 6.13616 6.23623" koffice:nodeTypes="ccccc"/>
          <draw:path draw:style-name="gr48" draw:id="shape727" draw:name="path1136" draw:layer="" svg:width="6.93374351530pt" svg:height="6.23623083900pt" draw:transform="matrix(0.25707826274 0.10266609901 0.13162401962 -0.30988116056 66.66433885871pt 378.49545506662pt)" svg:viewBox="0 0 7 6" svg:d="M2.17763 3.07027C2.77306 3.54648 1.74903 4.01846 1.28697 3.9497C0.03477 3.76337 -0.247639 2.36384 0.198373 1.48728C0.996173 -0.0806805 3.29208 -0.36737 4.84963 0.431971C7.13545 1.60503 7.5044 4.35994 6.13616 6.23623" koffice:nodeTypes="ccccc"/>
          <draw:path draw:style-name="gr47" draw:id="shape728" draw:name="path1221" draw:layer="" svg:width="22.48395641269pt" svg:height="22.14869801057pt" draw:transform="matrix(0.57845270000 0.00000000000 0.00000000000 0.57845270000 84.80206242856pt 387.47088916611pt)" svg:viewBox="0 0 22 22" svg:d="M22.3917 0L0.0510652 0.117794C0.0510652 0.117794 0 20.8551 0 21.8602C0 22.8652 0.871728 20.9218 2.63086 20.9218C4.39 20.9218 12.9344 21.4243 15.4474 21.4243C17.9605 21.4243 22.484 17.9066 22.484 15.6452C22.484 13.3838 22.484 0.528102 22.3917 0Z" koffice:nodeTypes="ccccccc"/>
          <draw:path draw:style-name="gr47" draw:id="shape729" draw:name="path1222" draw:layer="" svg:width="22.91886922559pt" svg:height="22.48425419062pt" draw:transform="matrix(0.57845270000 0.00000000000 0.00000000000 0.57845270000 84.72524391000pt 373.54963361732pt)" svg:viewBox="0 0 23 22" svg:d="M0 0.0252666L22.9189 0L22.877 22.4843L0 22.459Z" koffice:nodeTypes="ccccc"/>
          <draw:path draw:style-name="gr52" draw:id="shape730" draw:name="path1235" draw:layer="" svg:width="8.43799292849pt" svg:height="5.94696777861pt" draw:transform="matrix(0.57845270000 0.00000000000 0.00000000000 0.57845270000 71.48688158451pt 382.69713501198pt)" svg:viewBox="0 0 8 6" svg:d="M1.78376 3.98667C-1.17071 3.72399 -0.0130544 -0.374857 2.06864 0.027811C4.15018 0.43047 3.3767 3.31641 3.92747 4.46146C4.56356 5.90534 6.57774 6.60355 7.73634 5.12687C8.73354 3.79752 8.37542 2.07454 8.37542 1.34164" koffice:nodeTypes="ccccc"/>
          <draw:path draw:style-name="gr53" draw:id="shape731" draw:name="path1231" draw:layer="" svg:width="19.05720878968pt" svg:height="20.86369587569pt" draw:transform="matrix(0.57845270000 0.00000000000 0.00000000000 0.57845270000 72.14010118424pt 374.19274213224pt)" svg:viewBox="0 0 19 21" svg:d="M16.9492 4.0685C20.3106 3.41525 19.0519 0.414676 17.3036 0.0541267C15.684 -0.238395 14.2158 0.672226 14.63 2.36283C14.8072 3.18388 15.0581 4.55637 14.1144 5.16333C13.0513 5.89322 0.298432 20.6178 0 20.8637" koffice:nodeTypes="ccccc"/>
          <draw:path draw:style-name="gr15" draw:id="shape732" draw:name="path1233" draw:layer="" svg:width="12.45388031676pt" svg:height="15.47119588767pt" draw:transform="matrix(0.57845270000 0.00000000000 0.00000000000 0.57845270000 73.65063555914pt 374.39531013601pt)" svg:viewBox="0 0 12 15" svg:d="M6.20318 0C5.85722 0.236056 0.660653 6.71956 0.379606 6.94818C0.09856 7.17678 -0.135697 8.16512 0.0912781 8.51178C0.318254 8.85841 3.23376 15.4712 3.23376 15.4712L9.05386 15.4084C9.28447 15.2313 12.0882 8.72276 12.3116 8.34217C12.5928 7.98227 12.416 7.0662 12.1386 6.83386C11.9188 6.54252 6.48431 0.177033 6.20318 0Z" koffice:nodeTypes="cccccccc"/>
          <draw:path draw:style-name="gr52" draw:id="shape733" draw:name="path1230" draw:layer="" svg:width="8.43798268461pt" svg:height="5.94708775630pt" draw:transform="matrix(0.57845270000 0.00000000000 0.00000000000 0.57845270000 78.20422429282pt 382.73159203874pt)" svg:viewBox="0 0 8 6" svg:d="M6.65423 3.98677C9.60869 3.72399 8.45103 -0.374863 6.36935 0.0278119C4.28782 0.430477 5.06129 3.31646 4.51052 4.46148C3.87442 5.90547 1.86025 6.60369 0.701654 5.12699C-0.295545 3.79761 0.0625766 1.79972 0.0625766 1.15842" koffice:nodeTypes="ccccc"/>
          <draw:path draw:style-name="gr54" draw:id="shape734" draw:name="path1232" draw:layer="" svg:width="3.58017889128pt" svg:height="11.20759768264pt" draw:transform="matrix(0.57845270000 0.00000000000 0.00000000000 0.57845270000 77.68084433608pt 376.11783865954pt)" svg:viewBox="0 0 4 11" svg:d="M0.00140284 0C0.00140284 0 0.00140284 9.76121 0.00140284 10.8458C-0.0533677 11.3824 1.51164 11.5119 1.89525 9.87921C2.2788 9.22083 3.58018 5.06136 3.58018 5.06136Z" koffice:nodeTypes="ccccc"/>
          <draw:path draw:style-name="gr55" draw:id="shape735" draw:name="path1234" draw:layer="" svg:width="3.58019498747pt" svg:height="11.06367064728pt" draw:transform="matrix(0.57845270000 0.00000000000 0.00000000000 0.57845270000 74.80783433526pt 376.10890734985pt)" svg:viewBox="0 0 4 11" svg:d="M3.57879 0C3.57879 0 3.57879 9.63583 3.57879 10.7065C3.63356 11.2362 2.06854 11.3641 1.68493 9.7523C1.30139 9.10244 0 4.99639 0 4.99639Z" koffice:nodeTypes="ccccc"/>
          <draw:path draw:style-name="gr56" draw:id="shape736" draw:name="path958" draw:layer="" svg:width="12.71465917854pt" svg:height="7.40065155392pt" draw:transform="matrix(0.57845270000 0.00000000000 0.00000000000 0.57845270000 86.97751213570pt 393.90517682524pt)" svg:viewBox="0 0 13 7" svg:d="M11.7552 3.71679C11.8734 4.22504 11.9917 4.10777 12.2282 4.22504C12.4647 4.3423 12.3859 4.65502 12.4647 4.96774C12.4787 5.52186 12.6549 6.47623 12.7082 6.78208C12.7616 6.95911 12.4683 7.0557 12.4091 6.8303C12.3302 6.67395 12.3071 6.68776 12.2676 6.92236C12.2282 7.1569 11.9708 7.29945 11.6903 7.30406C11.5395 7.32481 11.8456 6.99594 11.4561 7.18905L11.4236 7.16377C11.2612 7.08333 11.5976 6.92236 11.7946 6.64866C11.9917 6.37503 12.0705 5.78869 11.9129 5.59325C11.7552 5.39779 11.6368 5.16318 11.6368 4.96774C11.6368 4.77229 11.4005 4.73319 11.1638 4.53775C10.9273 4.3423 10.7696 4.30321 10.6908 4.57684C10.612 4.85046 10.7696 5.04592 10.7302 5.35863C10.6908 5.67142 10.3754 5.59325 10.1783 5.86688C9.98122 6.1405 8.99572 6.96146 8.99572 6.96146C8.99572 6.96146 8.75921 6.84419 8.71979 7.03963C8.68038 7.23509 8.26644 7.41446 8.0891 7.37537L8.04968 7.19599L7.73426 7.19599C7.71459 7.05914 7.85251 6.96146 8.01026 6.76593C8.16794 6.57049 8.36503 6.64866 8.60154 6.4923C8.83805 6.33595 9.07456 6.02323 9.31107 5.67142C9.54766 5.31962 9.54766 5.00682 9.4294 4.88955C9.31107 4.77229 9.23223 4.49866 9.23223 4.49866C9.23223 4.49866 8.9563 4.53775 8.91688 4.30321C8.87747 4.06868 7.53717 4.73319 7.34008 4.85046C7.14297 4.96774 6.63054 5.00682 6.63054 5.00682C6.63054 5.00682 6.74879 6.17959 6.78821 6.41413C6.82763 6.64866 6.90646 6.86369 6.63054 6.8246C6.59112 6.60957 6.39395 6.66825 6.43345 6.8832C6.43345 7.19599 6.19686 7.39144 6.19686 7.39144L5.68442 7.40065L5.68442 7.11782L5.46412 7.21207C5.4247 7.1534 5.46726 7.02006 5.645 6.84419C5.92093 6.60957 6.0786 5.94505 6.0786 5.67142C6.0786 5.39779 5.92093 5.08501 5.92093 5.08501C5.92093 5.08501 4.89606 5.04592 4.7778 4.88955C4.65955 4.73319 3.59516 4.02958 3.47691 3.87323C3.35865 3.71679 2.41254 2.81773 2.29428 2.62229C2.17603 2.42683 1.9001 2.70046 1.70301 2.66137C1.50584 2.62229 1.38766 3.01318 1.15107 3.09136C0.914562 3.16954 0.599215 3.13045 0.441541 3.05227C0.283867 2.97409 0.323286 2.81773 0.126194 2.66137C-0.0708983 2.50502 -0.0314799 2.42683 0.20503 2.27048C0.441541 2.11404 0.678051 1.56679 0.599215 1.44952C0.520377 1.33225 0.480959 1.17589 0.599215 1.05862C0.71747 0.941354 0.835725 0.589548 0.835725 0.43319C0.835725 0.276754 0.95398 0.0422167 1.11166 0.0422167C1.26941 0.0422167 2.09719 -0.0750519 2.29428 0.0813062C2.49137 0.237664 3.87109 0.784995 4.34412 0.784995C4.81722 0.784995 6.0786 0.667727 6.27569 0.745905C6.47286 0.824085 8.68038 0.824085 8.99572 0.784995C9.31107 0.745905 9.9024 0.511369 10.3754 0.589548C10.8485 0.667727 11.085 0.745905 11.2821 1.01954C11.4792 1.29316 11.7946 1.48862 12.11 1.68406C12.9772 2.23139 12.7801 3.36498 11.7552 3.71679L11.7552 3.71679L11.7552 3.71679L11.7552 3.71679L11.7552 3.71679L11.7552 3.71679Z" koffice:nodeTypes="ccccccccccccccccccccccccccccccccccccccccccccccccccccccccccccccccc"/>
          <draw:path draw:style-name="gr56" draw:id="shape737" draw:name="path956" draw:layer="" svg:width="0.44415183673pt" svg:height="0.77470268082pt" draw:transform="matrix(0.57845270000 0.00000000000 0.00000000000 0.57845270000 87.26039385113pt 393.70962031242pt)" svg:viewBox="0 0 0 1" svg:d="M0.44088 0.381355C0.16032 0.100795 0.36072 -0.0595254 0 0.0206346C0 0.341275 0.08016 0.581755 0.28056 0.742075C0.48096 0.902475 0.44088 0.421435 0.44088 0.381355Z" koffice:nodeTypes="cccc"/>
          <draw:path draw:style-name="gr57" draw:id="shape738" draw:name="path957" draw:layer="" svg:width="2.06028668995pt" svg:height="1.17948331078pt" draw:transform="matrix(0.57845270000 0.00000000000 0.00000000000 0.57845270000 93.40887267309pt 394.84109925156pt)" svg:viewBox="0 0 2 1" svg:d="M1.15895 1.17912C2.39959 0.963335 2.46852 0.369886 0.676481 0.0462133C-1.11569 -0.277458 1.22788 1.20609 1.15895 1.17912Z" koffice:nodeTypes="ccc"/>
          <draw:path draw:style-name="gr56" draw:id="shape739" draw:name="path959" draw:layer="" svg:width="0.33098153272pt" svg:height="0.80504000000pt" draw:transform="matrix(0.57845270000 0.00000000000 0.00000000000 0.57845270000 90.31858838598pt 394.34758113993pt)" svg:viewBox="0 0 0 1" svg:d="M0.284506 0C0.0365067 0.23312 -0.195654 0.54336 0.259706 0.72128C0.312426 0.74192 0.336426 0.74872 0.329946 0.80504" koffice:nodeTypes="ccc"/>
          <draw:path draw:style-name="gr56" draw:id="shape740" draw:name="path960" draw:layer="" svg:width="0.48104000000pt" svg:height="0.57096000000pt" draw:transform="matrix(0.57845270000 0.00000000000 0.00000000000 0.57845270000 93.10313633086pt 394.25484360306pt)" svg:viewBox="0 0 0 1" svg:d="M0 0C0 0.1548 0.34992 0.46992 0.48104 0.57096" koffice:nodeTypes="cc"/>
          <draw:path draw:style-name="gr56" draw:id="shape741" draw:name="path961" draw:layer="" svg:width="0.19648013683pt" svg:height="1.65392000000pt" draw:transform="matrix(0.57845270000 0.00000000000 0.00000000000 0.57845270000 92.98263306439pt 394.69534690317pt)" svg:viewBox="0 0 0 2" svg:d="M0.16824 0C0.16824 0.28856 0.12176 0.48368 0.16784 0.74344C0.21488 1.00824 0.21016 1.2816 0.1068 1.51472C0.06568 1.53712 0.04288 1.61336 0 1.65392" koffice:nodeTypes="cccc"/>
          <draw:path draw:style-name="gr56" draw:id="shape742" draw:name="path963" draw:layer="" svg:width="1.31937721649pt" svg:height="2.21831224561pt" draw:transform="matrix(0.57845270000 0.00000000000 0.00000000000 0.57845270000 89.57892482516pt 395.90098115862pt)" svg:viewBox="0 0 1 2" svg:d="M0 0C0 0.412734 0.260102 0.85981 0.47264 1.11481C0.579814 1.24344 0.639703 1.43726 0.796949 1.49701C0.823621 1.50729 1.17049 1.82779 1.19375 1.85895C1.25657 1.94326 1.24772 2.11487 1.31938 2.21831" koffice:nodeTypes="ccccc"/>
          <draw:path draw:style-name="gr56" draw:id="shape743" draw:name="path965" draw:layer="" svg:width="1.69846987895pt" svg:height="1.16662455419pt" draw:transform="matrix(0.57845270000 0.00000000000 0.00000000000 0.57845270000 92.53509577946pt 395.91259648883pt)" svg:viewBox="0 0 2 1" svg:d="M0 0C0.245112 0.219927 0.48572 0.497955 0.768364 0.688786C0.989954 0.838307 1.41793 1.18333 1.69847 1.16599" koffice:nodeTypes="ccc"/>
          <draw:path draw:style-name="gr56" draw:id="shape744" draw:name="path966" draw:layer="" svg:width="1.17265987322pt" svg:height="0.32936000000pt" draw:transform="matrix(0.57845270000 0.00000000000 0.00000000000 0.57845270000 92.17571468600pt 396.24509110079pt)" svg:viewBox="0 0 1 0" svg:d="M0 0.32936C0.28624 0.32936 0.55688 0.25448 0.83456 0.2036C0.88376 0.19464 1.18768 0.04448 1.17208 0" koffice:nodeTypes="ccc"/>
          <draw:path draw:style-name="gr56" draw:id="shape745" draw:name="path971" draw:layer="" svg:width="0.42381594022pt" svg:height="2.26424000000pt" draw:transform="matrix(0.57845270000 0.00000000000 0.00000000000 0.57845270000 89.13107476824pt 394.75536715532pt)" svg:viewBox="0 0 0 2" svg:d="M0.331021 0C0.331021 0.18864 0.460621 0.42456 0.413501 0.61296C0.366381 0.80152 0.294061 0.93224 0.293341 1.1276C0.292701 1.3072 0.0783007 1.85376 0.0087807 2.02984C-0.0203393 2.10384 0.0303807 2.18808 0.0533407 2.26424" koffice:nodeTypes="ccccc"/>
          <draw:path draw:style-name="gr56" draw:id="shape746" draw:name="path972" draw:layer="" svg:width="0.55376000000pt" svg:height="0.49824000000pt" draw:transform="matrix(0.57845270000 0.00000000000 0.00000000000 0.57845270000 88.19207290786pt 395.13589647949pt)" svg:viewBox="0 0 1 0" svg:d="M0.55376 0C0.55376 0.25232 0.20064 0.41808 0 0.49824" koffice:nodeTypes="cc"/>
          <draw:path draw:style-name="gr56" draw:id="shape747" draw:name="path973" draw:layer="" svg:width="0.88150800036pt" svg:height="0.49977672696pt" draw:transform="matrix(0.57845270000 0.00000000000 0.00000000000 0.57845270000 87.77064218946pt 394.57942498209pt)" svg:viewBox="0 0 1 0" svg:d="M0.881508 0C0.626228 0.51048 -0.0160917 -0.03528 0.000308277 0.44232C0.00270828 0.52136 0.494788 0.56016 0.482548 0.27608" koffice:nodeTypes="ccc"/>
          <draw:path draw:style-name="gr56" draw:id="shape748" draw:name="path974" draw:layer="" svg:width="0.32664000000pt" svg:height="0.32336000000pt" draw:transform="matrix(0.57845270000 0.00000000000 0.00000000000 0.57845270000 87.79021024811pt 394.83445320846pt)" svg:viewBox="0 0 0 0" svg:d="M0.32664 0C0.32664 0.18208 0.10328 0.1652 0 0.32336" koffice:nodeTypes="cc"/>
          <draw:path draw:style-name="gr56" draw:id="shape749" draw:name="path975" draw:layer="" svg:width="0.56744000000pt" svg:height="0.13513114980pt" draw:transform="matrix(0.57845270000 0.00000000000 0.00000000000 0.57845270000 87.63134399858pt 394.13887540577pt)" svg:viewBox="0 0 1 0" svg:d="M0 0C0.11608 0.05808 0.3316 -0.0208 0.42048 0.04016C0.46648 0.07168 0.54992 0.17304 0.56744 0.12008" koffice:nodeTypes="ccc"/>
          <draw:path draw:style-name="gr56" draw:id="shape750" draw:name="path976" draw:layer="" svg:width="0.25429980070pt" svg:height="0.00000000000pt" draw:transform="matrix(0.57845270000 0.00000000000 0.00000000000 0.57845270000 87.32994700378pt 394.76490005582pt)" svg:viewBox="0 0 0 0" svg:d="M0 0C0.112 0 0.25768 0 0.25424 0" koffice:nodeTypes="cc"/>
          <draw:path draw:style-name="gr56" draw:id="shape751" draw:name="path977" draw:layer="" svg:width="0.21889027383pt" svg:height="0.64392000000pt" draw:transform="matrix(0.57845270000 0.00000000000 0.00000000000 0.57845270000 87.65452838280pt 395.34302882230pt)" svg:viewBox="0 0 0 1" svg:d="M0 0.64392C0.34136 0.64392 0.17488 0.0528 0.19968 0" koffice:nodeTypes="cc"/>
          <draw:path draw:style-name="gr56" draw:id="shape752" draw:name="path978" draw:layer="" svg:width="0.34228563984pt" svg:height="0.36252249792pt" draw:transform="matrix(0.57845270000 0.00000000000 0.00000000000 0.57845270000 87.27249635525pt 395.36774032165pt)" svg:viewBox="0 0 0 0" svg:d="M0.219559 0C0.133239 0.17264 -0.232921 0.27616 0.228039 0.3624C0.252439 0.3672 0.358999 0.22952 0.340039 0.19848" koffice:nodeTypes="ccc"/>
          <draw:path draw:style-name="gr56" draw:id="shape753" draw:name="path979" draw:layer="" svg:width="0.04008000000pt" svg:height="1.56320000000pt" draw:transform="matrix(0.57845270000 0.00000000000 0.00000000000 0.57845270000 90.85415850947pt 395.94734992705pt)" svg:viewBox="0 0 0 2" svg:d="M0.04008 1.5632L0 0" koffice:nodeTypes="cc"/>
          <draw:path draw:style-name="gr56" draw:id="shape754" draw:name="path980" draw:layer="" svg:width="5.08233742417pt" svg:height="1.54092212508pt" draw:transform="matrix(0.57845270000 0.00000000000 0.00000000000 0.57845270000 90.88598152187pt 395.01289609464pt)" svg:viewBox="0 0 5 2" svg:d="M4.83156 1.19663C4.21122 1.29551 3.16454 1.22959 2.69927 0.899993C2.23407 0.570387 1.53628 -0.0888836 0.993479 0.00999739C0.450749 0.108878 -0.208275 0.0759179 0.0630878 0.240785C0.33445 0.405586 0.722112 0.570387 0.954704 0.504467C1.18731 0.438546 -0.324574 0.405586 0.179386 0.570387C0.683345 0.735188 1.07101 0.801109 1.26492 0.702229C1.45875 0.603348 1.61382 0.537428 2.00147 0.801109C2.38913 1.06479 3.04824 1.49328 3.4359 1.5263C3.82356 1.5592 4.98662 1.5263 4.98662 1.5263L5.08234 1.5263" koffice:nodeTypes="ccccccccccc"/>
          <draw:path draw:style-name="gr56" draw:id="shape755" draw:name="path981" draw:layer="" svg:width="1.16960000000pt" svg:height="0.11807090995pt" draw:transform="matrix(0.57845270000 0.00000000000 0.00000000000 0.57845270000 90.90052727790pt 395.13589647949pt)" svg:viewBox="0 0 1 0" svg:d="M0 0C0.41792 0.20896 0.76104 0.0876 1.1696 0.03504" koffice:nodeTypes="cc"/>
          <draw:path draw:style-name="gr58" draw:id="shape756" draw:name="path982" draw:layer="" svg:width="1.23672116670pt" svg:height="4.04090384937pt" draw:transform="matrix(0.57845270000 0.00000000000 0.00000000000 0.57845270000 88.30373741706pt 394.24656016040pt)" svg:viewBox="0 0 1 4" svg:d="M0.86027 0.101523C1.00001 1.22997 0.503074 2.57611 0.363331 2.66292C0.223589 2.7497 0.111794 2.44592 0.111794 2.44592C0.111794 2.44592 0.111794 2.79311 0.167691 2.9667C0.223589 3.1403 0 3.66117 0 3.87816C0 4.09515 0.642873 4.09515 0.58692 3.87816C0.531078 3.74796 0.447177 3.2705 0.447177 3.22709C0.503074 3.01011 1.42543 2.19947 1.20184 0.159648C1.118 0.203046 0.978255 0 0.838511 0L0.838511 0Z" koffice:nodeTypes="ccccccccccc"/>
          <draw:path draw:style-name="gr56" draw:id="shape757" draw:name="path983" draw:layer="" svg:width="0.60208000000pt" svg:height="0.04952000000pt" draw:transform="matrix(0.57845270000 0.00000000000 0.00000000000 0.57845270000 93.82189851777pt 397.98225397322pt)" svg:viewBox="0 0 1 0" svg:d="M0 0C0.174 0.03296 0.42808 0.04952 0.60208 0.04952" koffice:nodeTypes="cc"/>
          <draw:path draw:style-name="gr56" draw:id="shape758" draw:name="path984" draw:layer="" svg:width="0.23464000000pt" svg:height="0.18819264976pt" draw:transform="matrix(0.57845270000 0.00000000000 0.00000000000 0.57845270000 91.68884261746pt 398.01980541994pt)" svg:viewBox="0 0 0 0" svg:d="M0 0.185003C0.04104 0.218363 0.1752 -0.0214771 0.23464 0.00156294" koffice:nodeTypes="cc"/>
          <draw:path draw:style-name="gr56" draw:id="shape759" draw:name="path985" draw:layer="" svg:width="0.78822370413pt" svg:height="0.16896000000pt" draw:transform="matrix(0.57845270000 0.00000000000 0.00000000000 0.57845270000 91.68884261746pt 397.94129952206pt)" svg:viewBox="0 0 1 0" svg:d="M0 0C0.064 0 0.80944 0.13504 0.78776 0.16896" koffice:nodeTypes="cc"/>
          <draw:path draw:style-name="gr56" draw:id="shape760" draw:name="path986" draw:layer="" svg:width="0.76336000000pt" svg:height="0.21646192440pt" draw:transform="matrix(0.57845270000 0.00000000000 0.00000000000 0.57845270000 90.29768701207pt 397.94009634044pt)" svg:viewBox="0 0 1 0" svg:d="M0 0.1224C0.32064 0.28264 0.53576 0.23576 0.76336 0" koffice:nodeTypes="cc"/>
          <draw:path draw:style-name="gr56" draw:id="shape761" draw:name="path990" draw:layer="" svg:width="0.36072000000pt" svg:height="0.10024000000pt" draw:transform="matrix(0.57845270000 0.00000000000 0.00000000000 0.57845270000 88.45445905258pt 395.90098115862pt)" svg:viewBox="0 0 0 0" svg:d="M0 0L0.36072 0.10024" koffice:nodeTypes="cc"/>
          <draw:path draw:style-name="gr59" draw:id="shape762" draw:name="path991" draw:layer="" svg:width="1.94485992311pt" svg:height="3.15977343349pt" draw:transform="matrix(0.07635575640 0.00000000000 0.00000000000 0.07635575640 88.50082270566pt 396.29505621270pt)" svg:viewBox="0 0 2 3" svg:d="M1.94486 1.57988C1.94533 2.45221 1.50983 3.15977 0.972433 3.15977C0.435041 3.15977 -0.000470085 2.45221 3.80811e-07 1.57988C-0.000470085 0.707564 0.435041 0 0.972433 0C1.50983 0 1.94533 0.707564 1.94486 1.57988Z" koffice:nodeTypes="ccccc"/>
          <draw:path draw:style-name="gr60" draw:id="shape763" draw:name="path992" draw:layer="" svg:width="0.12200000000pt" svg:height="0.20216000000pt" draw:transform="matrix(0.57845270000 0.00000000000 0.00000000000 0.57845270000 87.86318784074pt 394.73014661760pt)" svg:viewBox="0 0 0 0" svg:d="M0 0C0.06016 0.14024 0.122 0.20216 0.122 0.20216" koffice:nodeTypes="cc"/>
          <draw:rect draw:style-name="gr61" draw:id="shape764" draw:name="rect1253" draw:layer="" svg:width="3.95144384000pt" svg:height="21.31783920000pt" draw:transform="matrix(0.57845270000 0.00000000000 0.00000000000 0.57845270000 86.36792925984pt 373.92375599938pt)"/>
          <draw:rect draw:style-name="gr62" draw:id="shape765" draw:name="rect1254" draw:layer="" svg:width="2.42790416000pt" svg:height="20.30174080000pt" draw:transform="matrix(0.57845270000 0.00000000000 0.00000000000 0.57845270000 80.97804120226pt 387.89449239213pt)"/>
          <draw:rect draw:style-name="gr61" draw:id="shape766" draw:name="rect1255" draw:layer="" svg:width="3.95144312000pt" svg:height="21.31782800000pt" draw:transform="matrix(0.57845270000 0.00000000000 0.00000000000 0.57845270000 90.11563637833pt 373.92375229728pt)"/>
          <draw:rect draw:style-name="gr63" draw:id="shape767" draw:name="rect1256" draw:layer="" svg:width="3.95144272000pt" svg:height="21.31782560000pt" draw:transform="matrix(0.57845270000 0.00000000000 0.00000000000 0.57845270000 93.86334812444pt 373.93125135809pt)"/>
          <draw:rect draw:style-name="gr64" draw:id="shape768" draw:name="rect1257" draw:layer="" svg:width="2.42790416000pt" svg:height="20.54298560000pt" draw:transform="matrix(0.57845270000 0.00000000000 0.00000000000 0.57845270000 78.15935225808pt 387.89489036759pt)"/>
          <draw:rect draw:style-name="gr65" draw:id="shape769" draw:name="rect1258" draw:layer="" svg:width="2.42790392000pt" svg:height="20.46238240000pt" draw:transform="matrix(0.57845270000 0.00000000000 0.00000000000 0.57845270000 75.20111275693pt 387.91860230067pt)"/>
          <draw:rect draw:style-name="gr66" draw:id="shape770" draw:name="rect1259" draw:layer="" svg:width="2.42790352000pt" svg:height="20.10064720000pt" draw:transform="matrix(0.57845270000 0.00000000000 0.00000000000 0.57845270000 72.26608540573pt 387.91854214159pt)"/>
          <draw:path draw:style-name="gr67" draw:id="shape771" draw:name="path1260" draw:layer="" svg:width="24.32970480131pt" svg:height="23.84781456285pt" draw:transform="matrix(0.57845270000 0.00000000000 0.00000000000 0.57845270000 70.44606959618pt 387.06139093073pt)" svg:viewBox="0 0 24 24" svg:d="M0 0.07178L24.2747 0C24.2747 0 24.3297 22.1972 24.3297 23.2779C24.3297 24.3585 23.1959 23.5705 21.308 23.5705C19.4198 23.5705 10.2899 23.5039 7.59274 23.5039C4.89552 23.5039 2.29713e-14 19.7216 2.29713e-14 17.2901C2.29713e-14 14.8587 2.29713e-14 0.341921 2.29713e-14 0.07178Z" koffice:nodeTypes="cccccccc"/>
          <draw:path draw:style-name="gr45" draw:id="shape772" draw:name="path1261" draw:layer="" svg:width="22.22160481644pt" svg:height="21.68480724973pt" draw:transform="matrix(0.57845270000 0.00000000000 0.00000000000 0.57845270000 70.84237911000pt 387.50929842539pt)" svg:viewBox="0 0 22 22" svg:d="M0 0.0656852L22.1715 0C22.1715 0 22.2216 20.3199 22.2216 21.3091C22.2216 22.2983 21.1861 21.0213 19.4616 21.0213C17.7372 21.0213 9.3613 21.5159 6.8978 21.5159C4.4343 21.5159 0 18.0536 0 15.8278C0 13.602 0 0.312994 0 0.0656852Z" koffice:nodeTypes="ccccccc"/>
          <draw:rect draw:style-name="gr68" draw:id="shape773" draw:name="rect1262" draw:layer="" svg:width="95.96873600000pt" svg:height="172.87497600000pt" draw:transform="matrix(0.57845270000 0.00000000000 0.00000000000 0.57845270000 0.00000000178pt 338.26852020901pt)"/>
          <draw:path draw:style-name="gr56" draw:id="shape774" draw:name="path794" draw:layer="" svg:width="2.49079940185pt" svg:height="2.22387233253pt" draw:transform="matrix(0.57845270000 0.00000000000 0.00000000000 0.57845270000 88.93233371714pt 396.34348914714pt)" svg:viewBox="0 0 2 2" svg:d="M1.538 0.60967C0.946472 0.712865 0.863382 1.06884 1.13934 1.11758C1.4153 1.16631 2.38531 1.19199 1.98881 1.44966C1.80754 1.56325 2.62882 1.3988 2.47038 1.82594C2.39455 2.06734 2.2909 2.15993 2.13397 2.04125L2.10086 2.22387C1.86007 2.2175 1.75595 2.1629 1.59365 2.06147C1.21224 1.88486 0.88215 1.47257 0.652215 1.43198C0.274963 1.36372 0.235635 1.21278 0.00032333 0.880001C-0.0140122 0.491905 0.452837 -0.0461386 0.507539 0.00316021C0.728609 0.251846 1.35607 0.340471 1.538 0.60967Z" koffice:nodeTypes="cccccccccccc"/>
          <draw:path draw:style-name="gr56" draw:id="shape775" draw:name="path988" draw:layer="" svg:width="0.31728000000pt" svg:height="0.08341500426pt" draw:transform="matrix(0.57845270000 0.00000000000 0.00000000000 0.57845270000 89.83760887260pt 397.65639131406pt)" svg:viewBox="0 0 0 0" svg:d="M0 0.009095C0.17248 -0.031705 0.1904 0.077655 0.31728 0.083415" koffice:nodeTypes="cc"/>
          <draw:path draw:style-name="gr56" draw:id="shape776" draw:name="path987" draw:layer="" svg:width="0.28296000000pt" svg:height="0.67680000000pt" draw:transform="matrix(0.57845270000 0.00000000000 0.00000000000 0.57845270000 89.79910706089pt 397.33253590058pt)" svg:viewBox="0 0 0 1" svg:d="M0 0.6768C0.16232 0.482 0.22632 0.2404 0.28296 0" koffice:nodeTypes="cc"/>
          <draw:path draw:style-name="gr56" draw:id="shape777" draw:name="path795" draw:layer="" svg:width="0.44423200000pt" svg:height="0.77467758788pt" draw:transform="matrix(0.57845270000 0.00000000000 0.00000000000 0.57845270000 88.38111597228pt 393.74576203712pt)" svg:viewBox="0 0 0 1" svg:d="M0.00327184 0.381355C0.283912 0.100795 0.0834318 -0.0595254 0.444232 0.0206346C0.444232 0.341275 0.364072 0.581755 0.163592 0.742075C-0.0368082 0.902395 0.00327184 0.421435 0.00327184 0.381355Z" koffice:nodeTypes="cccc"/>
          <draw:path draw:style-name="gr56" draw:id="shape778" draw:name="path796" draw:layer="" svg:width="12.71465917854pt" svg:height="7.40065155392pt" draw:transform="matrix(0.57845270000 0.00000000000 0.00000000000 0.57845270000 86.95367988446pt 388.94408881274pt)" svg:viewBox="0 0 13 7" svg:d="M11.7552 3.71679C11.8734 4.22504 11.9917 4.10777 12.2282 4.22504C12.4647 4.3423 12.3859 4.65502 12.4647 4.96774C12.4787 5.52186 12.6549 6.47623 12.7082 6.78208C12.7616 6.95911 12.4683 7.0557 12.4091 6.8303C12.3302 6.67395 12.3071 6.68776 12.2676 6.92236C12.2282 7.1569 11.9708 7.29945 11.6903 7.30406C11.5395 7.32481 11.8456 6.99594 11.4561 7.18905L11.4236 7.16377C11.2612 7.08333 11.5976 6.92236 11.7946 6.64866C11.9917 6.37503 12.0705 5.78869 11.9129 5.59325C11.7552 5.39779 11.6368 5.16318 11.6368 4.96774C11.6368 4.77229 11.4005 4.73319 11.1638 4.53775C10.9273 4.3423 10.7696 4.30321 10.6908 4.57684C10.612 4.85046 10.7696 5.04592 10.7302 5.35863C10.6908 5.67142 10.3754 5.59325 10.1783 5.86688C9.98122 6.1405 8.99572 6.96146 8.99572 6.96146C8.99572 6.96146 8.75921 6.84419 8.71979 7.03963C8.68038 7.23509 8.26644 7.41446 8.0891 7.37537L8.04968 7.19599L7.73426 7.19599C7.71459 7.05914 7.85251 6.96146 8.01026 6.76593C8.16794 6.57049 8.36503 6.64866 8.60154 6.4923C8.83805 6.33595 9.07456 6.02323 9.31107 5.67142C9.54766 5.31962 9.54766 5.00682 9.4294 4.88955C9.31107 4.77229 9.23223 4.49866 9.23223 4.49866C9.23223 4.49866 8.9563 4.53775 8.91688 4.30321C8.87747 4.06868 7.53717 4.73319 7.34008 4.85046C7.14297 4.96774 6.63054 5.00682 6.63054 5.00682C6.63054 5.00682 6.74879 6.17959 6.78821 6.41413C6.82763 6.64866 6.90646 6.86369 6.63054 6.8246C6.59112 6.60957 6.39395 6.66825 6.43345 6.8832C6.43345 7.19599 6.19686 7.39144 6.19686 7.39144L5.68442 7.40065L5.68442 7.11782L5.46412 7.21207C5.4247 7.1534 5.46726 7.02006 5.645 6.84419C5.92093 6.60957 6.0786 5.94505 6.0786 5.67142C6.0786 5.39779 5.92093 5.08501 5.92093 5.08501C5.92093 5.08501 4.89606 5.04592 4.7778 4.88955C4.65955 4.73319 3.59516 4.02958 3.47691 3.87323C3.35865 3.71679 2.41254 2.81773 2.29428 2.62229C2.17603 2.42683 1.9001 2.70046 1.70301 2.66137C1.50584 2.62229 1.38766 3.01318 1.15107 3.09136C0.914562 3.16954 0.599215 3.13045 0.441541 3.05227C0.283867 2.97409 0.323286 2.81773 0.126194 2.66137C-0.0708983 2.50502 -0.0314799 2.42683 0.20503 2.27048C0.441541 2.11404 0.678051 1.56679 0.599215 1.44952C0.520377 1.33225 0.480959 1.17589 0.599215 1.05862C0.71747 0.941354 0.835725 0.589548 0.835725 0.43319C0.835725 0.276754 0.95398 0.0422167 1.11166 0.0422167C1.26941 0.0422167 2.09719 -0.0750519 2.29428 0.0813062C2.49137 0.237664 3.87109 0.784995 4.34412 0.784995C4.81722 0.784995 6.0786 0.667727 6.27569 0.745905C6.47286 0.824085 8.68038 0.824085 8.99572 0.784995C9.31107 0.745905 9.9024 0.511369 10.3754 0.589548C10.8485 0.667727 11.085 0.745905 11.2821 1.01954C11.4792 1.29316 11.7946 1.48862 12.11 1.68406C12.9772 2.23139 12.7801 3.36498 11.7552 3.71679L11.7552 3.71679L11.7552 3.71679L11.7552 3.71679L11.7552 3.71679L11.7552 3.71679Z" koffice:nodeTypes="ccccccccccccccccccccccccccccccccccccccccccccccccccccccccccccccccc"/>
          <draw:path draw:style-name="gr56" draw:id="shape779" draw:name="path797" draw:layer="" svg:width="0.44415183673pt" svg:height="0.77470268082pt" draw:transform="matrix(0.57845270000 0.00000000000 0.00000000000 0.57845270000 87.23656159989pt 388.74853229993pt)" svg:viewBox="0 0 0 1" svg:d="M0.44088 0.381355C0.16032 0.100795 0.36072 -0.0595254 0 0.0206346C0 0.341275 0.08016 0.581755 0.28056 0.742075C0.48096 0.902475 0.44088 0.421435 0.44088 0.381355Z" koffice:nodeTypes="cccc"/>
          <draw:path draw:style-name="gr57" draw:id="shape780" draw:name="path798" draw:layer="" svg:width="2.06028668995pt" svg:height="1.17948331078pt" draw:transform="matrix(0.57845270000 0.00000000000 0.00000000000 0.57845270000 93.38504042185pt 389.88001123906pt)" svg:viewBox="0 0 2 1" svg:d="M1.15895 1.17912C2.39959 0.963335 2.46852 0.369886 0.676481 0.0462133C-1.11569 -0.277458 1.22788 1.20609 1.15895 1.17912Z" koffice:nodeTypes="ccc"/>
          <draw:path draw:style-name="gr56" draw:id="shape781" draw:name="path799" draw:layer="" svg:width="0.33098153272pt" svg:height="0.80504000000pt" draw:transform="matrix(0.57845270000 0.00000000000 0.00000000000 0.57845270000 90.29475613474pt 389.38649312743pt)" svg:viewBox="0 0 0 1" svg:d="M0.284506 0C0.0365067 0.23312 -0.195654 0.54336 0.259706 0.72128C0.312426 0.74192 0.336426 0.74872 0.329946 0.80504" koffice:nodeTypes="ccc"/>
          <draw:path draw:style-name="gr56" draw:id="shape782" draw:name="path800" draw:layer="" svg:width="0.48104000000pt" svg:height="0.57096000000pt" draw:transform="matrix(0.57845270000 0.00000000000 0.00000000000 0.57845270000 93.07930407962pt 389.29375559057pt)" svg:viewBox="0 0 0 1" svg:d="M0 0C0 0.1548 0.34992 0.46992 0.48104 0.57096" koffice:nodeTypes="cc"/>
          <draw:path draw:style-name="gr56" draw:id="shape783" draw:name="path801" draw:layer="" svg:width="0.19648013683pt" svg:height="1.65392000000pt" draw:transform="matrix(0.57845270000 0.00000000000 0.00000000000 0.57845270000 92.95880081315pt 389.73425889067pt)" svg:viewBox="0 0 0 2" svg:d="M0.16824 0C0.16824 0.28856 0.12176 0.48368 0.16784 0.74344C0.21488 1.00824 0.21016 1.2816 0.1068 1.51472C0.06568 1.53712 0.04288 1.61336 0 1.65392" koffice:nodeTypes="cccc"/>
          <draw:path draw:style-name="gr56" draw:id="shape784" draw:name="path802" draw:layer="" svg:width="1.31937721649pt" svg:height="2.21831224561pt" draw:transform="matrix(0.57845270000 0.00000000000 0.00000000000 0.57845270000 89.55509257392pt 390.93989314612pt)" svg:viewBox="0 0 1 2" svg:d="M0 0C0 0.412734 0.260102 0.85981 0.47264 1.11481C0.579814 1.24344 0.639703 1.43726 0.796949 1.49701C0.823621 1.50729 1.17049 1.82779 1.19375 1.85895C1.25657 1.94326 1.24772 2.11487 1.31938 2.21831" koffice:nodeTypes="ccccc"/>
          <draw:path draw:style-name="gr56" draw:id="shape785" draw:name="path803" draw:layer="" svg:width="1.69846987895pt" svg:height="1.16662455419pt" draw:transform="matrix(0.57845270000 0.00000000000 0.00000000000 0.57845270000 92.51126352822pt 390.95150847634pt)" svg:viewBox="0 0 2 1" svg:d="M0 0C0.245112 0.219927 0.48572 0.497955 0.768364 0.688786C0.989954 0.838307 1.41793 1.18333 1.69847 1.16599" koffice:nodeTypes="ccc"/>
          <draw:path draw:style-name="gr56" draw:id="shape786" draw:name="path804" draw:layer="" svg:width="1.17265987322pt" svg:height="0.32936000000pt" draw:transform="matrix(0.57845270000 0.00000000000 0.00000000000 0.57845270000 92.15188243476pt 391.28400308830pt)" svg:viewBox="0 0 1 0" svg:d="M0 0.32936C0.28624 0.32936 0.55688 0.25448 0.83456 0.2036C0.88376 0.19464 1.18768 0.04448 1.17208 0" koffice:nodeTypes="ccc"/>
          <draw:path draw:style-name="gr56" draw:id="shape787" draw:name="path805" draw:layer="" svg:width="0.42381594022pt" svg:height="2.26424000000pt" draw:transform="matrix(0.57845270000 0.00000000000 0.00000000000 0.57845270000 89.10724251700pt 389.79427914282pt)" svg:viewBox="0 0 0 2" svg:d="M0.331021 0C0.331021 0.18864 0.460621 0.42456 0.413501 0.61296C0.366381 0.80152 0.294061 0.93224 0.293341 1.1276C0.292701 1.3072 0.0783007 1.85376 0.0087807 2.02984C-0.0203393 2.10384 0.0303807 2.18808 0.0533407 2.26424" koffice:nodeTypes="ccccc"/>
          <draw:path draw:style-name="gr56" draw:id="shape788" draw:name="path806" draw:layer="" svg:width="0.55376000000pt" svg:height="0.49824000000pt" draw:transform="matrix(0.57845270000 0.00000000000 0.00000000000 0.57845270000 88.16824065662pt 390.17480846699pt)" svg:viewBox="0 0 1 0" svg:d="M0.55376 0C0.55376 0.25232 0.20064 0.41808 0 0.49824" koffice:nodeTypes="cc"/>
          <draw:path draw:style-name="gr56" draw:id="shape789" draw:name="path807" draw:layer="" svg:width="0.88150800036pt" svg:height="0.49977672696pt" draw:transform="matrix(0.57845270000 0.00000000000 0.00000000000 0.57845270000 87.74680993822pt 389.61833696959pt)" svg:viewBox="0 0 1 0" svg:d="M0.881508 0C0.626228 0.51048 -0.0160917 -0.03528 0.000308277 0.44232C0.00270828 0.52136 0.494788 0.56016 0.482548 0.27608" koffice:nodeTypes="ccc"/>
          <draw:path draw:style-name="gr56" draw:id="shape790" draw:name="path808" draw:layer="" svg:width="0.32664000000pt" svg:height="0.32336000000pt" draw:transform="matrix(0.57845270000 0.00000000000 0.00000000000 0.57845270000 87.76637799687pt 389.87336519597pt)" svg:viewBox="0 0 0 0" svg:d="M0.32664 0C0.32664 0.18208 0.10328 0.1652 0 0.32336" koffice:nodeTypes="cc"/>
          <draw:path draw:style-name="gr56" draw:id="shape791" draw:name="path809" draw:layer="" svg:width="0.56744000000pt" svg:height="0.13513114980pt" draw:transform="matrix(0.57845270000 0.00000000000 0.00000000000 0.57845270000 87.60751174734pt 389.17778739327pt)" svg:viewBox="0 0 1 0" svg:d="M0 0C0.11608 0.05808 0.3316 -0.0208 0.42048 0.04016C0.46648 0.07168 0.54992 0.17304 0.56744 0.12008" koffice:nodeTypes="ccc"/>
          <draw:path draw:style-name="gr56" draw:id="shape792" draw:name="path810" draw:layer="" svg:width="0.25429980070pt" svg:height="0.00000000000pt" draw:transform="matrix(0.57845270000 0.00000000000 0.00000000000 0.57845270000 87.30611475254pt 389.80381204332pt)" svg:viewBox="0 0 0 0" svg:d="M0 0C0.112 0 0.25768 0 0.25424 0" koffice:nodeTypes="cc"/>
          <draw:path draw:style-name="gr56" draw:id="shape793" draw:name="path811" draw:layer="" svg:width="0.21889027383pt" svg:height="0.64392000000pt" draw:transform="matrix(0.57845270000 0.00000000000 0.00000000000 0.57845270000 87.63069613156pt 390.38194080981pt)" svg:viewBox="0 0 0 1" svg:d="M0 0.64392C0.34136 0.64392 0.17488 0.0528 0.19968 0" koffice:nodeTypes="cc"/>
          <draw:path draw:style-name="gr56" draw:id="shape794" draw:name="path812" draw:layer="" svg:width="0.34228563984pt" svg:height="0.36252249792pt" draw:transform="matrix(0.57845270000 0.00000000000 0.00000000000 0.57845270000 87.24866410401pt 390.40665230915pt)" svg:viewBox="0 0 0 0" svg:d="M0.219559 0C0.133239 0.17264 -0.232921 0.27616 0.228039 0.3624C0.252439 0.3672 0.358999 0.22952 0.340039 0.19848" koffice:nodeTypes="ccc"/>
          <draw:path draw:style-name="gr56" draw:id="shape795" draw:name="path813" draw:layer="" svg:width="0.04008000000pt" svg:height="1.56320000000pt" draw:transform="matrix(0.57845270000 0.00000000000 0.00000000000 0.57845270000 90.83032625823pt 390.98626191455pt)" svg:viewBox="0 0 0 2" svg:d="M0.04008 1.5632L0 0" koffice:nodeTypes="cc"/>
          <draw:path draw:style-name="gr56" draw:id="shape796" draw:name="path814" draw:layer="" svg:width="5.08233742417pt" svg:height="1.54092212508pt" draw:transform="matrix(0.57845270000 0.00000000000 0.00000000000 0.57845270000 90.86214927063pt 390.05180808215pt)" svg:viewBox="0 0 5 2" svg:d="M4.83156 1.19663C4.21122 1.29551 3.16454 1.22959 2.69927 0.899993C2.23407 0.570387 1.53628 -0.0888836 0.993479 0.00999739C0.450749 0.108878 -0.208275 0.0759179 0.0630878 0.240785C0.33445 0.405586 0.722112 0.570387 0.954704 0.504467C1.18731 0.438546 -0.324574 0.405586 0.179386 0.570387C0.683345 0.735188 1.07101 0.801109 1.26492 0.702229C1.45875 0.603348 1.61382 0.537428 2.00147 0.801109C2.38913 1.06479 3.04824 1.49328 3.4359 1.5263C3.82356 1.5592 4.98662 1.5263 4.98662 1.5263L5.08234 1.5263" koffice:nodeTypes="ccccccccccc"/>
          <draw:path draw:style-name="gr56" draw:id="shape797" draw:name="path815" draw:layer="" svg:width="1.16960000000pt" svg:height="0.11807090995pt" draw:transform="matrix(0.57845270000 0.00000000000 0.00000000000 0.57845270000 90.87669502666pt 390.17480846699pt)" svg:viewBox="0 0 1 0" svg:d="M0 0C0.41792 0.20896 0.76104 0.0876 1.1696 0.03504" koffice:nodeTypes="cc"/>
          <draw:path draw:style-name="gr58" draw:id="shape798" draw:name="path816" draw:layer="" svg:width="1.23672116670pt" svg:height="4.04090384937pt" draw:transform="matrix(0.57845270000 0.00000000000 0.00000000000 0.57845270000 88.27990516582pt 389.28547214790pt)" svg:viewBox="0 0 1 4" svg:d="M0.86027 0.101523C1.00001 1.22997 0.503074 2.57611 0.363331 2.66292C0.223589 2.7497 0.111794 2.44592 0.111794 2.44592C0.111794 2.44592 0.111794 2.79311 0.167691 2.9667C0.223589 3.1403 0 3.66117 0 3.87816C0 4.09515 0.642873 4.09515 0.58692 3.87816C0.531078 3.74796 0.447177 3.2705 0.447177 3.22709C0.503074 3.01011 1.42543 2.19947 1.20184 0.159648C1.118 0.203046 0.978255 0 0.838511 0L0.838511 0Z" koffice:nodeTypes="ccccccccccc"/>
          <draw:path draw:style-name="gr56" draw:id="shape799" draw:name="path817" draw:layer="" svg:width="0.60208000000pt" svg:height="0.04952000000pt" draw:transform="matrix(0.57845270000 0.00000000000 0.00000000000 0.57845270000 93.79806626653pt 393.02116596072pt)" svg:viewBox="0 0 1 0" svg:d="M0 0C0.174 0.03296 0.42808 0.04952 0.60208 0.04952" koffice:nodeTypes="cc"/>
          <draw:path draw:style-name="gr56" draw:id="shape800" draw:name="path818" draw:layer="" svg:width="0.23464000000pt" svg:height="0.18819264976pt" draw:transform="matrix(0.57845270000 0.00000000000 0.00000000000 0.57845270000 91.66501036622pt 393.05871740744pt)" svg:viewBox="0 0 0 0" svg:d="M0 0.185003C0.04104 0.218363 0.1752 -0.0214771 0.23464 0.00156294" koffice:nodeTypes="cc"/>
          <draw:path draw:style-name="gr56" draw:id="shape801" draw:name="path819" draw:layer="" svg:width="0.78822370413pt" svg:height="0.16896000000pt" draw:transform="matrix(0.57845270000 0.00000000000 0.00000000000 0.57845270000 91.66501036622pt 392.98021150956pt)" svg:viewBox="0 0 1 0" svg:d="M0 0C0.064 0 0.80944 0.13504 0.78776 0.16896" koffice:nodeTypes="cc"/>
          <draw:path draw:style-name="gr56" draw:id="shape802" draw:name="path820" draw:layer="" svg:width="0.76336000000pt" svg:height="0.21646192440pt" draw:transform="matrix(0.57845270000 0.00000000000 0.00000000000 0.57845270000 90.27385476083pt 392.97900832794pt)" svg:viewBox="0 0 1 0" svg:d="M0 0.1224C0.32064 0.28264 0.53576 0.23576 0.76336 0" koffice:nodeTypes="cc"/>
          <draw:path draw:style-name="gr56" draw:id="shape803" draw:name="path821" draw:layer="" svg:width="0.36072000000pt" svg:height="0.10024000000pt" draw:transform="matrix(0.57845270000 0.00000000000 0.00000000000 0.57845270000 88.43062680134pt 390.93989314612pt)" svg:viewBox="0 0 0 0" svg:d="M0 0L0.36072 0.10024" koffice:nodeTypes="cc"/>
          <draw:path draw:style-name="gr59" draw:id="shape804" draw:name="path822" draw:layer="" svg:width="1.94485992311pt" svg:height="3.15977343349pt" draw:transform="matrix(0.07635575640 0.00000000000 0.00000000000 0.07635575640 88.47699045442pt 391.33395431734pt)" svg:viewBox="0 0 2 3" svg:d="M1.94486 1.57988C1.94533 2.45221 1.50983 3.15977 0.972433 3.15977C0.435041 3.15977 -0.000470085 2.45221 3.80811e-07 1.57988C-0.000470085 0.707564 0.435041 0 0.972433 0C1.50983 0 1.94533 0.707564 1.94486 1.57988Z" koffice:nodeTypes="ccccc"/>
          <draw:path draw:style-name="gr60" draw:id="shape805" draw:name="path823" draw:layer="" svg:width="0.12200000000pt" svg:height="0.20216000000pt" draw:transform="matrix(0.57845270000 0.00000000000 0.00000000000 0.57845270000 87.83935558950pt 389.76905860510pt)" svg:viewBox="0 0 0 0" svg:d="M0 0C0.06016 0.14024 0.122 0.20216 0.122 0.20216" koffice:nodeTypes="cc"/>
          <draw:path draw:style-name="gr56" draw:id="shape806" draw:name="path824" draw:layer="" svg:width="2.49079940185pt" svg:height="2.22387233253pt" draw:transform="matrix(0.57845270000 0.00000000000 0.00000000000 0.57845270000 88.90850146590pt 391.38240113464pt)" svg:viewBox="0 0 2 2" svg:d="M1.538 0.60967C0.946472 0.712865 0.863382 1.06884 1.13934 1.11758C1.4153 1.16631 2.38531 1.19199 1.98881 1.44966C1.80754 1.56325 2.62882 1.3988 2.47038 1.82594C2.39455 2.06734 2.2909 2.15993 2.13397 2.04125L2.10086 2.22387C1.86007 2.2175 1.75595 2.1629 1.59365 2.06147C1.21224 1.88486 0.88215 1.47257 0.652215 1.43198C0.274963 1.36372 0.235635 1.21278 0.00032333 0.880001C-0.0140122 0.491905 0.452837 -0.0461386 0.507539 0.00316021C0.728609 0.251846 1.35607 0.340471 1.538 0.60967Z" koffice:nodeTypes="cccccccccccc"/>
          <draw:path draw:style-name="gr56" draw:id="shape807" draw:name="path825" draw:layer="" svg:width="0.31728000000pt" svg:height="0.08341500426pt" draw:transform="matrix(0.57845270000 0.00000000000 0.00000000000 0.57845270000 89.81377662136pt 392.69530330156pt)" svg:viewBox="0 0 0 0" svg:d="M0 0.009095C0.17248 -0.031705 0.1904 0.077655 0.31728 0.083415" koffice:nodeTypes="cc"/>
          <draw:path draw:style-name="gr56" draw:id="shape808" draw:name="path826" draw:layer="" svg:width="0.28296000000pt" svg:height="0.67680000000pt" draw:transform="matrix(0.57845270000 0.00000000000 0.00000000000 0.57845270000 89.77527480965pt 392.37144788808pt)" svg:viewBox="0 0 0 1" svg:d="M0 0.6768C0.16232 0.482 0.22632 0.2404 0.28296 0" koffice:nodeTypes="cc"/>
          <draw:path draw:style-name="gr56" draw:id="shape809" draw:name="path827" draw:layer="" svg:width="0.44423200000pt" svg:height="0.77467758788pt" draw:transform="matrix(0.57845270000 0.00000000000 0.00000000000 0.57845270000 88.35728372104pt 388.78467402462pt)" svg:viewBox="0 0 0 1" svg:d="M0.00327184 0.381355C0.283912 0.100795 0.0834318 -0.0595254 0.444232 0.0206346C0.444232 0.341275 0.364072 0.581755 0.163592 0.742075C-0.0368082 0.902395 0.00327184 0.421435 0.00327184 0.381355Z" koffice:nodeTypes="cccc"/>
          <draw:custom-shape draw:style-name="gr69" draw:id="shape810" draw:name="text844" draw:layer="" draw:transform="matrix(0.31537183359 0.00000000000 0.00000000000 0.33724833625 79.30613917488pt 403.39046608591pt)" draw:engine="svg:text" draw:data="text:VNITA;font-family:Times New Roman;font-size:9.6pt;">
            <draw:enhanced-geometry draw:enhanced-path="M79.3061 65.1219L80.2523 65.1219L80.2523 65.4592L79.9369 65.4592L79.9369 65.7964L80.2523 65.7964L80.2523 66.8082L80.5676 66.8082L80.5676 67.4827L80.2523 67.4827L80.2523 66.8082L79.9369 66.8082L79.9369 66.1337L79.6215 66.1337L79.6215 65.4592L79.3061 65.4592L79.3061 65.1219M80.5676 65.1219L81.5137 65.1219L81.5137 65.4592L81.1984 65.4592L81.1984 66.1337L80.883 66.1337L80.883 66.8082L80.5676 66.8082L80.5676 65.7964L80.883 65.7964L80.883 65.4592L80.5676 65.4592L80.5676 65.1219M81.8291 65.1219L82.7752 65.1219L82.7752 65.7964L83.0906 65.7964L83.0906 66.4709L83.406 66.4709L83.406 65.4592L83.0906 65.4592L83.0906 65.1219L84.0367 65.1219L84.0367 65.4592L83.7213 65.4592L83.7213 67.4827L83.406 67.4827L83.406 67.1454L83.0906 67.1454L83.0906 66.4709L82.7752 66.4709L82.7752 65.7964L82.4599 65.7964L82.4599 67.1454L82.7752 67.1454L82.7752 67.4827L81.8291 67.4827L81.8291 67.1454L82.1445 67.1454L82.1445 65.4592L81.8291 65.4592L81.8291 65.1219M84.3521 65.1219L85.2982 65.1219L85.2982 65.4592L84.9828 65.4592L84.9828 67.1454L85.2982 67.1454L85.2982 67.4827L84.3521 67.4827L84.3521 67.1454L84.6675 67.1454L84.6675 65.4592L84.3521 65.4592L84.3521 65.1219M85.6136 65.1219L87.1904 65.1219L87.1904 65.7964L86.8751 65.7964L86.8751 65.4592L86.5597 65.4592L86.5597 67.1454L86.8751 67.1454L86.8751 67.4827L85.9289 67.4827L85.9289 67.1454L86.2443 67.1454L86.2443 65.4592L85.9289 65.4592L85.9289 65.7964L85.6136 65.7964L85.6136 65.1219M88.4519 65.1219L88.7673 65.1219L88.7673 65.4592L89.0827 65.4592L89.0827 66.4709L89.398 66.4709L89.398 67.1454L89.7134 67.1454L89.7134 67.4827L88.7673 67.4827L88.7673 67.1454L89.0827 67.1454L89.0827 66.8082L88.1366 66.8082L88.1366 67.1454L88.4519 67.1454L88.4519 67.4827L87.5058 67.4827L87.5058 67.1454L87.8212 67.1454L87.8212 66.4709L88.1366 66.4709L88.1366 65.4592L88.4519 65.4592L88.4519 65.1219M88.4519 65.7964L88.4519 66.4709L88.7673 66.4709L88.7673 65.7964L88.4519 65.7964"/>
          </draw:custom-shape>
          <draw:custom-shape draw:style-name="gr69" draw:id="shape811" draw:name="text847" draw:layer="" draw:transform="matrix(0.30080176698 -0.04392497353 0.04873033050 0.33370936263 88.90184122384pt 403.17080420526pt)" draw:engine="svg:text" draw:data="text:FORTIOR;font-family:Times New Roman;font-size:9.6pt;">
            <draw:enhanced-geometry draw:enhanced-path="M88.9018 64.9023L90.4059 64.6827L90.5033 65.3501L90.2025 65.394L90.1538 65.0603L89.5522 65.1481L89.6496 65.8156L90.2512 65.7277L90.3 66.0614L89.6984 66.1493L89.7958 66.8167L90.0966 66.7728L90.1454 67.1065L89.243 67.2383L89.1942 66.9045L89.495 66.8606L89.2514 65.1921L88.9506 65.236L88.9018 64.9023M91.0075 64.5948L92.2107 64.4191L92.2594 64.7528L92.5602 64.7089L92.8038 66.3774L92.503 66.4214L92.5518 66.7551L91.3486 66.9308L91.2998 66.5971L90.999 66.641L90.7554 64.9724L91.0562 64.9285L91.0075 64.5948M91.357 64.8846L91.4057 65.2183L91.1049 65.2622L91.2511 66.2634L91.5519 66.2194L91.6006 66.5531L92.2022 66.4653L92.1535 66.1316L92.4543 66.0877L92.3081 65.0865L92.0073 65.1305L91.9586 64.7967L91.357 64.8846M92.8123 64.3313L94.0155 64.1556L94.0642 64.4893L94.365 64.4453L94.4625 65.1128L94.1617 65.1567L94.2591 65.8241L94.5599 65.7802L94.6087 66.1139L94.9095 66.07L94.9582 66.4037L94.3566 66.4915L94.2591 65.8241L93.9583 65.868L93.9096 65.5343L93.6088 65.5782L93.7062 66.2457L94.0071 66.2017L94.0558 66.5355L93.1534 66.6672L93.1046 66.3335L93.4054 66.2896L93.1618 64.621L92.861 64.665L92.8123 64.3313M93.4626 64.5771L93.5601 65.2445L94.1617 65.1567L94.0642 64.4893L93.4626 64.5771M94.9179 64.0238L96.4219 63.8042L96.5193 64.4716L96.2185 64.5155L96.1698 64.1818L95.869 64.2257L96.1127 65.8943L96.4135 65.8503L96.4622 66.1841L95.5598 66.3158L95.5111 65.9821L95.8119 65.9382L95.5682 64.2696L95.2674 64.3136L95.3161 64.6473L95.0153 64.6912L94.9179 64.0238M96.7227 63.7602L97.6251 63.6285L97.6738 63.9622L97.373 64.0061L97.6167 65.6746L97.9175 65.6307L97.9662 65.9644L97.0638 66.0962L97.0151 65.7625L97.3159 65.7186L97.0722 64.05L96.7714 64.0939L96.7227 63.7602M98.2267 63.5406L99.4299 63.3649L99.4786 63.6986L99.7794 63.6547L100.023 65.3232L99.7223 65.3672L99.771 65.7009L98.5678 65.8766L98.5191 65.5429L98.2183 65.5868L97.9746 63.9182L98.2754 63.8743L98.2267 63.5406M98.5762 63.8304L98.625 64.1641L98.3242 64.208L98.4703 65.2092L98.7711 65.1652L98.8199 65.4989L99.4215 65.4111L99.3728 65.0774L99.6736 65.0335L99.5274 64.0323L99.2266 64.0763L99.1778 63.7425L98.5762 63.8304M100.032 63.2771L101.235 63.1014L101.283 63.4351L101.584 63.3911L101.682 64.0586L101.381 64.1025L101.478 64.7699L101.779 64.726L101.828 65.0597L102.129 65.0158L102.177 65.3495L101.576 65.4373L101.478 64.7699L101.178 64.8138L101.129 64.4801L100.828 64.5241L100.925 65.1915L101.226 65.1475L101.275 65.4813L100.373 65.613L100.324 65.2793L100.625 65.2354L100.381 63.5668L100.08 63.6108L100.032 63.2771M100.682 63.5229L100.779 64.1903L101.381 64.1025L101.283 63.4351L100.682 63.5229"/>
          </draw:custom-shape>
          <draw:custom-shape draw:style-name="gr69" draw:id="shape812" draw:name="text850" draw:layer="" draw:transform="matrix(0.29685035659 0.07566045625 -0.08390340723 0.32919049014 68.55236908721pt 400.83039864138pt)" draw:engine="svg:text" draw:data="text:VIRTVS;font-family:Times New Roman;font-size:9.6pt;">
            <draw:enhanced-geometry draw:enhanced-path="M68.5524 62.5619L69.4429 62.7889L69.359 63.1181L69.0622 63.0424L68.9783 63.3716L69.2751 63.4472L69.0234 64.4348L69.3203 64.5105L69.1524 65.1689L68.8556 65.0932L69.0234 64.4348L68.7266 64.3592L68.8944 63.7008L68.5975 63.6251L68.7653 62.9667L68.4685 62.8911L68.5524 62.5619M69.7398 62.8645L70.6303 63.0915L70.5464 63.4207L70.2496 63.345L70.0818 64.0034L69.7849 63.9278L69.6171 64.5861L69.3203 64.5105L69.572 63.5229L69.8688 63.5986L69.9527 63.2694L69.6559 63.1937L69.7398 62.8645M70.9272 63.1672L71.8177 63.3941L71.7338 63.7233L71.437 63.6477L71.0175 65.2936L71.3143 65.3693L71.2304 65.6985L70.3398 65.4715L70.4238 65.1423L70.7206 65.218L71.1401 63.572L70.8433 63.4964L70.9272 63.1672M72.1146 63.4698L73.302 63.7724L73.2181 64.1016L73.5149 64.1773L73.3471 64.8357L73.0503 64.76L72.8825 65.4184L73.1793 65.4941L73.0954 65.8233L73.3923 65.8989L73.3084 66.2281L72.7147 66.0768L72.8825 65.4184L72.5856 65.3427L72.6695 65.0135L72.3727 64.9379L72.2049 65.5963L72.5017 65.6719L72.4178 66.0011L71.5272 65.7741L71.6112 65.4449L71.908 65.5206L72.3275 63.8747L72.0307 63.799L72.1146 63.4698M72.6244 63.9503L72.4566 64.6087L73.0503 64.76L73.2181 64.1016L72.6244 63.9503M74.1925 63.9994L75.6768 64.3777L75.509 65.0361L75.2121 64.9605L75.296 64.6313L74.9992 64.5556L74.5797 66.2016L74.8765 66.2772L74.7926 66.6064L73.9021 66.3794L73.986 66.0502L74.2828 66.1259L74.7023 64.4799L74.4055 64.4043L74.3216 64.7335L74.0247 64.6578L74.1925 63.9994M75.9736 64.4534L76.8642 64.6804L76.7803 65.0096L76.4834 64.9339L76.3995 65.2631L76.6964 65.3388L76.4447 66.3263L76.7415 66.402L76.5737 67.0604L76.2769 66.9847L76.4447 66.3263L76.1478 66.2507L76.3156 65.5923L76.0188 65.5166L76.1866 64.8582L75.8897 64.7826L75.9736 64.4534M77.161 64.756L78.0516 64.983L77.9677 65.3122L77.6708 65.2365L77.503 65.8949L77.2062 65.8193L77.0384 66.4776L76.7415 66.402L76.9932 65.4144L77.2901 65.4901L77.374 65.1609L77.0771 65.0852L77.161 64.756M78.6453 65.1343L79.5358 65.3613L79.368 66.0197L79.0712 65.944L79.1551 65.6148L78.5614 65.4635L78.4775 65.7927L78.7743 65.8684L78.6904 66.1976L78.9873 66.2732L78.9034 66.6024L79.2002 66.6781L79.0324 67.3365L78.7356 67.2608L78.6517 67.59L77.7611 67.363L77.9289 66.7046L78.2258 66.7803L78.1419 67.1095L78.7356 67.2608L78.9034 66.6024L78.3097 66.4511L78.3936 66.1219L78.0967 66.0462L78.2645 65.3879L78.5614 65.4635L78.6453 65.1343"/>
          </draw:custom-shape>
        </draw:g>
        <draw:g draw:style-name="gr1" draw:id="shape813" draw:name="Angola" svg:y="453.54438095238pt">
          <draw:rect draw:style-name="gr40" draw:id="shape814" draw:name="rect918" draw:layer="" svg:width="147.76590400000pt" svg:height="50.74469920000pt" svg:x="0.00000000000pt" svg:y="453.54438095238pt"/>
          <draw:rect draw:style-name="gr2" draw:id="shape815" draw:name="rect919" draw:layer="" svg:width="147.76590400000pt" svg:height="50.74469920000pt" svg:x="0.00000000000pt" svg:y="502.79967855238pt"/>
          <draw:path draw:style-name="gr70" draw:id="shape816" draw:name="path824" draw:layer="" svg:width="35.79500925573pt" svg:height="43.83139019859pt" svg:x="51.98852800000pt" svg:y="478.91022175238pt" svg:viewBox="0 0 36 44" svg:d="M15.8254 3.08426C48.4946 11.6592 27.4897 53.7045 1.74344 36.2047C1.16229 37.0986 0.581344 37.9927 0 38.8867C15.1522 49.7098 30.169 40.9974 34.3861 29.7071C38.7951 18.0662 32.899 1.69282 16.0933 0C16.0042 1.02809 15.9146 2.05617 15.8254 3.08426Z" koffice:nodeTypes="cccccc"/>
          <draw:rect draw:style-name="gr70" draw:id="shape817" draw:name="rect825" draw:layer="" svg:width="4.76055792000pt" svg:height="4.75588000000pt" draw:transform="matrix(0.90641566000 0.42238684000 -0.42345385000 0.90591768000 56.22232675097pt 518.27633171567pt)"/>
          <draw:rect draw:style-name="gr70" draw:id="shape818" draw:name="rect826" draw:layer="" svg:width="4.76186216000pt" svg:height="4.75456888000pt" svg:x="85.80889600000pt" svg:y="498.52130975238pt"/>
          <draw:rect draw:style-name="gr70" draw:id="shape819" draw:name="rect827" draw:layer="" svg:width="4.76089784000pt" svg:height="4.75552752000pt" draw:transform="matrix(0.93193398000 -0.36262799000 0.36359712000 0.93155630000 83.48779271305pt 490.79837725013pt)"/>
          <draw:rect draw:style-name="gr70" draw:id="shape820" draw:name="rect828" draw:layer="" svg:width="4.75823552000pt" svg:height="4.75819400000pt" draw:transform="matrix(0.71094332000 -0.70324931000 0.70434190000 0.70986090000 78.34656150880pt 485.00269535803pt)"/>
          <draw:rect draw:style-name="gr70" draw:id="shape821" draw:name="rect829" draw:layer="" svg:width="4.76095200000pt" svg:height="4.75548288000pt" draw:transform="matrix(0.93574734000 0.35267113000 -0.35362006000 0.93538915000 73.12652684063pt 477.10048089881pt)"/>
          <draw:rect draw:style-name="gr70" draw:id="shape822" draw:name="rect830" draw:layer="" svg:width="4.76085512000pt" svg:height="4.75557744000pt" draw:transform="matrix(0.92873908000 0.37073403000 -0.37171789000 0.92834574000 85.24387259460pt 506.19901838812pt)"/>
          <draw:rect draw:style-name="gr70" draw:id="shape823" draw:name="rect831" draw:layer="" svg:width="4.76073456000pt" svg:height="4.75568920000pt" draw:transform="matrix(0.92012369000 -0.39162787000 0.39264794000 0.91968886000 71.36933141618pt 520.11075943551pt)"/>
          <draw:rect draw:style-name="gr70" draw:id="shape824" draw:name="rect832" draw:layer="" svg:width="4.76186216000pt" svg:height="4.75456888000pt" svg:x="63.52334560000pt" svg:y="520.65993295238pt"/>
          <draw:path draw:style-name="gr70" draw:id="shape825" draw:name="path739" draw:layer="" svg:width="13.02843061106pt" svg:height="12.57145636146pt" svg:x="61.21557520000pt" svg:y="485.49644575238pt" svg:viewBox="0 0 13 13" svg:d="M10.5239 12.5715L6.47594 9.48566L2.4492 12.4609L4.04724 7.74818L0 4.67246L4.86277 4.63725L6.56704 0L8.11496 4.66855L13.0284 4.61885L9.1324 7.75102L10.5239 12.5714Z" koffice:nodeTypes="cccccccccccc"/>
          <draw:path draw:style-name="gr71" draw:id="shape826" draw:name="path878" draw:layer="" svg:width="9.37930818442pt" svg:height="7.04521221499pt" svg:x="87.28063200000pt" svg:y="521.36425375238pt" svg:viewBox="0 0 9 7" svg:d="M1.88003 0C1.64471 0.0755338 0.669625 2.23665 0 3.29437C0.349189 3.38629 0.497266 3.40205 0.704405 3.47947C3.35783 4.34615 4.66538 5.13687 5.79283 6.63973C6.35402 7.1436 7.15927 7.16889 7.77448 6.76559C7.77448 6.76559 8.3176 6.5642 9.02376 5.85891C9.60069 5.04301 9.45028 4.39491 8.75502 3.84415C6.62839 2.40881 4.30512 1.33466 1.88003 0Z" koffice:nodeTypes="cccccccc"/>
          <draw:path draw:style-name="gr2" draw:id="shape827" draw:name="path879" draw:layer="" svg:width="3.10913647242pt" svg:height="3.10913647242pt" draw:transform="matrix(0.56833031000 0.00000000000 0.00000000000 0.56745753000 93.28375350378pt 525.75921383329pt)" svg:viewBox="0 0 3 3" svg:d="M3.10914 1.55457C3.10914 2.41313 2.41313 3.10914 1.55457 3.10914C0.696004 3.10914 0 2.41313 0 1.55457C2.3355e-14 0.696004 0.696004 0 1.55457 0C2.41313 0 3.10914 0.696004 3.10914 1.55457Z" koffice:nodeTypes="ccccc"/>
          <draw:path draw:style-name="gr2" draw:id="shape828" draw:name="path880" draw:layer="" svg:width="3.10913647242pt" svg:height="3.10913647242pt" draw:transform="matrix(0.56833031000 0.00000000000 0.00000000000 0.56745753000 89.03854102378pt 523.04422183422pt)" svg:viewBox="0 0 3 3" svg:d="M3.10914 1.55457C3.10914 2.41313 2.41313 3.10914 1.55457 3.10914C0.696004 3.10914 0 2.41313 0 1.55457C2.3355e-14 0.696004 0.696004 0 1.55457 0C2.41313 0 3.10914 0.696004 3.10914 1.55457Z" koffice:nodeTypes="ccccc"/>
          <draw:path draw:style-name="gr2" draw:id="shape829" draw:name="path881" draw:layer="" svg:width="3.10913647242pt" svg:height="3.10913647242pt" draw:transform="matrix(0.56833031000 0.00000000000 0.00000000000 0.56745753000 91.20276862378pt 524.42942983329pt)" svg:viewBox="0 0 3 3" svg:d="M3.10914 1.55457C3.10914 2.41313 2.41313 3.10914 1.55457 3.10914C0.696004 3.10914 0 2.41313 0 1.55457C2.3355e-14 0.696004 0.696004 0 1.55457 0C2.41313 0 3.10914 0.696004 3.10914 1.55457Z" koffice:nodeTypes="ccccc"/>
          <draw:path draw:style-name="gr71" draw:id="shape830" draw:name="path882" draw:layer="" svg:width="30.08150342985pt" svg:height="25.30491092117pt" svg:x="58.03463407849pt" svg:y="499.72210901260pt" svg:viewBox="0 0 30 25" svg:d="M28.2273 25.3049C19.9622 20.4406 11.2754 15.1805 3.01077 10.3158C-0.629831 7.98412 -0.810783 3.62563 1.61868 0.320808C1.87147 -0.147389 2.16931 -0.0314764 2.30095 0.215915C2.58499 1.8248 3.45986 3.48728 4.50849 4.52353C13.1859 10.2114 21.5421 15.7065 30.0815 21.6803C29.4119 22.8361 28.8964 24.1495 28.2273 25.3049Z" koffice:nodeTypes="ccccccc"/>
          <draw:rect draw:style-name="gr70" draw:id="shape831" draw:name="rect892" draw:layer="" svg:width="4.75860328000pt" svg:height="4.75782928000pt" draw:transform="matrix(0.74495203000 0.66711803000 -0.66825620000 0.74393122000 81.48618883969pt 513.23793373447pt)"/>
          <draw:path draw:style-name="gr72" draw:id="shape832" draw:name="path893" draw:layer="" svg:width="24.27042863853pt" svg:height="14.99078177242pt" svg:x="63.49532960000pt" svg:y="506.85222975238pt" svg:viewBox="0 0 24 15" svg:d="M24.2704 14.9908L0 0" koffice:nodeTypes="cc"/>
          <draw:path draw:style-name="gr72" draw:id="shape833" draw:name="path894" draw:layer="" svg:width="8.59849771855pt" svg:height="5.74117660475pt" svg:x="76.85790800000pt" svg:y="512.97170175238pt" svg:viewBox="0 0 9 6" svg:d="M8.5985 5.74118L0 0" koffice:nodeTypes="cc"/>
          <draw:path draw:style-name="gr72" draw:id="shape834" draw:name="path895" draw:layer="" svg:width="9.01791188239pt" svg:height="4.67230838954pt" svg:x="71.98463440000pt" svg:y="516.53260575238pt" svg:viewBox="0 0 9 5" svg:d="M9.01791 4.67231L0 0" koffice:nodeTypes="cc"/>
        </draw:g>
        <draw:g draw:style-name="gr1" draw:id="shape835" draw:name="Antarctica" svg:y="563.15093968254pt">
          <draw:rect draw:style-name="gr73" draw:id="shape836" draw:name="rect561" draw:layer="" svg:width="150.00000000000pt" svg:height="100.00000000000pt" svg:x="-3.77953650794pt" svg:y="563.15093968254pt"/>
          <draw:path draw:style-name="gr74" draw:id="shape837" draw:name="selection_to_path" draw:layer="" svg:width="94.17714360055pt" svg:height="82.95966911455pt" svg:x="20.50407389206pt" svg:y="573.01670264828pt" svg:viewBox="0 0 94 83" svg:d="M12.5839 38.3227C11.7723 36.6839 11.7723 36.6839 11.7723 35.0452C11.3662 35.0452 11.2902 35.1222 11.0554 35.0578C10.8207 34.9939 10.732 36.5688 9.97073 36.2615C9.84398 36.1079 10.5163 34.9687 9.7869 34.495C9.55218 34.3408 9.84398 33.4065 9.74244 32.9966C9.74244 32.9966 8.81657 33.483 8.11881 31.7678C7.77613 31.3195 7.30688 32.1773 7.30688 32.1773C7.30688 32.1773 7.50976 32.7022 7.14204 32.8303C6.62193 32.4461 6.24121 32.6476 5.5817 32.1196C4.92199 31.5915 5.72129 30.9867 4.46536 30.5387C5.27728 28.4903 5.27728 28.8998 7.30688 28.0806C6.089 27.2611 6.089 27.2611 5.27728 26.032C4.05939 25.6223 3.65344 25.2129 2.43555 24.3934C0.81192 22.3449 0 18.2482 0 15.3804C1.02761 14.4202 2.43555 18.6578 4.46536 19.8869C4.46536 19.8869 7.30688 21.1159 7.30688 21.1159C8.93052 21.9354 9.33648 22.7546 10.5543 23.574C10.5543 23.574 14.2078 24.8032 14.2078 24.8032C15.8315 26.032 16.6433 27.6709 17.8612 28.0806C19.1805 28.0806 19.4346 27.3137 19.8576 27.266C22.2441 27.1426 23.4619 26.8323 23.9376 26.1089C24.4194 25.5328 25.5739 26.4418 28.8214 25.2129C28.8214 25.2129 28.4156 23.574 28.4156 23.574C28.4156 23.574 29.2782 22.8571 30.4452 23.1643C30.4135 22.4153 30.3372 20.4182 31.4868 19.5171C30.7887 18.778 31.257 18.2482 31.257 18.2482C31.257 18.2482 31.9042 17.6208 31.9802 17.2879C31.6378 15.4827 32.2771 15.4549 32.4206 14.9237C32.5637 14.3926 31.8684 14.5746 32.0644 13.8425C32.2602 13.1103 33.4361 12.9363 33.5935 12.3332C33.7516 11.73 33.2583 11.4274 33.2867 11.2836C33.5405 10.7075 33.3249 9.35033 33.2867 8.82542C35.4687 8.23648 36.1791 6.44412 36.9402 7.18667C37.3461 4.72857 37.752 3.9092 40.1876 3.9092C40.5303 3.15388 39.2995 2.5137 39.7817 2.27046C40.5935 2.16805 41.2151 2.21928 42.167 3.46115C42.4674 3.85468 42.5218 2.88502 42.8262 2.78257C43.1307 2.68015 43.8593 2.67855 43.9677 2.19365C44.0822 1.69432 44.247 1.04142 44.653 0.222062C44.9954 -0.443679 45.2618 0.47812 45.5663 1.78396C47.279 1.84797 51.1479 2.23207 52.7715 2.68015C53.9894 3.00023 54.8014 2.36006 55.9684 2.23203C56.831 3.10261 57.6429 2.4497 58.0995 4.30608C58.7442 5.30774 59.7992 4.39571 60.0278 4.69015C61.3853 8.46695 66.0535 5.91919 66.4086 5.98322C67.0046 5.98322 67.7328 7.6719 68.2021 7.62994C68.9648 7.50032 68.7489 6.97544 69.4149 7.18667C69.2371 8.60773 70.7217 10.2464 70.7217 11.309C70.7217 11.309 71.0831 11.4882 71.4179 11.173C71.7524 10.8579 72.06 10.048 72.3581 10.0672C73.0684 10.1697 73.3562 10.2617 74.1749 10.4061C76.3759 11.1652 77.4971 11.3363 78.3521 11.7252C78.7498 12.4598 79.1351 12.8359 79.9413 12.6986C80.6074 13.1502 80.1215 13.7416 80.5148 13.78C81.3269 13.3703 81.5932 12.9222 82.4049 13.3319C83.2167 13.7416 84.0287 14.5611 84.4347 15.3804C84.4347 15.7899 84.0287 17.4288 84.4347 19.8869C84.6375 20.7062 84.7359 21.3559 85.6081 22.7611C85.3764 24.2046 86.7054 26.6338 86.7054 27.2485C86.7054 28.0676 86.0583 28.4903 85.6523 29.3095C87.2761 30.5387 85.6523 32.5869 84.8406 33.8162C90.9297 35.0452 88.0881 37.5033 92.9593 36.2742C91.7414 39.142 92.1725 38.9117 93.3905 41.7795C90.9547 43.4183 93.34 43.9174 91.7163 45.9656C91.6148 46.0938 92.68 47.7455 94.1771 47.7455C93.7711 51.0229 92.5532 49.7937 92.9593 54.7101C89.7624 54.6462 91.0562 58.3845 88.8998 57.9875C89.0266 60.3304 90.1303 60.5353 89.7117 62.9036C88.0881 63.3133 88.0881 63.3133 87.2761 64.5424C87.2761 64.5424 86.0583 64.1326 86.0583 64.1326C85.6523 66.181 84.8406 66.5907 86.0583 68.6393C86.0583 68.6393 84.4853 68.6904 84.0287 68.6393C83.9905 69.3436 84.7264 69.5356 84.8406 70.2779C84.7771 70.5724 82.5316 71.8655 80.7811 71.9168C80.3245 72.9282 81.9989 74.0037 81.8976 74.5157C79.9946 74.8868 79.1574 77.2426 79.1574 77.2426C79.1574 77.2426 80.1342 77.6395 79.9693 78.0619C79.4494 77.6777 79.1574 77.6523 78.3457 77.6523C77.9397 77.7548 76.9503 77.6272 76.0017 79.243C74.9604 79.5896 74.469 79.4643 73.679 80.5184C73.3293 79.5142 72.8264 80.5279 72.2114 80.9174C71.5969 81.3075 70.7692 82.2771 70.6581 82.2358C70.6835 81.9539 71.0388 80.9298 71.0388 80.9298C71.0388 80.9298 69.009 81.3394 69.009 81.3394C69.009 81.3394 68.9185 81.3483 68.7591 81.3647C68.5994 81.3807 68.6421 80.169 68.2573 80.2128C67.8728 80.2571 66.7723 81.7369 66.3971 81.7831C66.0227 81.8294 65.9041 81.3124 65.5813 81.3575C65.2586 81.4025 64.6294 82.9183 64.4009 82.9584C64.1723 82.9987 63.2659 82.0371 62.489 82.1714C58.4929 83.5927 57.8585 79.3679 57.2369 81.7491C56.3998 81.3008 56.5447 81.5609 55.694 81.7859C55.1513 81.9273 55.1018 81.0617 54.6192 81.075C53.6534 81.1027 53.7041 82.0245 53.1776 81.7491C52.7466 79.8286 50.1455 80.1742 49.892 79.3549C49.6857 78.5004 51.0188 78.5044 51.45 77.9255C51.7797 77.0902 51.1056 76.773 52.4433 75.9672C54.1868 74.7771 53.1845 74.3281 53.4901 73.4337C54.0369 72.1424 54.0401 71.8271 53.5835 70.6877C53.5835 70.6877 52.226 67.0005 51.9597 67.0005C51.1479 66.7702 51.1479 68.3574 49.9553 68.793C47.5197 69.6121 43.2196 66.7187 42.471 66.7187C41.7862 66.7317 38.6139 67.4768 38.7336 65.8805C38.2593 67.4327 36.5151 66.2452 36.4077 66.2452C34.7838 66.2452 35.4053 67.5126 34.3142 67.4613C33.8192 67.295 28.8214 67.0005 28.8214 67.0005C28.8214 67.0005 28.8214 67.8198 28.8214 67.8198C28.8214 67.8198 25.5739 66.1811 25.5739 66.1811C25.5739 66.1811 22.7324 65.3619 22.7324 65.3619C20.2968 64.5424 21.5147 62.4939 17.4552 63.7231C17.4552 63.7231 17.4552 61.265 17.4552 61.265C17.4552 61.265 15.4258 61.265 15.4258 61.265C16.2374 56.3486 15.4258 58.8069 15.0197 54.3004C15.0197 54.3004 13.3959 54.7101 13.3959 54.7101C11.7723 52.4951 15.6539 52.9176 12.1782 51.4326C12.1782 51.4326 12.2414 48.9871 11.3662 49.7938C11.1886 49.8962 11.7723 51.0229 11.7723 51.0229C8.52476 50.6132 7.71284 49.7938 7.71284 46.5162C7.71284 46.5162 10.3895 46.9006 10.1484 46.5162C9.76788 45.9018 9.27319 41.9074 9.36192 41.6385C9.32385 41.1007 11.8483 39.744 11.3599 38.4505C11.6707 38.3353 12.5839 38.3227 12.5839 38.3227" koffice:nodeTypes="ccccccccccccccccccccccccccccccccccccccccccccccccccccccccccccccccccccccccccccccccccccccccccccccccccccccccccccccccccccccccccc"/>
          <draw:path draw:style-name="gr75" draw:id="shape838" draw:name="path556" draw:layer="" svg:width="0.20988314300pt" svg:height="0.72813600000pt" svg:x="116.18887913534pt" svg:y="623.13748528254pt" svg:viewBox="0 0 0 1" svg:d="M0.0792404 0C-0.0400956 0.26852 -0.0189276 0.536624 0.10444 0.728136C0.325984 0.39592 0.13892 0.242712 0.0792404 0Z" koffice:nodeTypes="ccc"/>
          <draw:path draw:style-name="gr76" draw:id="shape839" draw:name="path557" draw:layer="" svg:width="0.50577899776pt" svg:height="0.47616899882pt" svg:x="19.80678575466pt" svg:y="593.01306799562pt" svg:viewBox="0 0 1 0" svg:d="M0.505779 0.00364929C0.505779 0.00364929 -0.119948 -0.0729907 0.0205586 0.476169C0.224968 0.0546493 0.493079 0.0292493 0.505779 0.00364929Z" koffice:nodeTypes="ccc"/>
          <draw:path draw:style-name="gr76" draw:id="shape840" draw:name="path558" draw:layer="" svg:width="0.65347596820pt" svg:height="0.49792000000pt" svg:x="19.79959593238pt" svg:y="591.73986128254pt" svg:viewBox="0 0 1 0" svg:d="M0.653476 0C0.308761 0.01288 -0.112758 -0.05096 0.0277484 0.49792C0.232158 0.0766 0.640776 0.0256 0.653476 0Z" koffice:nodeTypes="ccc"/>
          <draw:path draw:style-name="gr76" draw:id="shape841" draw:name="path559" draw:layer="" svg:width="0.41938176174pt" svg:height="0.51139900032pt" svg:x="22.80740989206pt" svg:y="599.05569452115pt" svg:viewBox="0 0 0 1" svg:d="M0 0.000574759C0 0.000574759 0.536424 -0.0377452 0.395918 0.511399C0.191508 0.0898788 0.0129016 0.0261748 0 0.000574759Z" koffice:nodeTypes="ccc"/>
        </draw:g>
        <draw:g draw:style-name="gr1" draw:id="shape842" draw:name="Antigua and Barbuda" svg:y="676.53703492064pt">
          <draw:rect draw:style-name="gr15" draw:id="shape843" draw:name="rect556" draw:layer="" svg:width="149.07622400000pt" svg:height="99.90041600000pt" svg:x="-3.77953650794pt" svg:y="676.53703492064pt"/>
          <draw:rect draw:style-name="gr2" draw:id="shape844" draw:name="rect1050" draw:layer="" svg:width="148.60976800000pt" svg:height="42.20589280000pt" svg:x="-3.45036527594pt" svg:y="676.65764039264pt"/>
          <draw:rect draw:style-name="gr77" draw:id="shape845" draw:name="rect1049" draw:layer="" svg:width="98.63542400000pt" svg:height="22.23129760000pt" svg:x="23.81793949206pt" svg:y="716.23137092064pt"/>
          <draw:path draw:style-name="gr78" draw:id="shape846" draw:name="path1047" draw:layer="" svg:width="74.72117094253pt" svg:height="99.31641584426pt" svg:x="70.83599709206pt" svg:y="676.87939130463pt" svg:viewBox="0 0 75 99" svg:d="M74.7212 0L74.7212 99.3164L0 99.3164Z" koffice:nodeTypes="cccc"/>
          <draw:path draw:style-name="gr78" draw:id="shape847" draw:name="path1048" draw:layer="" svg:width="74.72116964827pt" svg:height="99.31641584426pt" svg:x="-3.52383761994pt" svg:y="676.87939930463pt" svg:viewBox="0 0 75 99" svg:d="M0 0L0 99.3164L74.7212 99.3164Z" koffice:nodeTypes="cccc"/>
          <draw:path draw:style-name="gr79" draw:id="shape848" draw:name="path1051" draw:layer="" svg:width="69.36687116892pt" svg:height="34.96761170287pt" svg:x="36.48459069206pt" svg:y="681.77155132064pt" svg:viewBox="0 0 69 35" svg:d="M69.3669 34.9676L54.4229 31.1325L67.1365 21.4316L51.5234 23.6876L59.5531 9.92629L45.7242 18.0479L48.1777 2.03039L38.8099 14.6638L35.018 0L30.7802 15.115L21.4122 2.25598L24.0887 18.7248L10.2601 10.1518L18.2897 23.9132L3.12274 21.4316L15.6132 30.9068L0 34.9676Z" koffice:nodeTypes="cccccccccccccccccc"/>
        </draw:g>
        <draw:g draw:style-name="gr1" draw:id="shape849" draw:name="Argentina" svg:y="789.92313015873pt">
          <draw:path draw:style-name="gr80" draw:id="shape850" draw:name="path14" draw:layer="" svg:width="0.00000000000pt" svg:height="0.00000000000pt" draw:transform="matrix(0.31552669000 0.00000000000 0.00000000000 0.31552669000 -9.39835699784pt 889.87264596071pt)" svg:viewBox="0 0 0 0" svg:d="M0 0Z" koffice:nodeTypes="cc"/>
          <draw:path draw:style-name="gr81" draw:id="shape851" draw:name="path16" draw:layer="" svg:width="633.42461860482pt" svg:height="105.48502698868pt" draw:transform="matrix(0.31552669000 0.00000000000 0.00000000000 0.31552669000 -8.94490980532pt 789.92313015873pt)" svg:viewBox="0 0 633 105" svg:d="M2.09515e-14 105.485L633.425 105.485L633.425 0L0 0Z" koffice:nodeTypes="ccccc"/>
          <draw:path draw:style-name="gr74" draw:id="shape852" draw:name="path18" draw:layer="" svg:width="633.42461860482pt" svg:height="105.48502698868pt" draw:transform="matrix(0.31552669000 0.00000000000 0.00000000000 0.31552669000 -8.94490980532pt 823.15162451466pt)" svg:viewBox="0 0 633 105" svg:d="M2.09515e-14 105.485L633.425 105.485L633.425 0L0 0Z" koffice:nodeTypes="ccccc"/>
          <draw:path draw:style-name="gr81" draw:id="shape853" draw:name="path20" draw:layer="" svg:width="633.42581806079pt" svg:height="105.48243332830pt" draw:transform="matrix(0.31552669000 0.00000000000 0.00000000000 0.31552669000 -8.94497291066pt 856.37986644923pt)" svg:viewBox="0 0 633 105" svg:d="M0 105.482L633.426 105.482L633.426 0L2.92966e-14 0Z" koffice:nodeTypes="ccccc"/>
          <draw:path draw:style-name="gr82" draw:id="shape854" draw:name="path22" draw:layer="" svg:width="34.15397529600pt" svg:height="33.76520675765pt" draw:transform="matrix(0.31552669000 0.00000000000 0.00000000000 0.31552669000 85.50222692143pt 833.66749803898pt)" svg:viewBox="0 0 34 34" svg:d="M34.154 16.8838C34.154 26.2027 26.5034 33.7652 17.077 33.7652C7.65062 33.7652 0 26.2027 0 16.8838C0 7.56255 7.65062 0 17.077 0C26.5034 0 34.154 7.56255 34.154 16.8838" koffice:nodeTypes="ccccc"/>
          <draw:path draw:style-name="gr83" draw:id="shape855" draw:name="path24" draw:layer="" svg:width="34.15397529600pt" svg:height="33.76520675765pt" draw:transform="matrix(0.31552669000 0.00000000000 0.00000000000 0.31552669000 85.50172207873pt 833.66749803898pt)" svg:viewBox="0 0 34 34" svg:d="M34.154 16.8822C34.154 26.2011 26.5041 33.7652 17.077 33.7652C7.65062 33.7652 0 26.2011 0 16.8822C0 7.56255 7.65062 0 17.077 0C26.5041 0 34.154 7.56255 34.154 16.8822Z" koffice:nodeTypes="ccccc"/>
          <draw:path draw:style-name="gr83" draw:id="shape856" draw:name="path26" draw:layer="" svg:width="10.26080000000pt" svg:height="0.36727972886pt" draw:transform="matrix(0.31552669000 0.00000000000 0.00000000000 0.31552669000 89.25648968973pt 835.12371681867pt)" svg:viewBox="0 0 10 0" svg:d="M10.2608 0.208C8.0752 -0.3024 5.836 0.4144 5.1304 0.3648C4.1608 0.3648 1.7104 -0.456 0 0.3648" koffice:nodeTypes="ccc"/>
          <draw:path draw:style-name="gr83" draw:id="shape857" draw:name="path28" draw:layer="" svg:width="16.00674820267pt" svg:height="1.01794295283pt" draw:transform="matrix(0.31552669000 0.00000000000 0.00000000000 0.31552669000 88.40582973349pt 835.80294065636pt)" svg:viewBox="0 0 16 1" svg:d="M0 0.604688C2.2404 -0.877234 4.74194 1.13901 5.40803 0.758853C7.22531 -0.369538 8.91284 -0.15968 10.6533 0.862975C11.7747 1.48932 13.73 -0.963599 16.0067 1.01794" koffice:nodeTypes="cccc"/>
          <draw:path draw:style-name="gr84" draw:id="shape858" draw:name="path30" draw:layer="" svg:width="10.24515400035pt" svg:height="2.39798065440pt" draw:transform="matrix(0.31552669000 0.00000000000 0.00000000000 0.31552669000 87.41631839623pt 836.30966964349pt)" svg:viewBox="0 0 10 2" svg:d="M0.710211 1.34515C1.86976 0.536212 5.6529 0.505457 9.54292 2.39798C10.1316 2.27639 10.5066 1.92592 10.0247 1.4367C7.09829 0.566967 3.69007 -0.533789 0.549881 0.291599C-0.30683 0.810149 -0.092248 1.14631 0.710211 1.34515" koffice:nodeTypes="ccccc"/>
          <draw:path draw:style-name="gr83" draw:id="shape859" draw:name="path32" draw:layer="" svg:width="10.24444111508pt" svg:height="2.39838572899pt" draw:transform="matrix(0.31552669000 0.00000000000 0.00000000000 0.31552669000 87.41667451609pt 836.30959924526pt)" svg:viewBox="0 0 10 2" svg:d="M0.709854 1.34546C1.86937 0.536456 5.65238 0.505699 9.54227 2.39839C10.1309 2.27535 10.5058 1.92629 10.0241 1.43702C7.09773 0.565784 3.68962 -0.533634 0.54953 0.291824C-0.306344 0.811847 -0.0925777 1.14661 0.709854 1.34546Z" koffice:nodeTypes="ccccc"/>
          <draw:path draw:style-name="gr84" draw:id="shape860" draw:name="path34" draw:layer="" svg:width="10.24515947339pt" svg:height="2.39798065440pt" draw:transform="matrix(0.31552669000 0.00000000000 0.00000000000 0.31552669000 91.12082321895pt 836.30966964349pt)" svg:viewBox="0 0 10 2" svg:d="M9.53492 1.34515C8.37536 0.536212 4.59223 0.505457 0.702212 2.39798C0.113527 2.27639 -0.261385 1.92592 0.220413 1.4367C3.14683 0.566967 6.55505 -0.533789 9.69525 0.291599C10.552 0.810149 10.3374 1.14631 9.53492 1.34515" koffice:nodeTypes="ccccc"/>
          <draw:path draw:style-name="gr83" draw:id="shape861" draw:name="path36" draw:layer="" svg:width="10.24517193080pt" svg:height="2.39838572899pt" draw:transform="matrix(0.31552669000 0.00000000000 0.00000000000 0.31552669000 91.12146841382pt 836.30959924526pt)" svg:viewBox="0 0 10 2" svg:d="M9.5345 1.34546C8.37494 0.536456 4.59261 0.505699 0.702573 2.39839C0.113887 2.27535 -0.261836 1.92629 0.220773 1.43702C3.1464 0.565784 6.55544 -0.533634 9.69564 0.291824C10.5515 0.811847 10.3377 1.14661 9.53531 1.34546Z" koffice:nodeTypes="cccccc"/>
          <draw:path draw:style-name="gr85" draw:id="shape862" draw:name="path38" draw:layer="" svg:width="10.79139845818pt" svg:height="2.21083346758pt" draw:transform="matrix(0.31552669000 0.00000000000 0.00000000000 0.31552669000 87.15381982757pt 837.31735832941pt)" svg:viewBox="0 0 11 2" svg:d="M0 1.98364C3.75429 -1.52185 8.71299 0.308804 10.7914 2.21083C7.75263 1.37222 7.70033 0.993961 5.50069 0.916643C3.94684 0.993961 1.65924 0.764386 0.000792378 1.98364" koffice:nodeTypes="cccc"/>
          <draw:path draw:style-name="gr86" draw:id="shape863" draw:name="path40" draw:layer="" svg:width="10.79139845818pt" svg:height="2.21322417184pt" draw:transform="matrix(0.31552669000 0.00000000000 0.00000000000 0.31552669000 87.15432467027pt 837.31760792991pt)" svg:viewBox="0 0 11 2" svg:d="M0 1.98352C3.75429 -1.52148 8.71299 0.307791 10.7914 2.21322C7.75263 1.37417 7.70033 0.993319 5.4999 0.915959C3.94604 0.993319 1.65845 0.76362 0 1.98352Z" koffice:nodeTypes="cccc"/>
          <draw:path draw:style-name="gr83" draw:id="shape864" draw:name="path42" draw:layer="" svg:width="7.72170057143pt" svg:height="3.01037463763pt" draw:transform="matrix(0.31552669000 0.00000000000 0.00000000000 0.31552669000 87.57132474378pt 837.59290248393pt)" svg:viewBox="0 0 8 3" svg:d="M7.7217 0.205154C5.77741 3.95322 2.38877 4.00531 0 0" koffice:nodeTypes="cc"/>
          <draw:path draw:style-name="gr80" draw:id="shape865" draw:name="path44" draw:layer="" svg:width="5.01342179174pt" svg:height="2.53082953836pt" draw:transform="matrix(0.31552669000 0.00000000000 0.00000000000 0.31552669000 88.23965245790pt 837.57099405257pt)" svg:viewBox="0 0 5 3" svg:d="M4.7525 1.59088C4.1381 2.26582 2.63434 2.66899 1.3939 2.4872C0.154346 2.30812 -0.353475 1.61428 0.260925 0.939337C0.875325 0.264393 2.37909 -0.136975 3.61953 0.0430102C4.85908 0.223896 5.3669 0.915939 4.7525 1.59088" koffice:nodeTypes="ccccc"/>
          <draw:path draw:style-name="gr87" draw:id="shape866" draw:name="path46" draw:layer="" svg:width="1.01401605836pt" svg:height="0.35928816841pt" draw:transform="matrix(0.31552669000 0.00000000000 0.00000000000 0.31552669000 88.40699972732pt 837.73375118512pt)" svg:viewBox="0 0 1 0" svg:d="M1.00325 0.0824831C1.06044 0.16688 0.884023 0.278129 0.610123 0.331836C0.336224 0.384104 0.0679633 0.359649 0.0107666 0.276211C-0.04643 0.192294 0.129994 0.080565 0.403893 0.0282965C0.677793 -0.0249307 0.946053 -0.000954463 1.00325 0.0824831" koffice:nodeTypes="ccccc"/>
          <draw:path draw:style-name="gr83" draw:id="shape867" draw:name="path48" draw:layer="" svg:width="6.78475430922pt" svg:height="2.34548762147pt" draw:transform="matrix(0.31552669000 0.00000000000 0.00000000000 0.31552669000 89.82569222759pt 839.69001907635pt)" svg:viewBox="0 0 7 2" svg:d="M0.823512 0C-1.44789 3.07564 1.64615 0.906847 2.14892 1.79742C3.0328 2.62222 3.91669 2.42769 4.43903 1.79742C4.96221 1.0851 8.25701 3.14072 6.00689 0.0983243" koffice:nodeTypes="cccc"/>
          <draw:path draw:style-name="gr86" draw:id="shape868" draw:name="path50" draw:layer="" svg:width="12.84145541333pt" svg:height="2.28592872998pt" draw:transform="matrix(0.31552669000 0.00000000000 0.00000000000 0.31552669000 88.87154712793pt 841.23338933288pt)" svg:viewBox="0 0 13 2" svg:d="M0 0.936303C1.89514 0.720773 5.08213 -0.727209 6.2159 0.466756C7.19244 -0.610036 10.6335 0.779788 12.8415 0.936303C11.2384 1.91388 7.99519 1.24933 6.45093 2.28593C4.94558 1.36565 1.62287 2.2081 0 0.936303Z" koffice:nodeTypes="ccccc"/>
          <draw:path draw:style-name="gr86" draw:id="shape869" draw:name="path52" draw:layer="" svg:width="6.83861856000pt" svg:height="1.96860721578pt" draw:transform="matrix(0.31552669000 0.00000000000 0.00000000000 0.31552669000 89.80171981005pt 842.01229551475pt)" svg:viewBox="0 0 7 2" svg:d="M0 0C2.96537 1.08975 3.63155 0.926244 6.83862 0.107943C6.17329 1.68899 4.47367 2.02234 3.51027 1.96202C2.51185 1.90328 1.15045 2.01678 0.00085408 0Z" koffice:nodeTypes="ccccc"/>
          <draw:path draw:style-name="gr87" draw:id="shape870" draw:name="path54" draw:layer="" svg:width="7.08680675554pt" svg:height="22.34744471259pt" draw:transform="matrix(0.31552669000 0.00000000000 0.00000000000 0.31552669000 87.89290165403pt 844.72225183019pt)" svg:viewBox="0 0 7 22" svg:d="M3.64133 0.428317C1.75592 5.43652 3.82128 7.818 2.89816 10.5149C2.00967 13.1117 -1.85451 19.548 1.08654 22.345C3.42448 22.4554 0.682955 18.7965 5.35882 12.0226C7.52809 8.85024 4.79185 6.84175 7.07707 0.615996C7.29016 0.0829227 3.93799 -0.360253 3.64057 0.428317" koffice:nodeTypes="cccccc"/>
          <draw:path draw:style-name="gr86" draw:id="shape871" draw:name="path56" draw:layer="" svg:width="7.08818237487pt" svg:height="22.34868716871pt" draw:transform="matrix(0.31552669000 0.00000000000 0.00000000000 0.31552669000 87.89365891816pt 844.72253699693pt)" svg:viewBox="0 0 7 22" svg:d="M3.64093 0.427437C1.75534 5.43578 3.8209 7.81733 2.89844 10.5159C2.00986 13.1127 -1.85469 19.5492 1.08665 22.3463C3.42481 22.4552 0.683021 18.7977 5.3601 12.0237C7.52882 8.85039 4.79306 6.84105 7.07851 0.616699C7.29086 0.0836113 3.93913 -0.361154 3.64168 0.429015Z" koffice:nodeTypes="ccccccc"/>
          <draw:path draw:style-name="gr87" draw:id="shape872" draw:name="path58" draw:layer="" svg:width="4.11671374073pt" svg:height="23.09108605097pt" draw:transform="matrix(0.31552669000 0.00000000000 0.00000000000 0.31552669000 90.33998366320pt 844.82141674459pt)" svg:viewBox="0 0 4 23" svg:d="M0.362454 0.503636C-0.418294 6.21652 0.0459341 23.7736 1.91421 23.0706C3.98295 23.7094 4.25645 5.87264 4.06654 0.599024C4.03976 0.0154714 0.471206 -0.347646 0.362454 0.503636" koffice:nodeTypes="cccc"/>
          <draw:path draw:style-name="gr86" draw:id="shape873" draw:name="path60" draw:layer="" svg:width="4.11678915768pt" svg:height="23.09411173962pt" draw:transform="matrix(0.31552669000 0.00000000000 0.00000000000 0.31552669000 90.34024326904pt 844.82141674459pt)" svg:viewBox="0 0 4 23" svg:d="M0.362433 0.503669C-0.418321 6.21853 0.0459113 23.7751 1.91502 23.0737C3.98377 23.711 4.25647 5.87302 4.06655 0.599063C4.04058 0.0154724 0.471186 -0.347668 0.362433 0.503669Z" koffice:nodeTypes="cccc"/>
          <draw:path draw:style-name="gr86" draw:id="shape874" draw:name="path62" draw:layer="" svg:width="14.13474567108pt" svg:height="20.31905060709pt" draw:transform="matrix(0.31552669000 0.00000000000 0.00000000000 0.31552669000 83.41772360022pt 843.59860151396pt)" svg:viewBox="0 0 14 20" svg:d="M14.1051 2.44458C11.9346 7.47463 8.72107 7.71573 7.48397 10.3565C6.29347 12.899 4.56712 20.4078 0.410837 20.3183C-1.39006 18.7007 3.2314 18.0169 4.59819 9.67195C5.2544 5.77886 8.69855 6.29654 11.4383 0.0884109C11.6596 -0.455073 14.4468 1.65274 14.1059 2.44458Z" koffice:nodeTypes="ccccccc"/>
          <draw:path draw:style-name="gr86" draw:id="shape875" draw:name="path64" draw:layer="" svg:width="20.59603994801pt" svg:height="14.23831762843pt" draw:transform="matrix(0.31552669000 0.00000000000 0.00000000000 0.31552669000 79.63997392113pt 841.92315499217pt)" svg:viewBox="0 0 21 14" svg:d="M18.1153 0.0291585C13.0171 2.21634 12.7746 5.45314 10.0975 6.69962C7.51947 7.90011 -0.092634 9.64114 0.000853538 13.8251C1.64085 15.6371 2.33249 10.9852 10.7924 9.60322C14.7402 8.94166 14.2134 5.47492 20.5064 2.71251C21.0578 2.48903 18.9187 -0.31453 18.1153 0.0291585Z" koffice:nodeTypes="cccccc"/>
          <draw:path draw:style-name="gr86" draw:id="shape876" draw:name="path66" draw:layer="" svg:width="23.75165742654pt" svg:height="7.83931190283pt" draw:transform="matrix(0.31552669000 0.00000000000 0.00000000000 0.31552669000 77.66910882029pt 839.67947028735pt)" svg:viewBox="0 0 24 8" svg:d="M23.3044 3.75451C17.9876 5.83969 15.4422 3.60381 12.5781 4.62566C9.82139 5.60941 2.99734 9.86106 0.00318329 6.67275C-0.127704 4.12617 3.78185 7.09097 10.9587 1.95378C14.3211 -0.429406 16.4747 2.53878 23.0833 0.0108283C23.6483 -0.223681 24.1418 3.42518 23.3044 3.75281Z" koffice:nodeTypes="ccccccc"/>
          <draw:path draw:style-name="gr86" draw:id="shape877" draw:name="path68" draw:layer="" svg:width="11.12961986236pt" svg:height="21.24153686677pt" draw:transform="matrix(0.31552669000 0.00000000000 0.00000000000 0.31552669000 85.69001051209pt 844.26132830547pt)" svg:viewBox="0 0 11 21" svg:d="M11.117 1.43867C9.47055 6.87212 1.80902 22.4909 0.398382 21.1616C-1.74694 20.962 5.36096 4.81492 7.70826 0.140839C7.97301 -0.374835 11.3689 0.632145 11.1162 1.44024Z" koffice:nodeTypes="ccccc"/>
          <draw:path draw:style-name="gr86" draw:id="shape878" draw:name="path70" draw:layer="" svg:width="17.33862180634pt" svg:height="17.28524894419pt" draw:transform="matrix(0.31552669000 0.00000000000 0.00000000000 0.31552669000 81.35347097088pt 842.84175950733pt)" svg:viewBox="0 0 17 17" svg:d="M17.2704 2.41535C13.7552 6.90898 0.981327 18.8337 0.191452 17.1177C-1.68666 16.2036 10.7779 3.59755 14.6503 0.0477982C15.0829 -0.341044 17.8004 1.75055 17.2704 2.41535Z" koffice:nodeTypes="cccc"/>
          <draw:path draw:style-name="gr86" draw:id="shape879" draw:name="path72" draw:layer="" svg:width="22.54066395837pt" svg:height="11.03415223732pt" draw:transform="matrix(0.31552669000 0.00000000000 0.00000000000 0.31552669000 78.51535419165pt 840.74780760953pt)" svg:viewBox="0 0 23 11" svg:d="M22.3443 3.23577C17.1658 6.15389 0.138798 12.603 0.083734 10.6833C-1.33499 9.11048 15.6742 1.9041 20.809 0.00996202C21.3799 -0.194354 23.1201 2.8071 22.3451 3.23417Z" koffice:nodeTypes="ccccc"/>
          <draw:path draw:style-name="gr83" draw:id="shape880" draw:name="path74" draw:layer="" svg:width="6.78475430922pt" svg:height="2.34548762147pt" draw:transform="matrix(0.31552669000 0.00000000000 0.00000000000 0.31552669000 89.82569222759pt 839.69001907635pt)" svg:viewBox="0 0 7 2" svg:d="M0.823512 0C-1.44789 3.07564 1.64615 0.906847 2.14892 1.79742C3.0328 2.62222 3.91669 2.42769 4.43903 1.79742C4.96221 1.0851 8.25701 3.14072 6.00689 0.0983243" koffice:nodeTypes="cccc"/>
          <draw:path draw:style-name="gr85" draw:id="shape881" draw:name="path76" draw:layer="" svg:width="12.84145541333pt" svg:height="2.28592872998pt" draw:transform="matrix(0.31552669000 0.00000000000 0.00000000000 0.31552669000 88.87129470658pt 841.23338933288pt)" svg:viewBox="0 0 13 2" svg:d="M0 0.936303C1.89597 0.720773 5.08213 -0.727209 6.2159 0.466756C7.19327 -0.610036 10.6335 0.779788 12.8415 0.936303C11.2384 1.91388 7.99436 1.24933 6.45011 2.28593C4.94475 1.36565 1.62204 2.2081 4.70421e-14 0.936303" koffice:nodeTypes="ccccc"/>
          <draw:path draw:style-name="gr86" draw:id="shape882" draw:name="path78" draw:layer="" svg:width="12.84145541333pt" svg:height="2.28592872998pt" draw:transform="matrix(0.31552669000 0.00000000000 0.00000000000 0.31552669000 88.87154712793pt 841.23338933288pt)" svg:viewBox="0 0 13 2" svg:d="M0 0.936303C1.89514 0.720773 5.08213 -0.727209 6.2159 0.466756C7.19244 -0.610036 10.6335 0.779788 12.8415 0.936303C11.2384 1.91388 7.99519 1.24933 6.45093 2.28593C4.94558 1.36565 1.62287 2.2081 0 0.936303Z" koffice:nodeTypes="ccccc"/>
          <draw:path draw:style-name="gr85" draw:id="shape883" draw:name="path80" draw:layer="" svg:width="6.83861856000pt" svg:height="1.96606980014pt" draw:transform="matrix(0.31552669000 0.00000000000 0.00000000000 0.31552669000 89.80146738870pt 842.01229551475pt)" svg:viewBox="0 0 7 2" svg:d="M0 0C2.96537 1.08904 3.63069 0.925647 6.83862 0.107873C6.17329 1.6879 4.47367 2.02104 3.51027 1.95917C2.51185 1.90047 1.15045 2.01548 0.00085408 0" koffice:nodeTypes="cccc"/>
          <draw:path draw:style-name="gr86" draw:id="shape884" draw:name="path82" draw:layer="" svg:width="6.83861856000pt" svg:height="1.96860721578pt" draw:transform="matrix(0.31552669000 0.00000000000 0.00000000000 0.31552669000 89.80171981005pt 842.01229551475pt)" svg:viewBox="0 0 7 2" svg:d="M0 0C2.96537 1.08975 3.63155 0.926244 6.83862 0.107943C6.17329 1.68899 4.47367 2.02234 3.51027 1.96202C2.51185 1.90328 1.15045 2.01678 0.00085408 0Z" koffice:nodeTypes="ccccc"/>
          <draw:path draw:style-name="gr87" draw:id="shape885" draw:name="path84" draw:layer="" svg:width="14.13558752144pt" svg:height="20.32222006860pt" draw:transform="matrix(0.31552669000 0.00000000000 0.00000000000 0.31552669000 83.41762205548pt 843.59811422838pt)" svg:viewBox="0 0 14 20" svg:d="M14.1058 2.44794C11.936 7.47676 8.72165 7.71788 7.48451 10.3589C6.2932 12.9016 4.56757 20.4109 0.411162 20.3214C-1.39057 18.7038 3.23103 18.0199 4.59864 9.67425C5.25487 5.78087 8.69913 6.29859 11.439 0.0883617C11.6603 -0.455164 14.4483 1.65443 14.1066 2.44633" koffice:nodeTypes="cccccc"/>
          <draw:path draw:style-name="gr86" draw:id="shape886" draw:name="path86" draw:layer="" svg:width="14.13474567108pt" svg:height="20.31905060709pt" draw:transform="matrix(0.31552669000 0.00000000000 0.00000000000 0.31552669000 83.41772360022pt 843.59860151396pt)" svg:viewBox="0 0 14 20" svg:d="M14.1051 2.44458C11.9346 7.47463 8.72107 7.71573 7.48397 10.3565C6.29347 12.899 4.56712 20.4078 0.410837 20.3183C-1.39006 18.7007 3.2314 18.0169 4.59819 9.67195C5.2544 5.77886 8.69855 6.29654 11.4383 0.0884109C11.6596 -0.455073 14.4468 1.65274 14.1059 2.44458Z" koffice:nodeTypes="ccccccc"/>
          <draw:path draw:style-name="gr87" draw:id="shape887" draw:name="path88" draw:layer="" svg:width="20.59605432159pt" svg:height="14.24132298188pt" draw:transform="matrix(0.31552669000 0.00000000000 0.00000000000 0.31552669000 79.63996934162pt 841.92315983492pt)" svg:viewBox="0 0 21 14" svg:d="M18.1153 0.029146C13.0171 2.21656 12.7746 5.4537 10.0976 6.70193C7.51949 7.90093 -0.093412 9.64376 0.000867913 13.8282C1.64087 15.6404 2.33172 10.9864 10.7924 9.60583C14.7395 8.94259 14.2126 5.47549 20.5064 2.7144C21.0578 2.49089 18.9187 -0.314579 18.1153 0.029146" koffice:nodeTypes="cccccc"/>
          <draw:path draw:style-name="gr86" draw:id="shape888" draw:name="path90" draw:layer="" svg:width="20.59603994801pt" svg:height="14.23831762843pt" draw:transform="matrix(0.31552669000 0.00000000000 0.00000000000 0.31552669000 79.63997392113pt 841.92315499217pt)" svg:viewBox="0 0 21 14" svg:d="M18.1153 0.0291585C13.0171 2.21634 12.7746 5.45314 10.0975 6.69962C7.51947 7.90011 -0.092634 9.64114 0.000853538 13.8251C1.64085 15.6371 2.33249 10.9852 10.7924 9.60322C14.7402 8.94166 14.2134 5.47492 20.5064 2.71251C21.0578 2.48903 18.9187 -0.31453 18.1153 0.0291585Z" koffice:nodeTypes="cccccc"/>
          <draw:path draw:style-name="gr87" draw:id="shape889" draw:name="path92" draw:layer="" svg:width="23.75236859270pt" svg:height="7.83931180106pt" draw:transform="matrix(0.31552669000 0.00000000000 0.00000000000 0.31552669000 77.66936103556pt 839.67947031858pt)" svg:viewBox="0 0 24 8" svg:d="M23.3048 3.75451C17.9879 5.83969 15.4425 3.6055 12.5783 4.62566C9.82073 5.60941 2.99657 9.86106 0.003184 6.67275C-0.127706 4.12617 3.7811 7.09097 10.9589 1.95378C14.3214 -0.429406 16.4749 2.54048 23.0837 0.0108283C23.6487 -0.223681 24.143 3.42518 23.3048 3.75451" koffice:nodeTypes="cccccc"/>
          <draw:path draw:style-name="gr86" draw:id="shape890" draw:name="path94" draw:layer="" svg:width="23.75165742654pt" svg:height="7.83931190283pt" draw:transform="matrix(0.31552669000 0.00000000000 0.00000000000 0.31552669000 77.66910882029pt 839.67947028735pt)" svg:viewBox="0 0 24 8" svg:d="M23.3044 3.75451C17.9876 5.83969 15.4422 3.60381 12.5781 4.62566C9.82139 5.60941 2.99734 9.86106 0.00318329 6.67275C-0.127704 4.12617 3.78185 7.09097 10.9587 1.95378C14.3211 -0.429406 16.4747 2.53878 23.0833 0.0108283C23.6483 -0.223681 24.1418 3.42518 23.3044 3.75281Z" koffice:nodeTypes="ccccccc"/>
          <draw:path draw:style-name="gr87" draw:id="shape891" draw:name="path96" draw:layer="" svg:width="11.13122327406pt" svg:height="21.24153707614pt" draw:transform="matrix(0.31552669000 0.00000000000 0.00000000000 0.31552669000 85.69026293345pt 844.26082346277pt)" svg:viewBox="0 0 11 21" svg:d="M11.1178 1.44024C9.47123 6.87212 1.80835 22.4909 0.398411 21.1616C-1.74707 20.9635 5.36134 4.81492 7.70882 0.140839C7.97358 -0.374835 11.3705 0.632145 11.1178 1.44024" koffice:nodeTypes="cccc"/>
          <draw:path draw:style-name="gr86" draw:id="shape892" draw:name="path98" draw:layer="" svg:width="11.12961986236pt" svg:height="21.24153686677pt" draw:transform="matrix(0.31552669000 0.00000000000 0.00000000000 0.31552669000 85.69001051209pt 844.26132830547pt)" svg:viewBox="0 0 11 21" svg:d="M11.117 1.43867C9.47055 6.87212 1.80902 22.4909 0.398382 21.1616C-1.74694 20.962 5.36096 4.81492 7.70826 0.140839C7.97301 -0.374835 11.3689 0.632145 11.1162 1.44024Z" koffice:nodeTypes="ccccc"/>
          <draw:path draw:style-name="gr87" draw:id="shape893" draw:name="path100" draw:layer="" svg:width="17.34005333290pt" svg:height="17.28834630284pt" draw:transform="matrix(0.31552669000 0.00000000000 0.00000000000 0.31552669000 81.35342505402pt 842.84125466462pt)" svg:viewBox="0 0 17 17" svg:d="M17.2712 2.41713C13.7559 6.9096 0.981508 18.837 0.191603 17.1208C-1.68738 16.205 10.7784 3.59944 14.651 0.0478025C15.0837 -0.341075 17.8012 1.75071 17.272 2.41556" koffice:nodeTypes="cccc"/>
          <draw:path draw:style-name="gr86" draw:id="shape894" draw:name="path102" draw:layer="" svg:width="17.33862180634pt" svg:height="17.28524894419pt" draw:transform="matrix(0.31552669000 0.00000000000 0.00000000000 0.31552669000 81.35347097088pt 842.84175950733pt)" svg:viewBox="0 0 17 17" svg:d="M17.2704 2.41535C13.7552 6.90898 0.981327 18.8337 0.191452 17.1177C-1.68666 16.2036 10.7779 3.59755 14.6503 0.0477982C15.0829 -0.341044 17.8004 1.75055 17.2704 2.41535Z" koffice:nodeTypes="cccc"/>
          <draw:path draw:style-name="gr87" draw:id="shape895" draw:name="path104" draw:layer="" svg:width="22.53762823149pt" svg:height="11.03322705021pt" draw:transform="matrix(0.31552669000 0.00000000000 0.00000000000 0.31552669000 78.51507276428pt 840.74780762816pt)" svg:viewBox="0 0 23 11" svg:d="M22.3429 3.23563C17.1648 6.15364 0.138882 12.6009 0.0838214 10.6828C-1.33562 9.1101 15.6725 1.90402 20.8069 0.00996154C21.3769 -0.194346 23.117 2.80699 22.3421 3.23563" koffice:nodeTypes="cccc"/>
          <draw:path draw:style-name="gr86" draw:id="shape896" draw:name="path106" draw:layer="" svg:width="22.54066395837pt" svg:height="11.03415223732pt" draw:transform="matrix(0.31552669000 0.00000000000 0.00000000000 0.31552669000 78.51535419165pt 840.74780760953pt)" svg:viewBox="0 0 23 11" svg:d="M22.3443 3.23577C17.1658 6.15389 0.138798 12.603 0.083734 10.6833C-1.33499 9.11048 15.6742 1.9041 20.809 0.00996202C21.3799 -0.194354 23.1201 2.8071 22.3451 3.23417Z" koffice:nodeTypes="ccccc"/>
          <draw:path draw:style-name="gr87" draw:id="shape897" draw:name="path108" draw:layer="" svg:width="23.56574109402pt" svg:height="3.86356554898pt" draw:transform="matrix(0.31552669000 0.00000000000 0.00000000000 0.31552669000 96.96645253488pt 838.40013374492pt)" svg:viewBox="0 0 24 4" svg:d="M0.514465 3.52317C6.34578 4.25595 24.2615 3.82116 23.5448 2.06785C24.1957 0.12505 5.9938 -0.131264 0.611971 0.0472123C0.0158387 0.0715857 -0.355159 3.42253 0.514465 3.52317" koffice:nodeTypes="cccc"/>
          <draw:path draw:style-name="gr86" draw:id="shape898" draw:name="path110" draw:layer="" svg:width="23.56579990702pt" svg:height="3.86495707372pt" draw:transform="matrix(0.31552669000 0.00000000000 0.00000000000 0.31552669000 96.96693810812pt 838.40013374492pt)" svg:viewBox="0 0 24 4" svg:d="M0.514527 3.52381C6.34507 4.25829 24.2615 3.82184 23.5449 2.06822C24.1965 0.125073 5.9931 -0.131287 0.61124 0.0472208C0.0158992 0.0715986 -0.355099 3.42315 0.514527 3.52381Z" koffice:nodeTypes="cccc"/>
          <draw:path draw:style-name="gr87" draw:id="shape899" draw:name="path112" draw:layer="" svg:width="7.08556231456pt" svg:height="22.34691319587pt" draw:transform="matrix(0.31552669000 0.00000000000 0.00000000000 0.31552669000 91.67369405367pt 844.80210252100pt)" svg:viewBox="0 0 7 22" svg:d="M3.44517 0.428044C5.33041 5.43697 3.26523 7.81763 4.18828 10.5146C5.07669 13.1113 8.93977 19.5475 5.99898 22.3445C3.66125 22.4541 6.40253 18.796 1.72783 12.0223C-0.441246 8.84985 2.29476 6.84139 0.00973536 0.616509C-0.203332 0.0834429 3.14854 -0.360516 3.44593 0.428044" koffice:nodeTypes="cccccc"/>
          <draw:path draw:style-name="gr86" draw:id="shape900" draw:name="path114" draw:layer="" svg:width="7.08753832990pt" svg:height="22.34913468763pt" draw:transform="matrix(0.31552669000 0.00000000000 0.00000000000 0.31552669000 91.67371590773pt 844.80224334837pt)" svg:viewBox="0 0 7 22" svg:d="M3.4471 0.426048C5.33185 5.43681 3.26714 7.81602 4.18956 10.5146C5.07809 13.1115 8.94171 19.548 6.00126 22.3467C3.66321 22.4564 6.40487 18.798 1.72801 12.0224C-0.44062 8.84987 2.29502 6.84131 0.00967157 0.616101C-0.202674 0.0845844 3.14892 -0.360974 3.44635 0.427626Z" koffice:nodeTypes="ccccccc"/>
          <draw:path draw:style-name="gr87" draw:id="shape901" draw:name="path116" draw:layer="" svg:width="14.13567582729pt" svg:height="20.31749457480pt" draw:transform="matrix(0.31552669000 0.00000000000 0.00000000000 0.31552669000 93.97719254944pt 843.67810551120pt)" svg:viewBox="0 0 14 20" svg:d="M0.0297611 2.44532C2.19961 7.47438 5.41399 7.71466 6.65113 10.3561C7.84244 12.8993 9.56807 20.407 13.7245 20.3167C15.5262 18.7016 10.9046 18.0162 9.537 9.67081C8.88077 5.77787 5.43651 6.29634 2.69664 0.0884355C2.4753 -0.455028 -0.312723 1.6519 0.0289845 2.44371" koffice:nodeTypes="cccccc"/>
          <draw:path draw:style-name="gr86" draw:id="shape902" draw:name="path118" draw:layer="" svg:width="14.13413017348pt" svg:height="20.31749608683pt" draw:transform="matrix(0.31552669000 0.00000000000 0.00000000000 0.31552669000 93.97719011753pt 843.67812306795pt)" svg:viewBox="0 0 14 20" svg:d="M0.0289905 2.44527C2.1995 7.47432 5.41293 7.7146 6.65 10.3561C7.84125 12.8993 9.56678 20.4086 13.723 20.3167C15.5246 18.7016 10.9033 18.0178 9.53572 9.67236C8.87952 5.77942 5.43545 6.29628 2.69572 0.0883793C2.4744 -0.455084 -0.312699 1.65346 0.0289905 2.44527Z" koffice:nodeTypes="cccccc"/>
          <draw:path draw:style-name="gr87" draw:id="shape903" draw:name="path120" draw:layer="" svg:width="20.59604350304pt" svg:height="14.23964559570pt" draw:transform="matrix(0.31552669000 0.00000000000 0.00000000000 0.31552669000 95.78809467036pt 841.96299880145pt)" svg:viewBox="0 0 21 14" svg:d="M2.48075 0.0292838C7.57899 2.21657 7.82142 5.45192 10.4985 6.70007C13.0766 7.90061 20.6887 9.64173 20.5952 13.8259C18.9552 15.6396 18.2643 10.9858 9.80368 9.60542C5.8566 8.94222 6.38346 5.47532 0.089683 2.71277C-0.461735 2.48928 1.67739 -0.315228 2.48075 0.0292838" koffice:nodeTypes="cccccc"/>
          <draw:path draw:style-name="gr86" draw:id="shape904" draw:name="path122" draw:layer="" svg:width="20.59553661402pt" svg:height="14.23917423052pt" draw:transform="matrix(0.31552669000 0.00000000000 0.00000000000 0.31552669000 95.78790908926pt 841.96308105018pt)" svg:viewBox="0 0 21 14" svg:d="M2.48051 0.0290203C7.5787 2.21627 7.82193 5.45317 10.4981 6.69968C13.0761 7.9002 20.6882 9.64129 20.5947 13.8254C18.9547 15.6391 18.2639 10.9854 9.80337 9.60417C5.85633 8.94179 6.38318 5.47495 0.0894722 2.71245C-0.461148 2.49058 1.67716 -0.313871 2.48051 0.0290203Z" koffice:nodeTypes="cccccc"/>
          <draw:path draw:style-name="gr87" draw:id="shape905" draw:name="path124" draw:layer="" svg:width="23.75228423227pt" svg:height="7.83931180106pt" draw:transform="matrix(0.31552669000 0.00000000000 0.00000000000 0.31552669000 96.89891205858pt 839.67947031858pt)" svg:viewBox="0 0 24 8" svg:d="M0.447586 3.75451C5.76447 5.83969 8.3099 3.6055 11.174 4.62566C13.9316 5.60941 20.7558 9.86106 23.7491 6.67275C23.8792 4.12617 19.9712 7.09097 12.7934 1.95378C9.431 -0.429406 7.27742 2.54048 0.668716 0.0108283C0.103696 -0.223681 -0.390595 3.42518 0.447586 3.75451" koffice:nodeTypes="cccccc"/>
          <draw:path draw:style-name="gr86" draw:id="shape906" draw:name="path126" draw:layer="" svg:width="23.75007501478pt" svg:height="7.83785808334pt" draw:transform="matrix(0.31552669000 0.00000000000 0.00000000000 0.31552669000 96.89876980592pt 839.67947028735pt)" svg:viewBox="0 0 24 8" svg:d="M0.447209 3.75416C5.76302 5.83915 8.30915 3.60348 11.1723 4.62523C13.9298 5.60889 20.7536 9.85845 23.7469 6.67213C23.8778 4.12578 19.9692 7.08862 12.7917 1.9536C9.42938 -0.429366 7.27672 2.53855 0.668329 0.0108273C0.103336 -0.22366 -0.390119 3.42486 0.447209 3.75246Z" koffice:nodeTypes="ccccccc"/>
          <draw:path draw:style-name="gr87" draw:id="shape907" draw:name="path128" draw:layer="" svg:width="11.13067297899pt" svg:height="21.24030466777pt" draw:transform="matrix(0.31552669000 0.00000000000 0.00000000000 0.31552669000 92.79854850256pt 844.34079496597pt)" svg:viewBox="0 0 11 21" svg:d="M0.0134178 1.43956C1.65992 6.87127 9.32264 22.4896 10.7325 21.1604C12.8771 20.9607 5.76972 4.81414 3.42229 0.140978C3.15753 -0.374681 -0.23927 0.630697 0.0134178 1.43956" koffice:nodeTypes="cccc"/>
          <draw:path draw:style-name="gr86" draw:id="shape908" draw:name="path130" draw:layer="" svg:width="11.13106006813pt" svg:height="21.23997054720pt" draw:transform="matrix(0.31552669000 0.00000000000 0.00000000000 0.31552669000 92.79882609399pt 844.34134401971pt)" svg:viewBox="0 0 11 21" svg:d="M0.012533 1.43784C1.65986 6.87109 9.32189 22.4893 10.7327 21.1601C12.8781 20.9604 5.76972 4.81397 3.42226 0.14084C3.1575 -0.374816 -0.238549 0.632127 0.0133378 1.43941Z" koffice:nodeTypes="ccccc"/>
          <draw:path draw:style-name="gr87" draw:id="shape909" draw:name="path132" draw:layer="" svg:width="17.33884491360pt" svg:height="17.28834630284pt" draw:transform="matrix(0.31552669000 0.00000000000 0.00000000000 0.31552669000 94.95391356490pt 842.84125466462pt)" svg:viewBox="0 0 17 17" svg:d="M0.0682428 2.41713C3.58345 6.9096 16.3574 18.837 17.1472 17.1208C19.0262 16.205 6.56082 3.59944 2.68836 0.0478025C2.25573 -0.341075 -0.461747 1.75071 0.0682428 2.41556" koffice:nodeTypes="cccc"/>
          <draw:path draw:style-name="gr86" draw:id="shape910" draw:name="path134" draw:layer="" svg:width="17.33848047337pt" svg:height="17.28527969935pt" draw:transform="matrix(0.31552669000 0.00000000000 0.00000000000 0.31552669000 94.95372219005pt 842.84174972404pt)" svg:viewBox="0 0 17 17" svg:d="M0.0688374 2.41538C3.58401 6.90902 16.3578 18.8338 17.1469 17.1177C19.0258 16.202 6.56135 3.59759 2.68893 0.0478287C2.2563 -0.341014 -0.461148 1.74902 0.0680523 2.41538Z" koffice:nodeTypes="ccccc"/>
          <draw:path draw:style-name="gr87" draw:id="shape911" draw:name="path136" draw:layer="" svg:width="22.53831682525pt" svg:height="11.03322705021pt" draw:transform="matrix(0.31552669000 0.00000000000 0.00000000000 0.31552669000 96.47147021423pt 840.74780762816pt)" svg:viewBox="0 0 23 11" svg:d="M0.195078 3.23563C5.37329 6.15364 22.3994 12.6009 22.4545 10.6828C23.8739 9.1101 6.86562 1.90402 1.73113 0.00996154C1.16027 -0.194346 -0.579833 2.80699 0.195887 3.23563" koffice:nodeTypes="cccc"/>
          <draw:path draw:style-name="gr86" draw:id="shape912" draw:name="path138" draw:layer="" svg:width="22.53927858238pt" svg:height="11.03118809891pt" draw:transform="matrix(0.31552669000 0.00000000000 0.00000000000 0.31552669000 96.47107563936pt 840.74780602414pt)" svg:viewBox="0 0 23 11" svg:d="M0.196347 3.23532C5.37467 6.15304 22.4012 12.5998 22.4555 10.6803C23.8749 9.10761 6.86622 1.90224 1.73081 0.00996568C1.16075 -0.194323 -0.579389 2.80511 0.195537 3.23372Z" koffice:nodeTypes="ccccc"/>
          <draw:path draw:style-name="gr87" draw:id="shape913" draw:name="path140" draw:layer="" svg:width="14.13567582729pt" svg:height="20.31749457480pt" draw:transform="matrix(0.31552669000 0.00000000000 0.00000000000 0.31552669000 93.97719254944pt 843.67810551120pt)" svg:viewBox="0 0 14 20" svg:d="M0.0297611 2.44532C2.19961 7.47438 5.41399 7.71466 6.65113 10.3561C7.84244 12.8993 9.56807 20.407 13.7245 20.3167C15.5262 18.7016 10.9046 18.0162 9.537 9.67081C8.88077 5.77787 5.43651 6.29634 2.69664 0.0884355C2.4753 -0.455028 -0.312723 1.6519 0.0289845 2.44371" koffice:nodeTypes="cccccc"/>
          <draw:path draw:style-name="gr86" draw:id="shape914" draw:name="path142" draw:layer="" svg:width="14.13413017348pt" svg:height="20.31749608683pt" draw:transform="matrix(0.31552669000 0.00000000000 0.00000000000 0.31552669000 93.97719011753pt 843.67812306795pt)" svg:viewBox="0 0 14 20" svg:d="M0.0289905 2.44527C2.1995 7.47432 5.41293 7.7146 6.65 10.3561C7.84125 12.8993 9.56678 20.4086 13.723 20.3167C15.5246 18.7016 10.9033 18.0178 9.53572 9.67236C8.87952 5.77942 5.43545 6.29628 2.69572 0.0883793C2.4744 -0.455084 -0.312699 1.65346 0.0289905 2.44527Z" koffice:nodeTypes="cccccc"/>
          <draw:path draw:style-name="gr87" draw:id="shape915" draw:name="path144" draw:layer="" svg:width="20.59604350304pt" svg:height="14.23964559570pt" draw:transform="matrix(0.31552669000 0.00000000000 0.00000000000 0.31552669000 95.78809467036pt 841.96299880145pt)" svg:viewBox="0 0 21 14" svg:d="M2.48075 0.0292838C7.57899 2.21657 7.82142 5.45192 10.4985 6.70007C13.0766 7.90061 20.6887 9.64173 20.5952 13.8259C18.9552 15.6396 18.2643 10.9858 9.80368 9.60542C5.8566 8.94222 6.38346 5.47532 0.089683 2.71277C-0.461735 2.48928 1.67739 -0.315228 2.48075 0.0292838" koffice:nodeTypes="cccccc"/>
          <draw:path draw:style-name="gr86" draw:id="shape916" draw:name="path146" draw:layer="" svg:width="20.59553661402pt" svg:height="14.23917423052pt" draw:transform="matrix(0.31552669000 0.00000000000 0.00000000000 0.31552669000 95.78790908926pt 841.96308105018pt)" svg:viewBox="0 0 21 14" svg:d="M2.48051 0.0290203C7.5787 2.21627 7.82193 5.45317 10.4981 6.69968C13.0761 7.9002 20.6882 9.64129 20.5947 13.8254C18.9547 15.6391 18.2639 10.9854 9.80337 9.60417C5.85633 8.94179 6.38318 5.47495 0.0894722 2.71245C-0.461148 2.49058 1.67716 -0.313871 2.48051 0.0290203Z" koffice:nodeTypes="cccccc"/>
          <draw:path draw:style-name="gr87" draw:id="shape917" draw:name="path148" draw:layer="" svg:width="23.75228423227pt" svg:height="7.83931180106pt" draw:transform="matrix(0.31552669000 0.00000000000 0.00000000000 0.31552669000 96.89891205858pt 839.67947031858pt)" svg:viewBox="0 0 24 8" svg:d="M0.447586 3.75451C5.76447 5.83969 8.3099 3.6055 11.174 4.62566C13.9316 5.60941 20.7558 9.86106 23.7491 6.67275C23.8792 4.12617 19.9712 7.09097 12.7934 1.95378C9.431 -0.429406 7.27742 2.54048 0.668716 0.0108283C0.103696 -0.223681 -0.390595 3.42518 0.447586 3.75451" koffice:nodeTypes="cccccc"/>
          <draw:path draw:style-name="gr86" draw:id="shape918" draw:name="path150" draw:layer="" svg:width="23.75007501478pt" svg:height="7.83785808334pt" draw:transform="matrix(0.31552669000 0.00000000000 0.00000000000 0.31552669000 96.89876980592pt 839.67947028735pt)" svg:viewBox="0 0 24 8" svg:d="M0.447209 3.75416C5.76302 5.83915 8.30915 3.60348 11.1723 4.62523C13.9298 5.60889 20.7536 9.85845 23.7469 6.67213C23.8778 4.12578 19.9692 7.08862 12.7917 1.9536C9.42938 -0.429366 7.27672 2.53855 0.668329 0.0108273C0.103336 -0.22366 -0.390119 3.42486 0.447209 3.75246Z" koffice:nodeTypes="ccccccc"/>
          <draw:path draw:style-name="gr87" draw:id="shape919" draw:name="path152" draw:layer="" svg:width="11.13067297899pt" svg:height="21.24030466777pt" draw:transform="matrix(0.31552669000 0.00000000000 0.00000000000 0.31552669000 92.79854850256pt 844.34079496597pt)" svg:viewBox="0 0 11 21" svg:d="M0.0134178 1.43956C1.65992 6.87127 9.32264 22.4896 10.7325 21.1604C12.8771 20.9607 5.76972 4.81414 3.42229 0.140978C3.15753 -0.374681 -0.23927 0.630697 0.0134178 1.43956" koffice:nodeTypes="cccc"/>
          <draw:path draw:style-name="gr86" draw:id="shape920" draw:name="path154" draw:layer="" svg:width="11.13106006813pt" svg:height="21.23997054720pt" draw:transform="matrix(0.31552669000 0.00000000000 0.00000000000 0.31552669000 92.79882609399pt 844.34134401971pt)" svg:viewBox="0 0 11 21" svg:d="M0.012533 1.43784C1.65986 6.87109 9.32189 22.4893 10.7327 21.1601C12.8781 20.9604 5.76972 4.81397 3.42226 0.14084C3.1575 -0.374816 -0.238549 0.632127 0.0133378 1.43941Z" koffice:nodeTypes="ccccc"/>
          <draw:path draw:style-name="gr87" draw:id="shape921" draw:name="path156" draw:layer="" svg:width="17.33884491360pt" svg:height="17.28834630284pt" draw:transform="matrix(0.31552669000 0.00000000000 0.00000000000 0.31552669000 94.95391356490pt 842.84125466462pt)" svg:viewBox="0 0 17 17" svg:d="M0.0682428 2.41713C3.58345 6.9096 16.3574 18.837 17.1472 17.1208C19.0262 16.205 6.56082 3.59944 2.68836 0.0478025C2.25573 -0.341075 -0.461747 1.75071 0.0682428 2.41556" koffice:nodeTypes="cccc"/>
          <draw:path draw:style-name="gr86" draw:id="shape922" draw:name="path158" draw:layer="" svg:width="17.33848047337pt" svg:height="17.28527969935pt" draw:transform="matrix(0.31552669000 0.00000000000 0.00000000000 0.31552669000 94.95372219005pt 842.84174972404pt)" svg:viewBox="0 0 17 17" svg:d="M0.0688374 2.41538C3.58401 6.90902 16.3578 18.8338 17.1469 17.1177C19.0258 16.202 6.56135 3.59759 2.68893 0.0478287C2.2563 -0.341014 -0.461148 1.74902 0.0680523 2.41538Z" koffice:nodeTypes="ccccc"/>
          <draw:path draw:style-name="gr87" draw:id="shape923" draw:name="path160" draw:layer="" svg:width="22.53831682525pt" svg:height="11.03322705021pt" draw:transform="matrix(0.31552669000 0.00000000000 0.00000000000 0.31552669000 96.47147021423pt 840.74780762816pt)" svg:viewBox="0 0 23 11" svg:d="M0.195078 3.23563C5.37329 6.15364 22.3994 12.6009 22.4545 10.6828C23.8739 9.1101 6.86562 1.90402 1.73113 0.00996154C1.16027 -0.194346 -0.579833 2.80699 0.195887 3.23563" koffice:nodeTypes="cccc"/>
          <draw:path draw:style-name="gr86" draw:id="shape924" draw:name="path162" draw:layer="" svg:width="22.53927858238pt" svg:height="11.03118809891pt" draw:transform="matrix(0.31552669000 0.00000000000 0.00000000000 0.31552669000 96.47107563936pt 840.74780602414pt)" svg:viewBox="0 0 23 11" svg:d="M0.196347 3.23532C5.37467 6.15304 22.4012 12.5998 22.4555 10.6803C23.8749 9.10761 6.86622 1.90224 1.73081 0.00996568C1.16075 -0.194323 -0.579389 2.80511 0.195537 3.23372Z" koffice:nodeTypes="ccccc"/>
          <draw:path draw:style-name="gr87" draw:id="shape925" draw:name="path164" draw:layer="" svg:width="23.56573775553pt" svg:height="3.86460816450pt" draw:transform="matrix(0.31552669000 0.00000000000 0.00000000000 0.31552669000 77.45645805481pt 838.37150411726pt)" svg:viewBox="0 0 24 4" svg:d="M23.0513 0.340069C17.22 -0.392018 -0.695732 0.0420446 0.0208958 1.79638C-0.630728 3.74101 17.5719 3.99578 22.9538 3.81728C23.5499 3.7929 23.9209 0.441507 23.0513 0.340069" koffice:nodeTypes="cccc"/>
          <draw:path draw:style-name="gr86" draw:id="shape926" draw:name="path166" draw:layer="" svg:width="23.56573681457pt" svg:height="3.86453683515pt" draw:transform="matrix(0.31552669000 0.00000000000 0.00000000000 0.31552669000 77.45671077564pt 838.37151901170pt)" svg:viewBox="0 0 24 4" svg:d="M23.0513 0.34002C17.2207 -0.39206 -0.695732 0.0419978 0.0208948 1.79789C-0.630728 3.74093 17.5719 3.9957 22.9538 3.8172C23.5499 3.79283 23.9209 0.441457 23.0513 0.34002Z" koffice:nodeTypes="cccc"/>
          <draw:path draw:style-name="gr87" draw:id="shape927" draw:name="path168" draw:layer="" svg:width="7.08680675554pt" svg:height="22.34788318123pt" draw:transform="matrix(0.31552669000 0.00000000000 0.00000000000 0.31552669000 87.87725153021pt 826.05673292645pt)" svg:viewBox="0 0 7 22" svg:d="M3.64133 21.9185C1.75592 16.9103 3.82128 14.5288 2.89816 11.8318C2.00967 9.23506 -1.85451 2.79869 1.08654 0.00239363C3.42448 -0.107219 0.682955 3.551 5.35882 10.3241C7.52809 13.4989 4.79185 15.5074 7.07707 21.7308C7.29016 22.2639 3.93799 22.7087 3.64057 21.9201" koffice:nodeTypes="cccccc"/>
          <draw:path draw:style-name="gr86" draw:id="shape928" draw:name="path170" draw:layer="" svg:width="7.08818233144pt" svg:height="22.34752618139pt" draw:transform="matrix(0.31552669000 0.00000000000 0.00000000000 0.31552669000 87.87800879433pt 826.05622808386pt)" svg:viewBox="0 0 7 22" svg:d="M3.64093 21.9199C1.75534 16.9117 3.8209 14.5302 2.89844 11.8333C2.00986 9.23657 -1.85469 2.79867 1.08665 0.0023936C3.42481 -0.107218 0.683021 3.55097 5.3601 10.3256C7.52882 13.4988 4.79306 15.5073 7.07851 21.7307C7.29086 22.2637 3.93913 22.7085 3.64093 21.9191Z" koffice:nodeTypes="ccccccc"/>
          <draw:path draw:style-name="gr87" draw:id="shape929" draw:name="path172" draw:layer="" svg:width="14.13558752144pt" svg:height="20.31915992556pt" draw:transform="matrix(0.31552669000 0.00000000000 0.00000000000 0.31552669000 83.35502156019pt 827.97337229028pt)" svg:viewBox="0 0 14 20" svg:d="M14.1058 17.8729C11.936 12.8445 8.72165 12.6018 7.48451 9.96258C6.2932 7.41932 4.56757 -0.0902965 0.411162 0.000821981C-1.39057 1.61677 3.23103 2.30056 4.59864 10.6455C5.25487 14.5394 8.69913 14.0226 11.439 20.2307C11.6603 20.7742 14.4483 18.6672 14.1066 17.8745" koffice:nodeTypes="cccccc"/>
          <draw:path draw:style-name="gr86" draw:id="shape930" draw:name="path174" draw:layer="" svg:width="14.13404922467pt" svg:height="20.31904789318pt" draw:transform="matrix(0.31552669000 0.00000000000 0.00000000000 0.31552669000 83.35476913882pt 827.97337229028pt)" svg:viewBox="0 0 14 20" svg:d="M14.1051 17.8729C11.9346 12.8444 8.72118 12.6033 7.48411 9.96255C6.29285 7.4193 4.56732 -0.0902963 0.41114 0.000821978C-1.39049 1.61676 3.23085 2.30055 4.59839 10.6455C5.25458 14.5394 8.69865 14.0209 11.4383 20.2307C11.6597 20.7742 14.4467 18.6655 14.1051 17.8729Z" koffice:nodeTypes="cccccc"/>
          <draw:path draw:style-name="gr87" draw:id="shape931" draw:name="path176" draw:layer="" svg:width="20.59605432159pt" svg:height="14.24032835005pt" draw:transform="matrix(0.31552669000 0.00000000000 0.00000000000 0.31552669000 79.57661158227pt 831.59382443641pt)" svg:viewBox="0 0 21 14" svg:d="M18.1153 14.2109C13.0171 12.0236 12.7746 8.78737 10.0976 7.5408C7.51949 6.34023 -0.093412 4.59665 0.000867913 0.413203C1.64087 -1.39895 2.33172 3.25408 10.7924 4.63458C14.7395 5.2986 14.2126 8.76478 20.5064 11.5274C21.0578 11.7501 18.9187 14.5563 18.1153 14.2109" koffice:nodeTypes="cccccc"/>
          <draw:path draw:style-name="gr86" draw:id="shape932" draw:name="path178" draw:layer="" svg:width="20.59603994801pt" svg:height="14.23733635738pt" draw:transform="matrix(0.31552669000 0.00000000000 0.00000000000 0.31552669000 79.57661616178pt 831.59429679673pt)" svg:viewBox="0 0 21 14" svg:d="M18.1153 14.2079C13.0171 12.0208 12.7738 8.78493 10.0975 7.5385C7.51947 6.33805 -0.092634 4.59627 0.000853538 0.413264C1.64085 -1.39871 2.33249 3.25222 10.7924 4.63419C14.7394 5.29653 14.2126 8.76396 20.5064 11.5247C21.0578 11.7489 18.9187 14.5532 18.1153 14.2079Z" koffice:nodeTypes="cccccc"/>
          <draw:path draw:style-name="gr87" draw:id="shape933" draw:name="path180" draw:layer="" svg:width="23.75236859270pt" svg:height="7.83957104807pt" draw:transform="matrix(0.31552669000 0.00000000000 0.00000000000 0.31552669000 77.65295364768pt 835.99530497369pt)" svg:viewBox="0 0 24 8" svg:d="M23.3048 4.085C17.9879 1.99979 15.4425 4.2357 12.5783 3.21383C9.82073 2.22922 2.99657 -2.02165 0.003184 1.16671C-0.127706 3.71249 3.7811 0.747639 10.9589 5.88576C14.3214 8.26814 16.4749 5.29821 23.0837 7.82874C23.6487 8.06326 24.143 4.41349 23.3048 4.085" koffice:nodeTypes="cccccc"/>
          <draw:path draw:style-name="gr86" draw:id="shape934" draw:name="path182" draw:layer="" svg:width="23.75156563741pt" svg:height="7.83811726109pt" draw:transform="matrix(0.31552669000 0.00000000000 0.00000000000 0.31552669000 77.65270122633pt 835.99552070545pt)" svg:viewBox="0 0 24 8" svg:d="M23.3044 4.0839C17.9876 1.99887 15.4422 4.23458 12.5781 3.21281C9.82137 2.22828 2.99734 -2.02049 0.00318395 1.16588C-0.127704 3.71142 3.78103 0.748539 10.9587 5.88449C14.3211 8.26665 16.4738 5.29868 23.0824 7.82729C23.6483 8.06178 24.1417 4.41235 23.3044 4.08559Z" koffice:nodeTypes="ccccccc"/>
          <draw:path draw:style-name="gr87" draw:id="shape935" draw:name="path184" draw:layer="" svg:width="11.13122327406pt" svg:height="21.24044608848pt" draw:transform="matrix(0.31552669000 0.00000000000 0.00000000000 0.31552669000 85.63674960683pt 826.85066377825pt)" svg:viewBox="0 0 11 21" svg:d="M11.1178 19.8009C9.47123 14.3684 1.80835 -1.25003 0.398411 0.0800023C-1.74707 0.279664 5.36134 16.4263 7.70882 21.0995C7.97358 21.6151 11.3705 20.6097 11.1178 19.8009" koffice:nodeTypes="cccc"/>
          <draw:path draw:style-name="gr86" draw:id="shape936" draw:name="path186" draw:layer="" svg:width="11.13106273387pt" svg:height="21.23731279509pt" draw:transform="matrix(0.31552669000 0.00000000000 0.00000000000 0.31552669000 85.63674960683pt 826.85116858758pt)" svg:viewBox="0 0 11 21" svg:d="M11.1185 19.7986C9.47117 14.3673 1.80914 -1.24993 0.398408 0.0799964C-1.74705 0.278071 5.36131 16.4251 7.70876 21.0963C7.97353 21.612 11.3696 20.6067 11.1177 19.7986Z" koffice:nodeTypes="ccccc"/>
          <draw:path draw:style-name="gr87" draw:id="shape937" draw:name="path188" draw:layer="" svg:width="17.34005333290pt" svg:height="17.28457141189pt" draw:transform="matrix(0.31552669000 0.00000000000 0.00000000000 0.31552669000 81.39860847603pt 829.60525140125pt)" svg:viewBox="0 0 17 17" svg:d="M17.2712 14.8699C13.7559 10.3763 0.981508 -1.54976 0.191603 0.167856C-1.68738 1.08193 10.7784 13.6861 14.651 17.2366C15.0837 17.6262 17.8012 15.5347 17.272 14.8699" koffice:nodeTypes="cccc"/>
          <draw:path draw:style-name="gr86" draw:id="shape938" draw:name="path190" draw:layer="" svg:width="17.33849410577pt" svg:height="17.28520989091pt" draw:transform="matrix(0.31552669000 0.00000000000 0.00000000000 0.31552669000 81.39860489905pt 829.60483431592pt)" svg:viewBox="0 0 17 17" svg:d="M17.2697 14.8699C13.7545 10.3762 0.980694 -1.54849 0.191605 0.167586C-1.68729 1.08168 10.7771 13.6877 14.6496 17.2374C15.0822 17.6263 17.7996 15.5347 17.2704 14.8699Z" koffice:nodeTypes="ccccc"/>
          <draw:path draw:style-name="gr87" draw:id="shape939" draw:name="path192" draw:layer="" svg:width="22.53775354745pt" svg:height="11.03023623905pt" draw:transform="matrix(0.31552669000 0.00000000000 0.00000000000 0.31552669000 78.42924950459pt 833.78857523488pt)" svg:viewBox="0 0 23 11" svg:d="M22.343 7.79735C17.1648 4.87735 0.138883 -1.56908 0.0838217 0.35115C-1.33562 1.92371 15.6725 9.12718 20.8069 11.0202C21.3778 11.2253 23.1171 8.22434 22.3422 7.79735" koffice:nodeTypes="cccc"/>
          <draw:path draw:style-name="gr86" draw:id="shape940" draw:name="path194" draw:layer="" svg:width="22.54066395837pt" svg:height="11.03344075198pt" draw:transform="matrix(0.31552669000 0.00000000000 0.00000000000 0.31552669000 78.42927851061pt 833.78857523487pt)" svg:viewBox="0 0 23 11" svg:d="M22.3443 7.79849C17.1658 4.87806 0.138798 -1.56931 0.083734 0.351201C-1.33499 1.92399 15.6742 9.1301 20.809 11.0234C21.3799 11.2285 23.1201 8.22714 22.3451 7.79849Z" koffice:nodeTypes="ccccc"/>
          <draw:path draw:style-name="gr87" draw:id="shape941" draw:name="path196" draw:layer="" svg:width="14.13558752144pt" svg:height="20.31915992556pt" draw:transform="matrix(0.31552669000 0.00000000000 0.00000000000 0.31552669000 83.35502156019pt 827.97337229028pt)" svg:viewBox="0 0 14 20" svg:d="M14.1058 17.8729C11.936 12.8445 8.72165 12.6018 7.48451 9.96258C6.2932 7.41932 4.56757 -0.0902965 0.411162 0.000821981C-1.39057 1.61677 3.23103 2.30056 4.59864 10.6455C5.25487 14.5394 8.69913 14.0226 11.439 20.2307C11.6603 20.7742 14.4483 18.6672 14.1066 17.8745" koffice:nodeTypes="cccccc"/>
          <draw:path draw:style-name="gr86" draw:id="shape942" draw:name="path198" draw:layer="" svg:width="14.13404922467pt" svg:height="20.31904789318pt" draw:transform="matrix(0.31552669000 0.00000000000 0.00000000000 0.31552669000 83.35476913882pt 827.97337229028pt)" svg:viewBox="0 0 14 20" svg:d="M14.1051 17.8729C11.9346 12.8444 8.72118 12.6033 7.48411 9.96255C6.29285 7.4193 4.56732 -0.0902963 0.41114 0.000821978C-1.39049 1.61676 3.23085 2.30055 4.59839 10.6455C5.25458 14.5394 8.69865 14.0209 11.4383 20.2307C11.6597 20.7742 14.4467 18.6655 14.1051 17.8729Z" koffice:nodeTypes="cccccc"/>
          <draw:path draw:style-name="gr87" draw:id="shape943" draw:name="path200" draw:layer="" svg:width="20.59605432159pt" svg:height="14.24032835005pt" draw:transform="matrix(0.31552669000 0.00000000000 0.00000000000 0.31552669000 79.57661158227pt 831.59382443641pt)" svg:viewBox="0 0 21 14" svg:d="M18.1153 14.2109C13.0171 12.0236 12.7746 8.78737 10.0976 7.5408C7.51949 6.34023 -0.093412 4.59665 0.000867913 0.413203C1.64087 -1.39895 2.33172 3.25408 10.7924 4.63458C14.7395 5.2986 14.2126 8.76478 20.5064 11.5274C21.0578 11.7501 18.9187 14.5563 18.1153 14.2109" koffice:nodeTypes="cccccc"/>
          <draw:path draw:style-name="gr86" draw:id="shape944" draw:name="path202" draw:layer="" svg:width="20.59603994801pt" svg:height="14.23733635738pt" draw:transform="matrix(0.31552669000 0.00000000000 0.00000000000 0.31552669000 79.57661616178pt 831.59429679673pt)" svg:viewBox="0 0 21 14" svg:d="M18.1153 14.2079C13.0171 12.0208 12.7738 8.78493 10.0975 7.5385C7.51947 6.33805 -0.092634 4.59627 0.000853538 0.413264C1.64085 -1.39871 2.33249 3.25222 10.7924 4.63419C14.7394 5.29653 14.2126 8.76396 20.5064 11.5247C21.0578 11.7489 18.9187 14.5532 18.1153 14.2079Z" koffice:nodeTypes="cccccc"/>
          <draw:path draw:style-name="gr87" draw:id="shape945" draw:name="path204" draw:layer="" svg:width="23.75236859270pt" svg:height="7.83957104807pt" draw:transform="matrix(0.31552669000 0.00000000000 0.00000000000 0.31552669000 77.65295364768pt 835.99530497369pt)" svg:viewBox="0 0 24 8" svg:d="M23.3048 4.085C17.9879 1.99979 15.4425 4.2357 12.5783 3.21383C9.82073 2.22922 2.99657 -2.02165 0.003184 1.16671C-0.127706 3.71249 3.7811 0.747639 10.9589 5.88576C14.3214 8.26814 16.4749 5.29821 23.0837 7.82874C23.6487 8.06326 24.143 4.41349 23.3048 4.085" koffice:nodeTypes="cccccc"/>
          <draw:path draw:style-name="gr86" draw:id="shape946" draw:name="path206" draw:layer="" svg:width="23.75156563741pt" svg:height="7.83811726109pt" draw:transform="matrix(0.31552669000 0.00000000000 0.00000000000 0.31552669000 77.65270122633pt 835.99552070545pt)" svg:viewBox="0 0 24 8" svg:d="M23.3044 4.0839C17.9876 1.99887 15.4422 4.23458 12.5781 3.21281C9.82137 2.22828 2.99734 -2.02049 0.00318395 1.16588C-0.127704 3.71142 3.78103 0.748539 10.9587 5.88449C14.3211 8.26665 16.4738 5.29868 23.0824 7.82729C23.6483 8.06178 24.1417 4.41235 23.3044 4.08559Z" koffice:nodeTypes="ccccccc"/>
          <draw:path draw:style-name="gr87" draw:id="shape947" draw:name="path208" draw:layer="" svg:width="11.13122327406pt" svg:height="21.24044608848pt" draw:transform="matrix(0.31552669000 0.00000000000 0.00000000000 0.31552669000 85.63674960683pt 826.85066377825pt)" svg:viewBox="0 0 11 21" svg:d="M11.1178 19.8009C9.47123 14.3684 1.80835 -1.25003 0.398411 0.0800023C-1.74707 0.279664 5.36134 16.4263 7.70882 21.0995C7.97358 21.6151 11.3705 20.6097 11.1178 19.8009" koffice:nodeTypes="cccc"/>
          <draw:path draw:style-name="gr86" draw:id="shape948" draw:name="path210" draw:layer="" svg:width="11.13106273387pt" svg:height="21.23731279509pt" draw:transform="matrix(0.31552669000 0.00000000000 0.00000000000 0.31552669000 85.63674960683pt 826.85116858758pt)" svg:viewBox="0 0 11 21" svg:d="M11.1185 19.7986C9.47117 14.3673 1.80914 -1.24993 0.398408 0.0799964C-1.74705 0.278071 5.36131 16.4251 7.70876 21.0963C7.97353 21.612 11.3696 20.6067 11.1177 19.7986Z" koffice:nodeTypes="ccccc"/>
          <draw:path draw:style-name="gr87" draw:id="shape949" draw:name="path212" draw:layer="" svg:width="17.34005333290pt" svg:height="17.28457141189pt" draw:transform="matrix(0.31552669000 0.00000000000 0.00000000000 0.31552669000 81.39860847603pt 829.60525140125pt)" svg:viewBox="0 0 17 17" svg:d="M17.2712 14.8699C13.7559 10.3763 0.981508 -1.54976 0.191603 0.167856C-1.68738 1.08193 10.7784 13.6861 14.651 17.2366C15.0837 17.6262 17.8012 15.5347 17.272 14.8699" koffice:nodeTypes="cccc"/>
          <draw:path draw:style-name="gr86" draw:id="shape950" draw:name="path214" draw:layer="" svg:width="17.33849410577pt" svg:height="17.28520989091pt" draw:transform="matrix(0.31552669000 0.00000000000 0.00000000000 0.31552669000 81.39860489905pt 829.60483431592pt)" svg:viewBox="0 0 17 17" svg:d="M17.2697 14.8699C13.7545 10.3762 0.980694 -1.54849 0.191605 0.167586C-1.68729 1.08168 10.7771 13.6877 14.6496 17.2374C15.0822 17.6263 17.7996 15.5347 17.2704 14.8699Z" koffice:nodeTypes="ccccc"/>
          <draw:path draw:style-name="gr87" draw:id="shape951" draw:name="path216" draw:layer="" svg:width="22.53775354745pt" svg:height="11.03023623905pt" draw:transform="matrix(0.31552669000 0.00000000000 0.00000000000 0.31552669000 78.42924950459pt 833.78857523488pt)" svg:viewBox="0 0 23 11" svg:d="M22.343 7.79735C17.1648 4.87735 0.138883 -1.56908 0.0838217 0.35115C-1.33562 1.92371 15.6725 9.12718 20.8069 11.0202C21.3778 11.2253 23.1171 8.22434 22.3422 7.79735" koffice:nodeTypes="cccc"/>
          <draw:path draw:style-name="gr86" draw:id="shape952" draw:name="path218" draw:layer="" svg:width="22.54066395837pt" svg:height="11.03344075198pt" draw:transform="matrix(0.31552669000 0.00000000000 0.00000000000 0.31552669000 78.42927851061pt 833.78857523487pt)" svg:viewBox="0 0 23 11" svg:d="M22.3443 7.79849C17.1658 4.87806 0.138798 -1.56931 0.083734 0.351201C-1.33499 1.92399 15.6742 9.1301 20.809 11.0234C21.3799 11.2285 23.1201 8.22714 22.3451 7.79849Z" koffice:nodeTypes="ccccc"/>
          <draw:path draw:style-name="gr87" draw:id="shape953" draw:name="path220" draw:layer="" svg:width="4.11671457789pt" svg:height="23.09404312277pt" draw:transform="matrix(0.31552669000 0.00000000000 0.00000000000 0.31552669000 90.29676281975pt 825.91677819993pt)" svg:viewBox="0 0 4 23" svg:d="M3.75426 22.5904C4.53501 16.8756 4.07078 -0.681001 2.20251 0.020429C0.133768 -0.61687 -0.139737 17.2195 0.0501746 22.4942C0.076957 23.0786 3.64551 23.4418 3.75426 22.5904" koffice:nodeTypes="cccc"/>
          <draw:path draw:style-name="gr86" draw:id="shape954" draw:name="path222" draw:layer="" svg:width="4.11678749884pt" svg:height="23.09404312277pt" draw:transform="matrix(0.31552669000 0.00000000000 0.00000000000 0.31552669000 90.29724923560pt 825.91677819993pt)" svg:viewBox="0 0 4 23" svg:d="M3.75435 22.5904C4.53511 16.8756 4.07088 -0.681001 2.20177 0.020429C0.133017 -0.61687 -0.139679 17.2211 0.0502342 22.4942C0.0762053 23.0786 3.6456 23.4418 3.75435 22.5904Z" koffice:nodeTypes="cccc"/>
          <draw:path draw:style-name="gr87" draw:id="shape955" draw:name="path224" draw:layer="" svg:width="23.79903245239pt" svg:height="7.60743664365pt" draw:transform="matrix(0.31552669000 0.00000000000 0.00000000000 0.31552669000 96.90335436379pt 836.01569179106pt)" svg:viewBox="0 0 24 8" svg:d="M0.455675 3.90751C5.78998 1.88258 8.3249 4.10016 11.1976 3.11105C13.9636 2.15697 20.818 -1.99046 23.7965 1.16619C23.9136 3.67649 20.0173 0.733347 12.8032 5.75312C9.42431 8.07912 7.28489 5.14431 0.655865 7.59707C0.089476 7.82475 -0.384142 4.22859 0.455675 3.90918" koffice:nodeTypes="cccccc"/>
          <draw:path draw:style-name="gr86" draw:id="shape956" draw:name="path226" draw:layer="" svg:width="23.80005336021pt" svg:height="7.60743654766pt" draw:transform="matrix(0.31552669000 0.00000000000 0.00000000000 0.31552669000 96.90367887492pt 836.01569179106pt)" svg:viewBox="0 0 24 8" svg:d="M0.455453 3.90751C5.78907 1.88425 8.32485 4.10183 11.1975 3.11105C13.9636 2.15697 20.8182 -1.99046 23.7975 1.16619C23.9139 3.67649 20.0183 0.733347 12.804 5.75312C9.42511 8.08079 7.28564 5.14431 0.656461 7.59707C0.0892456 7.82475 -0.384384 4.22859 0.456267 3.90751Z" koffice:nodeTypes="ccccccc"/>
          <draw:path draw:style-name="gr87" draw:id="shape957" draw:name="path228" draw:layer="" svg:width="20.60871946914pt" svg:height="14.21754447782pt" draw:transform="matrix(0.31552669000 0.00000000000 0.00000000000 0.31552669000 95.74365092721pt 831.63348132370pt)" svg:viewBox="0 0 21 14" svg:d="M2.47998 14.1898C7.58059 12.0058 7.82547 8.77139 10.5042 7.52744C13.0838 6.33105 20.6998 4.59451 20.6079 0.413594C18.9682 -1.39872 18.2747 3.24978 9.81072 4.62595C5.86163 5.28542 6.38706 8.75124 0.0897658 11.5068C-0.461823 11.7285 1.67637 14.5332 2.47998 14.1882" koffice:nodeTypes="cccccc"/>
          <draw:path draw:style-name="gr86" draw:id="shape958" draw:name="path230" draw:layer="" svg:width="20.60672657403pt" svg:height="14.22325793836pt" draw:transform="matrix(0.31552669000 0.00000000000 0.00000000000 0.31552669000 95.74346532608pt 831.63301071904pt)" svg:viewBox="0 0 21 14" svg:d="M2.47965 14.1925C7.58001 12.0097 7.82489 8.77465 10.5034 7.53045C13.0822 6.33221 20.6978 4.59532 20.6059 0.413567C18.9671 -1.39911 18.2729 3.25193 9.80924 4.62838C5.86193 5.28798 6.38655 8.75288 0.0895517 11.5106C-0.461218 11.7323 1.67608 14.5377 2.47965 14.1941Z" koffice:nodeTypes="ccccccc"/>
          <draw:path draw:style-name="gr87" draw:id="shape959" draw:name="path232" draw:layer="" svg:width="14.15149581725pt" svg:height="20.31050069354pt" draw:transform="matrix(0.31552669000 0.00000000000 0.00000000000 0.31552669000 93.97390383055pt 827.97135286469pt)" svg:viewBox="0 0 14 20" svg:d="M0.0282461 17.8651C2.20241 12.8369 5.4186 12.5975 6.65798 9.95884C7.85074 7.41613 9.58199 -0.0902771 13.7407 0.00082198C15.5419 1.61804 10.9178 2.30007 9.54547 10.6441C8.88654 14.5363 5.44035 14.0147 2.69661 20.2224C2.47438 20.7649 -0.312876 18.6568 0.0290231 17.8635" koffice:nodeTypes="cccccc"/>
          <draw:path draw:style-name="gr86" draw:id="shape960" draw:name="path234" draw:layer="" svg:width="14.15303634343pt" svg:height="20.30730978984pt" draw:transform="matrix(0.31552669000 0.00000000000 0.00000000000 0.31552669000 93.97340135494pt 827.97184855703pt)" svg:viewBox="0 0 14 20" svg:d="M0.0297944 17.8621C2.20408 12.8343 5.41966 12.5949 6.65911 9.95486C7.85193 7.41396 9.58328 -0.0918531 13.7423 0.000851138C15.5436 1.61793 10.9191 2.2983 9.54598 10.6416C8.88779 14.5336 5.44141 14.0137 2.69675 20.2192C2.47528 20.7617 -0.3129 18.6537 0.0290173 17.8621Z" koffice:nodeTypes="ccccccc"/>
          <draw:path draw:style-name="gr87" draw:id="shape961" draw:name="path236" draw:layer="" svg:width="7.30364307751pt" svg:height="22.30437121684pt" draw:transform="matrix(0.31552669000 0.00000000000 0.00000000000 0.31552669000 91.61756344903pt 826.10726625456pt)" svg:viewBox="0 0 7 22" svg:d="M3.49731 21.8844C5.44039 16.8913 3.35743 14.5019 4.30986 11.8123C5.22713 9.22275 9.18666 2.8155 6.21701 0.00302599C3.84434 -0.12066 6.60685 3.55131 1.82024 10.2903C-0.399547 13.4478 2.36602 15.4709 0.0101659 21.6765C-0.209214 22.2074 3.19156 22.6707 3.49808 21.8844" koffice:nodeTypes="cccccc"/>
          <draw:path draw:style-name="gr86" draw:id="shape962" draw:name="path238" draw:layer="" svg:width="7.30479956187pt" svg:height="22.30122009125pt" draw:transform="matrix(0.31552669000 0.00000000000 0.00000000000 0.31552669000 91.61682903386pt 826.10777109727pt)" svg:viewBox="0 0 7 22" svg:d="M3.49829 21.8829C5.44075 16.8901 3.35916 14.4993 4.3109 11.8099C5.22747 9.2221 9.18809 2.81373 6.2182 0.00302578C3.84535 -0.120651 6.6073 3.55106 1.82032 10.2895C-0.398883 13.4468 2.3669 15.4682 0.0100975 21.6734C-0.208535 22.2043 3.19251 22.6675 3.49829 21.8813Z" koffice:nodeTypes="ccccccc"/>
          <draw:path draw:style-name="gr87" draw:id="shape963" draw:name="path240" draw:layer="" svg:width="22.61871365967pt" svg:height="10.45271164844pt" draw:transform="matrix(0.31552669000 0.00000000000 0.00000000000 0.31552669000 96.42752753116pt 833.84436450482pt)" svg:viewBox="0 0 23 10" svg:d="M1.5323 10.4401C7.31677 8.89358 23.9498 1.69875 22.5335 0.373795C22.3218 -1.63976 5.1266 5.03414 0.150068 7.23798C-0.399095 7.48831 0.672462 10.6779 1.5323 10.4401" koffice:nodeTypes="cccc"/>
          <draw:path draw:style-name="gr86" draw:id="shape964" draw:name="path242" draw:layer="" svg:width="22.61853202262pt" svg:height="10.45323490583pt" draw:transform="matrix(0.31552669000 0.00000000000 0.00000000000 0.31552669000 96.42752753116pt 833.84421692037pt)" svg:viewBox="0 0 23 10" svg:d="M1.5323 10.4407C7.31674 8.89429 23.9489 1.69926 22.5334 0.374261C22.3209 -1.64091 5.12658 5.03474 0.150067 7.23864C-0.399094 7.48742 0.672459 10.677 1.5323 10.4407Z" koffice:nodeTypes="cccc"/>
          <draw:path draw:style-name="gr87" draw:id="shape965" draw:name="path244" draw:layer="" svg:width="18.40708357243pt" svg:height="17.23841431422pt" draw:transform="matrix(0.31552669000 0.00000000000 0.00000000000 0.31552669000 94.88013710484pt 829.73722349256pt)" svg:viewBox="0 0 18 17" svg:d="M2.57195 17.1706C7.35715 13.6759 20.0568 0.975807 18.2285 0.190356C17.2544 -1.67701 3.83074 10.7162 0.0511201 14.5669C-0.363894 14.9963 1.86327 17.6974 2.57195 17.1706" koffice:nodeTypes="cccc"/>
          <draw:path draw:style-name="gr86" draw:id="shape966" draw:name="path246" draw:layer="" svg:width="18.40671052084pt" svg:height="17.24085777461pt" draw:transform="matrix(0.31552669000 0.00000000000 0.00000000000 0.31552669000 94.88019051855pt 829.73722349253pt)" svg:viewBox="0 0 18 17" svg:d="M2.57175 17.1718C7.35691 13.6769 20.0564 0.975876 18.2281 0.190369C17.2541 -1.67713 3.83053 10.7169 0.0509485 14.5679C-0.363252 14.9973 1.86308 17.6987 2.57175 17.1734Z" koffice:nodeTypes="ccccc"/>
          <draw:path draw:style-name="gr87" draw:id="shape967" draw:name="path248" draw:layer="" svg:width="11.74832209658pt" svg:height="21.16399414349pt" draw:transform="matrix(0.31552669000 0.00000000000 0.00000000000 0.31552669000 92.71973232341pt 826.85991770713pt)" svg:viewBox="0 0 12 21" svg:d="M3.44423 20.9801C6.55287 16.1192 13.4191 0.128772 11.3745 0.0785551C9.69954 -1.253 2.02633 14.7186 0.0106769 19.5387C-0.207589 20.0746 2.98786 21.7083 3.44423 20.9801" koffice:nodeTypes="cccc"/>
          <draw:path draw:style-name="gr86" draw:id="shape968" draw:name="path250" draw:layer="" svg:width="11.74832209658pt" svg:height="21.16437055897pt" draw:transform="matrix(0.31552669000 0.00000000000 0.00000000000 0.31552669000 92.71947990206pt 826.85985972287pt)" svg:viewBox="0 0 12 21" svg:d="M3.44423 20.9805C6.55287 16.118 13.4191 0.128954 11.3745 0.078736C9.70036 -1.2544 2.02633 14.7174 0.0106769 19.5391C-0.207589 20.075 2.98786 21.7087 3.44423 20.9805Z" koffice:nodeTypes="cccc"/>
          <draw:path draw:style-name="gr87" draw:id="shape969" draw:name="path252" draw:layer="" svg:width="20.60871946914pt" svg:height="14.21754447782pt" draw:transform="matrix(0.31552669000 0.00000000000 0.00000000000 0.31552669000 95.74365092721pt 831.63348132370pt)" svg:viewBox="0 0 21 14" svg:d="M2.47998 14.1898C7.58059 12.0058 7.82547 8.77139 10.5042 7.52744C13.0838 6.33105 20.6998 4.59451 20.6079 0.413594C18.9682 -1.39872 18.2747 3.24978 9.81072 4.62595C5.86163 5.28542 6.38706 8.75124 0.0897658 11.5068C-0.461823 11.7285 1.67637 14.5332 2.47998 14.1882" koffice:nodeTypes="cccccc"/>
          <draw:path draw:style-name="gr86" draw:id="shape970" draw:name="path254" draw:layer="" svg:width="20.60672657403pt" svg:height="14.22325793836pt" draw:transform="matrix(0.31552669000 0.00000000000 0.00000000000 0.31552669000 95.74346532608pt 831.63301071904pt)" svg:viewBox="0 0 21 14" svg:d="M2.47965 14.1925C7.58001 12.0097 7.82489 8.77465 10.5034 7.53045C13.0822 6.33221 20.6978 4.59532 20.6059 0.413567C18.9671 -1.39911 18.2729 3.25193 9.80924 4.62838C5.86193 5.28798 6.38655 8.75288 0.0895517 11.5106C-0.461218 11.7323 1.67608 14.5377 2.47965 14.1941Z" koffice:nodeTypes="ccccccc"/>
          <draw:path draw:style-name="gr87" draw:id="shape971" draw:name="path256" draw:layer="" svg:width="14.15149581725pt" svg:height="20.31050069354pt" draw:transform="matrix(0.31552669000 0.00000000000 0.00000000000 0.31552669000 93.97390383055pt 827.97135286469pt)" svg:viewBox="0 0 14 20" svg:d="M0.0282461 17.8651C2.20241 12.8369 5.4186 12.5975 6.65798 9.95884C7.85074 7.41613 9.58199 -0.0902771 13.7407 0.00082198C15.5419 1.61804 10.9178 2.30007 9.54547 10.6441C8.88654 14.5363 5.44035 14.0147 2.69661 20.2224C2.47438 20.7649 -0.312876 18.6568 0.0290231 17.8635" koffice:nodeTypes="cccccc"/>
          <draw:path draw:style-name="gr86" draw:id="shape972" draw:name="path258" draw:layer="" svg:width="14.15303634343pt" svg:height="20.30730978984pt" draw:transform="matrix(0.31552669000 0.00000000000 0.00000000000 0.31552669000 93.97340135494pt 827.97184855703pt)" svg:viewBox="0 0 14 20" svg:d="M0.0297944 17.8621C2.20408 12.8343 5.41966 12.5949 6.65911 9.95486C7.85193 7.41396 9.58328 -0.0918531 13.7423 0.000851138C15.5436 1.61793 10.9191 2.2983 9.54598 10.6416C8.88779 14.5336 5.44141 14.0137 2.69675 20.2192C2.47528 20.7617 -0.3129 18.6537 0.0290173 17.8621Z" koffice:nodeTypes="ccccccc"/>
          <draw:path draw:style-name="gr87" draw:id="shape973" draw:name="path260" draw:layer="" svg:width="7.30364307751pt" svg:height="22.30437121684pt" draw:transform="matrix(0.31552669000 0.00000000000 0.00000000000 0.31552669000 91.61756344903pt 826.10726625456pt)" svg:viewBox="0 0 7 22" svg:d="M3.49731 21.8844C5.44039 16.8913 3.35743 14.5019 4.30986 11.8123C5.22713 9.22275 9.18666 2.8155 6.21701 0.00302599C3.84434 -0.12066 6.60685 3.55131 1.82024 10.2903C-0.399547 13.4478 2.36602 15.4709 0.0101659 21.6765C-0.209214 22.2074 3.19156 22.6707 3.49808 21.8844" koffice:nodeTypes="cccccc"/>
          <draw:path draw:style-name="gr86" draw:id="shape974" draw:name="path262" draw:layer="" svg:width="7.30479956187pt" svg:height="22.30122009125pt" draw:transform="matrix(0.31552669000 0.00000000000 0.00000000000 0.31552669000 91.61682903386pt 826.10777109727pt)" svg:viewBox="0 0 7 22" svg:d="M3.49829 21.8829C5.44075 16.8901 3.35916 14.4993 4.3109 11.8099C5.22747 9.2221 9.18809 2.81373 6.2182 0.00302578C3.84535 -0.120651 6.6073 3.55106 1.82032 10.2895C-0.398883 13.4468 2.3669 15.4682 0.0100975 21.6734C-0.208535 22.2043 3.19251 22.6675 3.49829 21.8813Z" koffice:nodeTypes="ccccccc"/>
          <draw:path draw:style-name="gr87" draw:id="shape975" draw:name="path264" draw:layer="" svg:width="22.61871365967pt" svg:height="10.45271164844pt" draw:transform="matrix(0.31552669000 0.00000000000 0.00000000000 0.31552669000 96.42752753116pt 833.84436450482pt)" svg:viewBox="0 0 23 10" svg:d="M1.5323 10.4401C7.31677 8.89358 23.9498 1.69875 22.5335 0.373795C22.3218 -1.63976 5.1266 5.03414 0.150068 7.23798C-0.399095 7.48831 0.672462 10.6779 1.5323 10.4401" koffice:nodeTypes="cccc"/>
          <draw:path draw:style-name="gr86" draw:id="shape976" draw:name="path266" draw:layer="" svg:width="22.61853202262pt" svg:height="10.45323490583pt" draw:transform="matrix(0.31552669000 0.00000000000 0.00000000000 0.31552669000 96.42752753116pt 833.84421692037pt)" svg:viewBox="0 0 23 10" svg:d="M1.5323 10.4407C7.31674 8.89429 23.9489 1.69926 22.5334 0.374261C22.3209 -1.64091 5.12658 5.03474 0.150067 7.23864C-0.399094 7.48742 0.672459 10.677 1.5323 10.4407Z" koffice:nodeTypes="cccc"/>
          <draw:path draw:style-name="gr87" draw:id="shape977" draw:name="path268" draw:layer="" svg:width="18.40708357243pt" svg:height="17.23841431422pt" draw:transform="matrix(0.31552669000 0.00000000000 0.00000000000 0.31552669000 94.88013710484pt 829.73722349256pt)" svg:viewBox="0 0 18 17" svg:d="M2.57195 17.1706C7.35715 13.6759 20.0568 0.975807 18.2285 0.190356C17.2544 -1.67701 3.83074 10.7162 0.0511201 14.5669C-0.363894 14.9963 1.86327 17.6974 2.57195 17.1706" koffice:nodeTypes="cccc"/>
          <draw:path draw:style-name="gr86" draw:id="shape978" draw:name="path270" draw:layer="" svg:width="18.40671052084pt" svg:height="17.24085777461pt" draw:transform="matrix(0.31552669000 0.00000000000 0.00000000000 0.31552669000 94.88019051855pt 829.73722349253pt)" svg:viewBox="0 0 18 17" svg:d="M2.57175 17.1718C7.35691 13.6769 20.0564 0.975876 18.2281 0.190369C17.2541 -1.67713 3.83053 10.7169 0.0509485 14.5679C-0.363252 14.9973 1.86308 17.6987 2.57175 17.1734Z" koffice:nodeTypes="ccccc"/>
          <draw:path draw:style-name="gr87" draw:id="shape979" draw:name="path272" draw:layer="" svg:width="11.74832209658pt" svg:height="21.16399414349pt" draw:transform="matrix(0.31552669000 0.00000000000 0.00000000000 0.31552669000 92.71973232341pt 826.85991770713pt)" svg:viewBox="0 0 12 21" svg:d="M3.44423 20.9801C6.55287 16.1192 13.4191 0.128772 11.3745 0.0785551C9.69954 -1.253 2.02633 14.7186 0.0106769 19.5387C-0.207589 20.0746 2.98786 21.7083 3.44423 20.9801" koffice:nodeTypes="cccc"/>
          <draw:path draw:style-name="gr86" draw:id="shape980" draw:name="path274" draw:layer="" svg:width="11.74832209658pt" svg:height="21.16437055897pt" draw:transform="matrix(0.31552669000 0.00000000000 0.00000000000 0.31552669000 92.71947990206pt 826.85985972287pt)" svg:viewBox="0 0 12 21" svg:d="M3.44423 20.9805C6.55287 16.118 13.4191 0.128954 11.3745 0.078736C9.70036 -1.2544 2.02633 14.7174 0.0106769 19.5391C-0.207589 20.075 2.98786 21.7087 3.44423 20.9805Z" koffice:nodeTypes="cccc"/>
          <draw:path draw:style-name="gr83" draw:id="shape981" draw:name="path276" draw:layer="" svg:width="1.58720000000pt" svg:height="0.00000000000pt" draw:transform="matrix(0.31552669000 0.00000000000 0.00000000000 0.31552669000 86.30694619161pt 836.42974489391pt)" svg:viewBox="0 0 2 0" svg:d="M1.5872 0L0 0" koffice:nodeTypes="cc"/>
          <draw:path draw:style-name="gr83" draw:id="shape982" draw:name="path278" draw:layer="" svg:width="1.58720000000pt" svg:height="0.00000000000pt" draw:transform="matrix(0.31552669000 0.00000000000 0.00000000000 0.31552669000 86.18174520102pt 836.74199010634pt)" svg:viewBox="0 0 2 0" svg:d="M1.5872 0L0 0" koffice:nodeTypes="cc"/>
          <draw:path draw:style-name="gr83" draw:id="shape983" draw:name="path280" draw:layer="" svg:width="1.75760000000pt" svg:height="0.00000000000pt" draw:transform="matrix(0.31552669000 0.00000000000 0.00000000000 0.31552669000 86.07396128371pt 837.03631340277pt)" svg:viewBox="0 0 2 0" svg:d="M1.7576 0L0 0" koffice:nodeTypes="cc"/>
          <draw:path draw:style-name="gr83" draw:id="shape984" draw:name="path282" draw:layer="" svg:width="1.75760000000pt" svg:height="0.00000000000pt" draw:transform="matrix(0.31552669000 0.00000000000 0.00000000000 0.31552669000 85.91241161843pt 837.31372446862pt)" svg:viewBox="0 0 2 0" svg:d="M1.7576 0L0 0" koffice:nodeTypes="cc"/>
          <draw:path draw:style-name="gr83" draw:id="shape985" draw:name="path284" draw:layer="" svg:width="2.09680000000pt" svg:height="0.00000000000pt" draw:transform="matrix(0.31552669000 0.00000000000 0.00000000000 0.31552669000 85.77029839726pt 837.60804776505pt)" svg:viewBox="0 0 2 0" svg:d="M2.0968 0L0 0" koffice:nodeTypes="cc"/>
          <draw:path draw:style-name="gr83" draw:id="shape986" draw:name="path286" draw:layer="" svg:width="2.32400000000pt" svg:height="0.00000000000pt" draw:transform="matrix(0.31552669000 0.00000000000 0.00000000000 0.31552669000 85.71653264928pt 837.90287590419pt)" svg:viewBox="0 0 2 0" svg:d="M2.324 0L0 0" koffice:nodeTypes="cc"/>
          <draw:path draw:style-name="gr83" draw:id="shape987" draw:name="path288" draw:layer="" svg:width="2.21040000000pt" svg:height="0.00000000000pt" draw:transform="matrix(0.31552669000 0.00000000000 0.00000000000 0.31552669000 85.64459256396pt 838.23228576855pt)" svg:viewBox="0 0 2 0" svg:d="M2.2104 0L0 0" koffice:nodeTypes="cc"/>
          <draw:path draw:style-name="gr83" draw:id="shape988" draw:name="path290" draw:layer="" svg:width="2.15440000000pt" svg:height="0.00000000000pt" draw:transform="matrix(0.31552669000 0.00000000000 0.00000000000 0.31552669000 85.69810589058pt 838.56169563291pt)" svg:viewBox="0 0 2 0" svg:d="M2.1544 0L0 0" koffice:nodeTypes="cc"/>
          <draw:path draw:style-name="gr83" draw:id="shape989" draw:name="path292" draw:layer="" svg:width="2.21040000000pt" svg:height="0.00000000000pt" draw:transform="matrix(0.31552669000 0.00000000000 0.00000000000 0.31552669000 85.68043639594pt 838.87368842398pt)" svg:viewBox="0 0 2 0" svg:d="M2.2104 0L0 0" koffice:nodeTypes="cc"/>
          <draw:path draw:style-name="gr83" draw:id="shape990" draw:name="path294" draw:layer="" svg:width="2.77760000000pt" svg:height="0.00000000000pt" draw:transform="matrix(0.31552669000 0.00000000000 0.00000000000 0.31552669000 85.68068881730pt 839.23742759221pt)" svg:viewBox="0 0 3 0" svg:d="M2.7776 0L0 0" koffice:nodeTypes="cc"/>
          <draw:path draw:style-name="gr83" draw:id="shape991" draw:name="path296" draw:layer="" svg:width="2.38000000000pt" svg:height="0.00000000000pt" draw:transform="matrix(0.31552669000 0.00000000000 0.00000000000 0.31552669000 85.73470698662pt 839.65367040166pt)" svg:viewBox="0 0 2 0" svg:d="M2.38 0L0 0" koffice:nodeTypes="cc"/>
          <draw:path draw:style-name="gr83" draw:id="shape992" draw:name="path298" draw:layer="" svg:width="2.38000000000pt" svg:height="0.00000000000pt" draw:transform="matrix(0.31552669000 0.00000000000 0.00000000000 0.31552669000 85.75237648126pt 839.94799369809pt)" svg:viewBox="0 0 2 0" svg:d="M2.38 0L0 0" koffice:nodeTypes="cc"/>
          <draw:path draw:style-name="gr83" draw:id="shape993" draw:name="path300" draw:layer="" svg:width="2.38000000000pt" svg:height="0.00000000000pt" draw:transform="matrix(0.31552669000 0.00000000000 0.00000000000 0.31552669000 85.87757747186pt 840.34681943425pt)" svg:viewBox="0 0 2 0" svg:d="M2.38 0L0 0" koffice:nodeTypes="cc"/>
          <draw:path draw:style-name="gr83" draw:id="shape994" draw:name="path302" draw:layer="" svg:width="2.38000000000pt" svg:height="0.00000000000pt" draw:transform="matrix(0.31552669000 0.00000000000 0.00000000000 0.31552669000 85.89575180920pt 840.69339395055pt)" svg:viewBox="0 0 2 0" svg:d="M2.38 0L0 0" koffice:nodeTypes="cc"/>
          <draw:path draw:style-name="gr83" draw:id="shape995" draw:name="path304" draw:layer="" svg:width="2.38000000000pt" svg:height="0.00000000000pt" draw:transform="matrix(0.31552669000 0.00000000000 0.00000000000 0.31552669000 86.11030995840pt 841.07455019207pt)" svg:viewBox="0 0 2 0" svg:d="M2.38 0L0 0" koffice:nodeTypes="cc"/>
          <draw:path draw:style-name="gr83" draw:id="shape996" draw:name="path306" draw:layer="" svg:width="2.38080000000pt" svg:height="0.00000000000pt" draw:transform="matrix(0.31552669000 0.00000000000 0.00000000000 0.31552669000 86.32461568625pt 841.38654298314pt)" svg:viewBox="0 0 2 0" svg:d="M2.3808 0L0 0" koffice:nodeTypes="cc"/>
          <draw:path draw:style-name="gr83" draw:id="shape997" draw:name="path308" draw:layer="" svg:width="2.38080000000pt" svg:height="0.00000000000pt" draw:transform="matrix(0.31552669000 0.00000000000 0.00000000000 0.31552669000 86.52150434081pt 841.75028215137pt)" svg:viewBox="0 0 2 0" svg:d="M2.3808 0L0 0" koffice:nodeTypes="cc"/>
          <draw:path draw:style-name="gr83" draw:id="shape998" draw:name="path310" draw:layer="" svg:width="2.38080000000pt" svg:height="0.00000000000pt" draw:transform="matrix(0.31552669000 0.00000000000 0.00000000000 0.31552669000 86.75398440600pt 842.09736151037pt)" svg:viewBox="0 0 2 0" svg:d="M2.3808 0L0 0" koffice:nodeTypes="cc"/>
          <draw:path draw:style-name="gr83" draw:id="shape999" draw:name="path312" draw:layer="" svg:width="2.38080000000pt" svg:height="0.00000000000pt" draw:transform="matrix(0.31552669000 0.00000000000 0.00000000000 0.31552669000 86.91502922858pt 842.42677137473pt)" svg:viewBox="0 0 2 0" svg:d="M2.3808 0L0 0" koffice:nodeTypes="cc"/>
          <draw:path draw:style-name="gr83" draw:id="shape1000" draw:name="path314" draw:layer="" svg:width="2.38000000000pt" svg:height="0.00000000000pt" draw:transform="matrix(0.31552669000 0.00000000000 0.00000000000 0.31552669000 87.25504078972pt 842.82509226819pt)" svg:viewBox="0 0 2 0" svg:d="M2.38 0L0 0" koffice:nodeTypes="cc"/>
          <draw:path draw:style-name="gr83" draw:id="shape1001" draw:name="path316" draw:layer="" svg:width="1.53040000000pt" svg:height="0.00000000000pt" draw:transform="matrix(0.31552669000 0.00000000000 0.00000000000 0.31552669000 87.66573032942pt 843.18908385777pt)" svg:viewBox="0 0 2 0" svg:d="M1.5304 0L0 0" koffice:nodeTypes="cc"/>
          <draw:path draw:style-name="gr83" draw:id="shape1002" draw:name="path318" draw:layer="" svg:width="2.38000000000pt" svg:height="0.00000000000pt" draw:transform="matrix(0.31552669000 0.00000000000 0.00000000000 0.31552669000 85.75237648126pt 839.94799369809pt)" svg:viewBox="0 0 2 0" svg:d="M2.38 0L0 0" koffice:nodeTypes="cc"/>
          <draw:path draw:style-name="gr83" draw:id="shape1003" draw:name="path320" draw:layer="" svg:width="2.38000000000pt" svg:height="0.00000000000pt" draw:transform="matrix(0.31552669000 0.00000000000 0.00000000000 0.31552669000 85.87757747186pt 840.34681943425pt)" svg:viewBox="0 0 2 0" svg:d="M2.38 0L0 0" koffice:nodeTypes="cc"/>
          <draw:path draw:style-name="gr83" draw:id="shape1004" draw:name="path322" draw:layer="" svg:width="2.38000000000pt" svg:height="0.00000000000pt" draw:transform="matrix(0.31552669000 0.00000000000 0.00000000000 0.31552669000 85.89575180920pt 840.69339395055pt)" svg:viewBox="0 0 2 0" svg:d="M2.38 0L0 0" koffice:nodeTypes="cc"/>
          <draw:path draw:style-name="gr83" draw:id="shape1005" draw:name="path324" draw:layer="" svg:width="2.38000000000pt" svg:height="0.00000000000pt" draw:transform="matrix(0.31552669000 0.00000000000 0.00000000000 0.31552669000 86.11030995840pt 841.07455019207pt)" svg:viewBox="0 0 2 0" svg:d="M2.38 0L0 0" koffice:nodeTypes="cc"/>
          <draw:path draw:style-name="gr83" draw:id="shape1006" draw:name="path326" draw:layer="" svg:width="2.38080000000pt" svg:height="0.00000000000pt" draw:transform="matrix(0.31552669000 0.00000000000 0.00000000000 0.31552669000 86.32461568625pt 841.38654298314pt)" svg:viewBox="0 0 2 0" svg:d="M2.3808 0L0 0" koffice:nodeTypes="cc"/>
          <draw:path draw:style-name="gr83" draw:id="shape1007" draw:name="path328" draw:layer="" svg:width="2.38080000000pt" svg:height="0.00000000000pt" draw:transform="matrix(0.31552669000 0.00000000000 0.00000000000 0.31552669000 86.52150434081pt 841.75028215137pt)" svg:viewBox="0 0 2 0" svg:d="M2.3808 0L0 0" koffice:nodeTypes="cc"/>
          <draw:path draw:style-name="gr83" draw:id="shape1008" draw:name="path330" draw:layer="" svg:width="2.38080000000pt" svg:height="0.00000000000pt" draw:transform="matrix(0.31552669000 0.00000000000 0.00000000000 0.31552669000 86.75398440600pt 842.09736151037pt)" svg:viewBox="0 0 2 0" svg:d="M2.3808 0L0 0" koffice:nodeTypes="cc"/>
          <draw:path draw:style-name="gr83" draw:id="shape1009" draw:name="path332" draw:layer="" svg:width="2.38080000000pt" svg:height="0.00000000000pt" draw:transform="matrix(0.31552669000 0.00000000000 0.00000000000 0.31552669000 86.91502922858pt 842.42677137473pt)" svg:viewBox="0 0 2 0" svg:d="M2.3808 0L0 0" koffice:nodeTypes="cc"/>
          <draw:path draw:style-name="gr83" draw:id="shape1010" draw:name="path334" draw:layer="" svg:width="2.38000000000pt" svg:height="0.00000000000pt" draw:transform="matrix(0.31552669000 0.00000000000 0.00000000000 0.31552669000 87.25504078972pt 842.82509226819pt)" svg:viewBox="0 0 2 0" svg:d="M2.38 0L0 0" koffice:nodeTypes="cc"/>
          <draw:path draw:style-name="gr83" draw:id="shape1011" draw:name="path336" draw:layer="" svg:width="1.53040000000pt" svg:height="0.00000000000pt" draw:transform="matrix(0.31552669000 0.00000000000 0.00000000000 0.31552669000 87.74347610584pt 843.15904571688pt)" svg:viewBox="0 0 2 0" svg:d="M1.5304 0L0 0" koffice:nodeTypes="cc"/>
          <draw:path draw:style-name="gr88" draw:id="shape1012" draw:name="path338" draw:layer="" svg:width="1.58720000000pt" svg:height="0.00000000000pt" draw:transform="matrix(0.31552669000 0.00000000000 0.00000000000 0.31552669000 95.09625766825pt 836.35048458939pt)" svg:viewBox="0 0 2 0" svg:d="M0 0L1.5872 0" koffice:nodeTypes="cc"/>
          <draw:path draw:style-name="gr83" draw:id="shape1013" draw:name="path340" draw:layer="" svg:width="1.58640000000pt" svg:height="0.00000000000pt" draw:transform="matrix(0.31552669000 0.00000000000 0.00000000000 0.31552669000 95.09676251095pt 836.34997974668pt)" svg:viewBox="0 0 2 0" svg:d="M0 0L1.5864 0" koffice:nodeTypes="cc"/>
          <draw:path draw:style-name="gr88" draw:id="shape1014" draw:name="path342" draw:layer="" svg:width="1.58720000000pt" svg:height="0.00000000000pt" draw:transform="matrix(0.31552669000 0.00000000000 0.00000000000 0.31552669000 95.22145865884pt 836.66197253775pt)" svg:viewBox="0 0 2 0" svg:d="M0 0L1.5872 0" koffice:nodeTypes="cc"/>
          <draw:path draw:style-name="gr83" draw:id="shape1015" draw:name="path344" draw:layer="" svg:width="1.58640000000pt" svg:height="0.00000000000pt" draw:transform="matrix(0.31552669000 0.00000000000 0.00000000000 0.31552669000 95.22221592290pt 836.66197253775pt)" svg:viewBox="0 0 2 0" svg:d="M0 0L1.5864 0" koffice:nodeTypes="cc"/>
          <draw:path draw:style-name="gr88" draw:id="shape1016" draw:name="path346" draw:layer="" svg:width="1.75760000000pt" svg:height="0.00000000000pt" draw:transform="matrix(0.31552669000 0.00000000000 0.00000000000 0.31552669000 95.27522440682pt 836.95680067689pt)" svg:viewBox="0 0 2 0" svg:d="M0 0L1.7576 0" koffice:nodeTypes="cc"/>
          <draw:path draw:style-name="gr83" draw:id="shape1017" draw:name="path348" draw:layer="" svg:width="1.75760000000pt" svg:height="0.00000000000pt" draw:transform="matrix(0.31552669000 0.00000000000 0.00000000000 0.31552669000 95.27522440682pt 836.95680067689pt)" svg:viewBox="0 0 2 0" svg:d="M0 0L1.7576 0" koffice:nodeTypes="cc"/>
          <draw:path draw:style-name="gr88" draw:id="shape1018" draw:name="path350" draw:layer="" svg:width="1.75760000000pt" svg:height="0.00000000000pt" draw:transform="matrix(0.31552669000 0.00000000000 0.00000000000 0.31552669000 95.43626922939pt 837.23446416409pt)" svg:viewBox="0 0 2 0" svg:d="M0 0L1.7576 0" koffice:nodeTypes="cc"/>
          <draw:path draw:style-name="gr83" draw:id="shape1019" draw:name="path352" draw:layer="" svg:width="1.75760000000pt" svg:height="0.00000000000pt" draw:transform="matrix(0.31552669000 0.00000000000 0.00000000000 0.31552669000 95.43576438669pt 837.23395932139pt)" svg:viewBox="0 0 2 0" svg:d="M0 0L1.7576 0" koffice:nodeTypes="cc"/>
          <draw:path draw:style-name="gr88" draw:id="shape1020" draw:name="path354" draw:layer="" svg:width="2.09760000000pt" svg:height="0.00000000000pt" draw:transform="matrix(0.31552669000 0.00000000000 0.00000000000 0.31552669000 95.47186064002pt 837.52878746052pt)" svg:viewBox="0 0 2 0" svg:d="M0 0L2.0976 0" koffice:nodeTypes="cc"/>
          <draw:path draw:style-name="gr83" draw:id="shape1021" draw:name="path356" draw:layer="" svg:width="2.09760000000pt" svg:height="0.00000000000pt" draw:transform="matrix(0.31552669000 0.00000000000 0.00000000000 0.31552669000 95.47211306138pt 837.52878746052pt)" svg:viewBox="0 0 2 0" svg:d="M0 0L2.0976 0" koffice:nodeTypes="cc"/>
          <draw:path draw:style-name="gr88" draw:id="shape1022" draw:name="path358" draw:layer="" svg:width="2.32400000000pt" svg:height="0.00000000000pt" draw:transform="matrix(0.31552669000 0.00000000000 0.00000000000 0.31552669000 95.45393872403pt 837.82361559966pt)" svg:viewBox="0 0 2 0" svg:d="M0 0L2.324 0" koffice:nodeTypes="cc"/>
          <draw:path draw:style-name="gr83" draw:id="shape1023" draw:name="path360" draw:layer="" svg:width="2.32480000000pt" svg:height="0.00000000000pt" draw:transform="matrix(0.31552669000 0.00000000000 0.00000000000 0.31552669000 95.45393872403pt 837.82361559966pt)" svg:viewBox="0 0 2 0" svg:d="M0 0L2.3248 0" koffice:nodeTypes="cc"/>
          <draw:path draw:style-name="gr88" draw:id="shape1024" draw:name="path362" draw:layer="" svg:width="2.21040000000pt" svg:height="0.00000000000pt" draw:transform="matrix(0.31552669000 0.00000000000 0.00000000000 0.31552669000 95.56121779863pt 838.15277304267pt)" svg:viewBox="0 0 2 0" svg:d="M0 0L2.2104 0" koffice:nodeTypes="cc"/>
          <draw:path draw:style-name="gr83" draw:id="shape1025" draw:name="path364" draw:layer="" svg:width="2.21040000000pt" svg:height="0.00000000000pt" draw:transform="matrix(0.31552669000 0.00000000000 0.00000000000 0.31552669000 95.56096537728pt 838.15277304267pt)" svg:viewBox="0 0 2 0" svg:d="M0 0L2.2104 0" koffice:nodeTypes="cc"/>
          <draw:path draw:style-name="gr88" draw:id="shape1026" draw:name="path366" draw:layer="" svg:width="2.15440000000pt" svg:height="0.00000000000pt" draw:transform="matrix(0.31552669000 0.00000000000 0.00000000000 0.31552669000 95.52562638800pt 838.48167806432pt)" svg:viewBox="0 0 2 0" svg:d="M0 0L2.1544 0" koffice:nodeTypes="cc"/>
          <draw:path draw:style-name="gr83" draw:id="shape1027" draw:name="path368" draw:layer="" svg:width="2.15440000000pt" svg:height="0.00000000000pt" draw:transform="matrix(0.31552669000 0.00000000000 0.00000000000 0.31552669000 95.52537396665pt 838.48167806432pt)" svg:viewBox="0 0 2 0" svg:d="M0 0L2.1544 0" koffice:nodeTypes="cc"/>
          <draw:path draw:style-name="gr88" draw:id="shape1028" draw:name="path370" draw:layer="" svg:width="2.21040000000pt" svg:height="0.00000000000pt" draw:transform="matrix(0.31552669000 0.00000000000 0.00000000000 0.31552669000 95.52562638800pt 838.79392327675pt)" svg:viewBox="0 0 2 0" svg:d="M0 0L2.2104 0" koffice:nodeTypes="cc"/>
          <draw:path draw:style-name="gr83" draw:id="shape1029" draw:name="path372" draw:layer="" svg:width="2.21040000000pt" svg:height="0.00000000000pt" draw:transform="matrix(0.31552669000 0.00000000000 0.00000000000 0.31552669000 95.52537396665pt 838.79392327675pt)" svg:viewBox="0 0 2 0" svg:d="M0 0L2.2104 0" koffice:nodeTypes="cc"/>
          <draw:path draw:style-name="gr88" draw:id="shape1030" draw:name="path374" draw:layer="" svg:width="2.77760000000pt" svg:height="0.00000000000pt" draw:transform="matrix(0.31552669000 0.00000000000 0.00000000000 0.31552669000 95.34665964943pt 839.15816728768pt)" svg:viewBox="0 0 3 0" svg:d="M0 0L2.7776 0" koffice:nodeTypes="cc"/>
          <draw:path draw:style-name="gr83" draw:id="shape1031" draw:name="path376" draw:layer="" svg:width="2.77680000000pt" svg:height="0.00000000000pt" draw:transform="matrix(0.31552669000 0.00000000000 0.00000000000 0.31552669000 95.34665964943pt 839.15766244498pt)" svg:viewBox="0 0 3 0" svg:d="M0 0L2.7768 0" koffice:nodeTypes="cc"/>
          <draw:path draw:style-name="gr88" draw:id="shape1032" draw:name="path378" draw:layer="" svg:width="2.38080000000pt" svg:height="0.00000000000pt" draw:transform="matrix(0.31552669000 0.00000000000 0.00000000000 0.31552669000 95.41834731340pt 839.57365283307pt)" svg:viewBox="0 0 2 0" svg:d="M0 0L2.3808 0" koffice:nodeTypes="cc"/>
          <draw:path draw:style-name="gr83" draw:id="shape1033" draw:name="path380" draw:layer="" svg:width="2.38080000000pt" svg:height="0.00000000000pt" draw:transform="matrix(0.31552669000 0.00000000000 0.00000000000 0.31552669000 95.41859973475pt 839.57365283307pt)" svg:viewBox="0 0 2 0" svg:d="M0 0L2.3808 0" koffice:nodeTypes="cc"/>
          <draw:path draw:style-name="gr88" draw:id="shape1034" draw:name="path382" draw:layer="" svg:width="2.38080000000pt" svg:height="0.00000000000pt" draw:transform="matrix(0.31552669000 0.00000000000 0.00000000000 0.31552669000 95.40042539741pt 839.86848097221pt)" svg:viewBox="0 0 2 0" svg:d="M0 0L2.3808 0" koffice:nodeTypes="cc"/>
          <draw:path draw:style-name="gr83" draw:id="shape1035" draw:name="path384" draw:layer="" svg:width="2.38000000000pt" svg:height="0.00000000000pt" draw:transform="matrix(0.31552669000 0.00000000000 0.00000000000 0.31552669000 95.40093024011pt 839.86848097221pt)" svg:viewBox="0 0 2 0" svg:d="M0 0L2.38 0" koffice:nodeTypes="cc"/>
          <draw:path draw:style-name="gr88" draw:id="shape1036" draw:name="path386" draw:layer="" svg:width="2.38080000000pt" svg:height="0.00000000000pt" draw:transform="matrix(0.31552669000 0.00000000000 0.00000000000 0.31552669000 95.27522440682pt 840.26680186567pt)" svg:viewBox="0 0 2 0" svg:d="M0 0L2.3808 0" koffice:nodeTypes="cc"/>
          <draw:path draw:style-name="gr83" draw:id="shape1037" draw:name="path388" draw:layer="" svg:width="2.38000000000pt" svg:height="0.00000000000pt" draw:transform="matrix(0.31552669000 0.00000000000 0.00000000000 0.31552669000 95.27547682817pt 840.26680186567pt)" svg:viewBox="0 0 2 0" svg:d="M0 0L2.38 0" koffice:nodeTypes="cc"/>
          <draw:path draw:style-name="gr88" draw:id="shape1038" draw:name="path390" draw:layer="" svg:width="2.38080000000pt" svg:height="0.00000000000pt" draw:transform="matrix(0.31552669000 0.00000000000 0.00000000000 0.31552669000 95.25730249082pt 840.61362880331pt)" svg:viewBox="0 0 2 0" svg:d="M0 0L2.3808 0" koffice:nodeTypes="cc"/>
          <draw:path draw:style-name="gr83" draw:id="shape1039" draw:name="path392" draw:layer="" svg:width="2.38080000000pt" svg:height="0.00000000000pt" draw:transform="matrix(0.31552669000 0.00000000000 0.00000000000 0.31552669000 95.25755491218pt 840.61362880331pt)" svg:viewBox="0 0 2 0" svg:d="M0 0L2.3808 0" koffice:nodeTypes="cc"/>
          <draw:path draw:style-name="gr88" draw:id="shape1040" draw:name="path394" draw:layer="" svg:width="2.38080000000pt" svg:height="0.00000000000pt" draw:transform="matrix(0.31552669000 0.00000000000 0.00000000000 0.31552669000 95.04274434162pt 840.99503746619pt)" svg:viewBox="0 0 2 0" svg:d="M0 0L2.3808 0" koffice:nodeTypes="cc"/>
          <draw:path draw:style-name="gr83" draw:id="shape1041" draw:name="path396" draw:layer="" svg:width="2.38000000000pt" svg:height="0.00000000000pt" draw:transform="matrix(0.31552669000 0.00000000000 0.00000000000 0.31552669000 95.04299676298pt 840.99503746619pt)" svg:viewBox="0 0 2 0" svg:d="M0 0L2.38 0" koffice:nodeTypes="cc"/>
          <draw:path draw:style-name="gr88" draw:id="shape1042" draw:name="path398" draw:layer="" svg:width="2.38080000000pt" svg:height="0.00000000000pt" draw:transform="matrix(0.31552669000 0.00000000000 0.00000000000 0.31552669000 94.82793377107pt 841.30728267861pt)" svg:viewBox="0 0 2 0" svg:d="M0 0L2.3808 0" koffice:nodeTypes="cc"/>
          <draw:path draw:style-name="gr83" draw:id="shape1043" draw:name="path400" draw:layer="" svg:width="2.38080000000pt" svg:height="0.00000000000pt" draw:transform="matrix(0.31552669000 0.00000000000 0.00000000000 0.31552669000 94.82843861378pt 841.30728267861pt)" svg:viewBox="0 0 2 0" svg:d="M0 0L2.3808 0" koffice:nodeTypes="cc"/>
          <draw:path draw:style-name="gr88" draw:id="shape1044" draw:name="path402" draw:layer="" svg:width="2.38080000000pt" svg:height="0.00000000000pt" draw:transform="matrix(0.31552669000 0.00000000000 0.00000000000 0.31552669000 94.63129753786pt 841.67102184684pt)" svg:viewBox="0 0 2 0" svg:d="M0 0L2.3808 0" koffice:nodeTypes="cc"/>
          <draw:path draw:style-name="gr83" draw:id="shape1045" draw:name="path404" draw:layer="" svg:width="2.38080000000pt" svg:height="0.00000000000pt" draw:transform="matrix(0.31552669000 0.00000000000 0.00000000000 0.31552669000 94.63154995922pt 841.67102184684pt)" svg:viewBox="0 0 2 0" svg:d="M0 0L2.3808 0" koffice:nodeTypes="cc"/>
          <draw:path draw:style-name="gr88" draw:id="shape1046" draw:name="path406" draw:layer="" svg:width="2.38080000000pt" svg:height="0.00000000000pt" draw:transform="matrix(0.31552669000 0.00000000000 0.00000000000 0.31552669000 94.39881747267pt 842.01759636314pt)" svg:viewBox="0 0 2 0" svg:d="M0 0L2.3808 0" koffice:nodeTypes="cc"/>
          <draw:path draw:style-name="gr83" draw:id="shape1047" draw:name="path408" draw:layer="" svg:width="2.38080000000pt" svg:height="0.00000000000pt" draw:transform="matrix(0.31552669000 0.00000000000 0.00000000000 0.31552669000 94.39906989402pt 842.01759636314pt)" svg:viewBox="0 0 2 0" svg:d="M0 0L2.3808 0" koffice:nodeTypes="cc"/>
          <draw:path draw:style-name="gr88" draw:id="shape1048" draw:name="path410" draw:layer="" svg:width="2.38080000000pt" svg:height="0.00000000000pt" draw:transform="matrix(0.31552669000 0.00000000000 0.00000000000 0.31552669000 94.23777265010pt 842.34700622750pt)" svg:viewBox="0 0 2 0" svg:d="M0 0L2.3808 0" koffice:nodeTypes="cc"/>
          <draw:path draw:style-name="gr83" draw:id="shape1049" draw:name="path412" draw:layer="" svg:width="2.38080000000pt" svg:height="0.00000000000pt" draw:transform="matrix(0.31552669000 0.00000000000 0.00000000000 0.31552669000 94.23802507145pt 842.34700622750pt)" svg:viewBox="0 0 2 0" svg:d="M0 0L2.3808 0" koffice:nodeTypes="cc"/>
          <draw:path draw:style-name="gr88" draw:id="shape1050" draw:name="path414" draw:layer="" svg:width="2.38080000000pt" svg:height="0.00000000000pt" draw:transform="matrix(0.31552669000 0.00000000000 0.00000000000 0.31552669000 93.89801351030pt 842.74583196366pt)" svg:viewBox="0 0 2 0" svg:d="M0 0L2.3808 0" koffice:nodeTypes="cc"/>
          <draw:path draw:style-name="gr83" draw:id="shape1051" draw:name="path416" draw:layer="" svg:width="2.38080000000pt" svg:height="0.00000000000pt" draw:transform="matrix(0.31552669000 0.00000000000 0.00000000000 0.31552669000 93.89826593166pt 842.74583196366pt)" svg:viewBox="0 0 2 0" svg:d="M0 0L2.3808 0" koffice:nodeTypes="cc"/>
          <draw:path draw:style-name="gr88" draw:id="shape1052" draw:name="path418" draw:layer="" svg:width="1.53040000000pt" svg:height="0.00000000000pt" draw:transform="matrix(0.31552669000 0.00000000000 0.00000000000 0.31552669000 93.75489060372pt 843.10957113189pt)" svg:viewBox="0 0 2 0" svg:d="M0 0L1.5304 0" koffice:nodeTypes="cc"/>
          <draw:path draw:style-name="gr83" draw:id="shape1053" draw:name="path420" draw:layer="" svg:width="1.53040000000pt" svg:height="0.00000000000pt" draw:transform="matrix(0.31552669000 0.00000000000 0.00000000000 0.31552669000 93.75489060372pt 843.10957113189pt)" svg:viewBox="0 0 2 0" svg:d="M0 0L1.5304 0" koffice:nodeTypes="cc"/>
          <draw:path draw:style-name="gr83" draw:id="shape1054" draw:name="path422" draw:layer="" svg:width="2.38000000000pt" svg:height="0.00000000000pt" draw:transform="matrix(0.31552669000 0.00000000000 0.00000000000 0.31552669000 95.40093024011pt 839.86848097221pt)" svg:viewBox="0 0 2 0" svg:d="M0 0L2.38 0" koffice:nodeTypes="cc"/>
          <draw:path draw:style-name="gr83" draw:id="shape1055" draw:name="path424" draw:layer="" svg:width="2.38000000000pt" svg:height="0.00000000000pt" draw:transform="matrix(0.31552669000 0.00000000000 0.00000000000 0.31552669000 95.27547682817pt 840.26680186567pt)" svg:viewBox="0 0 2 0" svg:d="M0 0L2.38 0" koffice:nodeTypes="cc"/>
          <draw:path draw:style-name="gr83" draw:id="shape1056" draw:name="path426" draw:layer="" svg:width="2.38080000000pt" svg:height="0.00000000000pt" draw:transform="matrix(0.31552669000 0.00000000000 0.00000000000 0.31552669000 95.25755491218pt 840.61362880331pt)" svg:viewBox="0 0 2 0" svg:d="M0 0L2.3808 0" koffice:nodeTypes="cc"/>
          <draw:path draw:style-name="gr83" draw:id="shape1057" draw:name="path428" draw:layer="" svg:width="2.38000000000pt" svg:height="0.00000000000pt" draw:transform="matrix(0.31552669000 0.00000000000 0.00000000000 0.31552669000 95.04299676298pt 840.99503746619pt)" svg:viewBox="0 0 2 0" svg:d="M0 0L2.38 0" koffice:nodeTypes="cc"/>
          <draw:path draw:style-name="gr83" draw:id="shape1058" draw:name="path430" draw:layer="" svg:width="2.38080000000pt" svg:height="0.00000000000pt" draw:transform="matrix(0.31552669000 0.00000000000 0.00000000000 0.31552669000 94.82843861378pt 841.30728267861pt)" svg:viewBox="0 0 2 0" svg:d="M0 0L2.3808 0" koffice:nodeTypes="cc"/>
          <draw:path draw:style-name="gr83" draw:id="shape1059" draw:name="path432" draw:layer="" svg:width="2.38080000000pt" svg:height="0.00000000000pt" draw:transform="matrix(0.31552669000 0.00000000000 0.00000000000 0.31552669000 94.63154995922pt 841.67102184684pt)" svg:viewBox="0 0 2 0" svg:d="M0 0L2.3808 0" koffice:nodeTypes="cc"/>
          <draw:path draw:style-name="gr83" draw:id="shape1060" draw:name="path434" draw:layer="" svg:width="2.38080000000pt" svg:height="0.00000000000pt" draw:transform="matrix(0.31552669000 0.00000000000 0.00000000000 0.31552669000 94.39906989402pt 842.01759636314pt)" svg:viewBox="0 0 2 0" svg:d="M0 0L2.3808 0" koffice:nodeTypes="cc"/>
          <draw:path draw:style-name="gr83" draw:id="shape1061" draw:name="path436" draw:layer="" svg:width="2.38080000000pt" svg:height="0.00000000000pt" draw:transform="matrix(0.31552669000 0.00000000000 0.00000000000 0.31552669000 94.23802507145pt 842.34700622750pt)" svg:viewBox="0 0 2 0" svg:d="M0 0L2.3808 0" koffice:nodeTypes="cc"/>
          <draw:path draw:style-name="gr83" draw:id="shape1062" draw:name="path438" draw:layer="" svg:width="2.38080000000pt" svg:height="0.00000000000pt" draw:transform="matrix(0.31552669000 0.00000000000 0.00000000000 0.31552669000 93.89826593166pt 842.74583196366pt)" svg:viewBox="0 0 2 0" svg:d="M0 0L2.3808 0" koffice:nodeTypes="cc"/>
          <draw:path draw:style-name="gr83" draw:id="shape1063" draw:name="path440" draw:layer="" svg:width="1.53040000000pt" svg:height="0.00000000000pt" draw:transform="matrix(0.31552669000 0.00000000000 0.00000000000 0.31552669000 93.75489060372pt 843.10957113189pt)" svg:viewBox="0 0 2 0" svg:d="M0 0L1.5304 0" koffice:nodeTypes="cc"/>
          <draw:path draw:style-name="gr85" draw:id="shape1064" draw:name="path442" draw:layer="" svg:width="10.79139845818pt" svg:height="2.21399023695pt" draw:transform="matrix(0.31552669000 0.00000000000 0.00000000000 0.31552669000 91.30387927580pt 837.27764525532pt)" svg:viewBox="0 0 11 2" svg:d="M10.7914 1.98663C7.03711 -1.52254 2.07841 0.307033 0 2.21399C3.03877 1.37478 3.09107 0.99387 5.29071 0.916497C6.84456 0.996251 9.13216 0.765321 10.7906 1.98663" koffice:nodeTypes="cccc"/>
          <draw:path draw:style-name="gr86" draw:id="shape1065" draw:name="path444" draw:layer="" svg:width="10.79139845818pt" svg:height="2.21399023695pt" draw:transform="matrix(0.31552669000 0.00000000000 0.00000000000 0.31552669000 91.30413169715pt 837.27764525532pt)" svg:viewBox="0 0 11 2" svg:d="M10.7914 1.98663C7.03711 -1.52254 2.07841 0.307033 0 2.21399C3.03877 1.37478 3.09027 0.996251 5.2915 0.916497C6.84536 0.99387 9.13216 0.765321 10.7914 1.98425Z" koffice:nodeTypes="ccccc"/>
          <draw:path draw:style-name="gr83" draw:id="shape1066" draw:name="path446" draw:layer="" svg:width="7.72002020571pt" svg:height="3.00979163000pt" draw:transform="matrix(0.31552669000 0.00000000000 0.00000000000 0.31552669000 91.72138419201pt 837.51338975805pt)" svg:viewBox="0 0 8 3" svg:d="M7.72002 0.205134C5.77594 3.95364 2.38851 4.00332 0 0" koffice:nodeTypes="cc"/>
          <draw:path draw:style-name="gr80" draw:id="shape1067" draw:name="path448" draw:layer="" svg:width="4.28104744342pt" svg:height="2.32082671454pt" draw:transform="matrix(0.31552669000 0.00000000000 0.00000000000 0.31552669000 92.34281733653pt 837.52159473533pt)" svg:viewBox="0 0 4 2" svg:d="M4.05815 1.46028C3.53405 2.07818 2.24897 2.44616 1.19041 2.28156C0.131848 2.11696 -0.30194 1.48011 0.222899 0.861344C0.746998 0.243448 2.03208 -0.125393 3.09064 0.0392066C4.1492 0.204668 4.58299 0.840661 4.05815 1.46028" koffice:nodeTypes="ccccc"/>
          <draw:path draw:style-name="gr87" draw:id="shape1068" draw:name="path450" draw:layer="" svg:width="1.01401605836pt" svg:height="0.35936753195pt" draw:transform="matrix(0.31552669000 0.00000000000 0.00000000000 0.31552669000 92.55705917555pt 837.65389771659pt)" svg:viewBox="0 0 1 0" svg:d="M1.00325 0.0836192C1.06044 0.167066 0.884023 0.278328 0.610123 0.331561C0.336224 0.384315 0.0679633 0.359856 0.0107666 0.27641C-0.04643 0.192004 0.129994 0.0807417 0.403893 0.0284675C0.677793 -0.0252452 0.946053 -0.000786778 1.00325 0.0836192" koffice:nodeTypes="ccccc"/>
        </draw:g>
        <draw:g draw:style-name="gr1" draw:id="shape1069" draw:name="Armenia" svg:y="914.64783492063pt">
          <draw:path draw:style-name="gr89" draw:id="shape1070" draw:name="path4" draw:layer="" svg:width="0.13365400000pt" svg:height="0.80000000000pt" draw:transform="matrix(1500.00008285076 0.00000000000 0.00000000000 41.66666513160 -13.22837777778pt 914.64783492063pt)" svg:viewBox="0 0 0 1" svg:d="M0 0L0.133654 0L0.133654 0.8L0 0.8Z" koffice:nodeTypes="ccccc"/>
          <draw:path draw:style-name="gr90" draw:id="shape1071" draw:name="path6" draw:layer="" svg:width="0.13365400000pt" svg:height="0.80000000000pt" draw:transform="matrix(1500.00008285076 0.00000000000 0.00000000000 41.66666513160 -13.22837777778pt 947.98116702591pt)" svg:viewBox="0 0 0 1" svg:d="M0 0L0.133654 0L0.133654 0.8L0 0.8Z" koffice:nodeTypes="ccccc"/>
          <draw:path draw:style-name="gr91" draw:id="shape1072" draw:name="path8" draw:layer="" svg:width="0.13365400000pt" svg:height="0.80000000000pt" draw:transform="matrix(1500.00008285076 0.00000000000 0.00000000000 41.66666513160 -13.22837777778pt 981.31449913120pt)" svg:viewBox="0 0 0 1" svg:d="M0 0L0.133654 0L0.133654 0.8L0 0.8Z" koffice:nodeTypes="ccccc"/>
        </draw:g>
        <draw:g draw:style-name="gr1" draw:id="shape1073" draw:name="Australia" svg:y="1035.59300317460pt">
          <draw:rect draw:style-name="gr92" draw:id="shape1074" draw:name="rect124" draw:layer="" svg:width="96.00000000000pt" svg:height="48.00000000000pt" draw:transform="matrix(2.08333330000 0.00000000000 0.00000000000 2.08333330000 -11.33860952381pt 1035.59300317460pt)"/>
          <draw:g draw:style-name="gr1" draw:id="shape1075" draw:name="g584" svg:y="0.00000000000pt">
            <draw:path draw:style-name="gr74" draw:id="shape1076" draw:name="path146" draw:layer="" svg:width="48.00000000000pt" svg:height="24.00000000000pt" draw:transform="matrix(2.08333330000 0.00000000000 0.00000000000 2.08333330000 -11.33860952381pt 1035.59300317460pt)" svg:viewBox="0 0 48 24" svg:d="M0 0L0 2.68328L42.6334 24L48 24L48 21.3167L5.36656 0ZM48 0L48 2.68324L5.36656 24L0 24L0 21.3166L42.6334 0Z" koffice:nodeTypes="cccccccccccccc"/>
            <draw:path draw:style-name="gr74" draw:id="shape1077" draw:name="path136" draw:layer="" svg:width="48.00000000000pt" svg:height="24.00000000000pt" draw:transform="matrix(2.08333330000 0.00000000000 0.00000000000 2.08333330000 -11.33860952381pt 1035.59300317460pt)" svg:viewBox="0 0 48 24" svg:d="M20 0L20 24L28 24L28 0ZM0 8L0 16L48 16L48 8Z" koffice:nodeTypes="cccccccccc"/>
            <draw:path draw:style-name="gr93" draw:id="shape1078" draw:name="path141" draw:layer="" svg:width="48.00000000000pt" svg:height="24.00000000000pt" draw:transform="matrix(2.08333330000 0.00000000000 0.00000000000 2.08333330000 -11.33860952381pt 1035.59300317460pt)" svg:viewBox="0 0 48 24" svg:d="M0 9.6L0 14.4L48 14.4L48 9.6ZM21.6 0L21.6 24L26.4 24L26.4 0Z" koffice:nodeTypes="cccccccccc"/>
            <draw:path draw:style-name="gr93" draw:id="shape1079" draw:name="path150" draw:layer="" svg:width="48.00000000000pt" svg:height="24.00000000000pt" draw:transform="matrix(2.08333330000 0.00000000000 0.00000000000 2.08333330000 -11.33860952381pt 1035.59300317460pt)" svg:viewBox="0 0 48 24" svg:d="M0 24L16 16L19.5777 16L3.57771 24ZM0 0L16 8L12.4223 8L0 1.78886ZM28.4223 8L44.4223 0L48 0L32 8ZM48 24L32 16L35.5777 16L48 22.2111Z" koffice:nodeTypes="cccccccccccccccccccc"/>
          </draw:g>
          <draw:path draw:style-name="gr15" draw:id="shape1080" draw:name="polygon589" draw:layer="" svg:width="14.07814875429pt" svg:height="13.38095868000pt" draw:transform="matrix(2.08333330000 0.00000000000 0.00000000000 2.08333330000 24.03738991017pt 1095.59300221460pt)" svg:viewBox="0 0 14 13" svg:d="M3.91063 6.34285L1.3942 2.65026L5.64682 4.22035L7.03909 0L7.03909 0L8.43137 4.22035L12.684 2.65026L10.1676 6.34285L14.0781 8.60534L9.54791 8.9896L10.1718 13.381L7.03909 10.1675L3.90638 13.381L4.53028 8.9896L0 8.60534Z" koffice:nodeTypes="cccccccccccccccc"/>
          <draw:g draw:style-name="gr1" draw:id="shape1081" draw:name="g596" svg:y="9.52381651429pt">
            <draw:path draw:style-name="gr15" draw:id="shape1082" draw:name="polygon590" draw:layer="" svg:width="6.38470981120pt" svg:height="6.06844425143pt" draw:transform="matrix(2.08333330000 0.00000000000 0.00000000000 2.08333330000 131.69755485428pt 1111.78350195555pt)" svg:viewBox="0 0 6 6" svg:d="M1.77355 2.87653L0.632313 1.20192L2.56096 1.91401L3.19235 0L3.19235 0L3.82375 1.91401L5.7524 1.20192L4.61116 2.87653L6.38471 3.90266L4.33015 4.07689L4.61307 6.06844L3.19235 4.61111L1.77164 6.06844L2.05456 4.07689L0 3.90266Z" koffice:nodeTypes="cccccccccccccccc"/>
            <draw:path draw:style-name="gr15" draw:id="shape1083" draw:name="polygon592" draw:layer="" svg:width="6.38470981120pt" svg:height="6.06846101098pt" draw:transform="matrix(2.08333330000 0.00000000000 0.00000000000 2.08333330000 131.69755485428pt 1045.11681968889pt)" svg:viewBox="0 0 6 6" svg:d="M1.77355 2.87658L0.632313 1.20193L2.56096 1.914L3.19235 0L3.19235 0L3.82375 1.914L5.7524 1.20193L4.61116 2.87658L6.38471 3.90268L4.33015 4.0769L4.61307 6.06846L3.19235 4.61112L1.77164 6.06846L2.05456 4.0769L0 3.90268Z" koffice:nodeTypes="cccccccccccccccc"/>
            <draw:path draw:style-name="gr15" draw:id="shape1084" draw:name="polygon593" draw:layer="" svg:width="6.38470981120pt" svg:height="6.06844425143pt" draw:transform="matrix(2.08333330000 0.00000000000 0.00000000000 2.08333330000 106.69755525428pt 1072.20016925555pt)" svg:viewBox="0 0 6 6" svg:d="M1.77355 2.87661L0.632313 1.20192L2.56096 1.91401L3.19235 0L3.19235 0L3.82375 1.91401L5.7524 1.20192L4.61116 2.87661L6.38471 3.90266L4.33015 4.07689L4.61307 6.06844L3.19235 4.61111L1.77164 6.06844L2.05456 4.07689L0 3.90266Z" koffice:nodeTypes="cccccccccccccccc"/>
            <draw:path draw:style-name="gr15" draw:id="shape1085" draw:name="polygon594" draw:layer="" svg:width="6.38516823863pt" svg:height="6.06844425143pt" draw:transform="matrix(2.08333330000 0.00000000000 0.00000000000 2.08333330000 153.91988783205pt 1065.53350269555pt)" svg:viewBox="0 0 6 6" svg:d="M1.77331 2.87661L0.632259 1.20192L2.56105 1.91401L3.19216 0L3.19216 0L3.82404 1.91401L5.75253 1.20192L4.61102 2.87661L6.38517 3.90266L4.33061 4.07689L4.61331 6.06844L3.19216 4.61111L1.77178 6.06844L2.05448 4.07689L0 3.90266Z" koffice:nodeTypes="cccccccccccccccc"/>
            <draw:path draw:style-name="gr15" draw:id="shape1086" draw:name="polygon595" draw:layer="" svg:width="3.61790832640pt" svg:height="3.27248100000pt" draw:transform="matrix(2.08333330000 0.00000000000 0.00000000000 2.08333330000 144.69872131293pt 1085.59300237460pt)" svg:viewBox="0 0 4 3" svg:d="M1.80895 0L2.30585 1.15856L3.61791 1.25002L2.61293 2.05748L2.927 3.27248L1.80895 2.61299L0.690912 3.27248L1.00498 2.05748L0 1.25002L1.31205 1.15856Z" koffice:nodeTypes="ccccccccccc"/>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c="http://purl.org/dc/elements/1.1/" xmlns:xlink="http://www.w3.org/1999/xlink" office:version="1.2">
  <office:styles/>
  <office:automatic-styles/>
  <office:master-styles>
    <style:master-page style:name="Default"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KOffice/2.3 Beta 4</meta:generator>
    <dc:title/>
    <meta:initial-creator>Unknown</meta:initial-creator>
    <meta:editing-cycles>0</meta:editing-cycles>
    <dc:date>2010-12-15T07:26:34</dc:date>
    <meta:creation-date>2008-10-27T22:59:39</meta:creation-date>
  </office:meta>
</office:document-meta>
</file>